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2c3bd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4214a" officeooo:paragraph-rsid="0014214a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4214a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4d339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533ee" officeooo:paragraph-rsid="001533ee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533ee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6eaa4" style:font-size-asian="10pt" style:font-name-complex="DejaVu Sans Mono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paragraph-rsid="00182106" style:font-size-asian="10pt" style:font-name-complex="DejaVu Sans Mono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rsid="00182106" officeooo:paragraph-rsid="00182106" style:font-size-asian="10pt" style:font-name-complex="DejaVu Sans Mono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rsid="0019977e" officeooo:paragraph-rsid="0019977e" style:font-size-asian="10pt" style:font-name-complex="DejaVu Sans Mono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19977e" style:font-size-asian="10pt" style:font-name-complex="DejaVu Sans Mono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rsid="0016eaa4" officeooo:paragraph-rsid="0016eaa4" style:font-size-asian="10pt" style:font-name-complex="DejaVu Sans Mono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paragraph-rsid="001aa57c" style:font-size-asian="10pt" style:font-name-complex="DejaVu Sans Mono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rsid="001db6b2" officeooo:paragraph-rsid="001db6b2" style:font-size-asian="10pt" style:font-name-complex="DejaVu Sans Mono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paragraph-rsid="001db6b2" style:font-size-asian="10pt" style:font-name-complex="DejaVu Sans Mono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paragraph-rsid="001f2c8a" style:font-size-asian="10pt" style:font-name-complex="DejaVu Sans Mono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paragraph-rsid="00202988" style:font-size-asian="10pt" style:font-name-complex="DejaVu Sans Mono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rsid="00202988" officeooo:paragraph-rsid="00202988" style:font-size-asian="10pt" style:font-name-complex="DejaVu Sans Mono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22" style:family="paragraph" style:parent-style-name="Texte_20_brut">
      <style:text-properties style:font-name="DejaVu Sans Mono" fo:font-size="10pt" fo:language="pt" fo:country="BR" officeooo:paragraph-rsid="00207f30" style:font-size-asian="10pt" style:font-name-complex="DejaVu Sans Mono" style:font-size-complex="10pt"/>
    </style:style>
    <style:style style:name="P23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24" style:family="paragraph" style:parent-style-name="Texte_20_brut">
      <style:text-properties style:font-name="DejaVu Sans Mono" fo:font-size="10pt" fo:language="pt" fo:country="BR" officeooo:paragraph-rsid="00208d8e" style:font-size-asian="10pt" style:font-name-complex="DejaVu Sans Mono" style:font-size-complex="10pt"/>
    </style:style>
    <style:style style:name="P25" style:family="paragraph" style:parent-style-name="Texte_20_brut">
      <style:text-properties style:font-name="DejaVu Sans Mono" fo:font-size="10pt" fo:language="pt" fo:country="BR" officeooo:paragraph-rsid="0022b55f" style:font-size-asian="10pt" style:font-name-complex="DejaVu Sans Mono" style:font-size-complex="10pt"/>
    </style:style>
    <style:style style:name="P26" style:family="paragraph" style:parent-style-name="Texte_20_brut">
      <style:text-properties style:font-name="DejaVu Sans Mono" fo:font-size="10pt" fo:language="pt" fo:country="BR" officeooo:paragraph-rsid="00233c11" style:font-size-asian="10pt" style:font-name-complex="DejaVu Sans Mono" style:font-size-complex="10pt"/>
    </style:style>
    <style:style style:name="P27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28" style:family="paragraph" style:parent-style-name="Texte_20_brut">
      <style:text-properties style:font-name="DejaVu Sans Mono" fo:font-size="10pt" fo:language="pt" fo:country="BR" officeooo:paragraph-rsid="0023ae32" style:font-size-asian="10pt" style:font-name-complex="DejaVu Sans Mono" style:font-size-complex="10pt"/>
    </style:style>
    <style:style style:name="P29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30" style:family="paragraph" style:parent-style-name="Texte_20_brut">
      <style:text-properties style:font-name="DejaVu Sans Mono" fo:font-size="10pt" fo:language="pt" fo:country="BR" officeooo:paragraph-rsid="0024ac8b" style:font-size-asian="10pt" style:font-name-complex="DejaVu Sans Mono" style:font-size-complex="10pt"/>
    </style:style>
    <style:style style:name="P31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32" style:family="paragraph" style:parent-style-name="Texte_20_brut">
      <style:text-properties officeooo:paragraph-rsid="0012c3bd"/>
    </style:style>
    <style:style style:name="P33" style:family="paragraph" style:parent-style-name="Texte_20_brut">
      <style:text-properties officeooo:paragraph-rsid="001f2c8a"/>
    </style:style>
    <style:style style:name="P34" style:family="paragraph" style:parent-style-name="Texte_20_brut">
      <style:text-properties officeooo:paragraph-rsid="0023ae32"/>
    </style:style>
    <style:style style:name="P35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P36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37" style:family="paragraph" style:parent-style-name="Texte_20_brut">
      <style:text-properties style:font-name="DejaVu Sans Mono" fo:font-size="10pt" fo:language="pt" fo:country="BR" officeooo:rsid="001aa57c" officeooo:paragraph-rsid="001aa57c" style:font-size-asian="10pt" style:font-name-complex="DejaVu Sans Mono" style:font-size-complex="10pt"/>
    </style:style>
    <style:style style:name="P38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39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40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41" style:family="paragraph" style:parent-style-name="Texte_20_brut">
      <style:text-properties style:font-name="DejaVu Sans Mono" fo:font-size="10pt" fo:language="pt" fo:country="BR" officeooo:rsid="0022b55f" officeooo:paragraph-rsid="0022b55f" style:font-size-asian="10pt" style:font-name-complex="DejaVu Sans Mono" style:font-size-complex="10pt"/>
    </style:style>
    <style:style style:name="P42" style:family="paragraph" style:parent-style-name="Texte_20_brut">
      <style:text-properties style:font-name="DejaVu Sans Mono" fo:font-size="10pt" fo:language="pt" fo:country="BR" officeooo:rsid="0022b55f" officeooo:paragraph-rsid="00233c11" style:font-size-asian="10pt" style:font-name-complex="DejaVu Sans Mono" style:font-size-complex="10pt"/>
    </style:style>
    <style:style style:name="P43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44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45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46" style:family="paragraph" style:parent-style-name="Texte_20_brut">
      <style:text-properties style:font-name="DejaVu Sans Mono" fo:font-size="10pt" fo:language="pt" fo:country="BR" officeooo:paragraph-rsid="0029d6ce" style:font-size-asian="10pt" style:font-name-complex="DejaVu Sans Mono" style:font-size-complex="10pt"/>
    </style:style>
    <style:style style:name="P47" style:family="paragraph" style:parent-style-name="Texte_20_brut">
      <style:text-properties style:font-name="DejaVu Sans Mono" fo:font-size="10pt" fo:language="pt" fo:country="BR" officeooo:rsid="0029d6ce" officeooo:paragraph-rsid="0029d6ce" style:font-size-asian="10pt" style:font-name-complex="DejaVu Sans Mono" style:font-size-complex="10pt"/>
    </style:style>
    <style:style style:name="P48" style:family="paragraph" style:parent-style-name="Texte_20_brut">
      <style:text-properties style:font-name="DejaVu Sans Mono" fo:font-size="10pt" fo:language="pt" fo:country="BR" officeooo:rsid="002a69e8" officeooo:paragraph-rsid="002a69e8" style:font-size-asian="10pt" style:font-name-complex="DejaVu Sans Mono" style:font-size-complex="10pt"/>
    </style:style>
    <style:style style:name="P49" style:family="paragraph" style:parent-style-name="Texte_20_brut">
      <style:text-properties style:font-name="DejaVu Sans Mono" fo:font-size="10pt" fo:language="pt" fo:country="BR" officeooo:paragraph-rsid="002a69e8" style:font-size-asian="10pt" style:font-name-complex="DejaVu Sans Mono" style:font-size-complex="10pt"/>
    </style:style>
    <style:style style:name="P50" style:family="paragraph" style:parent-style-name="Texte_20_brut">
      <style:text-properties style:font-name="DejaVu Sans Mono" fo:font-size="10pt" fo:language="pt" fo:country="BR" officeooo:paragraph-rsid="002c07a0" style:font-size-asian="10pt" style:font-name-complex="DejaVu Sans Mono" style:font-size-complex="10pt"/>
    </style:style>
    <style:style style:name="P51" style:family="paragraph" style:parent-style-name="Texte_20_brut">
      <style:text-properties style:font-name="DejaVu Sans Mono" fo:font-size="10pt" fo:language="pt" fo:country="BR" officeooo:rsid="002df381" officeooo:paragraph-rsid="002df381" style:font-size-asian="10pt" style:font-name-complex="DejaVu Sans Mono" style:font-size-complex="10pt"/>
    </style:style>
    <style:style style:name="P52" style:family="paragraph" style:parent-style-name="Texte_20_brut">
      <style:text-properties style:font-name="DejaVu Sans Mono" fo:font-size="10pt" fo:language="pt" fo:country="BR" officeooo:paragraph-rsid="002df381" style:font-size-asian="10pt" style:font-name-complex="DejaVu Sans Mono" style:font-size-complex="10pt"/>
    </style:style>
    <style:style style:name="P53" style:family="paragraph" style:parent-style-name="Texte_20_brut">
      <style:text-properties style:font-name="DejaVu Sans Mono" fo:font-size="10pt" fo:language="pt" fo:country="BR" officeooo:paragraph-rsid="002efafb" style:font-size-asian="10pt" style:font-name-complex="DejaVu Sans Mono" style:font-size-complex="10pt"/>
    </style:style>
    <style:style style:name="P54" style:family="paragraph" style:parent-style-name="Texte_20_brut">
      <style:text-properties style:font-name="DejaVu Sans Mono" fo:font-size="10pt" fo:language="pt" fo:country="BR" officeooo:rsid="002efafb" officeooo:paragraph-rsid="002efafb" style:font-size-asian="10pt" style:font-name-complex="DejaVu Sans Mono" style:font-size-complex="10pt"/>
    </style:style>
    <style:style style:name="P55" style:family="paragraph" style:parent-style-name="Texte_20_brut">
      <style:text-properties style:font-name="DejaVu Sans Mono" fo:font-size="10pt" fo:language="pt" fo:country="BR" officeooo:rsid="003066c4" officeooo:paragraph-rsid="003066c4" style:font-size-asian="10pt" style:font-name-complex="DejaVu Sans Mono" style:font-size-complex="10pt"/>
    </style:style>
    <style:style style:name="P56" style:family="paragraph" style:parent-style-name="Texte_20_brut">
      <style:text-properties style:font-name="DejaVu Sans Mono" fo:font-size="10pt" fo:language="pt" fo:country="BR" officeooo:paragraph-rsid="003066c4" style:font-size-asian="10pt" style:font-name-complex="DejaVu Sans Mono" style:font-size-complex="10pt"/>
    </style:style>
    <style:style style:name="P57" style:family="paragraph" style:parent-style-name="Texte_20_brut">
      <style:text-properties style:font-name="DejaVu Sans Mono" fo:font-size="10pt" fo:language="pt" fo:country="BR" officeooo:paragraph-rsid="00322600" style:font-size-asian="10pt" style:font-name-complex="DejaVu Sans Mono" style:font-size-complex="10pt"/>
    </style:style>
    <style:style style:name="P58" style:family="paragraph" style:parent-style-name="Texte_20_brut">
      <style:text-properties style:font-name="DejaVu Sans Mono" fo:font-size="10pt" fo:language="pt" fo:country="BR" officeooo:rsid="003306aa" officeooo:paragraph-rsid="003306aa" style:font-size-asian="10pt" style:font-name-complex="DejaVu Sans Mono" style:font-size-complex="10pt"/>
    </style:style>
    <style:style style:name="P59" style:family="paragraph" style:parent-style-name="Texte_20_brut">
      <style:text-properties style:font-name="DejaVu Sans Mono" fo:font-size="10pt" fo:language="pt" fo:country="BR" officeooo:paragraph-rsid="0034012d" style:font-size-asian="10pt" style:font-name-complex="DejaVu Sans Mono" style:font-size-complex="10pt"/>
    </style:style>
    <style:style style:name="P60" style:family="paragraph" style:parent-style-name="Texte_20_brut">
      <style:text-properties style:font-name="DejaVu Sans Mono" fo:font-size="10pt" fo:language="pt" fo:country="BR" officeooo:rsid="00346934" officeooo:paragraph-rsid="00346934" style:font-size-asian="10pt" style:font-name-complex="DejaVu Sans Mono" style:font-size-complex="10pt"/>
    </style:style>
    <style:style style:name="P61" style:family="paragraph" style:parent-style-name="Texte_20_brut">
      <style:text-properties style:font-name="DejaVu Sans Mono" fo:font-size="10pt" fo:language="pt" fo:country="BR" officeooo:paragraph-rsid="00346934" style:font-size-asian="10pt" style:font-name-complex="DejaVu Sans Mono" style:font-size-complex="10pt"/>
    </style:style>
    <style:style style:name="P62" style:family="paragraph" style:parent-style-name="Texte_20_brut">
      <style:text-properties style:font-name="DejaVu Sans Mono" fo:font-size="10pt" fo:language="pt" fo:country="BR" officeooo:paragraph-rsid="00348208" style:font-size-asian="10pt" style:font-name-complex="DejaVu Sans Mono" style:font-size-complex="10pt"/>
    </style:style>
    <style:style style:name="P63" style:family="paragraph" style:parent-style-name="Texte_20_brut">
      <style:text-properties style:font-name="DejaVu Sans Mono" fo:font-size="10pt" fo:language="pt" fo:country="BR" officeooo:rsid="00348208" officeooo:paragraph-rsid="00348208" style:font-size-asian="10pt" style:font-name-complex="DejaVu Sans Mono" style:font-size-complex="10pt"/>
    </style:style>
    <style:style style:name="P64" style:family="paragraph" style:parent-style-name="Texte_20_brut">
      <style:text-properties style:font-name="DejaVu Sans Mono" fo:font-size="10pt" fo:language="pt" fo:country="BR" officeooo:rsid="0035e285" officeooo:paragraph-rsid="0035e285" style:font-size-asian="10pt" style:font-name-complex="DejaVu Sans Mono" style:font-size-complex="10pt"/>
    </style:style>
    <style:style style:name="P65" style:family="paragraph" style:parent-style-name="Texte_20_brut">
      <style:text-properties style:font-name="DejaVu Sans Mono" fo:font-size="10pt" fo:language="pt" fo:country="BR" officeooo:paragraph-rsid="0035e285" style:font-size-asian="10pt" style:font-name-complex="DejaVu Sans Mono" style:font-size-complex="10pt"/>
    </style:style>
    <style:style style:name="P66" style:family="paragraph" style:parent-style-name="Texte_20_brut">
      <style:text-properties style:font-name="DejaVu Sans Mono" fo:font-size="10pt" fo:language="pt" fo:country="BR" officeooo:rsid="0036fcc6" officeooo:paragraph-rsid="0036fcc6" style:font-size-asian="10pt" style:font-name-complex="DejaVu Sans Mono" style:font-size-complex="10pt"/>
    </style:style>
    <style:style style:name="P67" style:family="paragraph" style:parent-style-name="Texte_20_brut">
      <style:text-properties style:font-name="DejaVu Sans Mono" fo:font-size="10pt" fo:language="pt" fo:country="BR" officeooo:rsid="00376a5d" officeooo:paragraph-rsid="00376a5d" style:font-size-asian="10pt" style:font-name-complex="DejaVu Sans Mono" style:font-size-complex="10pt"/>
    </style:style>
    <style:style style:name="P68" style:family="paragraph" style:parent-style-name="Texte_20_brut">
      <style:text-properties style:font-name="DejaVu Sans Mono" fo:font-size="10pt" fo:language="pt" fo:country="BR" officeooo:rsid="0038f0e5" officeooo:paragraph-rsid="0038f0e5" style:font-size-asian="10pt" style:font-name-complex="DejaVu Sans Mono" style:font-size-complex="10pt"/>
    </style:style>
    <style:style style:name="P69" style:family="paragraph" style:parent-style-name="Texte_20_brut">
      <style:text-properties style:font-name="DejaVu Sans Mono" fo:font-size="10pt" fo:language="pt" fo:country="BR" officeooo:rsid="00394291" officeooo:paragraph-rsid="00394291" style:font-size-asian="10pt" style:font-name-complex="DejaVu Sans Mono" style:font-size-complex="10pt"/>
    </style:style>
    <style:style style:name="P70" style:family="paragraph" style:parent-style-name="Texte_20_brut">
      <style:text-properties style:font-name="DejaVu Sans Mono" fo:font-size="10pt" fo:language="pt" fo:country="BR" officeooo:paragraph-rsid="00394291" style:font-size-asian="10pt" style:font-name-complex="DejaVu Sans Mono" style:font-size-complex="10pt"/>
    </style:style>
    <style:style style:name="P71" style:family="paragraph" style:parent-style-name="Texte_20_brut">
      <style:text-properties style:font-name="DejaVu Sans Mono" fo:font-size="10pt" fo:language="pt" fo:country="BR" officeooo:rsid="003a6abf" officeooo:paragraph-rsid="003a6abf" style:font-size-asian="10pt" style:font-name-complex="DejaVu Sans Mono" style:font-size-complex="10pt"/>
    </style:style>
    <style:style style:name="P72" style:family="paragraph" style:parent-style-name="Texte_20_brut">
      <style:text-properties style:font-name="DejaVu Sans Mono" fo:font-size="10pt" fo:language="pt" fo:country="BR" officeooo:paragraph-rsid="003a6abf" style:font-size-asian="10pt" style:font-name-complex="DejaVu Sans Mono" style:font-size-complex="10pt"/>
    </style:style>
    <style:style style:name="P73" style:family="paragraph" style:parent-style-name="Texte_20_brut">
      <style:text-properties style:font-name="DejaVu Sans Mono" fo:font-size="10pt" fo:language="pt" fo:country="BR" officeooo:paragraph-rsid="003b8b3c" style:font-size-asian="10pt" style:font-name-complex="DejaVu Sans Mono" style:font-size-complex="10pt"/>
    </style:style>
    <style:style style:name="P74" style:family="paragraph" style:parent-style-name="Texte_20_brut">
      <style:text-properties style:font-name="DejaVu Sans Mono" fo:font-size="10pt" fo:language="pt" fo:country="BR" officeooo:rsid="003c05b8" officeooo:paragraph-rsid="003c05b8" style:font-size-asian="10pt" style:font-name-complex="DejaVu Sans Mono" style:font-size-complex="10pt"/>
    </style:style>
    <style:style style:name="P75" style:family="paragraph" style:parent-style-name="Texte_20_brut">
      <style:text-properties style:font-name="DejaVu Sans Mono" fo:font-size="10pt" fo:language="pt" fo:country="BR" officeooo:paragraph-rsid="003c05b8" style:font-size-asian="10pt" style:font-name-complex="DejaVu Sans Mono" style:font-size-complex="10pt"/>
    </style:style>
    <style:style style:name="P76" style:family="paragraph" style:parent-style-name="Texte_20_brut">
      <style:text-properties style:font-name="DejaVu Sans Mono" fo:font-size="10pt" fo:language="pt" fo:country="BR" officeooo:paragraph-rsid="003dd8fa" style:font-size-asian="10pt" style:font-name-complex="DejaVu Sans Mono" style:font-size-complex="10pt"/>
    </style:style>
    <style:style style:name="P77" style:family="paragraph" style:parent-style-name="Texte_20_brut">
      <style:text-properties style:font-name="DejaVu Sans Mono" fo:font-size="10pt" fo:language="pt" fo:country="BR" officeooo:rsid="003dd8fa" officeooo:paragraph-rsid="003dd8fa" style:font-size-asian="10pt" style:font-name-complex="DejaVu Sans Mono" style:font-size-complex="10pt"/>
    </style:style>
    <style:style style:name="P78" style:family="paragraph" style:parent-style-name="Texte_20_brut">
      <style:text-properties style:font-name="DejaVu Sans Mono" fo:font-size="10pt" fo:language="pt" fo:country="BR" officeooo:rsid="003f3d4e" style:font-size-asian="10pt" style:font-name-complex="DejaVu Sans Mono" style:font-size-complex="10pt"/>
    </style:style>
    <style:style style:name="P79" style:family="paragraph" style:parent-style-name="Texte_20_brut">
      <style:text-properties style:font-name="DejaVu Sans Mono" fo:font-size="10pt" fo:language="pt" fo:country="BR" officeooo:rsid="003f3d4e" officeooo:paragraph-rsid="003f3d4e" style:font-size-asian="10pt" style:font-name-complex="DejaVu Sans Mono" style:font-size-complex="10pt"/>
    </style:style>
    <style:style style:name="P80" style:family="paragraph" style:parent-style-name="Texte_20_brut">
      <style:text-properties style:font-name="DejaVu Sans Mono" fo:font-size="10pt" fo:language="pt" fo:country="BR" officeooo:paragraph-rsid="003f3d4e" style:font-size-asian="10pt" style:font-name-complex="DejaVu Sans Mono" style:font-size-complex="10pt"/>
    </style:style>
    <style:style style:name="P81" style:family="paragraph" style:parent-style-name="Texte_20_brut">
      <style:text-properties style:font-name="DejaVu Sans Mono" fo:font-size="10pt" fo:language="pt" fo:country="BR" officeooo:paragraph-rsid="003fff80" style:font-size-asian="10pt" style:font-name-complex="DejaVu Sans Mono" style:font-size-complex="10pt"/>
    </style:style>
    <style:style style:name="P82" style:family="paragraph" style:parent-style-name="Texte_20_brut">
      <style:text-properties style:font-name="DejaVu Sans Mono" fo:font-size="10pt" fo:language="pt" fo:country="BR" officeooo:rsid="003fff80" officeooo:paragraph-rsid="003fff80" style:font-size-asian="10pt" style:font-name-complex="DejaVu Sans Mono" style:font-size-complex="10pt"/>
    </style:style>
    <style:style style:name="P83" style:family="paragraph" style:parent-style-name="Texte_20_brut">
      <style:text-properties style:font-name="DejaVu Sans Mono" fo:font-size="10pt" fo:language="pt" fo:country="BR" officeooo:paragraph-rsid="00436b81" style:font-size-asian="10pt" style:font-name-complex="DejaVu Sans Mono" style:font-size-complex="10pt"/>
    </style:style>
    <style:style style:name="P84" style:family="paragraph" style:parent-style-name="Texte_20_brut">
      <style:text-properties style:font-name="DejaVu Sans Mono" fo:font-size="10pt" fo:language="pt" fo:country="BR" officeooo:rsid="00436b81" officeooo:paragraph-rsid="00436b81" style:font-size-asian="10pt" style:font-name-complex="DejaVu Sans Mono" style:font-size-complex="10pt"/>
    </style:style>
    <style:style style:name="P85" style:family="paragraph" style:parent-style-name="Texte_20_brut">
      <style:text-properties style:font-name="DejaVu Sans Mono" fo:font-size="10pt" fo:language="pt" fo:country="BR" officeooo:rsid="0043b331" officeooo:paragraph-rsid="0043b331" style:font-size-asian="10pt" style:font-name-complex="DejaVu Sans Mono" style:font-size-complex="10pt"/>
    </style:style>
    <style:style style:name="P86" style:family="paragraph" style:parent-style-name="Texte_20_brut">
      <style:text-properties style:font-name="DejaVu Sans Mono" fo:font-size="10pt" fo:language="pt" fo:country="BR" officeooo:paragraph-rsid="0043b331" style:font-size-asian="10pt" style:font-name-complex="DejaVu Sans Mono" style:font-size-complex="10pt"/>
    </style:style>
    <style:style style:name="P87" style:family="paragraph" style:parent-style-name="Texte_20_brut">
      <style:text-properties style:font-name="DejaVu Sans Mono" fo:font-size="10pt" fo:language="pt" fo:country="BR" officeooo:paragraph-rsid="00457d70" style:font-size-asian="10pt" style:font-name-complex="DejaVu Sans Mono" style:font-size-complex="10pt"/>
    </style:style>
    <style:style style:name="P88" style:family="paragraph" style:parent-style-name="Texte_20_brut">
      <style:text-properties style:font-name="DejaVu Sans Mono" fo:font-size="10pt" fo:language="pt" fo:country="BR" officeooo:rsid="00457d70" officeooo:paragraph-rsid="00457d70" style:font-size-asian="10pt" style:font-name-complex="DejaVu Sans Mono" style:font-size-complex="10pt"/>
    </style:style>
    <style:style style:name="P89" style:family="paragraph" style:parent-style-name="Texte_20_brut">
      <style:text-properties style:font-name="DejaVu Sans Mono" fo:font-size="10pt" fo:language="pt" fo:country="BR" officeooo:paragraph-rsid="0045d3c1" style:font-size-asian="10pt" style:font-name-complex="DejaVu Sans Mono" style:font-size-complex="10pt"/>
    </style:style>
    <style:style style:name="P90" style:family="paragraph" style:parent-style-name="Texte_20_brut">
      <style:text-properties style:font-name="DejaVu Sans Mono" fo:font-size="10pt" fo:language="pt" fo:country="BR" officeooo:rsid="0045d3c1" officeooo:paragraph-rsid="0045d3c1" style:font-size-asian="10pt" style:font-name-complex="DejaVu Sans Mono" style:font-size-complex="10pt"/>
    </style:style>
    <style:style style:name="P91" style:family="paragraph" style:parent-style-name="Texte_20_brut">
      <style:text-properties style:font-name="DejaVu Sans Mono" fo:font-size="10pt" fo:language="pt" fo:country="BR" officeooo:paragraph-rsid="00476ca1" style:font-size-asian="10pt" style:font-name-complex="DejaVu Sans Mono" style:font-size-complex="10pt"/>
    </style:style>
    <style:style style:name="P92" style:family="paragraph" style:parent-style-name="Texte_20_brut">
      <style:text-properties style:font-name="DejaVu Sans Mono" fo:font-size="10pt" fo:language="pt" fo:country="BR" officeooo:rsid="00490245" officeooo:paragraph-rsid="00490245" style:font-size-asian="10pt" style:font-name-complex="DejaVu Sans Mono" style:font-size-complex="10pt"/>
    </style:style>
    <style:style style:name="P93" style:family="paragraph" style:parent-style-name="Texte_20_brut">
      <style:text-properties style:font-name="DejaVu Sans Mono" fo:font-size="10pt" fo:language="pt" fo:country="BR" officeooo:paragraph-rsid="00490245" style:font-size-asian="10pt" style:font-name-complex="DejaVu Sans Mono" style:font-size-complex="10pt"/>
    </style:style>
    <style:style style:name="P94" style:family="paragraph" style:parent-style-name="Texte_20_brut">
      <style:text-properties style:font-name="DejaVu Sans Mono" fo:font-size="10pt" fo:language="pt" fo:country="BR" officeooo:paragraph-rsid="0049ca23" style:font-size-asian="10pt" style:font-name-complex="DejaVu Sans Mono" style:font-size-complex="10pt"/>
    </style:style>
    <style:style style:name="P95" style:family="paragraph" style:parent-style-name="Texte_20_brut">
      <style:text-properties style:font-name="DejaVu Sans Mono" fo:font-size="10pt" fo:language="pt" fo:country="BR" officeooo:rsid="0049ca23" officeooo:paragraph-rsid="0049ca23" style:font-size-asian="10pt" style:font-name-complex="DejaVu Sans Mono" style:font-size-complex="10pt"/>
    </style:style>
    <style:style style:name="P96" style:family="paragraph" style:parent-style-name="Texte_20_brut">
      <style:text-properties style:font-name="DejaVu Sans Mono" fo:font-size="10pt" fo:language="pt" fo:country="BR" officeooo:paragraph-rsid="004a905c" style:font-size-asian="10pt" style:font-name-complex="DejaVu Sans Mono" style:font-size-complex="10pt"/>
    </style:style>
    <style:style style:name="P97" style:family="paragraph" style:parent-style-name="Texte_20_brut">
      <style:text-properties style:font-name="DejaVu Sans Mono" fo:font-size="10pt" fo:language="pt" fo:country="BR" officeooo:paragraph-rsid="004c209d" style:font-size-asian="10pt" style:font-name-complex="DejaVu Sans Mono" style:font-size-complex="10pt"/>
    </style:style>
    <style:style style:name="P98" style:family="paragraph" style:parent-style-name="Texte_20_brut">
      <style:text-properties style:font-name="DejaVu Sans Mono" fo:font-size="10pt" fo:language="pt" fo:country="BR" officeooo:rsid="004c209d" officeooo:paragraph-rsid="004c209d" style:font-size-asian="10pt" style:font-name-complex="DejaVu Sans Mono" style:font-size-complex="10pt"/>
    </style:style>
    <style:style style:name="P99" style:family="paragraph" style:parent-style-name="Texte_20_brut">
      <style:text-properties style:font-name="DejaVu Sans Mono" fo:font-size="10pt" fo:language="pt" fo:country="BR" officeooo:rsid="004d27ae" officeooo:paragraph-rsid="004d27ae" style:font-size-asian="10pt" style:font-name-complex="DejaVu Sans Mono" style:font-size-complex="10pt"/>
    </style:style>
    <style:style style:name="P100" style:family="paragraph" style:parent-style-name="Texte_20_brut">
      <style:text-properties style:font-name="DejaVu Sans Mono" fo:font-size="10pt" fo:language="pt" fo:country="BR" officeooo:paragraph-rsid="004d27ae" style:font-size-asian="10pt" style:font-name-complex="DejaVu Sans Mono" style:font-size-complex="10pt"/>
    </style:style>
    <style:style style:name="P101" style:family="paragraph" style:parent-style-name="Texte_20_brut">
      <style:text-properties style:font-name="DejaVu Sans Mono" fo:font-size="10pt" fo:language="pt" fo:country="BR" officeooo:paragraph-rsid="004f1045" style:font-size-asian="10pt" style:font-name-complex="DejaVu Sans Mono" style:font-size-complex="10pt"/>
    </style:style>
    <style:style style:name="P102" style:family="paragraph" style:parent-style-name="Texte_20_brut">
      <style:text-properties style:font-name="DejaVu Sans Mono" fo:font-size="10pt" fo:language="pt" fo:country="BR" officeooo:rsid="004f3b4b" officeooo:paragraph-rsid="004f3b4b" style:font-size-asian="10pt" style:font-name-complex="DejaVu Sans Mono" style:font-size-complex="10pt"/>
    </style:style>
    <style:style style:name="P103" style:family="paragraph" style:parent-style-name="Texte_20_brut">
      <style:text-properties style:font-name="DejaVu Sans Mono" fo:font-size="10pt" fo:language="pt" fo:country="BR" officeooo:paragraph-rsid="004f3b4b" style:font-size-asian="10pt" style:font-name-complex="DejaVu Sans Mono" style:font-size-complex="10pt"/>
    </style:style>
    <style:style style:name="P104" style:family="paragraph" style:parent-style-name="Texte_20_brut">
      <style:text-properties style:font-name="DejaVu Sans Mono" fo:font-size="10pt" fo:language="pt" fo:country="BR" officeooo:paragraph-rsid="004f523d" style:font-size-asian="10pt" style:font-name-complex="DejaVu Sans Mono" style:font-size-complex="10pt"/>
    </style:style>
    <style:style style:name="P105" style:family="paragraph" style:parent-style-name="Texte_20_brut">
      <style:text-properties style:font-name="DejaVu Sans Mono" fo:font-size="10pt" fo:language="pt" fo:country="BR" officeooo:rsid="004f523d" officeooo:paragraph-rsid="004f523d" style:font-size-asian="10pt" style:font-name-complex="DejaVu Sans Mono" style:font-size-complex="10pt"/>
    </style:style>
    <style:style style:name="P106" style:family="paragraph" style:parent-style-name="Texte_20_brut">
      <style:text-properties style:font-name="DejaVu Sans Mono" fo:font-size="10pt" fo:language="pt" fo:country="BR" officeooo:rsid="00502d46" officeooo:paragraph-rsid="00502d46" style:font-size-asian="10pt" style:font-name-complex="DejaVu Sans Mono" style:font-size-complex="10pt"/>
    </style:style>
    <style:style style:name="P107" style:family="paragraph" style:parent-style-name="Texte_20_brut">
      <style:text-properties style:font-name="DejaVu Sans Mono" fo:font-size="10pt" fo:language="pt" fo:country="BR" officeooo:paragraph-rsid="00502d46" style:font-size-asian="10pt" style:font-name-complex="DejaVu Sans Mono" style:font-size-complex="10pt"/>
    </style:style>
    <style:style style:name="P108" style:family="paragraph" style:parent-style-name="Texte_20_brut">
      <style:text-properties style:font-name="DejaVu Sans Mono" fo:font-size="10pt" fo:language="pt" fo:country="BR" officeooo:paragraph-rsid="00521be2" style:font-size-asian="10pt" style:font-name-complex="DejaVu Sans Mono" style:font-size-complex="10pt"/>
    </style:style>
    <style:style style:name="P109" style:family="paragraph" style:parent-style-name="Texte_20_brut">
      <style:text-properties style:font-name="DejaVu Sans Mono" fo:font-size="10pt" fo:language="pt" fo:country="BR" officeooo:rsid="00521be2" officeooo:paragraph-rsid="00521be2" style:font-size-asian="10pt" style:font-name-complex="DejaVu Sans Mono" style:font-size-complex="10pt"/>
    </style:style>
    <style:style style:name="P110" style:family="paragraph" style:parent-style-name="Texte_20_brut">
      <style:text-properties style:font-name="DejaVu Sans Mono" fo:font-size="10pt" fo:language="pt" fo:country="BR" officeooo:rsid="00536837" officeooo:paragraph-rsid="00536837" style:font-size-asian="10pt" style:font-name-complex="DejaVu Sans Mono" style:font-size-complex="10pt"/>
    </style:style>
    <style:style style:name="P111" style:family="paragraph" style:parent-style-name="Texte_20_brut">
      <style:text-properties style:font-name="DejaVu Sans Mono" fo:font-size="10pt" fo:language="pt" fo:country="BR" officeooo:paragraph-rsid="00536837" style:font-size-asian="10pt" style:font-name-complex="DejaVu Sans Mono" style:font-size-complex="10pt"/>
    </style:style>
    <style:style style:name="P112" style:family="paragraph" style:parent-style-name="Texte_20_brut">
      <style:text-properties officeooo:paragraph-rsid="00394291"/>
    </style:style>
    <style:style style:name="P113" style:family="paragraph" style:parent-style-name="Texte_20_brut">
      <style:text-properties officeooo:paragraph-rsid="00457d70"/>
    </style:style>
    <style:style style:name="P114" style:family="paragraph" style:parent-style-name="Texte_20_brut">
      <style:text-properties officeooo:paragraph-rsid="004c209d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officeooo:rsid="001f2c8a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4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5" style:family="text">
      <style:text-properties officeooo:rsid="0012c3bd"/>
    </style:style>
    <style:style style:name="T6" style:family="text">
      <style:text-properties officeooo:rsid="0014214a"/>
    </style:style>
    <style:style style:name="T7" style:family="text">
      <style:text-properties officeooo:rsid="0014d339"/>
    </style:style>
    <style:style style:name="T8" style:family="text">
      <style:text-properties officeooo:rsid="001533ee"/>
    </style:style>
    <style:style style:name="T9" style:family="text">
      <style:text-properties officeooo:rsid="0016eaa4"/>
    </style:style>
    <style:style style:name="T10" style:family="text">
      <style:text-properties officeooo:rsid="00182106"/>
    </style:style>
    <style:style style:name="T11" style:family="text">
      <style:text-properties officeooo:rsid="0019977e"/>
    </style:style>
    <style:style style:name="T12" style:family="text">
      <style:text-properties officeooo:rsid="001aa57c"/>
    </style:style>
    <style:style style:name="T13" style:family="text">
      <style:text-properties officeooo:rsid="001db6b2"/>
    </style:style>
    <style:style style:name="T14" style:family="text">
      <style:text-properties officeooo:rsid="001f2c8a"/>
    </style:style>
    <style:style style:name="T15" style:family="text">
      <style:text-properties officeooo:rsid="00202988"/>
    </style:style>
    <style:style style:name="T16" style:family="text">
      <style:text-properties officeooo:rsid="00207f30"/>
    </style:style>
    <style:style style:name="T17" style:family="text">
      <style:text-properties officeooo:rsid="00208d8e"/>
    </style:style>
    <style:style style:name="T18" style:family="text">
      <style:text-properties officeooo:rsid="00225e4a"/>
    </style:style>
    <style:style style:name="T19" style:family="text">
      <style:text-properties officeooo:rsid="0022b55f"/>
    </style:style>
    <style:style style:name="T20" style:family="text">
      <style:text-properties officeooo:rsid="00233c11"/>
    </style:style>
    <style:style style:name="T21" style:family="text">
      <style:text-properties officeooo:rsid="0023ae32"/>
    </style:style>
    <style:style style:name="T22" style:family="text">
      <style:text-properties officeooo:rsid="0024ac8b"/>
    </style:style>
    <style:style style:name="T23" style:family="text">
      <style:text-properties officeooo:rsid="00255be7"/>
    </style:style>
    <style:style style:name="T24" style:family="text">
      <style:text-properties officeooo:rsid="002724cd"/>
    </style:style>
    <style:style style:name="T25" style:family="text">
      <style:text-properties officeooo:rsid="00284475"/>
    </style:style>
    <style:style style:name="T26" style:family="text">
      <style:text-properties officeooo:rsid="0028ab65"/>
    </style:style>
    <style:style style:name="T27" style:family="text">
      <style:text-properties officeooo:rsid="0029d6ce"/>
    </style:style>
    <style:style style:name="T28" style:family="text">
      <style:text-properties officeooo:rsid="002a69e8"/>
    </style:style>
    <style:style style:name="T29" style:family="text">
      <style:text-properties officeooo:rsid="002c07a0"/>
    </style:style>
    <style:style style:name="T30" style:family="text">
      <style:text-properties officeooo:rsid="002df381"/>
    </style:style>
    <style:style style:name="T31" style:family="text">
      <style:text-properties officeooo:rsid="002efafb"/>
    </style:style>
    <style:style style:name="T32" style:family="text">
      <style:text-properties officeooo:rsid="003066c4"/>
    </style:style>
    <style:style style:name="T33" style:family="text">
      <style:text-properties officeooo:rsid="00322600"/>
    </style:style>
    <style:style style:name="T34" style:family="text">
      <style:text-properties officeooo:rsid="003306aa"/>
    </style:style>
    <style:style style:name="T35" style:family="text">
      <style:text-properties officeooo:rsid="0034012d"/>
    </style:style>
    <style:style style:name="T36" style:family="text">
      <style:text-properties officeooo:rsid="00346934"/>
    </style:style>
    <style:style style:name="T37" style:family="text">
      <style:text-properties officeooo:rsid="00348208"/>
    </style:style>
    <style:style style:name="T38" style:family="text">
      <style:text-properties officeooo:rsid="0035e285"/>
    </style:style>
    <style:style style:name="T39" style:family="text">
      <style:text-properties officeooo:rsid="0036fcc6"/>
    </style:style>
    <style:style style:name="T40" style:family="text">
      <style:text-properties officeooo:rsid="00376a5d"/>
    </style:style>
    <style:style style:name="T41" style:family="text">
      <style:text-properties officeooo:rsid="0038f0e5"/>
    </style:style>
    <style:style style:name="T42" style:family="text">
      <style:text-properties officeooo:rsid="00394291"/>
    </style:style>
    <style:style style:name="T43" style:family="text">
      <style:text-properties officeooo:rsid="003a6abf"/>
    </style:style>
    <style:style style:name="T44" style:family="text">
      <style:text-properties officeooo:rsid="003b8b3c"/>
    </style:style>
    <style:style style:name="T45" style:family="text">
      <style:text-properties officeooo:rsid="003c05b8"/>
    </style:style>
    <style:style style:name="T46" style:family="text">
      <style:text-properties officeooo:rsid="003dd8fa"/>
    </style:style>
    <style:style style:name="T47" style:family="text">
      <style:text-properties officeooo:rsid="003f3d4e"/>
    </style:style>
    <style:style style:name="T48" style:family="text">
      <style:text-properties officeooo:rsid="003fff80"/>
    </style:style>
    <style:style style:name="T49" style:family="text">
      <style:text-properties officeooo:rsid="0041a8e5"/>
    </style:style>
    <style:style style:name="T50" style:family="text">
      <style:text-properties officeooo:rsid="00436b81"/>
    </style:style>
    <style:style style:name="T51" style:family="text">
      <style:text-properties officeooo:rsid="0043b331"/>
    </style:style>
    <style:style style:name="T52" style:family="text">
      <style:text-properties officeooo:rsid="00457d70"/>
    </style:style>
    <style:style style:name="T53" style:family="text">
      <style:text-properties officeooo:rsid="0045d3c1"/>
    </style:style>
    <style:style style:name="T54" style:family="text">
      <style:text-properties officeooo:rsid="00476ca1"/>
    </style:style>
    <style:style style:name="T55" style:family="text">
      <style:text-properties officeooo:rsid="00490245"/>
    </style:style>
    <style:style style:name="T56" style:family="text">
      <style:text-properties officeooo:rsid="0049ca23"/>
    </style:style>
    <style:style style:name="T57" style:family="text">
      <style:text-properties officeooo:rsid="0049ca23" style:font-name-asian="DejaVu Sans Mono"/>
    </style:style>
    <style:style style:name="T58" style:family="text">
      <style:text-properties officeooo:rsid="004a905c"/>
    </style:style>
    <style:style style:name="T59" style:family="text">
      <style:text-properties officeooo:rsid="004c209d"/>
    </style:style>
    <style:style style:name="T60" style:family="text">
      <style:text-properties officeooo:rsid="004d27ae"/>
    </style:style>
    <style:style style:name="T61" style:family="text">
      <style:text-properties officeooo:rsid="004f1045"/>
    </style:style>
    <style:style style:name="T62" style:family="text">
      <style:text-properties officeooo:rsid="004f3b4b"/>
    </style:style>
    <style:style style:name="T63" style:family="text">
      <style:text-properties officeooo:rsid="004f523d"/>
    </style:style>
    <style:style style:name="T64" style:family="text">
      <style:text-properties officeooo:rsid="00502d46"/>
    </style:style>
    <style:style style:name="T65" style:family="text">
      <style:text-properties officeooo:rsid="00521be2"/>
    </style:style>
    <style:style style:name="T66" style:family="text">
      <style:text-properties officeooo:rsid="005368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Texte_20_brut"><text:span text:style-name="T3"><text:s text:c="3"/></text:span><text:span text:style-name="T1">1: 00:01:02.13 00:01:04.10 <text:s/>Duration 00:00:01.22 <text:s/>32</text:span></text:p>
      <text:p text:style-name="P1">Boa noite e bem-vindos</text:p>
      <text:p text:style-name="P1">ao# Em Foco#,</text:p>
      <text:p text:style-name="P1"/>
      <text:p text:style-name="Texte_20_brut"><text:span text:style-name="T3"><text:s text:c="3"/></text:span><text:span text:style-name="T1">2: 00:01:04.14 00:01:07.06 <text:s/>Duration 00:00:02.17 <text:s/>46</text:span></text:p>
      <text:p text:style-name="P1">o programa de atualidades</text:p>
      <text:p text:style-name="P1">da Radio Télévision Suisse.</text:p>
      <text:p text:style-name="P1"/>
      <text:p text:style-name="Texte_20_brut"><text:span text:style-name="T3"><text:s text:c="3"/></text:span><text:span text:style-name="T1">3: 00:01:07.10 00:01:10.08 <text:s/>Duration 00:00:02.23 <text:s/>50</text:span></text:p>
      <text:p text:style-name="P1">A cada 15 dias, mostramos</text:p>
      <text:p text:style-name="P1">o melhor dos nossos programas</text:p>
      <text:p text:style-name="P1"/>
      <text:p text:style-name="Texte_20_brut"><text:span text:style-name="T3"><text:s text:c="3"/></text:span><text:span text:style-name="T1">4: 00:01:10.12 00:01:12.20 <text:s/>Duration 00:00:02.08 <text:s/>39</text:span></text:p>
      <text:p text:style-name="P1">sobre atualidades</text:p>
      <text:p text:style-name="P1">suíças e internacionais.</text:p>
      <text:p text:style-name="P1"/>
      <text:p text:style-name="Texte_20_brut"><text:span text:style-name="T3"><text:s text:c="3"/></text:span><text:span text:style-name="T1">5: 00:01:12.24 00:01:14.12 <text:s/>Duration 00:00:01.13 <text:s/>26</text:span></text:p>
      <text:p text:style-name="P1">#Em Foco# começa agora.</text:p>
      <text:p text:style-name="P1"/>
      <text:p text:style-name="Texte_20_brut"><text:span text:style-name="T3"><text:s text:c="3"/></text:span><text:span text:style-name="T1">6: 00:01:20.14 00:01:23.06 <text:s/>Duration 00:00:02.17 <text:s/>46</text:span></text:p>
      <text:p text:style-name="P1">MAP</text:p>
      <text:p text:style-name="P1">Em Foco</text:p>
      <text:p text:style-name="P1"/>
      <text:p text:style-name="Texte_20_brut"><text:span text:style-name="T3"><text:s text:c="3"/></text:span><text:span text:style-name="T1">7: 00:01:24.00 00:01:27.08 <text:s/>Duration 00:00:03.08 <text:s/>56</text:span></text:p>
      <text:p text:style-name="P1">É um protesto que encontrou um eco</text:p>
      <text:p text:style-name="P1">revelador de um mal-estar.</text:p>
      <text:p text:style-name="P1"/>
      <text:p text:style-name="Texte_20_brut"><text:span text:style-name="T3"><text:s text:c="3"/></text:span><text:span text:style-name="T1">8: 00:01:27.12 00:01:28.07 <text:s/>Duration 00:00:00.20 <text:s/>14</text:span></text:p>
      <text:p text:style-name="P1">Ao denunciar</text:p>
      <text:p text:style-name="P1"/>
      <text:p text:style-name="Texte_20_brut"><text:span text:style-name="T3"><text:s text:c="3"/></text:span><text:span text:style-name="T1">9: 00:01:28.12 00:01:30.02 <text:s/>Duration 00:00:01.15 <text:s/>27</text:span></text:p>
      <text:p text:style-name="P1">os traficantes em Lausanne,</text:p>
      <text:p text:style-name="P1"/>
      <text:p text:style-name="Texte_20_brut"><text:span text:style-name="T3"><text:s text:c="2"/></text:span><text:span text:style-name="T1">10: 00:01:30.06 00:01:33.14 <text:s/>Duration 00:00:03.08 <text:s/>56</text:span></text:p>
      <text:p text:style-name="P1">o diretor Fernand Melgar</text:p>
      <text:p text:style-name="P1">provocou um debate inflamado</text:p>
      <text:p text:style-name="P1"/>
      <text:p text:style-name="Texte_20_brut"><text:span text:style-name="T3"><text:s text:c="2"/></text:span><text:span text:style-name="T1">11: 00:01:33.18 00:01:35.02 <text:s/>Duration 00:00:01.09 <text:s/>23</text:span></text:p>
      <text:p text:style-name="P1">sem divisões políticas</text:p>
      <text:p text:style-name="P1"/>
      <text:p text:style-name="Texte_20_brut"><text:span text:style-name="T3"><text:s text:c="2"/></text:span><text:span text:style-name="T1">12: 00:01:35.06 00:01:37.17 <text:s/>Duration 00:00:02.11 <text:s/>41</text:span></text:p>
      <text:p text:style-name="P1">sobre uma praga</text:p>
      <text:p text:style-name="P1">que perdura há anos,</text:p>
      <text:p text:style-name="P1"/>
      <text:p text:style-name="Texte_20_brut"><text:span text:style-name="T3"><text:s text:c="2"/></text:span><text:span text:style-name="T1">13: 00:01:37.21 00:01:41.00 <text:s/>Duration 00:00:03.04 <text:s/>54</text:span></text:p>
      <text:p text:style-name="P1">a dos traficante</text:p>
      <text:p text:style-name="P1">que fazem negócios à vista de todos.</text:p>
      <text:p text:style-name="P1"/>
      <text:p text:style-name="Texte_20_brut"><text:span text:style-name="T3"><text:s text:c="2"/></text:span><text:span text:style-name="T1">14: 00:01:41.04 00:01:44.09 <text:s/>Duration 00:00:03.05 <text:s/>54</text:span></text:p>
      <text:p text:style-name="P1">Por que Lausanne</text:p>
      <text:p text:style-name="P1">não consegue resolver esse problema?</text:p>
      <text:p text:style-name="P1"/>
      <text:p text:style-name="Texte_20_brut"><text:span text:style-name="T3"><text:s text:c="2"/></text:span><text:span text:style-name="T1">15: 00:01:44.13 00:01:47.02 <text:s/>Duration 00:00:02.14 <text:s/>44</text:span></text:p>
      <text:p text:style-name="P1">Conversaremos</text:p>
      <text:p text:style-name="P1">com o prefeito Grégoire Junod,</text:p>
      <text:p text:style-name="P1"/>
      <text:p text:style-name="Texte_20_brut"><text:span text:style-name="T3"><text:s text:c="2"/></text:span><text:span text:style-name="T1">16: 00:01:47.06 00:01:50.05 <text:s/>Duration 00:00:02.24 <text:s/>50</text:span></text:p>
      <text:p text:style-name="P1">após esta reportagem</text:p>
      <text:p text:style-name="P1">de Serge Enderlin.</text:p>
      <text:p text:style-name="P1"><text:soft-page-break/></text:p>
      <text:p text:style-name="Texte_20_brut"><text:span text:style-name="T3"><text:s text:c="2"/></text:span><text:span text:style-name="T1">17: 00:01:52.04 00:01:55.14 <text:s/>Duration 00:00:03.10 <text:s/>58</text:span></text:p>
      <text:p text:style-name="P1">#Terça-feira à tarde. Acompanhamos</text:p>
      <text:p text:style-name="P1">Fernand Melgar em seu bairro,#</text:p>
      <text:p text:style-name="P1"/>
      <text:p text:style-name="Texte_20_brut"><text:span text:style-name="T3"><text:s text:c="2"/></text:span><text:span text:style-name="T1">18: 00:01:55.18 00:01:58.12 <text:s/>Duration 00:00:02.19 <text:s/>47</text:span></text:p>
      <text:p text:style-name="P1">#Chauderon Saint-Roch,</text:p>
      <text:p text:style-name="P1">no centro da grande polêmica#</text:p>
      <text:p text:style-name="P1"/>
      <text:p text:style-name="Texte_20_brut"><text:span text:style-name="T3"><text:s text:c="2"/></text:span><text:span text:style-name="T1">19: 00:01:58.16 00:02:00.22 <text:s/>Duration 00:00:02.06 <text:s/>38</text:span></text:p>
      <text:p text:style-name="P1">#que agita Lausanne há uma semana.#</text:p>
      <text:p text:style-name="P1"/>
      <text:p text:style-name="Texte_20_brut"><text:span text:style-name="T3"><text:s text:c="2"/></text:span><text:span text:style-name="T1">20: 00:02:03.01 00:02:05.15 <text:s/>Duration 00:00:02.14 <text:s/>44</text:span></text:p>
      <text:p text:style-name="P1">Ele é um traficante, por exemplo.</text:p>
      <text:p text:style-name="P1">Com a bengala.</text:p>
      <text:p text:style-name="P1"/>
      <text:p text:style-name="Texte_20_brut"><text:span text:style-name="T3"><text:s text:c="2"/></text:span><text:span text:style-name="T1">21: 00:02:05.20 00:02:08.22 <text:s/>Duration 00:00:03.02 <text:s/>52</text:span></text:p>
      <text:p text:style-name="P1">Aquele de boné vermelho,</text:p>
      <text:p text:style-name="P1">que vai passar na nossa frente.</text:p>
      <text:p text:style-name="P1"/>
      <text:p text:style-name="Texte_20_brut"><text:span text:style-name="T3"><text:s text:c="2"/></text:span><text:span text:style-name="T1">22: 00:02:10.07 00:02:12.00 <text:s/>Duration 00:00:01.18 <text:s/>29</text:span></text:p>
      <text:p text:style-name="P1">Acabamos sabendo quem são.</text:p>
      <text:p text:style-name="P1"/>
      <text:p text:style-name="Texte_20_brut"><text:span text:style-name="T3"><text:s text:c="2"/></text:span><text:span text:style-name="T1">23: 00:02:12.04 00:02:15.11 <text:s/>Duration 00:00:03.07 <text:s/>56</text:span></text:p>
      <text:p text:style-name="P1">Todo o bairro sabe quem são.</text:p>
      <text:p text:style-name="P1">Se esperarmos, eles voltam.</text:p>
      <text:p text:style-name="P1"/>
      <text:p text:style-name="Texte_20_brut"><text:span text:style-name="T3"><text:s text:c="2"/></text:span><text:span text:style-name="T1">24: 00:02:15.16 00:02:17.14 <text:s/>Duration 00:00:01.23 <text:s/>33</text:span></text:p>
      <text:p text:style-name="P1">#Em poucos dias,</text:p>
      <text:p text:style-name="P1">o cineasta virou#</text:p>
      <text:p text:style-name="P1"/>
      <text:p text:style-name="Texte_20_brut"><text:span text:style-name="T3"><text:s text:c="2"/></text:span><text:span text:style-name="T1">25: 00:02:17.18 00:02:19.10 <text:s/>Duration 00:00:01.17 <text:s/>29</text:span></text:p>
      <text:p text:style-name="P1">#um verdadeiro cruzado</text:p>
      <text:p text:style-name="P1">antidrogas.#</text:p>
      <text:p text:style-name="P1"/>
      <text:p text:style-name="Texte_20_brut"><text:span text:style-name="T3"><text:s text:c="2"/></text:span><text:span text:style-name="T1">26: 00:02:19.14 00:02:20.24 <text:s/>Duration 00:00:01.10 <text:s/>24</text:span></text:p>
      <text:p text:style-name="P1">-Parabéns.</text:p>
      <text:p text:style-name="P1">-Obrigado.</text:p>
      <text:p text:style-name="P1"/>
      <text:p text:style-name="Texte_20_brut"><text:span text:style-name="T3"><text:s text:c="2"/></text:span><text:span text:style-name="T1">27: 00:02:21.03 00:02:23.03 <text:s/>Duration 00:00:02.00 <text:s/>34</text:span></text:p>
      <text:p text:style-name="P1">Sou de esquerda há muito tempo,</text:p>
      <text:p text:style-name="P1"/>
      <text:p text:style-name="Texte_20_brut"><text:span text:style-name="T3"><text:s text:c="2"/></text:span><text:span text:style-name="T1">28: 00:02:23.07 00:02:24.13 <text:s/>Duration 00:00:01.06 <text:s/>21</text:span></text:p>
      <text:p text:style-name="P1">e nunca ousei reclamar.</text:p>
      <text:p text:style-name="P1"/>
      <text:p text:style-name="Texte_20_brut"><text:span text:style-name="T3"><text:s text:c="2"/></text:span><text:span text:style-name="T1">29: 00:02:24.18 00:02:27.11 <text:s/>Duration 00:00:02.18 <text:s/>46</text:span></text:p>
      <text:p text:style-name="P1">Tenho a impressão</text:p>
      <text:p text:style-name="Texte_20_brut"><text:span text:style-name="T4">de </text:span><text:span text:style-name="T1">que por ser de esquerda</text:span></text:p>
      <text:p text:style-name="P1"/>
      <text:p text:style-name="Texte_20_brut"><text:span text:style-name="T3"><text:s text:c="2"/></text:span><text:span text:style-name="T1">30: 00:02:27.15 00:02:30.21 <text:s/>Duration 00:00:03.06 <text:s/>55</text:span></text:p>
      <text:p text:style-name="P1">todo mundo deve ser integrado,</text:p>
      <text:p text:style-name="P1">todos são bons e gentis,</text:p>
      <text:p text:style-name="P1"/>
      <text:p text:style-name="Texte_20_brut"><text:span text:style-name="T3"><text:s text:c="2"/></text:span><text:span text:style-name="T1">31: 00:02:31.00 00:02:32.15 <text:s/>Duration 00:00:01.15 <text:s/>27</text:span></text:p>
      <text:p text:style-name="P1">mas não é verdade.</text:p>
      <text:p text:style-name="P1"/>
      <text:p text:style-name="Texte_20_brut"><text:span text:style-name="T3"><text:s text:c="2"/></text:span><text:span text:style-name="T1">32: 00:02:37.03 00:02:38.17 <text:s/>Duration 00:00:01.14 <text:s/>27</text:span></text:p>
      <text:p text:style-name="P1">#Hello. How are you?#</text:p>
      <text:p text:style-name="P1"/>
      <text:p text:style-name="Texte_20_brut"><text:span text:style-name="T3"><text:s text:c="2"/></text:span><text:span text:style-name="T1">33: 00:02:38.21 00:02:42.09 <text:s/>Duration 00:00:03.13 <text:s/>60</text:span></text:p>
      <text:p text:style-name="P1"><text:soft-page-break/>Ele está dizendo aos colegas</text:p>
      <text:p text:style-name="P1">que estamos aqui.</text:p>
      <text:p text:style-name="P1"/>
      <text:p text:style-name="Texte_20_brut"><text:span text:style-name="T3"><text:s text:c="2"/></text:span><text:span text:style-name="T1">34: 00:02:42.13 00:02:43.19 <text:s/>Duration 00:00:01.06 <text:s/>21</text:span></text:p>
      <text:p text:style-name="P1">#Do you speak english?#</text:p>
      <text:p text:style-name="P1"/>
      <text:p text:style-name="Texte_20_brut"><text:span text:style-name="T3"><text:s text:c="2"/></text:span><text:span text:style-name="T1">35: 00:02:43.23 00:02:45.10 <text:s/>Duration 00:00:01.12 <text:s/>25</text:span></text:p>
      <text:p text:style-name="P1">-Sr. Mergal.</text:p>
      <text:p text:style-name="P1">-Olá.</text:p>
      <text:p text:style-name="P1"/>
      <text:p text:style-name="Texte_20_brut"><text:span text:style-name="T3"><text:s text:c="2"/></text:span><text:span text:style-name="T1">36: 00:02:45.14 00:02:50.04 <text:s/>Duration 00:00:04.15 <text:s/>78</text:span></text:p>
      <text:p text:style-name="P1">Enquanto não era seu filho</text:p>
      <text:p text:style-name="P1">quem era acusado,</text:p>
      <text:p text:style-name="P1"/>
      <text:p text:style-name="Texte_20_brut"><text:span text:style-name="T3"><text:s text:c="2"/></text:span><text:span text:style-name="T1">37: 00:02:50.08 00:02:52.10 <text:s/>Duration 00:00:02.02 <text:s/>35</text:span></text:p>
      <text:p text:style-name="P1">o senhor não fez nada por 10 anos.</text:p>
      <text:p text:style-name="P1"/>
      <text:p text:style-name="Texte_20_brut"><text:span text:style-name="T3"><text:s text:c="2"/></text:span><text:span text:style-name="T1">38: 00:02:52.14 00:02:55.16 <text:s/>Duration 00:00:03.02 <text:s/>52</text:span></text:p>
      <text:p text:style-name="P1">Seu vizinho...</text:p>
      <text:p text:style-name="P1">O filho do seu vizinho</text:p>
      <text:p text:style-name="P1"/>
      <text:p text:style-name="Texte_20_brut"><text:span text:style-name="T3"><text:s text:c="2"/></text:span><text:span text:style-name="T1">39: 00:02:55.20 00:02:57.23 <text:s/>Duration 00:00:02.03 <text:s/>36</text:span></text:p>
      <text:p text:style-name="P1">morreu de overdose, com as drogas.</text:p>
      <text:p text:style-name="P1"/>
      <text:p text:style-name="Texte_20_brut"><text:span text:style-name="T3"><text:s text:c="2"/></text:span><text:span text:style-name="T1">40: 00:02:58.02 00:02:59.00 <text:s/>Duration 00:00:00.23 <text:s/>16</text:span></text:p>
      <text:p text:style-name="P1">Sim.</text:p>
      <text:p text:style-name="P1"/>
      <text:p text:style-name="Texte_20_brut"><text:span text:style-name="T3"><text:s text:c="2"/></text:span><text:span text:style-name="T1">41: 00:02:59.04 00:03:01.17 <text:s/>Duration 00:00:02.13 <text:s/>43</text:span></text:p>
      <text:p text:style-name="P1">Eu vi, porque estou no 3º andar,</text:p>
      <text:p text:style-name="P1"/>
      <text:p text:style-name="Texte_20_brut"><text:span text:style-name="T3"><text:s text:c="2"/></text:span><text:span text:style-name="T1">42: 00:03:01.21 00:03:05.12 <text:s/>Duration 00:00:03.16 <text:s/>62</text:span></text:p>
      <text:p text:style-name="P1">meninos comprando drogas</text:p>
      <text:p text:style-name="P1">na saída da escola.</text:p>
      <text:p text:style-name="P1"/>
      <text:p text:style-name="Texte_20_brut"><text:span text:style-name="T3"><text:s text:c="2"/></text:span><text:span text:style-name="T1">43: 00:03:05.16 00:03:08.05 <text:s/>Duration 00:00:02.14 <text:s/>44</text:span></text:p>
      <text:p text:style-name="P1">-Você não fez nada.</text:p>
      <text:p text:style-name="P1">-Está brava? Eu sou o Zorro?</text:p>
      <text:p text:style-name="P1"/>
      <text:p text:style-name="Texte_20_brut"><text:span text:style-name="T3"><text:s text:c="2"/></text:span><text:span text:style-name="T1">44: 00:03:08.09 00:03:10.05 <text:s/>Duration 00:00:01.21 <text:s/>31</text:span></text:p>
      <text:p text:style-name="P1">É claro que estou brava.</text:p>
      <text:p text:style-name="P1"/>
      <text:p text:style-name="Texte_20_brut"><text:span text:style-name="T3"><text:s text:c="2"/></text:span><text:span text:style-name="T1">45: 00:03:10.09 00:03:14.00 <text:s/>Duration 00:00:03.16 <text:s/>62</text:span></text:p>
      <text:p text:style-name="P1">-Quando se trata do seu filho...</text:p>
      <text:p text:style-name="P1">-Por que não fez isso?</text:p>
      <text:p text:style-name="P1"/>
      <text:p text:style-name="Texte_20_brut"><text:span text:style-name="T3"><text:s text:c="2"/></text:span><text:span text:style-name="T1">46: 00:03:14.04 00:03:15.24 <text:s/>Duration 00:00:01.20 <text:s/>31</text:span></text:p>
      <text:p text:style-name="P1">Chamei muito a polícia.</text:p>
      <text:p text:style-name="P1"/>
      <text:p text:style-name="Texte_20_brut"><text:span text:style-name="T3"><text:s text:c="2"/></text:span><text:span text:style-name="T1">47: 00:03:16.03 00:03:19.08 <text:s/>Duration 00:00:03.05 <text:s/>54</text:span></text:p>
      <text:p text:style-name="P1">Eu disse: "Na frente das escolas</text:p>
      <text:p text:style-name="P1">não podem fazer isso."</text:p>
      <text:p text:style-name="P1"/>
      <text:p text:style-name="Texte_20_brut"><text:span text:style-name="T3"><text:s text:c="2"/></text:span><text:span text:style-name="T1">48: 00:03:19.12 00:03:21.08 <text:s/>Duration 00:00:01.21 <text:s/>31</text:span></text:p>
      <text:p text:style-name="P1">É desonestidade sua</text:p>
      <text:p text:style-name="P1">me dizer isso.</text:p>
      <text:p text:style-name="P1"/>
      <text:p text:style-name="Texte_20_brut"><text:span text:style-name="T3"><text:s text:c="2"/></text:span><text:span text:style-name="T1">49: 00:03:21.12 00:03:24.05 <text:s/>Duration 00:00:02.18 <text:s/>46</text:span></text:p>
      <text:p text:style-name="P1">-Ninguém reagiu, certo.</text:p>
      <text:p text:style-name="P1">-Por que está brava?</text:p>
      <text:p text:style-name="P1"/>
      <text:p text:style-name="Texte_20_brut"><text:soft-page-break/><text:span text:style-name="T3"><text:s text:c="2"/></text:span><text:span text:style-name="T1">50: 00:03:24.09 00:03:28.04 <text:s/>Duration 00:00:03.20 <text:s/>65</text:span></text:p>
      <text:p text:style-name="P1">É vergonhoso que por seus moleques</text:p>
      <text:p text:style-name="P1">ele faça isso tudo,</text:p>
      <text:p text:style-name="P1"/>
      <text:p text:style-name="Texte_20_brut"><text:span text:style-name="T3"><text:s text:c="2"/></text:span><text:span text:style-name="T1">51: 00:03:28.08 00:03:30.23 <text:s/>Duration 00:00:02.15 <text:s/>44</text:span></text:p>
      <text:p text:style-name="P1">mas quando era o filho do vizinho,</text:p>
      <text:p text:style-name="P1">ele não se mexeu.</text:p>
      <text:p text:style-name="P1"/>
      <text:p text:style-name="Texte_20_brut"><text:span text:style-name="T3"><text:s text:c="2"/></text:span><text:span text:style-name="T1">52: 00:03:31.02 00:03:32.19 <text:s/>Duration 00:00:01.17 <text:s/>29</text:span></text:p>
      <text:p text:style-name="P1">Pelo contrário.</text:p>
      <text:p text:style-name="P1">Ele fez tudo</text:p>
      <text:p text:style-name="P1"/>
      <text:p text:style-name="Texte_20_brut"><text:span text:style-name="T3"><text:s text:c="2"/></text:span><text:span text:style-name="T1">53: 00:03:32.23 00:03:36.20 <text:s/>Duration 00:00:03.22 <text:s/>66</text:span></text:p>
      <text:p text:style-name="P1">para facilitar</text:p>
      <text:p text:style-name="P1">essa invasão migratória. Tudo.</text:p>
      <text:p text:style-name="P1"/>
      <text:p text:style-name="Texte_20_brut"><text:span text:style-name="T3"><text:s text:c="2"/></text:span><text:span text:style-name="T1">54: 00:03:36.24 00:03:38.13 <text:s/>Duration 00:00:01.14 <text:s/>27</text:span></text:p>
      <text:p text:style-name="P1">É odioso.</text:p>
      <text:p text:style-name="P1">É isso, a esquerda.</text:p>
      <text:p text:style-name="P1"/>
      <text:p text:style-name="Texte_20_brut"><text:span text:style-name="T3"><text:s text:c="2"/></text:span><text:span text:style-name="T1">55: 00:03:38.17 00:03:40.12 <text:s/>Duration 00:00:01.20 <text:s/>31</text:span></text:p>
      <text:p text:style-name="P1">Vocês são todos nojentos.</text:p>
      <text:p text:style-name="P1">Todos.</text:p>
      <text:p text:style-name="P1"/>
      <text:p text:style-name="Texte_20_brut"><text:span text:style-name="T3"><text:s text:c="2"/></text:span><text:span text:style-name="T1">56: 00:03:43.02 00:03:48.02 <text:s/>Duration 00:00:05.00 <text:s/>85</text:span></text:p>
      <text:p text:style-name="P1">Chauderon em ebulição</text:p>
      <text:p text:style-name="P1"/>
      <text:p text:style-name="Texte_20_brut"><text:span text:style-name="T3"><text:s text:c="2"/></text:span><text:span text:style-name="T1">57: 00:03:50.04 00:03:54.00 <text:s/>Duration 00:00:03.21 <text:s/>65</text:span></text:p>
      <text:p text:style-name="P1">#Quarta-feira à noite.</text:p>
      <text:p text:style-name="P1">Manifestação na esplanada Chauderon#</text:p>
      <text:p text:style-name="P1"/>
      <text:p text:style-name="Texte_20_brut"><text:span text:style-name="T3"><text:s text:c="2"/></text:span><text:span text:style-name="T1">58: 00:03:54.04 00:03:57.13 <text:s/>Duration 00:00:03.09 <text:s/>57</text:span></text:p>
      <text:p text:style-name="P1">#convocada</text:p>
      <text:p text:style-name="P1">por uma vereadora do PDC.#</text:p>
      <text:p text:style-name="P1"/>
      <text:p text:style-name="Texte_20_brut"><text:span text:style-name="T3"><text:s text:c="2"/></text:span><text:span text:style-name="T1">59: 00:03:58.18 00:04:01.09 <text:s/>Duration 00:00:02.16 <text:s/>45</text:span></text:p>
      <text:p text:style-name="P1">#Ela vai dividir os holofotes</text:p>
      <text:p text:style-name="P1">com Fernand Melgar,#</text:p>
      <text:p text:style-name="P1"/>
      <text:p text:style-name="Texte_20_brut"><text:span text:style-name="T3"><text:s text:c="2"/></text:span><text:span text:style-name="T1">60: 00:04:01.13 00:04:04.03 <text:s/>Duration 00:00:02.15 <text:s/>44</text:span></text:p>
      <text:p text:style-name="P1">#que continua sua cruzada</text:p>
      <text:p text:style-name="P1">contra os traficantes#</text:p>
      <text:p text:style-name="P1"/>
      <text:p text:style-name="Texte_20_brut"><text:span text:style-name="T3"><text:s text:c="2"/></text:span><text:span text:style-name="T1">61: 00:04:04.07 00:04:05.22 <text:s/>Duration 00:00:01.15 <text:s/>27</text:span></text:p>
      <text:p text:style-name="P1">#e pelos fotógrafos.#</text:p>
      <text:p text:style-name="P1"/>
      <text:p text:style-name="Texte_20_brut"><text:span text:style-name="T3"><text:s text:c="2"/></text:span><text:span text:style-name="T1">62: 00:04:06.02 00:04:07.07 <text:s/>Duration 00:00:01.05 <text:s/>20</text:span></text:p>
      <text:p text:style-name="P1">Ao contrário do que diz</text:p>
      <text:p text:style-name="P1"/>
      <text:p text:style-name="Texte_20_brut"><text:span text:style-name="T3"><text:s text:c="2"/></text:span><text:span text:style-name="T1">63: 00:04:07.11 00:04:08.09 <text:s/>Duration 00:00:00.23 <text:s/>16</text:span></text:p>
      <text:p text:style-name="P1">o município,</text:p>
      <text:p text:style-name="P1"/>
      <text:p text:style-name="Texte_20_brut"><text:span text:style-name="T3"><text:s text:c="2"/></text:span><text:span text:style-name="T1">64: 00:04:08.13 00:04:11.03 <text:s/>Duration 00:00:02.15 <text:s/>44</text:span></text:p>
      <text:p text:style-name="P1">os diretores das escolas,</text:p>
      <text:p text:style-name="P1"/>
      <text:p text:style-name="Texte_20_brut"><text:span text:style-name="T3"><text:s text:c="2"/></text:span><text:span text:style-name="T1">65: 00:04:11.07 00:04:13.09 <text:s/>Duration 00:00:02.02 <text:s/>35</text:span></text:p>
      <text:p text:style-name="P1">e sei lá mais quem...</text:p>
      <text:p text:style-name="P1"/>
      <text:p text:style-name="Texte_20_brut"><text:span text:style-name="T3"><text:s text:c="2"/></text:span><text:span text:style-name="T1">66: 00:04:15.07 00:04:18.07 <text:s/>Duration 00:00:03.00 <text:s/>51</text:span></text:p>
      <text:p text:style-name="P1">Sim, nossos filhos são abordados.</text:p>
      <text:p text:style-name="P1"><text:soft-page-break/></text:p>
      <text:p text:style-name="Texte_20_brut"><text:span text:style-name="T3"><text:s text:c="2"/></text:span><text:span text:style-name="T1">67: 00:04:18.11 00:04:23.08 <text:s/>Duration 00:00:04.22 <text:s/>83</text:span></text:p>
      <text:p text:style-name="P1">Sim, dão a eles até de graça</text:p>
      <text:p text:style-name="P1">para experimentarem.</text:p>
      <text:p text:style-name="P1"/>
      <text:p text:style-name="Texte_20_brut"><text:span text:style-name="T3"><text:s text:c="2"/></text:span><text:span text:style-name="T1">68: 00:04:23.12 00:04:25.02 <text:s/>Duration 00:00:01.15 <text:s/>27</text:span></text:p>
      <text:p text:style-name="P1">Sim, é claro.</text:p>
      <text:p text:style-name="P1"/>
      <text:p text:style-name="Texte_20_brut"><text:span text:style-name="T3"><text:s text:c="2"/></text:span><text:span text:style-name="T1">69: 00:04:25.06 00:04:27.23 <text:s/>Duration 00:00:02.17 <text:s/>46</text:span></text:p>
      <text:p text:style-name="P1">É atrativo demais.</text:p>
      <text:p text:style-name="P1">As crianças acham por aí.</text:p>
      <text:p text:style-name="P1"/>
      <text:p text:style-name="Texte_20_brut"><text:span text:style-name="T3"><text:s text:c="2"/></text:span><text:span text:style-name="T1">70: 00:04:28.02 00:04:29.08 <text:s/>Duration 00:00:01.06 <text:s/>21</text:span></text:p>
      <text:p text:style-name="P1">Oferecem por todo lado.</text:p>
      <text:p text:style-name="P1"/>
      <text:p text:style-name="Texte_20_brut"><text:span text:style-name="T3"><text:s text:c="2"/></text:span><text:span text:style-name="T1">71: 00:04:29.12 00:04:30.10 <text:s/>Duration 00:00:00.23 <text:s/>16</text:span></text:p>
      <text:p text:style-name="P1">Sim, isso existe,</text:p>
      <text:p text:style-name="P1"/>
      <text:p text:style-name="Texte_20_brut"><text:span text:style-name="T3"><text:s text:c="2"/></text:span><text:span text:style-name="T1">72: 00:04:30.14 00:04:32.24 <text:s/>Duration 00:00:02.10 <text:s/>41</text:span></text:p>
      <text:p text:style-name="P1">e tenho testemunhos disso todo dia.</text:p>
      <text:p text:style-name="P1"/>
      <text:p text:style-name="Texte_20_brut"><text:span text:style-name="T3"><text:s text:c="2"/></text:span><text:span text:style-name="T1">73: 00:04:33.03 00:04:34.07 <text:s/>Duration 00:00:01.04 <text:s/>20</text:span></text:p>
      <text:p text:style-name="P1">Ainda hoje.</text:p>
      <text:p text:style-name="P1"/>
      <text:p text:style-name="Texte_20_brut"><text:span text:style-name="T3"><text:s text:c="2"/></text:span><text:span text:style-name="T1">74: 00:04:35.13 00:04:37.24 <text:s/>Duration 00:00:02.11 <text:s/>41</text:span></text:p>
      <text:p text:style-name="P1">Há mais de 20 anos</text:p>
      <text:p text:style-name="P1">- não é novidade -,</text:p>
      <text:p text:style-name="P1"/>
      <text:p text:style-name="Texte_20_brut"><text:span text:style-name="T3"><text:s text:c="2"/></text:span><text:span text:style-name="T1">75: 00:04:38.03 00:04:40.09 <text:s/>Duration 00:00:02.06 <text:s/>38</text:span></text:p>
      <text:p text:style-name="P1">#este bairro</text:p>
      <text:p text:style-name="P1">é um dos pontos de drogas#</text:p>
      <text:p text:style-name="P1"/>
      <text:p text:style-name="Texte_20_brut"><text:span text:style-name="T3"><text:s text:c="2"/></text:span><text:span text:style-name="T1">76: 00:04:40.13 00:04:42.10 <text:s/>Duration 00:00:01.22 <text:s/>32</text:span></text:p>
      <text:p text:style-name="P1">#na capital do Vaud.#</text:p>
      <text:p text:style-name="P1"/>
      <text:p text:style-name="Texte_20_brut"><text:span text:style-name="T3"><text:s text:c="2"/></text:span><text:span text:style-name="T1">77: 00:04:43.17 00:04:44.24 <text:s/>Duration 00:00:01.07 <text:s/>22</text:span></text:p>
      <text:p text:style-name="P1">#Um abscesso de fixação#</text:p>
      <text:p text:style-name="P1"/>
      <text:p text:style-name="Texte_20_brut"><text:span text:style-name="T3"><text:s text:c="2"/></text:span><text:span text:style-name="T1">78: 00:04:45.03 00:04:48.17 <text:s/>Duration 00:00:03.14 <text:s/>61</text:span></text:p>
      <text:p text:style-name="P1">#que as autoridades municipais</text:p>
      <text:p text:style-name="P1">nunca souberam tratar.#</text:p>
      <text:p text:style-name="P1"/>
      <text:p text:style-name="Texte_20_brut"><text:span text:style-name="T3"><text:s text:c="2"/></text:span><text:span text:style-name="T1">79: 00:04:50.00 00:04:53.02 <text:s/>Duration 00:00:03.02 <text:s/>52</text:span></text:p>
      <text:p text:style-name="P1">Em Lausanne, a polícia quer reforçar</text:p>
      <text:p text:style-name="P1">a luta contra o tráfico.</text:p>
      <text:p text:style-name="P1"/>
      <text:p text:style-name="Texte_20_brut"><text:span text:style-name="T3"><text:s text:c="2"/></text:span><text:span text:style-name="T1">80: 00:04:53.06 00:04:55.18 <text:s/>Duration 00:00:02.12 <text:s/>42</text:span></text:p>
      <text:p text:style-name="P1">Ela lançou a operação Alpha.</text:p>
      <text:p text:style-name="P1"/>
      <text:p text:style-name="Texte_20_brut"><text:span text:style-name="T3"><text:s text:c="2"/></text:span><text:span text:style-name="T1">81: 00:04:55.23 00:04:58.15 <text:s/>Duration 00:00:02.17 <text:s/>46</text:span></text:p>
      <text:p text:style-name="P1">A polícia municipal do Vaud</text:p>
      <text:p text:style-name="P1">começou sua operação</text:p>
      <text:p text:style-name="P1"/>
      <text:p text:style-name="Texte_20_brut"><text:span text:style-name="T3"><text:s text:c="2"/></text:span><text:span text:style-name="T1">82: 00:04:58.19 00:04:59.23 <text:s/>Duration 00:00:01.04 <text:s/>20</text:span></text:p>
      <text:p text:style-name="P1">batizada Delta.</text:p>
      <text:p text:style-name="P1"/>
      <text:p text:style-name="Texte_20_brut"><text:span text:style-name="T3"><text:s text:c="2"/></text:span><text:span text:style-name="T1">83: 00:05:00.10 00:05:03.13 <text:s/>Duration 00:00:03.03 <text:s/>53</text:span></text:p>
      <text:p text:style-name="P1">#7 de julho passado,</text:p>
      <text:p text:style-name="P1">operação Astérix.#</text:p>
      <text:p text:style-name="P1"/>
      <text:p text:style-name="Texte_20_brut"><text:soft-page-break/><text:span text:style-name="T3"><text:s text:c="2"/></text:span><text:span text:style-name="T1">84: 00:05:04.22 00:05:06.09 <text:s/>Duration 00:00:01.12 <text:s/>25</text:span></text:p>
      <text:p text:style-name="P1">#Numa rua onde há tráfico,#</text:p>
      <text:p text:style-name="P1"/>
      <text:p text:style-name="Texte_20_brut"><text:span text:style-name="T3"><text:s text:c="2"/></text:span><text:span text:style-name="T1">85: 00:05:06.14 00:05:09.10 <text:s/>Duration 00:00:02.21 <text:s/>48</text:span></text:p>
      <text:p text:style-name="P1">#a pizzaria La Nãona</text:p>
      <text:p text:style-name="P1">está na linha de frente.#</text:p>
      <text:p text:style-name="P1"/>
      <text:p text:style-name="Texte_20_brut"><text:span text:style-name="T3"><text:s text:c="2"/></text:span><text:span text:style-name="T1">86: 00:05:09.14 00:05:11.22 <text:s/>Duration 00:00:02.08 <text:s/>39</text:span></text:p>
      <text:p text:style-name="P1">#Há algumas semanas,</text:p>
      <text:p text:style-name="P1">seu dono causou um# buzz</text:p>
      <text:p text:style-name="P1"/>
      <text:p text:style-name="Texte_20_brut"><text:span text:style-name="T3"><text:s text:c="2"/></text:span><text:span text:style-name="T1">87: 00:05:12.02 00:05:13.22 <text:s/>Duration 00:00:01.20 <text:s/>31</text:span></text:p>
      <text:p text:style-name="P1">#queimando no seu forno de pizza#</text:p>
      <text:p text:style-name="P1"/>
      <text:p text:style-name="Texte_20_brut"><text:span text:style-name="T3"><text:s text:c="2"/></text:span><text:span text:style-name="T1">88: 00:05:14.06 00:05:16.20 <text:s/>Duration 00:00:02.14 <text:s/>44</text:span></text:p>
      <text:p text:style-name="P1">#a cannabis</text:p>
      <text:p text:style-name="P1">escondida atrás das suas lixeiras.#</text:p>
      <text:p text:style-name="P1"/>
      <text:p text:style-name="Texte_20_brut"><text:span text:style-name="T3"><text:s text:c="2"/></text:span><text:span text:style-name="T1">89: 00:05:17.23 00:05:20.20 <text:s/>Duration 00:00:02.22 <text:s/>49</text:span></text:p>
      <text:p text:style-name="P1">#<text:span text:style-name="T5">Do</text:span> tráfico <text:span text:style-name="T5">na sua janela</text:span>,</text:p>
      <text:p text:style-name="P1"><text:span text:style-name="T5">ele está farto</text:span>.#</text:p>
      <text:p text:style-name="P1"/>
      <text:p text:style-name="Texte_20_brut"><text:span text:style-name="T3"><text:s text:c="2"/></text:span><text:span text:style-name="T1">90: 00:05:21.00 00:05:24.19 <text:s/>Duration 00:00:03.19 <text:s/>64</text:span></text:p>
      <text:p text:style-name="P2">P<text:span text:style-name="T5">or muito tempo recolhi</text:span></text:p>
      <text:p text:style-name="P1"><text:span text:style-name="T6">saquinhos</text:span> de co<text:span text:style-name="T5">caína escondidos</text:span></text:p>
      <text:p text:style-name="P1"/>
      <text:p text:style-name="Texte_20_brut"><text:span text:style-name="T3"><text:s text:c="2"/></text:span><text:span text:style-name="T1">91: 00:05:24.24 00:05:26.21 <text:s/>Duration 00:00:01.22 <text:s/>32</text:span></text:p>
      <text:p text:style-name="P1"><text:span text:style-name="T6">no beco aqui atrás</text:span>.</text:p>
      <text:p text:style-name="P1"/>
      <text:p text:style-name="Texte_20_brut"><text:span text:style-name="T3"><text:s text:c="2"/></text:span><text:span text:style-name="T1">92: 00:05:27.00 00:05:30.13 <text:s/>Duration 00:00:03.13 <text:s/>60</text:span></text:p>
      <text:p text:style-name="P1">E <text:span text:style-name="T6">recentemente</text:span>,</text:p>
      <text:p text:style-name="P3">recolhi o estoque</text:p>
      <text:p text:style-name="P1"/>
      <text:p text:style-name="Texte_20_brut"><text:span text:style-name="T3"><text:s text:c="2"/></text:span><text:span text:style-name="T1">93: 00:05:30.17 00:05:33.11 <text:s/>Duration 00:00:02.19 <text:s/>47</text:span></text:p>
      <text:p text:style-name="P3">de algumas horas de venda</text:p>
      <text:p text:style-name="P1">d<text:span text:style-name="T6">e um</text:span> trio de traficantes</text:p>
      <text:p text:style-name="P1"/>
      <text:p text:style-name="Texte_20_brut"><text:span text:style-name="T3"><text:s text:c="2"/></text:span><text:span text:style-name="T1">94: 00:05:33.15 00:05:36.04 <text:s/>Duration 00:00:02.14 <text:s/>44</text:span></text:p>
      <text:p text:style-name="P1">qu<text:span text:style-name="T6">e entrega sua erva</text:span></text:p>
      <text:p text:style-name="P1"><text:span text:style-name="T6">atrás do</text:span> restaurant<text:span text:style-name="T6">e</text:span>.</text:p>
      <text:p text:style-name="P1"/>
      <text:p text:style-name="Texte_20_brut"><text:span text:style-name="T3"><text:s text:c="2"/></text:span><text:span text:style-name="T1">95: 00:05:36.09 00:05:40.21 <text:s/>Duration 00:00:04.12 <text:s/>76</text:span></text:p>
      <text:p text:style-name="P3">Não gosto nada que ofereçam cocaína</text:p>
      <text:p text:style-name="P1">qu<text:span text:style-name="T6">e ofereçam</text:span> cocaína <text:span text:style-name="T6">às crianças</text:span></text:p>
      <text:p text:style-name="P1"/>
      <text:p text:style-name="P32"><text:span text:style-name="T3"><text:s text:c="2"/></text:span><text:span text:style-name="T1">96: 00:05:41.00 00:05:42.15 <text:s/>Duration 00:00:01.15 <text:s/>27</text:span></text:p>
      <text:p text:style-name="P3">na saída das escolas,</text:p>
      <text:p text:style-name="P1"/>
      <text:p text:style-name="Texte_20_brut"><text:span text:style-name="T3"><text:s text:c="2"/></text:span><text:span text:style-name="T1">97: 00:05:42.19 00:05:45.09 <text:s/>Duration 00:00:02.15 <text:s/>44</text:span></text:p>
      <text:p text:style-name="P1">que <text:span text:style-name="T6">moradores do bairro</text:span></text:p>
      <text:p text:style-name="P3">tenham de se mudar</text:p>
      <text:p text:style-name="P1"/>
      <text:p text:style-name="Texte_20_brut"><text:span text:style-name="T3"><text:s text:c="2"/></text:span><text:span text:style-name="T1">98: 00:05:45.13 00:05:49.04 <text:s/>Duration 00:00:03.16 <text:s/>62</text:span></text:p>
      <text:p text:style-name="P1">p<text:span text:style-name="T6">orque seus filhos levaram</text:span></text:p>
      <text:p text:style-name="P1"><text:span text:style-name="T6">saquinhos</text:span> de cocaína <text:span text:style-name="T6">para casa</text:span>.</text:p>
      <text:p text:style-name="P1"/>
      <text:p text:style-name="Texte_20_brut"><text:span text:style-name="T3"><text:s text:c="2"/></text:span><text:span text:style-name="T1">99: 00:05:49.08 00:05:52.09 <text:s/>Duration 00:00:03.01 <text:s/>52</text:span></text:p>
      <text:p text:style-name="P3">Também não aceito</text:p>
      <text:p text:style-name="P1">que me<text:span text:style-name="T6">u</text:span>s ap<text:span text:style-name="T6">rendizes sejam agredidos</text:span></text:p>
      <text:p text:style-name="P1"/>
      <text:p text:style-name="Texte_20_brut"><text:soft-page-break/><text:span text:style-name="T3"><text:s/></text:span><text:span text:style-name="T1">100: 00:05:52.13 00:05:55.23 <text:s/>Duration 00:00:03.10 <text:s/>58</text:span></text:p>
      <text:p text:style-name="P1">p<text:span text:style-name="T6">elos</text:span> traficantes de drogas</text:p>
      <text:p text:style-name="P1"><text:span text:style-name="T6">na saída do</text:span> restaurant<text:span text:style-name="T6">e</text:span>.</text:p>
      <text:p text:style-name="P1"/>
      <text:p text:style-name="Texte_20_brut"><text:span text:style-name="T3"><text:s/></text:span><text:span text:style-name="T1">101: 00:05:56.03 00:05:56.23 <text:s/>Duration 00:00:00.20 <text:s/>14</text:span></text:p>
      <text:p text:style-name="P1">Ru<text:span text:style-name="T6">a</text:span> du Maupas</text:p>
      <text:p text:style-name="P1"/>
      <text:p text:style-name="Texte_20_brut"><text:span text:style-name="T3"><text:s/></text:span><text:span text:style-name="T1">102: 00:05:57.02 00:05:58.21 <text:s/>Duration 00:00:01.19 <text:s/>30</text:span></text:p>
      <text:p text:style-name="P1">#<text:span text:style-name="T6">A</text:span> pol<text:span text:style-name="T6">êmica lançada</text:span></text:p>
      <text:p text:style-name="P1">p<text:span text:style-name="T6">o</text:span>ar Fernand Melgar#</text:p>
      <text:p text:style-name="P1"/>
      <text:p text:style-name="Texte_20_brut"><text:span text:style-name="T3"><text:s/></text:span><text:span text:style-name="T1">103: 00:05:59.00 00:06:00.01 <text:s/>Duration 00:00:01.01 <text:s/>18</text:span></text:p>
      <text:p text:style-name="P1">#n<text:span text:style-name="T6">ão para de crescer</text:span>.#</text:p>
      <text:p text:style-name="P1"/>
      <text:p text:style-name="Texte_20_brut"><text:span text:style-name="T3"><text:s/></text:span><text:span text:style-name="T1">104: 00:06:00.05 00:06:02.02 <text:s/>Duration 00:00:01.22 <text:s/>32</text:span></text:p>
      <text:p text:style-name="P1">#<text:span text:style-name="T6">Nos muros e nas redes sociais</text:span>,#</text:p>
      <text:p text:style-name="P1"/>
      <text:p text:style-name="Texte_20_brut"><text:span text:style-name="T3"><text:s/></text:span><text:span text:style-name="T1">105: 00:06:02.06 00:06:04.00 <text:s/>Duration 00:00:01.19 <text:s/>30</text:span></text:p>
      <text:p text:style-name="P1">#<text:span text:style-name="T6">milhares de comentários</text:span>.#</text:p>
      <text:p text:style-name="P1"/>
      <text:p text:style-name="Texte_20_brut"><text:span text:style-name="T3"><text:s/></text:span><text:span text:style-name="T1">106: 00:06:04.04 00:06:06.07 <text:s/>Duration 00:00:02.03 <text:s/>36</text:span></text:p>
      <text:p text:style-name="P4">#Ma<text:span text:style-name="T6">s também o criticam</text:span></text:p>
      <text:p text:style-name="P4"><text:span text:style-name="T6">por exagerar</text:span>.#</text:p>
      <text:p text:style-name="P1"/>
      <text:p text:style-name="Texte_20_brut"><text:span text:style-name="T3"><text:s/></text:span><text:span text:style-name="T1">107: 00:06:06.11 00:06:09.10 <text:s/>Duration 00:00:02.24 <text:s/>50</text:span></text:p>
      <text:p text:style-name="P1">#<text:span text:style-name="T6">O</text:span>s traficantes não<text:span text:style-name="T6"> ofereceriam</text:span></text:p>
      <text:p text:style-name="P1">dire<text:span text:style-name="T6">to, como ele diz</text:span>,#</text:p>
      <text:p text:style-name="P1"/>
      <text:p text:style-name="Texte_20_brut"><text:span text:style-name="T3"><text:s/></text:span><text:span text:style-name="T1">108: 00:06:09.14 00:06:11.01 <text:s/>Duration 00:00:01.12 <text:s/>25</text:span></text:p>
      <text:p text:style-name="P1">#drogas <text:span text:style-name="T6">às criança</text:span>s.#</text:p>
      <text:p text:style-name="P1"/>
      <text:p text:style-name="Texte_20_brut"><text:span text:style-name="T3"><text:s/></text:span><text:span text:style-name="T1">109: 00:06:11.05 00:06:14.23 <text:s/>Duration 00:00:03.18 <text:s/>63</text:span></text:p>
      <text:p text:style-name="P4">#P<text:span text:style-name="T6">ara saber mais, encontramos</text:span></text:p>
      <text:p text:style-name="P4"><text:span text:style-name="T6">o chefe da Polícia Judiciária</text:span>.#</text:p>
      <text:p text:style-name="P1"/>
      <text:p text:style-name="Texte_20_brut"><text:span text:style-name="T3"><text:s/></text:span><text:span text:style-name="T1">110: 00:06:16.16 00:06:19.09 <text:s/>Duration 00:00:02.18 <text:s/>46</text:span></text:p>
      <text:p text:style-name="P1">Não. <text:span text:style-name="T6">Não observamos</text:span></text:p>
      <text:p text:style-name="P1">conta<text:span text:style-name="T6">to</text:span>s diret<text:span text:style-name="T6">o</text:span>s,</text:p>
      <text:p text:style-name="P1"/>
      <text:p text:style-name="Texte_20_brut"><text:span text:style-name="T3"><text:s/></text:span><text:span text:style-name="T1">111: 00:06:19.13 00:06:21.22 <text:s/>Duration 00:00:02.09 <text:s/>40</text:span></text:p>
      <text:p text:style-name="P1">traficantes <text:span text:style-name="T6">posicionados</text:span></text:p>
      <text:p text:style-name="P3">na saída da escola</text:p>
      <text:p text:style-name="P1"/>
      <text:p text:style-name="Texte_20_brut"><text:span text:style-name="T3"><text:s/></text:span><text:span text:style-name="T1">112: 00:06:22.01 00:06:24.02 <text:s/>Duration 00:00:02.01 <text:s/>35</text:span></text:p>
      <text:p text:style-name="P1">p<text:span text:style-name="T6">ara apresentar seus produtos</text:span>.</text:p>
      <text:p text:style-name="P1"/>
      <text:p text:style-name="Texte_20_brut"><text:span text:style-name="T3"><text:s/></text:span><text:span text:style-name="T1">113: 00:06:24.07 00:06:27.19 <text:s/>Duration 00:00:03.12 <text:s/>59</text:span></text:p>
      <text:p text:style-name="P3">É comum, quando o debate</text:p>
      <text:p text:style-name="P3">sobre drogas é feito num contexto</text:p>
      <text:p text:style-name="P1"/>
      <text:p text:style-name="Texte_20_brut"><text:span text:style-name="T3"><text:s/></text:span><text:span text:style-name="T1">114: 00:06:27.24 00:06:30.15 <text:s/>Duration 00:00:02.16 <text:s/>45</text:span></text:p>
      <text:p text:style-name="P1"><text:span text:style-name="T6">emociona</text:span>l,</text:p>
      <text:p text:style-name="P1">com<text:span text:style-name="T6">o</text:span> é <text:span text:style-name="T6">o caso em</text:span> Lausanne,</text:p>
      <text:p text:style-name="P1"/>
      <text:p text:style-name="Texte_20_brut"><text:span text:style-name="T3"><text:s/></text:span><text:span text:style-name="T1">115: 00:06:30.19 00:06:33.10 <text:s/>Duration 00:00:02.16 <text:s/>45</text:span></text:p>
      <text:p text:style-name="P3">é comum circularem esses boatos</text:p>
      <text:p text:style-name="P1"/>
      <text:p text:style-name="Texte_20_brut"><text:span text:style-name="T3"><text:s/></text:span><text:span text:style-name="T1">116: 00:06:33.14 00:06:37.16 <text:s/>Duration 00:00:04.02 <text:s/>69</text:span></text:p>
      <text:p text:style-name="P1">de conta<text:span text:style-name="T6">tos</text:span> dire<text:span text:style-name="T6">tos</text:span></text:p>
      <text:p text:style-name="P1">entre traficantes e <text:span text:style-name="T6">estudantes.</text:span></text:p>
      <text:p text:style-name="P1"><text:soft-page-break/></text:p>
      <text:p text:style-name="Texte_20_brut"><text:span text:style-name="T3"><text:s/></text:span><text:span text:style-name="T1">117: 00:06:37.20 00:06:40.20 <text:s/>Duration 00:00:03.00 <text:s/>51</text:span></text:p>
      <text:p text:style-name="P1">9 <text:span text:style-name="T6">em cada</text:span> 10 <text:span text:style-name="T6">casos são só boatos.</text:span></text:p>
      <text:p text:style-name="P1"/>
      <text:p text:style-name="Texte_20_brut"><text:span text:style-name="T3"><text:s/></text:span><text:span text:style-name="T1">118: 00:06:40.24 00:06:44.12 <text:s/>Duration 00:00:03.13 <text:s/>60</text:span></text:p>
      <text:p text:style-name="P1">E <text:span text:style-name="T6">estamos nesse caso em</text:span> Lausanne,</text:p>
      <text:p text:style-name="P3">onde se trata de boato.</text:p>
      <text:p text:style-name="P1"/>
      <text:p text:style-name="Texte_20_brut"><text:span text:style-name="T3"><text:s/></text:span><text:span text:style-name="T1">119: 00:06:45.22 00:06:47.04 <text:s/>Duration 00:00:01.07 <text:s/>22</text:span></text:p>
      <text:p text:style-name="P1">#<text:span text:style-name="T6">Aqui estão os estudantes</text:span>#</text:p>
      <text:p text:style-name="P1"/>
      <text:p text:style-name="Texte_20_brut"><text:span text:style-name="T3"><text:s/></text:span><text:span text:style-name="T1">120: 00:06:47.08 00:06:49.18 <text:s/>Duration 00:00:02.10 <text:s/>41</text:span></text:p>
      <text:p text:style-name="P1">#<text:span text:style-name="T6">na saída da escola</text:span></text:p>
      <text:p text:style-name="P1"><text:span text:style-name="T6">do colégio</text:span> Saint-Roch.#</text:p>
      <text:p text:style-name="P1"/>
      <text:p text:style-name="Texte_20_brut"><text:span text:style-name="T3"><text:s/></text:span><text:span text:style-name="T1">121: 00:06:50.22 00:06:52.12 <text:s/>Duration 00:00:01.15 <text:s/>27</text:span></text:p>
      <text:p text:style-name="P1"><text:span text:style-name="T6">Eles lhes oferecem coisas</text:span>?</text:p>
      <text:p text:style-name="P1"/>
      <text:p text:style-name="Texte_20_brut"><text:span text:style-name="T3"><text:s/></text:span><text:span text:style-name="T1">122: 00:06:52.17 00:06:53.24 <text:s/>Duration 00:00:01.07 <text:s/>22</text:span></text:p>
      <text:p text:style-name="P1">-Não.</text:p>
      <text:p text:style-name="P1">-<text:span text:style-name="T6">Nada</text:span>.</text:p>
      <text:p text:style-name="P1"/>
      <text:p text:style-name="Texte_20_brut"><text:span text:style-name="T3"><text:s/></text:span><text:span text:style-name="T1">123: 00:06:54.03 00:06:56.08 <text:s/>Duration 00:00:02.05 <text:s/>37</text:span></text:p>
      <text:p text:style-name="P3">Eles nem aparecem aqui de manhã.</text:p>
      <text:p text:style-name="P1"/>
      <text:p text:style-name="Texte_20_brut"><text:span text:style-name="T3"><text:s/></text:span><text:span text:style-name="T1">124: 00:06:56.12 00:06:58.13 <text:s/>Duration 00:00:02.01 <text:s/>35</text:span></text:p>
      <text:p text:style-name="P1">É <text:span text:style-name="T6">principalmente à noite.</text:span></text:p>
      <text:p text:style-name="P1"/>
      <text:p text:style-name="Texte_20_brut"><text:span text:style-name="T3"><text:s/></text:span><text:span text:style-name="T1">125: 00:06:58.18 00:07:00.18 <text:s/>Duration 00:00:02.00 <text:s/>34</text:span></text:p>
      <text:p text:style-name="P3">Eles não perguntam</text:p>
      <text:p text:style-name="P3">nossa idade, nada.</text:p>
      <text:p text:style-name="P1"/>
      <text:p text:style-name="Texte_20_brut"><text:span text:style-name="T3"><text:s/></text:span><text:span text:style-name="T1">126: 00:07:00.22 00:07:03.07 <text:s/>Duration 00:00:02.10 <text:s/>41</text:span></text:p>
      <text:p text:style-name="P1">-<text:span text:style-name="T6">Não perguntam</text:span>.</text:p>
      <text:p text:style-name="P1">-<text:span text:style-name="T6">Eles passam reto e nós também.</text:span></text:p>
      <text:p text:style-name="P1"/>
      <text:p text:style-name="Texte_20_brut"><text:span text:style-name="T3"><text:s/></text:span><text:span text:style-name="T1">127: 00:07:03.12 00:07:05.14 <text:s/>Duration 00:00:02.02 <text:s/>35</text:span></text:p>
      <text:p text:style-name="P4"><text:span text:style-name="T6">Eles oferecem coisas às crianças</text:span>?</text:p>
      <text:p text:style-name="P1"/>
      <text:p text:style-name="Texte_20_brut"><text:span text:style-name="T3"><text:s/></text:span><text:span text:style-name="T1">128: 00:07:05.18 00:07:09.04 <text:s/>Duration 00:00:03.11 <text:s/>58</text:span></text:p>
      <text:p text:style-name="P1">-<text:span text:style-name="T6">A mim, nunca ofereceram.</text:span></text:p>
      <text:p text:style-name="P1">-<text:span text:style-name="T6">Não sei.</text:span></text:p>
      <text:p text:style-name="P1"/>
      <text:p text:style-name="Texte_20_brut"><text:span text:style-name="T3"><text:s/></text:span><text:span text:style-name="T1">129: 00:07:10.01 00:07:12.05 <text:s/>Duration 00:00:02.04 <text:s/>37</text:span></text:p>
      <text:p text:style-name="P4">#<text:span text:style-name="T6">Ainda assim,</text:span></text:p>
      <text:p text:style-name="P4"><text:span text:style-name="T6">a venda estraga a vida</text:span>#</text:p>
      <text:p text:style-name="P1"/>
      <text:p text:style-name="Texte_20_brut"><text:span text:style-name="T3"><text:s/></text:span><text:span text:style-name="T1">130: 00:07:12.09 00:07:15.03 <text:s/>Duration 00:00:02.19 <text:s/>47</text:span></text:p>
      <text:p text:style-name="P1">#d<text:span text:style-name="T6">os moradores desse bairro</text:span></text:p>
      <text:p text:style-name="P1"><text:span text:style-name="T6">há uma eternidade</text:span>.#</text:p>
      <text:p text:style-name="P1"/>
      <text:p text:style-name="Texte_20_brut"><text:span text:style-name="T3"><text:s/></text:span><text:span text:style-name="T1">131: 00:07:17.11 00:07:19.12 <text:s/>Duration 00:00:02.01 <text:s/>35</text:span></text:p>
      <text:p text:style-name="P1">#<text:span text:style-name="T7">Em seus</text:span> argument<text:span text:style-name="T7">os,</text:span></text:p>
      <text:p text:style-name="P1">Fernand Melgar insiste#</text:p>
      <text:p text:style-name="P1"/>
      <text:p text:style-name="Texte_20_brut"><text:span text:style-name="T3"><text:s/></text:span><text:span text:style-name="T1">132: 00:07:19.17 00:07:21.18 <text:s/>Duration 00:00:02.01 <text:s/>35</text:span></text:p>
      <text:p text:style-name="P1">#<text:span text:style-name="T7">no caso do filho dos seus vzinho</text:span>s,#</text:p>
      <text:p text:style-name="P1"/>
      <text:p text:style-name="Texte_20_brut"><text:span text:style-name="T3"><text:s/></text:span><text:span text:style-name="T1">133: 00:07:21.22 00:07:23.05 <text:s/>Duration 00:00:01.08 <text:s/>22</text:span></text:p>
      <text:p text:style-name="P1">#ado<text:span text:style-name="T7">lescente</text:span> de 18 anos#</text:p>
      <text:p text:style-name="P1"><text:soft-page-break/></text:p>
      <text:p text:style-name="Texte_20_brut"><text:span text:style-name="T3"><text:s/></text:span><text:span text:style-name="T1">134: 00:07:23.10 00:07:24.18 <text:s/>Duration 00:00:01.08 <text:s/>22</text:span></text:p>
      <text:p text:style-name="P1">#mort<text:span text:style-name="T7">o</text:span> de overdose de coca.#</text:p>
      <text:p text:style-name="P1"/>
      <text:p text:style-name="Texte_20_brut"><text:span text:style-name="T3"><text:s/></text:span><text:span text:style-name="T1">135: 00:07:24.22 00:07:26.02 <text:s/>Duration 00:00:01.05 <text:s/>20</text:span></text:p>
      <text:p text:style-name="P1">#<text:span text:style-name="T7">Na zona rural do V</text:span>aud,#</text:p>
      <text:p text:style-name="P1"/>
      <text:p text:style-name="Texte_20_brut"><text:span text:style-name="T3"><text:s/></text:span><text:span text:style-name="T1">136: 00:07:26.07 00:07:28.16 <text:s/>Duration 00:00:02.09 <text:s/>40</text:span></text:p>
      <text:p text:style-name="P1">#<text:span text:style-name="T7">encontramos</text:span></text:p>
      <text:p text:style-name="P1">Annemarie e Jean-Pierre.#</text:p>
      <text:p text:style-name="P1"/>
      <text:p text:style-name="Texte_20_brut"><text:span text:style-name="T3"><text:s/></text:span><text:span text:style-name="T1">137: 00:07:28.20 00:07:31.21 <text:s/>Duration 00:00:03.01 <text:s/>52</text:span></text:p>
      <text:p text:style-name="P5">#<text:span text:style-name="T7">Eles ainda estão marcados</text:span></text:p>
      <text:p text:style-name="P5"><text:span text:style-name="T7">pela tragédia </text:span>10 anos <text:span text:style-name="T7">depoi</text:span>s.#</text:p>
      <text:p text:style-name="P1"/>
      <text:p text:style-name="Texte_20_brut"><text:span text:style-name="T3"><text:s/></text:span><text:span text:style-name="T1">138: 00:07:32.01 00:07:34.02 <text:s/>Duration 00:00:02.01 <text:s/>35</text:span></text:p>
      <text:p text:style-name="P1"><text:span text:style-name="T8">Eles o acharam como queriam</text:span>.</text:p>
      <text:p text:style-name="P1"/>
      <text:p text:style-name="Texte_20_brut"><text:span text:style-name="T3"><text:s/></text:span><text:span text:style-name="T1">139: 00:07:34.07 00:07:37.04 <text:s/>Duration 00:00:02.22 <text:s/>49</text:span></text:p>
      <text:p text:style-name="P6">Eu não percebi isso tudo.</text:p>
      <text:p text:style-name="P1"/>
      <text:p text:style-name="Texte_20_brut"><text:span text:style-name="T3"><text:s/></text:span><text:span text:style-name="T1">140: 00:07:37.08 00:07:40.00 <text:s/>Duration 00:00:02.17 <text:s/>46</text:span></text:p>
      <text:p text:style-name="P1"><text:span text:style-name="T8">Eu não estava em negação</text:span>,</text:p>
      <text:p text:style-name="P1"/>
      <text:p text:style-name="Texte_20_brut"><text:span text:style-name="T3"><text:s/></text:span><text:span text:style-name="T1">141: 00:07:40.05 00:07:42.05 <text:s/>Duration 00:00:02.00 <text:s/>34</text:span></text:p>
      <text:p text:style-name="P1">ma<text:span text:style-name="T8">s eu não notei nada.</text:span></text:p>
      <text:p text:style-name="P1"/>
      <text:p text:style-name="Texte_20_brut"><text:span text:style-name="T3"><text:s/></text:span><text:span text:style-name="T1">142: 00:07:42.10 00:07:45.22 <text:s/>Duration 00:00:03.12 <text:s/>59</text:span></text:p>
      <text:p text:style-name="P6">Nós nos distanciamos um pouco,</text:p>
      <text:p text:style-name="P6">agora estamos fora disso,</text:p>
      <text:p text:style-name="P1"/>
      <text:p text:style-name="Texte_20_brut"><text:span text:style-name="T3"><text:s/></text:span><text:span text:style-name="T1">143: 00:07:46.01 00:07:48.11 <text:s/>Duration 00:00:02.10 <text:s/>41</text:span></text:p>
      <text:p text:style-name="P6">aqui no campo.</text:p>
      <text:p text:style-name="P1"/>
      <text:p text:style-name="Texte_20_brut"><text:span text:style-name="T3"><text:s/></text:span><text:span text:style-name="T1">144: 00:07:49.00 00:07:50.06 <text:s/>Duration 00:00:01.06 <text:s/>21</text:span></text:p>
      <text:p text:style-name="P1">Ma<text:span text:style-name="T8">s sabemos muito bem</text:span></text:p>
      <text:p text:style-name="P1"/>
      <text:p text:style-name="Texte_20_brut"><text:span text:style-name="T3"><text:s/></text:span><text:span text:style-name="T1">145: 00:07:50.10 00:07:53.18 <text:s/>Duration 00:00:03.08 <text:s/>56</text:span></text:p>
      <text:p text:style-name="P1">que <text:span text:style-name="T8">o problema continua idêntico</text:span></text:p>
      <text:p text:style-name="P1"/>
      <text:p text:style-name="Texte_20_brut"><text:span text:style-name="T3"><text:s/></text:span><text:span text:style-name="T1">146: 00:07:53.22 00:07:55.14 <text:s/>Duration 00:00:01.17 <text:s/>29</text:span></text:p>
      <text:p text:style-name="P1"><text:span text:style-name="T8">para meninos como o</text:span> Gabi,</text:p>
      <text:p text:style-name="P1"/>
      <text:p text:style-name="Texte_20_brut"><text:span text:style-name="T3"><text:s/></text:span><text:span text:style-name="T1">147: 00:07:55.18 00:07:57.20 <text:s/>Duration 00:00:02.02 <text:s/>35</text:span></text:p>
      <text:p text:style-name="P1">m<text:span text:style-name="T8">esmo atualmente.</text:span></text:p>
      <text:p text:style-name="P1"/>
      <text:p text:style-name="Texte_20_brut"><text:span text:style-name="T3"><text:s/></text:span><text:span text:style-name="T1">148: 00:07:57.24 00:07:59.17 <text:s/>Duration 00:00:01.18 <text:s/>29</text:span></text:p>
      <text:p text:style-name="P1"><text:span text:style-name="T8">E isso nos en</text:span>triste<text:span text:style-name="T8">ce muito</text:span>.</text:p>
      <text:p text:style-name="P1"/>
      <text:p text:style-name="Texte_20_brut"><text:span text:style-name="T3"><text:s/></text:span><text:span text:style-name="T1">149: 00:07:59.22 00:08:02.00 <text:s/>Duration 00:00:02.03 <text:s/>36</text:span></text:p>
      <text:p text:style-name="P7"><text:span text:style-name="T8">Hoje</text:span>,</text:p>
      <text:p text:style-name="P6">o que vocês gostariam de dizer</text:p>
      <text:p text:style-name="P1"/>
      <text:p text:style-name="Texte_20_brut"><text:span text:style-name="T3"><text:s/></text:span><text:span text:style-name="T1">150: 00:08:02.04 00:08:04.00 <text:s/>Duration 00:00:01.21 <text:s/>31</text:span></text:p>
      <text:p text:style-name="P1">à <text:span text:style-name="T8">cidade que deixaram</text:span>?</text:p>
      <text:p text:style-name="P1"/>
      <text:p text:style-name="Texte_20_brut"><text:span text:style-name="T3"><text:s/></text:span><text:span text:style-name="T1">151: 00:08:04.19 00:08:07.07 <text:s/>Duration 00:00:02.13 <text:s/>43</text:span></text:p>
      <text:p text:style-name="P7">Que <text:span text:style-name="T8">suas ações</text:span></text:p>
      <text:p text:style-name="P7"><text:span text:style-name="T8">fiquem um pouco mais visíveis</text:span>,</text:p>
      <text:p text:style-name="P1"/>
      <text:p text:style-name="Texte_20_brut"><text:soft-page-break/><text:span text:style-name="T3"><text:s/></text:span><text:span text:style-name="T1">152: 00:08:07.11 00:08:10.16 <text:s/>Duration 00:00:03.05 <text:s/>54</text:span></text:p>
      <text:p text:style-name="P1">e <text:span text:style-name="T8">que sejam um pouco mais</text:span> f<text:span text:style-name="T8">i</text:span>rmes.</text:p>
      <text:p text:style-name="P1"/>
      <text:p text:style-name="Texte_20_brut"><text:span text:style-name="T3"><text:s/></text:span><text:span text:style-name="T1">153: 00:08:12.21 00:08:16.19 <text:s/>Duration 00:00:03.23 <text:s/>67</text:span></text:p>
      <text:p text:style-name="P1">Qu<text:span text:style-name="T8">e deem a eles também</text:span></text:p>
      <text:p text:style-name="P6">ferramentas diferentes,</text:p>
      <text:p text:style-name="P1"/>
      <text:p text:style-name="Texte_20_brut"><text:span text:style-name="T3"><text:s/></text:span><text:span text:style-name="T1">154: 00:08:16.23 00:08:19.10 <text:s/>Duration 00:00:02.12 <text:s/>42</text:span></text:p>
      <text:p text:style-name="P7">de <text:span text:style-name="T8">modo</text:span></text:p>
      <text:p text:style-name="P6">que eles não sejam obrigados</text:p>
      <text:p text:style-name="P1"/>
      <text:p text:style-name="Texte_20_brut"><text:span text:style-name="T3"><text:s/></text:span><text:span text:style-name="T1">155: 00:08:19.14 00:08:23.02 <text:s/>Duration 00:00:03.13 <text:s/>60</text:span></text:p>
      <text:p text:style-name="P6">a só poder</text:p>
      <text:p text:style-name="P6">prender alguém em flagrante,</text:p>
      <text:p text:style-name="P1"/>
      <text:p text:style-name="Texte_20_brut"><text:span text:style-name="T3"><text:s/></text:span><text:span text:style-name="T1">156: 00:08:23.06 00:08:27.24 <text:s/>Duration 00:00:04.18 <text:s/>80</text:span></text:p>
      <text:p text:style-name="P7">ma<text:span text:style-name="T8">s desde que há suspeita</text:span></text:p>
      <text:p text:style-name="P6">e que sabem,</text:p>
      <text:p text:style-name="P1"/>
      <text:p text:style-name="Texte_20_brut"><text:span text:style-name="T3"><text:s/></text:span><text:span text:style-name="T1">157: 00:08:28.03 00:08:31.00 <text:s/>Duration 00:00:02.22 <text:s/>49</text:span></text:p>
      <text:p text:style-name="P7">com<text:span text:style-name="T8">o alguém que vem sempre</text:span></text:p>
      <text:p text:style-name="P6">ao mesmo quarteirão,</text:p>
      <text:p text:style-name="P1"/>
      <text:p text:style-name="Texte_20_brut"><text:span text:style-name="T3"><text:s/></text:span><text:span text:style-name="T1">158: 00:08:31.04 00:08:34.19 <text:s/>Duration 00:00:03.15 <text:s/>61</text:span></text:p>
      <text:p text:style-name="P1">qu<text:span text:style-name="T9">e está sempre com uma tala na mão,</text:span></text:p>
      <text:p text:style-name="P1"><text:span text:style-name="T9">sabemos muito bem</text:span> que...</text:p>
      <text:p text:style-name="P1"/>
      <text:p text:style-name="Texte_20_brut"><text:span text:style-name="T3"><text:s/></text:span><text:span text:style-name="T1">159: 00:08:36.11 00:08:38.22 <text:s/>Duration 00:00:02.11 <text:s/>41</text:span></text:p>
      <text:p text:style-name="P8"><text:span text:style-name="T9">Expulsá-los</text:span>. <text:span text:style-name="T9">Para longe.</text:span></text:p>
      <text:p text:style-name="P13">Sistematicamente.</text:p>
      <text:p text:style-name="P1"/>
      <text:p text:style-name="Texte_20_brut"><text:span text:style-name="T3"><text:s/></text:span><text:span text:style-name="T1">160: 00:08:40.16 00:08:42.14 <text:s/>Duration 00:00:01.23 <text:s/>33</text:span></text:p>
      <text:p text:style-name="P1">#<text:span text:style-name="T10">A esta altura, é bom lembrar</text:span>#</text:p>
      <text:p text:style-name="P1"/>
      <text:p text:style-name="Texte_20_brut"><text:span text:style-name="T3"><text:s/></text:span><text:span text:style-name="T1">161: 00:08:42.18 00:08:46.07 <text:s/>Duration 00:00:03.14 <text:s/>61</text:span></text:p>
      <text:p text:style-name="P1">#que <text:span text:style-name="T10">o</text:span>s traficantes <text:span text:style-name="T10">também não agem</text:span></text:p>
      <text:p text:style-name="P1"><text:span text:style-name="T10">com</text:span> total impuni<text:span text:style-name="T10">dade</text:span>.#</text:p>
      <text:p text:style-name="P1"/>
      <text:p text:style-name="Texte_20_brut"><text:span text:style-name="T3"><text:s/></text:span><text:span text:style-name="T1">162: 00:08:46.12 00:08:48.07 <text:s/>Duration 00:00:01.20 <text:s/>31</text:span></text:p>
      <text:p text:style-name="P1">#<text:span text:style-name="T10">As prisões são regulare</text:span>s.#</text:p>
      <text:p text:style-name="P1"/>
      <text:p text:style-name="Texte_20_brut"><text:span text:style-name="T3"><text:s/></text:span><text:span text:style-name="T1">163: 00:08:48.12 00:08:49.15 <text:s/>Duration 00:00:01.03 <text:s/>19</text:span></text:p>
      <text:p text:style-name="P1"><text:span text:style-name="T10">Peguem-no</text:span>!</text:p>
      <text:p text:style-name="P1"/>
      <text:p text:style-name="Texte_20_brut"><text:span text:style-name="T3"><text:s/></text:span><text:span text:style-name="T1">164: 00:08:54.04 00:08:55.05 <text:s/>Duration 00:00:01.01 <text:s/>18</text:span></text:p>
      <text:p text:style-name="P1"><text:span text:style-name="T10">Pare</text:span>!</text:p>
      <text:p text:style-name="P1"/>
      <text:p text:style-name="Texte_20_brut"><text:span text:style-name="T3"><text:s/></text:span><text:span text:style-name="T1">165: 00:08:55.09 00:08:58.05 <text:s/>Duration 00:00:02.21 <text:s/>48</text:span></text:p>
      <text:p text:style-name="P1">#Ma<text:span text:style-name="T10">s na maioria das vezes</text:span>,</text:p>
      <text:p text:style-name="P1"><text:span text:style-name="T10">os indivíduos são solto</text:span>s,#</text:p>
      <text:p text:style-name="P1"/>
      <text:p text:style-name="Texte_20_brut"><text:span text:style-name="T3"><text:s/></text:span><text:span text:style-name="T1">166: 00:08:58.09 00:08:59.15 <text:s/>Duration 00:00:01.06 <text:s/>21</text:span></text:p>
      <text:p text:style-name="P9">#<text:span text:style-name="T10">pois não portam nada</text:span>,#</text:p>
      <text:p text:style-name="P1"/>
      <text:p text:style-name="Texte_20_brut"><text:span text:style-name="T3"><text:s/></text:span><text:span text:style-name="T1">167: 00:08:59.20 00:09:03.03 <text:s/>Duration 00:00:03.08 <text:s/>56</text:span></text:p>
      <text:p text:style-name="P9">#n<text:span text:style-name="T10">em</text:span> drogas n<text:span text:style-name="T10">em dinheiro,</text:span></text:p>
      <text:p text:style-name="P9"><text:span text:style-name="T10">que provariam a transação ilícita.</text:span>#</text:p>
      <text:p text:style-name="P1"/>
      <text:p text:style-name="Texte_20_brut"><text:span text:style-name="T3"><text:s/></text:span><text:span text:style-name="T1">168: 00:09:03.08 00:09:04.10 <text:s/>Duration 00:00:01.02 <text:s/>18</text:span></text:p>
      <text:p text:style-name="P1">#<text:span text:style-name="T10">Mais surpreendente</text:span>,#</text:p>
      <text:p text:style-name="P1"><text:soft-page-break/></text:p>
      <text:p text:style-name="Texte_20_brut"><text:span text:style-name="T3"><text:s/></text:span><text:span text:style-name="T1">169: 00:09:04.14 00:09:08.06 <text:s/>Duration 00:00:03.17 <text:s/>63</text:span></text:p>
      <text:p text:style-name="P1">#<text:span text:style-name="T10">na maioria dos casos,</text:span></text:p>
      <text:p text:style-name="P1"><text:span text:style-name="T10">seus documentos estão válidos</text:span>.#</text:p>
      <text:p text:style-name="P1"/>
      <text:p text:style-name="Texte_20_brut"><text:span text:style-name="T3"><text:s/></text:span><text:span text:style-name="T1">170: 00:09:08.11 00:09:09.24 <text:s/>Duration 00:00:01.13 <text:s/>26</text:span></text:p>
      <text:p text:style-name="P1"><text:span text:style-name="T10">Eles têm uma</text:span> <text:span text:style-name="T10">e</text:span>stratégi<text:span text:style-name="T10">a</text:span></text:p>
      <text:p text:style-name="P1"/>
      <text:p text:style-name="Texte_20_brut"><text:span text:style-name="T3"><text:s/></text:span><text:span text:style-name="T1">171: 00:09:10.03 00:09:12.11 <text:s/>Duration 00:00:02.08 <text:s/>39</text:span></text:p>
      <text:p text:style-name="P9">qu<text:span text:style-name="T10">e os faz ficar</text:span></text:p>
      <text:p text:style-name="P9"><text:span text:style-name="T10">limpos de infrações</text:span>.</text:p>
      <text:p text:style-name="P1"/>
      <text:p text:style-name="Texte_20_brut"><text:span text:style-name="T3"><text:s/></text:span><text:span text:style-name="T1">172: 00:09:12.15 00:09:15.14 <text:s/>Duration 00:00:02.24 <text:s/>50</text:span></text:p>
      <text:p text:style-name="P10">Eles passam pela Itália</text:p>
      <text:p text:style-name="P1"><text:span text:style-name="T10">para ter documentos</text:span> Schengen</text:p>
      <text:p text:style-name="P1"/>
      <text:p text:style-name="Texte_20_brut"><text:span text:style-name="T3"><text:s/></text:span><text:span text:style-name="T1">173: 00:09:15.18 00:09:17.06 <text:s/>Duration 00:00:01.13 <text:s/>26</text:span></text:p>
      <text:p text:style-name="P1">qu<text:span text:style-name="T10">e permitem vir à Suíça</text:span></text:p>
      <text:p text:style-name="P1"/>
      <text:p text:style-name="Texte_20_brut"><text:span text:style-name="T3"><text:s/></text:span><text:span text:style-name="T1">174: 00:09:17.10 00:09:18.21 <text:s/>Duration 00:00:01.11 <text:s/>24</text:span></text:p>
      <text:p text:style-name="P1"><text:span text:style-name="T10">sem ser</text:span> importun<text:span text:style-name="T10">ados</text:span></text:p>
      <text:p text:style-name="P1"/>
      <text:p text:style-name="Texte_20_brut"><text:span text:style-name="T3"><text:s/></text:span><text:span text:style-name="T1">175: 00:09:19.00 00:09:20.12 <text:s/>Duration 00:00:01.12 <text:s/>25</text:span></text:p>
      <text:p text:style-name="P10">por causa</text:p>
      <text:p text:style-name="P9"><text:span text:style-name="T10">da lei de estrangeiros</text:span>.</text:p>
      <text:p text:style-name="P1"/>
      <text:p text:style-name="Texte_20_brut"><text:span text:style-name="T3"><text:s/></text:span><text:span text:style-name="T1">176: 00:09:22.18 00:09:24.22 <text:s/>Duration 00:00:02.04 <text:s/>37</text:span></text:p>
      <text:p text:style-name="P1">#<text:span text:style-name="T10">Mesmo assim</text:span>, Lausanne</text:p>
      <text:p text:style-name="P1"><text:span text:style-name="T10">tem má reputação</text:span>.#</text:p>
      <text:p text:style-name="P1"/>
      <text:p text:style-name="Texte_20_brut"><text:span text:style-name="T3"><text:s/></text:span><text:span text:style-name="T1">177: 00:09:25.01 00:09:26.05 <text:s/>Duration 00:00:01.04 <text:s/>20</text:span></text:p>
      <text:p text:style-name="P1">#É <text:span text:style-name="T10">a cidade</text:span> romand<text:span text:style-name="T10">a</text:span>#</text:p>
      <text:p text:style-name="P1"/>
      <text:p text:style-name="Texte_20_brut"><text:span text:style-name="T3"><text:s/></text:span><text:span text:style-name="T1">178: 00:09:26.10 00:09:29.15 <text:s/>Duration 00:00:03.05 <text:s/>54</text:span></text:p>
      <text:p text:style-name="P1">#qu<text:span text:style-name="T10">e nem consegue afastar</text:span></text:p>
      <text:p text:style-name="P1"><text:span text:style-name="T10">o</text:span>s traficantes d<text:span text:style-name="T10">o seu</text:span> <text:span text:style-name="T10">C</text:span>entr<text:span text:style-name="T10">o</text:span>.#</text:p>
      <text:p text:style-name="P1"/>
      <text:p text:style-name="Texte_20_brut"><text:span text:style-name="T3"><text:s/></text:span><text:span text:style-name="T1">179: 00:09:30.14 00:09:32.03 <text:s/>Duration 00:00:01.14 <text:s/>27</text:span></text:p>
      <text:p text:style-name="P1"><text:span text:style-name="T10">A</text:span> popula<text:span text:style-name="T10">ção não aguenta mais</text:span>.</text:p>
      <text:p text:style-name="P1"/>
      <text:p text:style-name="Texte_20_brut"><text:span text:style-name="T3"><text:s/></text:span><text:span text:style-name="T1">180: 00:09:32.07 00:09:34.04 <text:s/>Duration 00:00:01.22 <text:s/>32</text:span></text:p>
      <text:p text:style-name="P10">Temos reuniões de bairro</text:p>
      <text:p text:style-name="P10">frequentes,</text:p>
      <text:p text:style-name="P1"/>
      <text:p text:style-name="Texte_20_brut"><text:span text:style-name="T3"><text:s/></text:span><text:span text:style-name="T1">181: 00:09:34.08 00:09:37.12 <text:s/>Duration 00:00:03.04 <text:s/>54</text:span></text:p>
      <text:p text:style-name="P10">e ela se preocupa, se irrita,</text:p>
      <text:p text:style-name="P1"/>
      <text:p text:style-name="Texte_20_brut"><text:span text:style-name="T3"><text:s/></text:span><text:span text:style-name="T1">182: 00:09:37.17 00:09:39.24 <text:s/>Duration 00:00:02.07 <text:s/>39</text:span></text:p>
      <text:p text:style-name="P1">e <text:span text:style-name="T10">compartilhamos nossa revolta.</text:span></text:p>
      <text:p text:style-name="P1"/>
      <text:p text:style-name="Texte_20_brut"><text:span text:style-name="T3"><text:s/></text:span><text:span text:style-name="T1">183: 00:09:40.15 00:09:43.01 <text:s/>Duration 00:00:02.11 <text:s/>41</text:span></text:p>
      <text:p text:style-name="P1">Ma<text:span text:style-name="T10">s já chega</text:span>.</text:p>
      <text:p text:style-name="P1"><text:span text:style-name="T10">Está na hora de</text:span> agir.</text:p>
      <text:p text:style-name="P1"/>
      <text:p text:style-name="Texte_20_brut"><text:span text:style-name="T3"><text:s/></text:span><text:span text:style-name="T1">184: 00:09:43.06 00:09:45.08 <text:s/>Duration 00:00:02.02 <text:s/>35</text:span></text:p>
      <text:p text:style-name="P12"><text:span text:style-name="T11">Poderiam fazer batidas surpresa</text:span>,</text:p>
      <text:p text:style-name="P1"/>
      <text:p text:style-name="Texte_20_brut"><text:span text:style-name="T3"><text:s/></text:span><text:span text:style-name="T1">185: 00:09:45.13 00:09:48.14 <text:s/>Duration 00:00:03.01 <text:s/>52</text:span></text:p>
      <text:p text:style-name="P11">mas o ideal seria resolver</text:p>
      <text:p text:style-name="P11">os problemas em longo prazo</text:p>
      <text:p text:style-name="P1"><text:soft-page-break/></text:p>
      <text:p text:style-name="Texte_20_brut"><text:span text:style-name="T3"><text:s/></text:span><text:span text:style-name="T1">186: 00:09:48.18 00:09:51.01 <text:s/>Duration 00:00:02.08 <text:s/>39</text:span></text:p>
      <text:p text:style-name="P1"><text:span text:style-name="T11">em relação ao tráfico</text:span> de ru<text:span text:style-name="T11">a</text:span>.</text:p>
      <text:p text:style-name="P1"/>
      <text:p text:style-name="Texte_20_brut"><text:span text:style-name="T3"><text:s/></text:span><text:span text:style-name="T1">187: 00:09:51.05 00:09:54.16 <text:s/>Duration 00:00:03.11 <text:s/>58</text:span></text:p>
      <text:p text:style-name="P14"><text:span text:style-name="T12">Assim sendo, na terça</text:span>,</text:p>
      <text:p text:style-name="P14"><text:span text:style-name="T12">o município e a polícia</text:span>,</text:p>
      <text:p text:style-name="P1"/>
      <text:p text:style-name="Texte_20_brut"><text:span text:style-name="T3"><text:s/></text:span><text:span text:style-name="T1">188: 00:09:54.20 00:09:56.01 <text:s/>Duration 00:00:01.06 <text:s/>21</text:span></text:p>
      <text:p text:style-name="P1">so<text:span text:style-name="T12">b minha batuta</text:span>,</text:p>
      <text:p text:style-name="P1"/>
      <text:p text:style-name="Texte_20_brut"><text:span text:style-name="T3"><text:s/></text:span><text:span text:style-name="T1">189: 00:09:56.05 00:09:59.15 <text:s/>Duration 00:00:03.10 <text:s/>58</text:span></text:p>
      <text:p text:style-name="P14">v<text:span text:style-name="T12">ão anunciar uma presença</text:span></text:p>
      <text:p text:style-name="P37">bem mais ostensiva</text:p>
      <text:p text:style-name="P1"/>
      <text:p text:style-name="Texte_20_brut"><text:span text:style-name="T3"><text:s/></text:span><text:span text:style-name="T1">190: 00:09:59.19 00:10:03.06 <text:s/>Duration 00:00:03.12 <text:s/>59</text:span></text:p>
      <text:p text:style-name="P15">em um certo número de lugares</text:p>
      <text:p text:style-name="P1">qu<text:span text:style-name="T13">e dão</text:span> probl<text:span text:style-name="T13">ema</text:span>.</text:p>
      <text:p text:style-name="P1"/>
      <text:p text:style-name="Texte_20_brut"><text:span text:style-name="T3"><text:s/></text:span><text:span text:style-name="T1">191: 00:10:04.10 00:10:08.03 <text:s/>Duration 00:00:03.18 <text:s/>63</text:span></text:p>
      <text:p text:style-name="P1">#<text:span text:style-name="T13">A presença do tráfico no Centro</text:span></text:p>
      <text:p text:style-name="P1">não<text:span text:style-name="T13"> é, porém, uma</text:span> fatali<text:span text:style-name="T13">dade</text:span>.#</text:p>
      <text:p text:style-name="P1"/>
      <text:p text:style-name="Texte_20_brut"><text:span text:style-name="T3"><text:s/></text:span><text:span text:style-name="T1">192: 00:10:08.07 00:10:09.19 <text:s/>Duration 00:00:01.12 <text:s/>25</text:span></text:p>
      <text:p text:style-name="P1">#M<text:span text:style-name="T13">esmo em menor escala</text:span>,#</text:p>
      <text:p text:style-name="P1"/>
      <text:p text:style-name="Texte_20_brut"><text:span text:style-name="T3"><text:s/></text:span><text:span text:style-name="T1">193: 00:10 :09.23 00:10:13.03 <text:s/>Duration 00:00:03.05 <text:s/>54</text:span></text:p>
      <text:p text:style-name="P16">#<text:span text:style-name="T13">a cidade</text:span> de Neuchâtel</text:p>
      <text:p text:style-name="P16"><text:span text:style-name="T13">enfrentou o mesmo</text:span> problema.#</text:p>
      <text:p text:style-name="P1"/>
      <text:p text:style-name="Texte_20_brut"><text:span text:style-name="T3"><text:s/></text:span><text:span text:style-name="T1">194: 00:10:13.07 00:10:15.22 <text:s/>Duration 00:00:02.15 <text:s/>44</text:span></text:p>
      <text:p text:style-name="P1">#Un<text:span text:style-name="T13">s trinta</text:span> traficantes</text:p>
      <text:p text:style-name="P1"><text:span text:style-name="T13">ainda ocupavam essas</text:span> ru<text:span text:style-name="T13">a</text:span>s#</text:p>
      <text:p text:style-name="P1"/>
      <text:p text:style-name="Texte_20_brut"><text:span text:style-name="T3"><text:s/></text:span><text:span text:style-name="T1">195: 00:10:16.01 00:10:17.10 <text:s/>Duration 00:00:01.09 <text:s/>23</text:span></text:p>
      <text:p text:style-name="P1">#<text:span text:style-name="T13">há apenas </text:span>3 anos.#</text:p>
      <text:p text:style-name="P1"/>
      <text:p text:style-name="Texte_20_brut"><text:span text:style-name="T3"><text:s/></text:span><text:span text:style-name="T1">196: 00:10:17.14 00:10:19.04 <text:s/>Duration 00:00:01.15 <text:s/>27</text:span></text:p>
      <text:p text:style-name="P1">#<text:span text:style-name="T13">A</text:span>s autori<text:span text:style-name="T13">dades</text:span></text:p>
      <text:p text:style-name="P1"><text:span text:style-name="T13">decidiram então</text:span>#</text:p>
      <text:p text:style-name="P1"/>
      <text:p text:style-name="Texte_20_brut"><text:span text:style-name="T3"><text:s/></text:span><text:span text:style-name="T1">197: 00:10:19.09 00:10:21.10 <text:s/>Duration 00:00:02.01 <text:s/>35</text:span></text:p>
      <text:p text:style-name="P1">#<text:span text:style-name="T13">reunir num único grupo de ação</text:span>#</text:p>
      <text:p text:style-name="P1"/>
      <text:p text:style-name="Texte_20_brut"><text:span text:style-name="T3"><text:s/></text:span><text:span text:style-name="T1">198: 00:10:21.14 00:10:24.04 <text:s/>Duration 00:00:02.15 <text:s/>44</text:span></text:p>
      <text:p text:style-name="P1">#<text:span text:style-name="T13">os diversos atores da repressão</text:span>.#</text:p>
      <text:p text:style-name="P1"/>
      <text:p text:style-name="Texte_20_brut"><text:span text:style-name="T3"><text:s/></text:span><text:span text:style-name="T1">199: 00:10:24.09 00:10:25.06 <text:s/>Duration 00:00:00.22 <text:s/>15</text:span></text:p>
      <text:p text:style-name="P1">Pol<text:span text:style-name="T13">ícia de</text:span> Neuchâtel</text:p>
      <text:p text:style-name="P1"/>
      <text:p text:style-name="Texte_20_brut"><text:span text:style-name="T3"><text:s/></text:span><text:span text:style-name="T1">200: 00:10:25.10 00:10:28.04 <text:s/>Duration 00:00:02.19 <text:s/>47</text:span></text:p>
      <text:p text:style-name="P1"><text:span text:style-name="T14">Tem o</text:span> servi<text:span text:style-name="T14">ço de</text:span> migra<text:span text:style-name="T14">ção</text:span>,</text:p>
      <text:p text:style-name="P1">d<text:span text:style-name="T14">e aplicação de pena</text:span>s,</text:p>
      <text:p text:style-name="P1"/>
      <text:p text:style-name="Texte_20_brut"><text:span text:style-name="T3"><text:s/></text:span><text:span text:style-name="T1">201: 00:10:28.08 00:10:30.10 <text:s/>Duration 00:00:02.02 <text:s/>35</text:span></text:p>
      <text:p text:style-name="P17">o serviço penitenciário,</text:p>
      <text:p text:style-name="P1"/>
      <text:p text:style-name="Texte_20_brut"><text:span text:style-name="T3"><text:s/></text:span><text:span text:style-name="T1">202: 00:10:30.14 00:10:32.16 <text:s/>Duration 00:00:02.02 <text:s/>35</text:span></text:p>
      <text:p text:style-name="P17">as direções</text:p>
      <text:p text:style-name="P18"><text:span text:style-name="T14">dos centros de demandantes</text:span>.</text:p>
      <text:p text:style-name="P1"><text:soft-page-break/></text:p>
      <text:p text:style-name="Texte_20_brut"><text:span text:style-name="T3"><text:s/></text:span><text:span text:style-name="T1">203: 00:10:32.20 00:10:35.06 <text:s/>Duration 00:00:02.11 <text:s/>41</text:span></text:p>
      <text:p text:style-name="P1">C<text:span text:style-name="T14">ada um pôde expor seus</text:span> problemas,</text:p>
      <text:p text:style-name="P1"/>
      <text:p text:style-name="Texte_20_brut"><text:span text:style-name="T3"><text:s/></text:span><text:span text:style-name="T1">204: 00:10:35.10 00:10:37.06 <text:s/>Duration 00:00:01.21 <text:s/>31</text:span></text:p>
      <text:p text:style-name="P1">e <text:span text:style-name="T14">a decisão que foi tomada</text:span></text:p>
      <text:p text:style-name="P1"/>
      <text:p text:style-name="Texte_20_brut"><text:span text:style-name="T3"><text:s/></text:span><text:span text:style-name="T1">205: 00:10:37.10 00:10:39.10 <text:s/>Duration 00:00:02.00 <text:s/>34</text:span></text:p>
      <text:p text:style-name="P17">foi de liberar</text:p>
      <text:p text:style-name="P1"/>
      <text:p text:style-name="Texte_20_brut"><text:span text:style-name="T3"><text:s/></text:span><text:span text:style-name="T1">206: 00:10:39.14 00:10:42.24 <text:s/>Duration 00:00:03.10 <text:s/>58</text:span></text:p>
      <text:p text:style-name="P1">5 cel<text:span text:style-name="T14">a</text:span>s <text:span text:style-name="T14">nas prisões</text:span></text:p>
      <text:p text:style-name="P1">de <text:span text:style-name="T14">L</text:span>a Chaux-de-Fonds</text:p>
      <text:p text:style-name="P1"/>
      <text:p text:style-name="Texte_20_brut"><text:span text:style-name="T3"><text:s/></text:span><text:span text:style-name="T1">207: 00:10:43.03 00:10:47.12 <text:s/>Duration 00:00:04.09 <text:s/>74</text:span></text:p>
      <text:p text:style-name="P18">p<text:span text:style-name="T14">ara</text:span> que <text:span text:style-name="T14">ess</text:span>es traficantes</text:p>
      <text:p text:style-name="P18">d<text:span text:style-name="T14">enunciados possam cumprir a pena</text:span>.</text:p>
      <text:p text:style-name="P1"/>
      <text:p text:style-name="Texte_20_brut"><text:span text:style-name="T3"><text:s/></text:span><text:span text:style-name="T1">208: 00:10:47.17 00:10:48.20 <text:s/>Duration 00:00:01.03 <text:s/>19</text:span></text:p>
      <text:p text:style-name="P17">Nos outros cantões,</text:p>
      <text:p text:style-name="P1"/>
      <text:p text:style-name="P33"><text:span text:style-name="T3"><text:s/></text:span><text:span text:style-name="T1">209: 00:10:48.24 00:10:51.09 <text:s/>Duration 00:00:02.10 <text:s/>41</text:span></text:p>
      <text:p text:style-name="P33"><text:span text:style-name="T2">também há</text:span><text:span text:style-name="T1"> problemas de </text:span><text:span text:style-name="T2">vaga</text:span></text:p>
      <text:p text:style-name="P17">nas prisões,</text:p>
      <text:p text:style-name="P1"/>
      <text:p text:style-name="Texte_20_brut"><text:span text:style-name="T3"><text:s/></text:span><text:span text:style-name="T1">210: 00:10:51.13 00:10:54.01 <text:s/>Duration 00:00:02.13 <text:s/>43</text:span></text:p>
      <text:p text:style-name="P1">problema qu<text:span text:style-name="T14">e tínhamos</text:span></text:p>
      <text:p text:style-name="P17">no começo desse fenômeno</text:p>
      <text:p text:style-name="P1"/>
      <text:p text:style-name="Texte_20_brut"><text:span text:style-name="T3"><text:s/></text:span><text:span text:style-name="T1">211: 00:10:54.06 00:10:57.12 <text:s/>Duration 00:00:03.06 <text:s/>55</text:span></text:p>
      <text:p text:style-name="P1">e <text:span text:style-name="T14">que conseguimos resolver</text:span></text:p>
      <text:p text:style-name="P1">gr<text:span text:style-name="T14">aças à</text:span> par<text:span text:style-name="T14">ceria</text:span></text:p>
      <text:p text:style-name="P1"/>
      <text:p text:style-name="Texte_20_brut"><text:span text:style-name="T3"><text:s/></text:span><text:span text:style-name="T1">212: 00:10:57.16 00:11:00.03 <text:s/>Duration 00:00:02.12 <text:s/>42</text:span></text:p>
      <text:p text:style-name="P17">com os outros serviços do Estado.</text:p>
      <text:p text:style-name="P1"/>
      <text:p text:style-name="Texte_20_brut"><text:span text:style-name="T3"><text:s/></text:span><text:span text:style-name="T1">213: 00:11:00.20 00:11:03.06 <text:s/>Duration 00:00:02.11 <text:s/>41</text:span></text:p>
      <text:p text:style-name="P1">#<text:span text:style-name="T14">As apreensões</text:span> de drogas</text:p>
      <text:p text:style-name="P1"><text:span text:style-name="T14">estão em queda</text:span>.#</text:p>
      <text:p text:style-name="P1"/>
      <text:p text:style-name="Texte_20_brut"><text:span text:style-name="T3"><text:s/></text:span><text:span text:style-name="T1">214: 00:11:03.10 00:11:06.24 <text:s/>Duration 00:00:03.14 <text:s/>61</text:span></text:p>
      <text:p text:style-name="P1">#<text:span text:style-name="T14">A J</text:span>usti<text:span text:style-name="T14">ça</text:span> <text:span text:style-name="T14">de N</text:span>euchâtel <text:span text:style-name="T14">adicionou</text:span></text:p>
      <text:p text:style-name="P1"><text:span text:style-name="T14">uma nova arma a seu</text:span> arsenal:#</text:p>
      <text:p text:style-name="P1"/>
      <text:p text:style-name="Texte_20_brut"><text:span text:style-name="T3"><text:s/></text:span><text:span text:style-name="T1">215: 00:11:07.03 00:11:09.03 <text:s/>Duration 00:00:02.00 <text:s/>34</text:span></text:p>
      <text:p text:style-name="P18">#el<text:span text:style-name="T14">a</text:span> pron<text:span text:style-name="T14">uncia</text:span></text:p>
      <text:p text:style-name="P18"><text:span text:style-name="T14">proibições de perímetro</text:span>#</text:p>
      <text:p text:style-name="P1"/>
      <text:p text:style-name="Texte_20_brut"><text:span text:style-name="T3"><text:s/></text:span><text:span text:style-name="T1">216: 00:11:09.07 00:11:10.13 <text:s/>Duration 00:00:01.06 <text:s/>21</text:span></text:p>
      <text:p text:style-name="P1">#a traficantes cond<text:span text:style-name="T14">enado</text:span>s.#</text:p>
      <text:p text:style-name="P1"/>
      <text:p text:style-name="Texte_20_brut"><text:span text:style-name="T3"><text:s/></text:span><text:span text:style-name="T1">217: 00:11:10.17 00:11:11.16 <text:s/>Duration 00:00:00.24 <text:s/>16</text:span></text:p>
      <text:p text:style-name="P1">#M<text:span text:style-name="T15">esmo livres</text:span>,#</text:p>
      <text:p text:style-name="P1"/>
      <text:p text:style-name="Texte_20_brut"><text:span text:style-name="T3"><text:s/></text:span><text:span text:style-name="T1">218: 00:11:11.20 00:11:13.15 <text:s/>Duration 00:00:01.20 <text:s/>31</text:span></text:p>
      <text:p text:style-name="P1">#<text:span text:style-name="T15">não podem mais voltar ao local</text:span>#</text:p>
      <text:p text:style-name="P1"/>
      <text:p text:style-name="Texte_20_brut"><text:span text:style-name="T3"><text:s/></text:span><text:span text:style-name="T1">219: 00:11:13.19 00:11:17.12 <text:s/>Duration 00:00:03.18 <text:s/>63</text:span></text:p>
      <text:p text:style-name="P19">#s<text:span text:style-name="T15">em correr o risco</text:span></text:p>
      <text:p text:style-name="P19"><text:span text:style-name="T15">de ir direto para a prisão.</text:span>#</text:p>
      <text:p text:style-name="P1"><text:soft-page-break/></text:p>
      <text:p text:style-name="Texte_20_brut"><text:span text:style-name="T3"><text:s/></text:span><text:span text:style-name="T1">220: 00:11:17.17 00:11:20.00 <text:s/>Duration 00:00:02.08 <text:s/>39</text:span></text:p>
      <text:p text:style-name="P19">#R<text:span text:style-name="T15">esultado</text:span> <text:span text:style-name="T15">e</text:span>spetacula<text:span text:style-name="T15">r</text:span></text:p>
      <text:p text:style-name="P19">de<text:span text:style-name="T15">sse método</text:span>:#</text:p>
      <text:p text:style-name="P1"/>
      <text:p text:style-name="Texte_20_brut"><text:span text:style-name="T3"><text:s/></text:span><text:span text:style-name="T1">221: 00:11:20.04 00:11:23.06 <text:s/>Duration 00:00:03.02 <text:s/>52</text:span></text:p>
      <text:p text:style-name="P1">#<text:span text:style-name="T15">o número</text:span> de traficante<text:span text:style-name="T15">s</text:span></text:p>
      <text:p text:style-name="P1"><text:span text:style-name="T15">caiu para 1 terço do que era</text:span>.#</text:p>
      <text:p text:style-name="P1"/>
      <text:p text:style-name="Texte_20_brut"><text:span text:style-name="T3"><text:s/></text:span><text:span text:style-name="T1">222: 00:11:27.07 00:11:28.20 <text:s/>Duration 00:00:01.13 <text:s/>26</text:span></text:p>
      <text:p text:style-name="P19">#<text:span text:style-name="T15">De volta</text:span></text:p>
      <text:p text:style-name="P19"><text:span text:style-name="T15">ao</text:span> <text:span text:style-name="T15">protesto</text:span> <text:span text:style-name="T15">em</text:span> Lausanne.#</text:p>
      <text:p text:style-name="P1"/>
      <text:p text:style-name="Texte_20_brut"><text:span text:style-name="T3"><text:s/></text:span><text:span text:style-name="T1">223: 00:11:28.24 00:11:30.21 <text:s/>Duration 00:00:01.22 <text:s/>32</text:span></text:p>
      <text:p text:style-name="P1">#<text:span text:style-name="T15">Prova da importância do tema</text:span>,#</text:p>
      <text:p text:style-name="P1"/>
      <text:p text:style-name="Texte_20_brut"><text:span text:style-name="T3"><text:s/></text:span><text:span text:style-name="T1">224: 00:11:31.00 00:11:33.00 <text:s/>Duration 00:00:02.00 <text:s/>34</text:span></text:p>
      <text:p text:style-name="P1">#<text:span text:style-name="T15">nele há encontros surpreendentes</text:span>.#</text:p>
      <text:p text:style-name="P1"/>
      <text:p text:style-name="Texte_20_brut"><text:span text:style-name="T3"><text:s/></text:span><text:span text:style-name="T1">225: 00:11:34.23 00:11:38.11 <text:s/>Duration 00:00:03.13 <text:s/>60</text:span></text:p>
      <text:p text:style-name="P1"><text:span text:style-name="T15">Não é</text:span> paradoxal <text:span text:style-name="T15">encontrar</text:span></text:p>
      <text:p text:style-name="P1">Yvon Perrin <text:span text:style-name="T15">numa</text:span> manifesta<text:span text:style-name="T15">ção</text:span></text:p>
      <text:p text:style-name="P1"/>
      <text:p text:style-name="Texte_20_brut"><text:span text:style-name="T3"><text:s/></text:span><text:span text:style-name="T1">226: 00:11:38.15 00:11:40.20 <text:s/>Duration 00:00:02.05 <text:s/>37</text:span></text:p>
      <text:p text:style-name="P20">amplamente divulgada</text:p>
      <text:p text:style-name="P1">p<text:span text:style-name="T15">o</text:span>r Fernand Melgar?</text:p>
      <text:p text:style-name="P1"/>
      <text:p text:style-name="Texte_20_brut"><text:span text:style-name="T3"><text:s/></text:span><text:span text:style-name="T1">227: 00:11:40.24 00:11:43.06 <text:s/>Duration 00:00:02.07 <text:s/>39</text:span></text:p>
      <text:p text:style-name="P1"><text:span text:style-name="T15">Acho</text:span> que é <text:span text:style-name="T15">o Sr</text:span>. Melgar</text:p>
      <text:p text:style-name="P1">qu<text:span text:style-name="T16">e perdeu o juízo</text:span>.</text:p>
      <text:p text:style-name="P1"/>
      <text:p text:style-name="Texte_20_brut"><text:span text:style-name="T3"><text:s/></text:span><text:span text:style-name="T1">228: 00:11:43.10 00:11:46.23 <text:s/>Duration 00:00:03.13 <text:s/>60</text:span></text:p>
      <text:p text:style-name="P21">Acho que não fui uma vez sequer</text:p>
      <text:p text:style-name="P1">favor<text:span text:style-name="T16">ável aos</text:span> traficantes.</text:p>
      <text:p text:style-name="P1"/>
      <text:p text:style-name="Texte_20_brut"><text:span text:style-name="T3"><text:s/></text:span><text:span text:style-name="T1">229: 00:11:47.02 00:11:49.15 <text:s/>Duration 00:00:02.13 <text:s/>43</text:span></text:p>
      <text:p text:style-name="P21">Eu sempre defendi</text:p>
      <text:p text:style-name="P21">que os expulsássemos</text:p>
      <text:p text:style-name="P1"/>
      <text:p text:style-name="Texte_20_brut"><text:span text:style-name="T3"><text:s/></text:span><text:span text:style-name="T1">230: 00:11:49.19 00:11:52.10 <text:s/>Duration 00:00:02.16 <text:s/>45</text:span></text:p>
      <text:p text:style-name="P21">depois de cumprirem a pena</text:p>
      <text:p text:style-name="P21">que merecem.</text:p>
      <text:p text:style-name="P1"/>
      <text:p text:style-name="Texte_20_brut"><text:span text:style-name="T3"><text:s/></text:span><text:span text:style-name="T1">231: 00:11:52.14 00:11:53.14 <text:s/>Duration 00:00:01.00 <text:s/>17</text:span></text:p>
      <text:p text:style-name="P21">O que espanta</text:p>
      <text:p text:style-name="P1"/>
      <text:p text:style-name="Texte_20_brut"><text:span text:style-name="T3"><text:s/></text:span><text:span text:style-name="T1">232: 00:11:53.18 00:11:56.17 <text:s/>Duration 00:00:02.24 <text:s/>50</text:span></text:p>
      <text:p text:style-name="P1">é <text:span text:style-name="T16">o Sr</text:span>. Melgar <text:span text:style-name="T16">estar</text:span></text:p>
      <text:p text:style-name="P1"><text:span text:style-name="T16">numa</text:span> manifesta<text:span text:style-name="T16">ção onde eu estou</text:span>.</text:p>
      <text:p text:style-name="P1"/>
      <text:p text:style-name="Texte_20_brut"><text:span text:style-name="T3"><text:s/></text:span><text:span text:style-name="T1">233: 00:11:56.21 00:11:59.21 <text:s/>Duration 00:00:03.00 <text:s/>51</text:span></text:p>
      <text:p text:style-name="P1">É <text:span text:style-name="T16">mais nesse sentido</text:span></text:p>
      <text:p text:style-name="P1">que <text:span text:style-name="T16">a</text:span> surpr<text:span text:style-name="T16">esa</text:span> se manifest<text:span text:style-name="T16">a</text:span>.</text:p>
      <text:p text:style-name="P1"/>
      <text:p text:style-name="Texte_20_brut"><text:span text:style-name="T3"><text:s/></text:span><text:span text:style-name="T1">234: 00:12:00.01 00:12:02.11 <text:s/>Duration 00:00:02.10 <text:s/>41</text:span></text:p>
      <text:p text:style-name="P22">#<text:span text:style-name="T16">Tem algum vereador </text:span>de Lausanne</text:p>
      <text:p text:style-name="P22"><text:span text:style-name="T16">aqu</text:span>i?#</text:p>
      <text:p text:style-name="P1"/>
      <text:p text:style-name="Texte_20_brut"><text:span text:style-name="T3"><text:s/></text:span><text:span text:style-name="T1">235: 00:12:10.03 00:12:11.18 <text:s/>Duration 00:00:01.15 <text:s/>27</text:span></text:p>
      <text:p text:style-name="P1">#<text:span text:style-name="T16">Sr</text:span>. Junod?#</text:p>
      <text:p text:style-name="P1"><text:soft-page-break/></text:p>
      <text:p text:style-name="Texte_20_brut"><text:span text:style-name="T3"><text:s/></text:span><text:span text:style-name="T1">236: 00:12:13.20 00:12:15.13 <text:s/>Duration 00:00:01.18 <text:s/>29</text:span></text:p>
      <text:p text:style-name="P1">#<text:span text:style-name="T16">Sr</text:span>. Hildbrand?#</text:p>
      <text:p text:style-name="P1"/>
      <text:p text:style-name="Texte_20_brut"><text:span text:style-name="T3"><text:s/></text:span><text:span text:style-name="T1">237: 00:12:25.24 00:12:28.07 <text:s/>Duration 00:00:02.08 <text:s/>39</text:span></text:p>
      <text:p text:style-name="P1">Béatrice Stockly, Sophie Pétronin.</text:p>
      <text:p text:style-name="P1"/>
      <text:p text:style-name="Texte_20_brut"><text:span text:style-name="T3"><text:s/></text:span><text:span text:style-name="T1">238: 00:12:28.11 00:12:30.06 <text:s/>Duration 00:00:01.20 <text:s/>31</text:span></text:p>
      <text:p text:style-name="P1"><text:span text:style-name="T17">Uma é</text:span> su<text:span text:style-name="T17">íça</text:span>,</text:p>
      <text:p text:style-name="P23">a outra trabalhava</text:p>
      <text:p text:style-name="P1"/>
      <text:p text:style-name="Texte_20_brut"><text:span text:style-name="T3"><text:s/></text:span><text:span text:style-name="T1">239: 00:12:30.10 00:12:31.09 <text:s/>Duration 00:00:00.24 <text:s/>16</text:span></text:p>
      <text:p text:style-name="P1"><text:span text:style-name="T17">numa</text:span> ONG <text:span text:style-name="T17">do V</text:span>aud.</text:p>
      <text:p text:style-name="P1"/>
      <text:p text:style-name="Texte_20_brut"><text:span text:style-name="T3"><text:s/></text:span><text:span text:style-name="T1">240: 00:12:31.13 00:12:32.24 <text:s/>Duration 00:00:01.11 <text:s/>24</text:span></text:p>
      <text:p text:style-name="P23">Mulheres</text:p>
      <text:p text:style-name="P24"><text:span text:style-name="T17">de que falamos pouco</text:span>,</text:p>
      <text:p text:style-name="P1"/>
      <text:p text:style-name="Texte_20_brut"><text:span text:style-name="T3"><text:s/></text:span><text:span text:style-name="T1">241: 00:12:33.03 00:12:34.18 <text:s/>Duration 00:00:01.15 <text:s/>27</text:span></text:p>
      <text:p text:style-name="P1"><text:span text:style-name="T17">mas que têm o mesmo</text:span> destin<text:span text:style-name="T17">o</text:span>.</text:p>
      <text:p text:style-name="P1"/>
      <text:p text:style-name="Texte_20_brut"><text:span text:style-name="T3"><text:s/></text:span><text:span text:style-name="T1">242: 00:12:34.22 00:12:36.23 <text:s/>Duration 00:00:02.01 <text:s/>35</text:span></text:p>
      <text:p text:style-name="P1"><text:span text:style-name="T17">As duas, sequestradas em</text:span> 2016,</text:p>
      <text:p text:style-name="P1"/>
      <text:p text:style-name="Texte_20_brut"><text:span text:style-name="T3"><text:s/></text:span><text:span text:style-name="T1">243: 00:12:37.02 00:12:41.12 <text:s/>Duration 00:00:04.10 <text:s/>75</text:span></text:p>
      <text:p text:style-name="P1"><text:span text:style-name="T17">são reféns</text:span> d<text:span text:style-name="T17">os </text:span>jihadist<text:span text:style-name="T17">a</text:span>s</text:p>
      <text:p text:style-name="P1">islami<text:span text:style-name="T18">ta</text:span>s <text:span text:style-name="T18">no norte do</text:span> Mali.</text:p>
      <text:p text:style-name="P1"/>
      <text:p text:style-name="Texte_20_brut"><text:span text:style-name="T3"><text:s/></text:span><text:span text:style-name="T1">244: 00:12:41.16 00:12:44.13 <text:s/>Duration 00:00:02.22 <text:s/>49</text:span></text:p>
      <text:p text:style-name="P41">O sequestro é um negócio próspero</text:p>
      <text:p text:style-name="P41">na região.</text:p>
      <text:p text:style-name="P1"/>
      <text:p text:style-name="Texte_20_brut"><text:span text:style-name="T3"><text:s/></text:span><text:span text:style-name="T1">245: 00:12:44.17 00:12:46.04 <text:s/>Duration 00:00:01.12 <text:s/>25</text:span></text:p>
      <text:p text:style-name="P1"><text:span text:style-name="T19">Como estão as negociações</text:span>?</text:p>
      <text:p text:style-name="P1"/>
      <text:p text:style-name="Texte_20_brut"><text:span text:style-name="T3"><text:s/></text:span><text:span text:style-name="T1">246: 00:12:46.08 00:12:48.08 <text:s/>Duration 00:00:02.00 <text:s/>34</text:span></text:p>
      <text:p text:style-name="P25"><text:span text:style-name="T19">Uma de nossas e</text:span>quipes</text:p>
      <text:p text:style-name="P41">foi atrás delas.</text:p>
      <text:p text:style-name="P1"/>
      <text:p text:style-name="Texte_20_brut"><text:span text:style-name="T3"><text:s/></text:span><text:span text:style-name="T1">247: 00:12:48.12 00:12:51.13 <text:s/>Duration 00:00:03.01 <text:s/>52</text:span></text:p>
      <text:p text:style-name="P1">É u<text:span text:style-name="T19">ma</text:span> reportage<text:span text:style-name="T19">m</text:span> de François Ruchti</text:p>
      <text:p text:style-name="P1">e Philippe Évêque.</text:p>
      <text:p text:style-name="P1"/>
      <text:p text:style-name="Texte_20_brut"><text:span text:style-name="T3"><text:s/></text:span><text:span text:style-name="T1">248: 00:13:00.16 00:13:01.23 <text:s/>Duration 00:00:01.07 <text:s/>22</text:span></text:p>
      <text:p text:style-name="P1">#<text:span text:style-name="T19">No norte do</text:span> Mali,#</text:p>
      <text:p text:style-name="P1"/>
      <text:p text:style-name="Texte_20_brut"><text:span text:style-name="T3"><text:s/></text:span><text:span text:style-name="T1">249: 00:13:02.03 00:13:05.01 <text:s/>Duration 00:00:02.23 <text:s/>50</text:span></text:p>
      <text:p text:style-name="P1">#<text:span text:style-name="T19">ess</text:span>es solda<text:span text:style-name="T19">dos alemães</text:span></text:p>
      <text:p text:style-name="P1"><text:span text:style-name="T19">estão em missão da </text:span>ONU.#</text:p>
      <text:p text:style-name="P1"/>
      <text:p text:style-name="Texte_20_brut"><text:span text:style-name="T3"><text:s/></text:span><text:span text:style-name="T1">250: 00:13:05.06 00:13:07.09 <text:s/>Duration 00:00:02.03 <text:s/>36</text:span></text:p>
      <text:p text:style-name="P1">#<text:span text:style-name="T19">Eles vão sair em patrulha noturna.</text:span>#</text:p>
      <text:p text:style-name="P1"/>
      <text:p text:style-name="Texte_20_brut"><text:span text:style-name="T3"><text:s/></text:span><text:span text:style-name="T1">251: 00:13:10.17 00:13:13.00 <text:s/>Duration 00:00:02.08 <text:s/>39</text:span></text:p>
      <text:p text:style-name="P25"><text:span text:style-name="T19">Estamos aqui, no campo</text:span> Castor.</text:p>
      <text:p text:style-name="P1"/>
      <text:p text:style-name="Texte_20_brut"><text:span text:style-name="T3"><text:s/></text:span><text:span text:style-name="T1">252: 00:13:13.04 00:13:15.14 <text:s/>Duration 00:00:02.10 <text:s/>41</text:span></text:p>
      <text:p text:style-name="P41">Vamos nos deslocar</text:p>
      <text:p text:style-name="P25"><text:span text:style-name="T19">para o ponto</text:span> Imasla,</text:p>
      <text:p text:style-name="P1"/>
      <text:p text:style-name="Texte_20_brut"><text:soft-page-break/><text:span text:style-name="T3"><text:s/></text:span><text:span text:style-name="T1">253: 00:13:15.18 00:13:19.03 <text:s/>Duration 00:00:03.10 <text:s/>58</text:span></text:p>
      <text:p text:style-name="P41">depois iremos em direção ao sul,</text:p>
      <text:p text:style-name="P25"><text:span text:style-name="T19">ponto</text:span> OP.8.</text:p>
      <text:p text:style-name="P1"/>
      <text:p text:style-name="Texte_20_brut"><text:span text:style-name="T3"><text:s/></text:span><text:span text:style-name="T1">254: 00:13:19.07 00:13:22.03 <text:s/>Duration 00:00:02.21 <text:s/>48</text:span></text:p>
      <text:p text:style-name="P41">Ficamos parados uns vinte minutos</text:p>
      <text:p text:style-name="P25"><text:span text:style-name="T19">para</text:span> observ<text:span text:style-name="T19">a</text:span>r.</text:p>
      <text:p text:style-name="P1"/>
      <text:p text:style-name="Texte_20_brut"><text:span text:style-name="T3"><text:s/></text:span><text:span text:style-name="T1">255: 00:13:22.07 00:13:24.18 <text:s/>Duration 00:00:02.11 <text:s/>41</text:span></text:p>
      <text:p text:style-name="P1">At<text:span text:style-name="T19">enção nos setores</text:span> <text:span text:style-name="T19">l</text:span>est<text:span text:style-name="T19">e</text:span> e su<text:span text:style-name="T19">l</text:span>.</text:p>
      <text:p text:style-name="P1"/>
      <text:p text:style-name="Texte_20_brut"><text:span text:style-name="T3"><text:s/></text:span><text:span text:style-name="T1">256: 00:13:28.13 00:13:31.09 <text:s/>Duration 00:00:02.21 <text:s/>48</text:span></text:p>
      <text:p text:style-name="P1">#<text:span text:style-name="T19">Há </text:span>3 m<text:span text:style-name="T19">ese</text:span>s <text:span text:style-name="T19">o</text:span> <text:span text:style-name="T19">primeiro-sargento</text:span></text:p>
      <text:p text:style-name="P1">est<text:span text:style-name="T19">á na linha de frente</text:span>.#</text:p>
      <text:p text:style-name="P1"/>
      <text:p text:style-name="Texte_20_brut"><text:span text:style-name="T3"><text:s/></text:span><text:span text:style-name="T1">257: 00:13:31.13 00:13:32.08 <text:s/>Duration 00:00:00.20 <text:s/>14</text:span></text:p>
      <text:p text:style-name="P1">#S<text:span text:style-name="T19">u</text:span>a miss<text:span text:style-name="T19">ão</text:span>:#</text:p>
      <text:p text:style-name="P1"/>
      <text:p text:style-name="Texte_20_brut"><text:span text:style-name="T3"><text:s/></text:span><text:span text:style-name="T1">258: 00:13:32.18 00:13:36.10 <text:s/>Duration 00:00:03.17 <text:s/>63</text:span></text:p>
      <text:p text:style-name="P1">#<text:span text:style-name="T19">impedir qualquer</text:span> infiltra<text:span text:style-name="T19">ção</text:span></text:p>
      <text:p text:style-name="P1">terrorist<text:span text:style-name="T19">a</text:span> <text:span text:style-name="T19">em</text:span> Gao <text:span text:style-name="T19">durante a noite</text:span>.#</text:p>
      <text:p text:style-name="P1"/>
      <text:p text:style-name="Texte_20_brut"><text:span text:style-name="T3"><text:s/></text:span><text:span text:style-name="T1">259: 00:13:42.13 00:13:44.22 <text:s/>Duration 00:00:02.09 <text:s/>40</text:span></text:p>
      <text:p text:style-name="P25">#<text:span text:style-name="T19">A </text:span>ONU est<text:span text:style-name="T19">á aqui</text:span></text:p>
      <text:p text:style-name="P25"><text:span text:style-name="T19">para manter a paz.</text:span>#</text:p>
      <text:p text:style-name="P1"/>
      <text:p text:style-name="Texte_20_brut"><text:span text:style-name="T3"><text:s/></text:span><text:span text:style-name="T1">260: 00:13:45.02 00:13:47.03 <text:s/>Duration 00:00:02.01 <text:s/>35</text:span></text:p>
      <text:p text:style-name="P1">#ma<text:span text:style-name="T19">s a região está à beira do</text:span> caos.#</text:p>
      <text:p text:style-name="P1"/>
      <text:p text:style-name="Texte_20_brut"><text:span text:style-name="T3"><text:s/></text:span><text:span text:style-name="T1">261: 00:13:47.07 00:13:48.24 <text:s/>Duration 00:00:01.17 <text:s/>29</text:span></text:p>
      <text:p text:style-name="P1">#De<text:span text:style-name="T19">sde</text:span> 2013,#</text:p>
      <text:p text:style-name="P1"/>
      <text:p text:style-name="Texte_20_brut"><text:span text:style-name="T3"><text:s/></text:span><text:span text:style-name="T1">262: 00:13:49.04 00:13:51.21 <text:s/>Duration 00:00:02.17 <text:s/>46</text:span></text:p>
      <text:p text:style-name="P1">#150 Ca<text:span text:style-name="T19">pacetes Azuis foram morto</text:span>s.#</text:p>
      <text:p text:style-name="P1"/>
      <text:p text:style-name="Texte_20_brut"><text:span text:style-name="T3"><text:s/></text:span><text:span text:style-name="T1">263: 00:13:58.11 00:14:00.00 <text:s/>Duration 00:00:01.14 <text:s/>27</text:span></text:p>
      <text:p text:style-name="P25">#N<text:span text:style-name="T19">ós seguimos</text:span></text:p>
      <text:p text:style-name="P25"><text:span text:style-name="T19">ess</text:span>es solda<text:span text:style-name="T19">do</text:span>s,#</text:p>
      <text:p text:style-name="P1"/>
      <text:p text:style-name="Texte_20_brut"><text:span text:style-name="T3"><text:s/></text:span><text:span text:style-name="T1">264: 00:14:00.04 00:14:02.19 <text:s/>Duration 00:00:02.15 <text:s/>44</text:span></text:p>
      <text:p text:style-name="P1">#<text:span text:style-name="T19">pois</text:span> <text:span text:style-name="T19">só assim podemos</text:span></text:p>
      <text:p text:style-name="P1"><text:span text:style-name="T19">investigar no norte do</text:span> Mali#</text:p>
      <text:p text:style-name="P1"/>
      <text:p text:style-name="Texte_20_brut"><text:span text:style-name="T3"><text:s/></text:span><text:span text:style-name="T1">265: 00:14:02.23 00:14:04.16 <text:s/>Duration 00:00:01.18 <text:s/>29</text:span></text:p>
      <text:p text:style-name="P1">#s<text:span text:style-name="T19">em sofrer sequestro</text:span>.#</text:p>
      <text:p text:style-name="P1"/>
      <text:p text:style-name="Texte_20_brut"><text:span text:style-name="T3"><text:s/></text:span><text:span text:style-name="T1">266: 00:14:15.14 00:14:17.19 <text:s/>Duration 00:00:02.05 <text:s/>37</text:span></text:p>
      <text:p text:style-name="P42">O risco aqui</text:p>
      <text:p text:style-name="P26"><text:span text:style-name="T19">são grupos</text:span> terroristas árabes,</text:p>
      <text:p text:style-name="P1"/>
      <text:p text:style-name="Texte_20_brut"><text:span text:style-name="T3"><text:s/></text:span><text:span text:style-name="T1">267: 00:14:17.23 00:14:21.22 <text:s/>Duration 00:00:03.24 <text:s/>67</text:span></text:p>
      <text:p text:style-name="P1">qu<text:span text:style-name="T20">e são muito ativos na região</text:span></text:p>
      <text:p text:style-name="P1"><text:span text:style-name="T20">em torno</text:span> de Gao.</text:p>
      <text:p text:style-name="P1"/>
      <text:p text:style-name="Texte_20_brut"><text:span text:style-name="T3"><text:s/></text:span><text:span text:style-name="T1">268: 00:14:22.02 00:14:25.14 <text:s/>Duration 00:00:03.12 <text:s/>59</text:span></text:p>
      <text:p text:style-name="P26"><text:span text:style-name="T20">Com essas patrulha</text:span>s,</text:p>
      <text:p text:style-name="P26"><text:span text:style-name="T20">tentamos mantê-los à distância</text:span>.</text:p>
      <text:p text:style-name="P1"/>
      <text:p text:style-name="Texte_20_brut"><text:span text:style-name="T3"><text:s/></text:span><text:span text:style-name="T1">269: 00:14:27.22 00:14:31.04 <text:s/>Duration 00:00:03.07 <text:s/>56</text:span></text:p>
      <text:p text:style-name="P1">#<text:span text:style-name="T20">Tentamos entender o que aconteceu</text:span></text:p>
      <text:p text:style-name="P1"><text:soft-page-break/><text:span text:style-name="T20">com</text:span> 2 <text:span text:style-name="T20">mulheres</text:span> franco-su<text:span text:style-name="T20">íça</text:span>s,#</text:p>
      <text:p text:style-name="P1"/>
      <text:p text:style-name="Texte_20_brut"><text:span text:style-name="T3"><text:s/></text:span><text:span text:style-name="T1">270: 00:14:32.04 00:14:35.16 <text:s/>Duration 00:00:03.12 <text:s/>59</text:span></text:p>
      <text:p text:style-name="P1">#Sophie Pétronin e Béatrice Stockly.#</text:p>
      <text:p text:style-name="P1"/>
      <text:p text:style-name="Texte_20_brut"><text:span text:style-name="T3"><text:s/></text:span><text:span text:style-name="T1">271: 00:14:35.20 00:14:39.10 <text:s/>Duration 00:00:03.15 <text:s/>61</text:span></text:p>
      <text:p text:style-name="P1">#<text:span text:style-name="T20">Essas agentes humanitárias</text:span></text:p>
      <text:p text:style-name="P1"><text:span text:style-name="T20">foram sequestradas em</text:span> 2016.#</text:p>
      <text:p text:style-name="P1"/>
      <text:p text:style-name="Texte_20_brut"><text:span text:style-name="T3"><text:s/></text:span><text:span text:style-name="T1">272: 00:14:41.04 00:14:43.15 <text:s/>Duration 00:00:02.11 <text:s/>41</text:span></text:p>
      <text:p text:style-name="P1">#D<text:span text:style-name="T20">uas reféns de quem ninguém fala</text:span>,#</text:p>
      <text:p text:style-name="P1"/>
      <text:p text:style-name="Texte_20_brut"><text:span text:style-name="T3"><text:s/></text:span><text:span text:style-name="T1">273: 00:14:43.20 00:14:47.18 <text:s/>Duration 00:00:03.23 <text:s/>67</text:span></text:p>
      <text:p text:style-name="P1">#cativ<text:span text:style-name="T20">a</text:span>s de grupos jihadistas</text:p>
      <text:p text:style-name="P1"><text:span text:style-name="T20">em algum lugar do deserto</text:span> mali<text:span text:style-name="T20">ano</text:span>.#</text:p>
      <text:p text:style-name="P1"/>
      <text:p text:style-name="Texte_20_brut"><text:span text:style-name="T3"><text:s/></text:span><text:span text:style-name="T1">274: 00:14:49.12 00:14:54.12 <text:s/>Duration 00:00:05.00 <text:s/>85</text:span></text:p>
      <text:p text:style-name="P27">O deserto das negociações</text:p>
      <text:p text:style-name="P1"/>
      <text:p text:style-name="Texte_20_brut"><text:span text:style-name="T3"><text:s/></text:span><text:span text:style-name="T1">275: 00:15:04.12 00:15:05.12 <text:s/>Duration 00:00:01.00 <text:s/>17</text:span></text:p>
      <text:p text:style-name="P1">#<text:span text:style-name="T20">Em</text:span> Porrentruy,#</text:p>
      <text:p text:style-name="P1"/>
      <text:p text:style-name="Texte_20_brut"><text:span text:style-name="T3"><text:s/></text:span><text:span text:style-name="T1">276: 00:15:05.16 00:15:08.24 <text:s/>Duration 00:00:03.08 <text:s/>56</text:span></text:p>
      <text:p text:style-name="P26">#<text:span text:style-name="T20">o</text:span> restaurant<text:span text:style-name="T20">e</text:span>-t<text:span text:style-name="T20">eatro</text:span> <text:span text:style-name="T20">foi comprado</text:span></text:p>
      <text:p text:style-name="P26"><text:span text:style-name="T20">por</text:span> Sébastien Pétronin.#</text:p>
      <text:p text:style-name="P1"/>
      <text:p text:style-name="Texte_20_brut"><text:span text:style-name="T3"><text:s/></text:span><text:span text:style-name="T1">277: 00:15:09.18 00:15:11.17 <text:s/>Duration 00:00:01.24 <text:s/>33</text:span></text:p>
      <text:p text:style-name="P1">#<text:span text:style-name="T20">Ele</text:span> <text:span text:style-name="T20">é</text:span> fran<text:span text:style-name="T20">cês</text:span>,#</text:p>
      <text:p text:style-name="P1"/>
      <text:p text:style-name="Texte_20_brut"><text:span text:style-name="T3"><text:s/></text:span><text:span text:style-name="T1">278: 00:15:11.22 00:15:15.10 <text:s/>Duration 00:00:03.13 <text:s/>60</text:span></text:p>
      <text:p text:style-name="P26">#ma<text:span text:style-name="T20">s há anos,</text:span></text:p>
      <text:p text:style-name="P26"><text:span text:style-name="T20">toda a sua família mora na Suíça.</text:span>#</text:p>
      <text:p text:style-name="P1"/>
      <text:p text:style-name="Texte_20_brut"><text:span text:style-name="T3"><text:s/></text:span><text:span text:style-name="T1">279: 00:15:15.14 00:15:17.10 <text:s/>Duration 00:00:01.21 <text:s/>31</text:span></text:p>
      <text:p text:style-name="P26">#<text:span text:style-name="T20">Ele vive preocupado</text:span>.#</text:p>
      <text:p text:style-name="P1"/>
      <text:p text:style-name="Texte_20_brut"><text:span text:style-name="T3"><text:s/></text:span><text:span text:style-name="T1">280: 00:15:17.15 00:15:19.05 <text:s/>Duration 00:00:01.15 <text:s/>27</text:span></text:p>
      <text:p text:style-name="P1">#E<text:span text:style-name="T20">m dezembro de</text:span> 2016,#</text:p>
      <text:p text:style-name="P1"/>
      <text:p text:style-name="Texte_20_brut"><text:span text:style-name="T3"><text:s/></text:span><text:span text:style-name="T1">281: 00:15:19.09 00:15:23.07 <text:s/>Duration 00:00:03.23 <text:s/>67</text:span></text:p>
      <text:p text:style-name="P1">#s<text:span text:style-name="T20">ua mãe foi sequestrada</text:span></text:p>
      <text:p text:style-name="P1">p<text:span text:style-name="T20">or</text:span> jihadistas <text:span text:style-name="T20">no</text:span> Mali.#</text:p>
      <text:p text:style-name="P1"/>
      <text:p text:style-name="Texte_20_brut"><text:span text:style-name="T3"><text:s/></text:span><text:span text:style-name="T1">282: 00:15:23.11 00:15:25.18 <text:s/>Duration 00:00:02.07 <text:s/>39</text:span></text:p>
      <text:p text:style-name="P26">#<text:span text:style-name="T20">Ele não sabe nada</text:span></text:p>
      <text:p text:style-name="P26"><text:span text:style-name="T20">dos sequestradores</text:span>.#</text:p>
      <text:p text:style-name="P1"/>
      <text:p text:style-name="Texte_20_brut"><text:span text:style-name="T3"><text:s/></text:span><text:span text:style-name="T1">283: 00:15:25.22 00:15:27.02 <text:s/>Duration 00:00:01.05 <text:s/>20</text:span></text:p>
      <text:p text:style-name="P1">#<text:span text:style-name="T20">Só tem uma</text:span> cert<text:span text:style-name="T20">eza</text:span>:#</text:p>
      <text:p text:style-name="P1"/>
      <text:p text:style-name="Texte_20_brut"><text:span text:style-name="T3"><text:s/></text:span><text:span text:style-name="T1">284: 00:15:27.06 00:15:28.19 <text:s/>Duration 00:00:01.13 <text:s/>26</text:span></text:p>
      <text:p text:style-name="P1">#el<text:span text:style-name="T20">a está em perigo</text:span>.#</text:p>
      <text:p text:style-name="P1"/>
      <text:p text:style-name="Texte_20_brut"><text:span text:style-name="T3"><text:s/></text:span><text:span text:style-name="T1">285: 00:15:31.15 00:15:32.10 <text:s/>Duration 00:00:00.20 <text:s/>14</text:span></text:p>
      <text:p text:style-name="P1">P<text:span text:style-name="T20">ara nós</text:span>,</text:p>
      <text:p text:style-name="P1"/>
      <text:p text:style-name="Texte_20_brut"><text:span text:style-name="T3"><text:s/></text:span><text:span text:style-name="T1">286: 00:15:32.15 00:15:35.00 <text:s/>Duration 00:00:02.10 <text:s/>41</text:span></text:p>
      <text:p text:style-name="P1">é u<text:span text:style-name="T20">m pesadelo constante.</text:span></text:p>
      <text:p text:style-name="P1"/>
      <text:p text:style-name="Texte_20_brut"><text:span text:style-name="T3"><text:s/></text:span><text:span text:style-name="T1">287: 00:15:35.04 00:15:39.05 <text:s/>Duration 00:00:04.01 <text:s/>69</text:span></text:p>
      <text:p text:style-name="P27"><text:soft-page-break/>Temos sonhos, pesadelos,</text:p>
      <text:p text:style-name="P27">estamos dentro,</text:p>
      <text:p text:style-name="P1"/>
      <text:p text:style-name="Texte_20_brut"><text:span text:style-name="T3"><text:s/></text:span><text:span text:style-name="T1">288: 00:15:39.09 00:15:41.15 <text:s/>Duration 00:00:02.06 <text:s/>38</text:span></text:p>
      <text:p text:style-name="P1"><text:span text:style-name="T20">não estamos dentro</text:span>...</text:p>
      <text:p text:style-name="P1"/>
      <text:p text:style-name="Texte_20_brut"><text:span text:style-name="T3"><text:s/></text:span><text:span text:style-name="T1">289: 00:15:41.19 00:15:44.03 <text:s/>Duration 00:00:02.09 <text:s/>40</text:span></text:p>
      <text:p text:style-name="P27">Isso ocupa todas as mentes.</text:p>
      <text:p text:style-name="P1"/>
      <text:p text:style-name="Texte_20_brut"><text:span text:style-name="T3"><text:s/></text:span><text:span text:style-name="T1">290: 00:15:44.07 00:15:47.17 <text:s/>Duration 00:00:03.10 <text:s/>58</text:span></text:p>
      <text:p text:style-name="P27">Eu diria</text:p>
      <text:p text:style-name="P26"><text:span text:style-name="T20">que após um ano e três meses</text:span>,</text:p>
      <text:p text:style-name="P1"/>
      <text:p text:style-name="Texte_20_brut"><text:span text:style-name="T3"><text:s/></text:span><text:span text:style-name="T1">291: 00:15:47.21 00:15:50.10 <text:s/>Duration 00:00:02.14 <text:s/>44</text:span></text:p>
      <text:p text:style-name="P1">é u<text:span text:style-name="T20">ma</text:span> situa<text:span text:style-name="T20">ção que se degrada.</text:span></text:p>
      <text:p text:style-name="P1"/>
      <text:p text:style-name="Texte_20_brut"><text:span text:style-name="T3"><text:s/></text:span><text:span text:style-name="T1">292: 00:15:50.14 00:15:52.07 <text:s/>Duration 00:00:01.18 <text:s/>29</text:span></text:p>
      <text:p text:style-name="P27">Está cada vez mais pesado</text:p>
      <text:p text:style-name="P1"/>
      <text:p text:style-name="Texte_20_brut"><text:span text:style-name="T3"><text:s/></text:span><text:span text:style-name="T1">293: 00:15:52.11 00:15:56.03 <text:s/>Duration 00:00:03.17 <text:s/>63</text:span></text:p>
      <text:p text:style-name="P1">e <text:span text:style-name="T20">afeta cada vez mais</text:span></text:p>
      <text:p text:style-name="P1"><text:span text:style-name="T20">toda a família</text:span>.</text:p>
      <text:p text:style-name="P1"/>
      <text:p text:style-name="Texte_20_brut"><text:span text:style-name="T3"><text:s/></text:span><text:span text:style-name="T1">294: 00:15:56.20 00:15:59.17 <text:s/>Duration 00:00:02.22 <text:s/>49</text:span></text:p>
      <text:p text:style-name="P1">#S<text:span text:style-name="T20">ua mãe, cidadã francesa, fundou</text:span>#</text:p>
      <text:p text:style-name="P1"/>
      <text:p text:style-name="Texte_20_brut"><text:span text:style-name="T3"><text:s/></text:span><text:span text:style-name="T1">295: 00:15:59.22 00:16:01.12 <text:s/>Duration 00:00:01.15 <text:s/>27</text:span></text:p>
      <text:p text:style-name="P1">#<text:span text:style-name="T20">a </text:span>Associa<text:span text:style-name="T20">ção Suíça</text:span> d<text:span text:style-name="T20">e </text:span>A<text:span text:style-name="T20">juda a</text:span> Gao.#</text:p>
      <text:p text:style-name="P1"/>
      <text:p text:style-name="Texte_20_brut"><text:span text:style-name="T3"><text:s/></text:span><text:span text:style-name="T1">296: 00:16:01.16 00:16:04.20 <text:s/>Duration 00:00:03.04 <text:s/>54</text:span></text:p>
      <text:p text:style-name="P1">#El<text:span text:style-name="T20">a era a última ocidental</text:span></text:p>
      <text:p text:style-name="P1"><text:span text:style-name="T20">vivendo na região</text:span>.#</text:p>
      <text:p text:style-name="P1"/>
      <text:p text:style-name="Texte_20_brut"><text:span text:style-name="T3"><text:s/></text:span><text:span text:style-name="T1">297: 00:16:04.24 00:16:07.23 <text:s/>Duration 00:00:02.24 <text:s/>50</text:span></text:p>
      <text:p text:style-name="P26">#Sophie Pétronin</text:p>
      <text:p text:style-name="P26"><text:span text:style-name="T20">mantinha um posto de saúde</text:span>.#</text:p>
      <text:p text:style-name="P1"/>
      <text:p text:style-name="Texte_20_brut"><text:span text:style-name="T3"><text:s/></text:span><text:span text:style-name="T1">298: 00:16:08.06 00:16:09.15 <text:s/>Duration 00:00:01.09 <text:s/>23</text:span></text:p>
      <text:p text:style-name="P27">O engajamento era</text:p>
      <text:p text:style-name="P1"/>
      <text:p text:style-name="Texte_20_brut"><text:span text:style-name="T3"><text:s/></text:span><text:span text:style-name="T1">299: 00:16:09.20 00:16:12.24 <text:s/>Duration 00:00:03.04 <text:s/>54</text:span></text:p>
      <text:p text:style-name="P27">levar algo a essas populações,</text:p>
      <text:p text:style-name="P1"/>
      <text:p text:style-name="Texte_20_brut"><text:span text:style-name="T3"><text:s/></text:span><text:span text:style-name="T1">300: 00:16:13.03 00:16:14.05 <text:s/>Duration 00:00:01.02 <text:s/>18</text:span></text:p>
      <text:p text:style-name="P27">sobretudo às crianças.</text:p>
      <text:p text:style-name="P1"/>
      <text:p text:style-name="Texte_20_brut"><text:span text:style-name="T3"><text:s/></text:span><text:span text:style-name="T1">301: 00:16:14.09 00:16:16.04 <text:s/>Duration 00:00:01.20 <text:s/>31</text:span></text:p>
      <text:p text:style-name="P1">El<text:span text:style-name="T20">a</text:span> <text:span text:style-name="T20">se concentrou nas criança</text:span>s.</text:p>
      <text:p text:style-name="P1"/>
      <text:p text:style-name="Texte_20_brut"><text:span text:style-name="T3"><text:s/></text:span><text:span text:style-name="T1">302: 00:16:16.23 00:16:18.18 <text:s/>Duration 00:00:01.20 <text:s/>31</text:span></text:p>
      <text:p text:style-name="P27">A vida de uma criança</text:p>
      <text:p text:style-name="P1">val<text:span text:style-name="T20">ia o risco,</text:span></text:p>
      <text:p text:style-name="P1"/>
      <text:p text:style-name="Texte_20_brut"><text:span text:style-name="T3"><text:s/></text:span><text:span text:style-name="T1">303: 00:16:18.22 00:16:22.09 <text:s/>Duration 00:00:03.12 <text:s/>59</text:span></text:p>
      <text:p text:style-name="P27">a vida de uma criança</text:p>
      <text:p text:style-name="P1">val<text:span text:style-name="T20">ia sua própria vida</text:span>.</text:p>
      <text:p text:style-name="P1"/>
      <text:p text:style-name="Texte_20_brut"><text:span text:style-name="T3"><text:s/></text:span><text:span text:style-name="T1">304: 00:16:22.13 00:16:24.14 <text:s/>Duration 00:00:02.01 <text:s/>35</text:span></text:p>
      <text:p text:style-name="P1">El<text:span text:style-name="T20">a fez essa escolha</text:span></text:p>
      <text:p text:style-name="P1"/>
      <text:p text:style-name="Texte_20_brut"><text:soft-page-break/><text:span text:style-name="T3"><text:s/></text:span><text:span text:style-name="T1">305: 00:16:24.18 00:16:27.14 <text:s/>Duration 00:00:02.21 <text:s/>48</text:span></text:p>
      <text:p text:style-name="P1">e <text:span text:style-name="T20">pedia a nós, sua família</text:span>,</text:p>
      <text:p text:style-name="P1"><text:span text:style-name="T21">que a respeitássemos</text:span>.</text:p>
      <text:p text:style-name="P1"/>
      <text:p text:style-name="Texte_20_brut"><text:span text:style-name="T3"><text:s/></text:span><text:span text:style-name="T1">306: 00:16:30.12 00:16:33.13 <text:s/>Duration 00:00:03.01 <text:s/>52</text:span></text:p>
      <text:p text:style-name="P28">#Sébastien <text:span text:style-name="T21">luta</text:span></text:p>
      <text:p text:style-name="P28"><text:span text:style-name="T21">para que não esqueçam sua mãe</text:span>.#</text:p>
      <text:p text:style-name="P1"/>
      <text:p text:style-name="Texte_20_brut"><text:span text:style-name="T3"><text:s/></text:span><text:span text:style-name="T1">307: 00:16:34.03 00:16:36.19 <text:s/>Duration 00:00:02.16 <text:s/>45</text:span></text:p>
      <text:p text:style-name="P28">#<text:span text:style-name="T21">As últimas notícias</text:span></text:p>
      <text:p text:style-name="P28"><text:span text:style-name="T21">são preocupantes</text:span>.#</text:p>
      <text:p text:style-name="P1"/>
      <text:p text:style-name="Texte_20_brut"><text:span text:style-name="T3"><text:s/></text:span><text:span text:style-name="T1">308: 00:16:37.14 00:16:41.10 <text:s/>Duration 00:00:03.21 <text:s/>65</text:span></text:p>
      <text:p text:style-name="P1">#U<text:span text:style-name="T21">m vídeo foi postado na i</text:span>nternet</text:p>
      <text:p text:style-name="P1"><text:span text:style-name="T21">pelos sequestradores</text:span>.#</text:p>
      <text:p text:style-name="P1"/>
      <text:p text:style-name="Texte_20_brut"><text:span text:style-name="T3"><text:s/></text:span><text:span text:style-name="T1">309: 00:16:41.15 00:16:43.09 <text:s/>Duration 00:00:01.19 <text:s/>30</text:span></text:p>
      <text:p text:style-name="P1">#Sophie ap<text:span text:style-name="T21">arece muito doente</text:span>.#</text:p>
      <text:p text:style-name="P1"/>
      <text:p text:style-name="Texte_20_brut"><text:span text:style-name="T3"><text:s/></text:span><text:span text:style-name="T1">310: 00:16:45.14 00:16:48.10 <text:s/>Duration 00:00:02.21 <text:s/>48</text:span></text:p>
      <text:p text:style-name="P1">#<text:span text:style-name="T21">A</text:span> montage<text:span text:style-name="T21">m</text:span> <text:span text:style-name="T21">é quase</text:span> prof<text:span text:style-name="T21">i</text:span>ssion<text:span text:style-name="T21">a</text:span>l.#</text:p>
      <text:p text:style-name="P1"/>
      <text:p text:style-name="Texte_20_brut"><text:span text:style-name="T3"><text:s/></text:span><text:span text:style-name="T1">311: 00:16:48.14 00:16:51.04 <text:s/>Duration 00:00:02.15 <text:s/>44</text:span></text:p>
      <text:p text:style-name="P1">V<text:span text:style-name="T21">ídeo</text:span> de propagand<text:span text:style-name="T21">a</text:span></text:p>
      <text:p text:style-name="P1">Vo<text:span text:style-name="T21">z</text:span> de E. Macron</text:p>
      <text:p text:style-name="P1"/>
      <text:p text:style-name="Texte_20_brut"><text:span text:style-name="T3"><text:s/></text:span><text:span text:style-name="T1">312: 00:16:52.23 00:16:54.21 <text:s/>Duration 00:00:01.23 <text:s/>33</text:span></text:p>
      <text:p text:style-name="P1">#<text:span text:style-name="T21">Eu a protegerei</text:span>!#</text:p>
      <text:p text:style-name="P1"/>
      <text:p text:style-name="Texte_20_brut"><text:span text:style-name="T3"><text:s/></text:span><text:span text:style-name="T1">313: 00:17:00.03 00:17:02.13 <text:s/>Duration 00:00:02.10 <text:s/>41</text:span></text:p>
      <text:p text:style-name="P28">#<text:span text:style-name="T21">Eu a protegerei</text:span>!#</text:p>
      <text:p text:style-name="P1"/>
      <text:p text:style-name="Texte_20_brut"><text:span text:style-name="T3"><text:s/></text:span><text:span text:style-name="T1">314: 00:17:10.03 00:17:13.19 <text:s/>Duration 00:00:03.16 <text:s/>62</text:span></text:p>
      <text:p text:style-name="P1"><text:span text:style-name="T21">Esse vídeo</text:span> é <text:span text:style-name="T21">a última prova de vida</text:span></text:p>
      <text:p text:style-name="P1"><text:span text:style-name="T21">da sua mãe</text:span>?</text:p>
      <text:p text:style-name="P1"/>
      <text:p text:style-name="Texte_20_brut"><text:span text:style-name="T3"><text:s/></text:span><text:span text:style-name="T1">315: 00:17:13.23 00:17:16.24 <text:s/>Duration 00:00:03.01 <text:s/>52</text:span></text:p>
      <text:p text:style-name="P1">Quand<text:span text:style-name="T21">o você viu o vídeo</text:span>,</text:p>
      <text:p text:style-name="P1"><text:span text:style-name="T21">o que pensou</text:span>?</text:p>
      <text:p text:style-name="P1"/>
      <text:p text:style-name="Texte_20_brut"><text:span text:style-name="T3"><text:s/></text:span><text:span text:style-name="T1">316: 00:17:19.19 00:17:24.13 <text:s/>Duration 00:00:04.19 <text:s/>81</text:span></text:p>
      <text:p text:style-name="P29">Tem uma mensagem que é claramente...</text:p>
      <text:p text:style-name="P1"/>
      <text:p text:style-name="Texte_20_brut"><text:span text:style-name="T3"><text:s/></text:span><text:span text:style-name="T1">317: 00:17:24.17 00:17:27.20 <text:s/>Duration 00:00:03.03 <text:s/>53</text:span></text:p>
      <text:p text:style-name="P29">Esse vídeo é assustador.</text:p>
      <text:p text:style-name="P1"/>
      <text:p text:style-name="P34"><text:span text:style-name="T3"><text:s/></text:span><text:span text:style-name="T1">318: 00:17:27.24 00:17:29.02 <text:s/>Duration 00:00:01.03 <text:s/>19</text:span></text:p>
      <text:p text:style-name="P1">É...</text:p>
      <text:p text:style-name="P1"/>
      <text:p text:style-name="Texte_20_brut"><text:span text:style-name="T3"><text:s/></text:span><text:span text:style-name="T1">319: 00:17:29.21 00:17:32.12 <text:s/>Duration 00:00:02.16 <text:s/>45</text:span></text:p>
      <text:p text:style-name="P29">Vemos que ela está chorando,</text:p>
      <text:p text:style-name="P1"/>
      <text:p text:style-name="Texte_20_brut"><text:span text:style-name="T3"><text:s/></text:span><text:span text:style-name="T1">320: 00:17:32.16 00:17:34.07 <text:s/>Duration 00:00:01.16 <text:s/>28</text:span></text:p>
      <text:p text:style-name="P1"><text:span text:style-name="T21">tem uma voz</text:span>...</text:p>
      <text:p text:style-name="P1"/>
      <text:p text:style-name="Texte_20_brut"><text:span text:style-name="T3"><text:s/></text:span><text:span text:style-name="T1">321: 00:17:35.17 00:17:38.07 <text:s/>Duration 00:00:02.15 <text:s/>44</text:span></text:p>
      <text:p text:style-name="P1"><text:span text:style-name="T21">Tem uma</text:span> montage<text:span text:style-name="T21">m</text:span> d<text:span text:style-name="T21">a voz</text:span></text:p>
      <text:p text:style-name="P1">d<text:span text:style-name="T21">e </text:span>Emmanuel Macron</text:p>
      <text:p text:style-name="P1"/>
      <text:p text:style-name="Texte_20_brut"><text:span text:style-name="T3"><text:s/></text:span><text:span text:style-name="T1">322: 00:17:38.11 00:17:40.00 <text:s/>Duration 00:00:01.14 <text:s/>27</text:span></text:p>
      <text:p text:style-name="P29"><text:soft-page-break/>bastante sarcástica.</text:p>
      <text:p text:style-name="P1"/>
      <text:p text:style-name="Texte_20_brut"><text:span text:style-name="T3"><text:s/></text:span><text:span text:style-name="T1">323: 00:17:41.01 00:17:44.01 <text:s/>Duration 00:00:03.00 <text:s/>51</text:span></text:p>
      <text:p text:style-name="P1">Enfi<text:span text:style-name="T21">m</text:span>, <text:span text:style-name="T21">a</text:span> montage<text:span text:style-name="T21">m</text:span> <text:span text:style-name="T21">é sarcástica,</text:span></text:p>
      <text:p text:style-name="P1"/>
      <text:p text:style-name="Texte_20_brut"><text:span text:style-name="T3"><text:s/></text:span><text:span text:style-name="T1">324: 00:17:44.05 00:17:47.05 <text:s/>Duration 00:00:03.00 <text:s/>51</text:span></text:p>
      <text:p text:style-name="P1"><text:span text:style-name="T21">não o</text:span> que di<text:span text:style-name="T21">z</text:span> Emmanuel Macron.</text:p>
      <text:p text:style-name="P1"/>
      <text:p text:style-name="Texte_20_brut"><text:span text:style-name="T3"><text:s/></text:span><text:span text:style-name="T1">325: 00:17:48.14 00:17:51.15 <text:s/>Duration 00:00:03.01 <text:s/>52</text:span></text:p>
      <text:p text:style-name="P1">Ma<text:span text:style-name="T21">s tem uma espécie</text:span> de...</text:p>
      <text:p text:style-name="P1"/>
      <text:p text:style-name="Texte_20_brut"><text:span text:style-name="T3"><text:s/></text:span><text:span text:style-name="T1">326: 00:17:53.00 00:17:56.13 <text:s/>Duration 00:00:03.13 <text:s/>60</text:span></text:p>
      <text:p text:style-name="P29">Sentimos a advertência.</text:p>
      <text:p text:style-name="P1"/>
      <text:p text:style-name="Texte_20_brut"><text:span text:style-name="T3"><text:s/></text:span><text:span text:style-name="T1">327: 00:17:56.17 00:17:59.05 <text:s/>Duration 00:00:02.13 <text:s/>43</text:span></text:p>
      <text:p text:style-name="P1"><text:span text:style-name="T21">Dá medo</text:span>, <text:span text:style-name="T21">dá frio na espinha.</text:span></text:p>
      <text:p text:style-name="P1"/>
      <text:p text:style-name="Texte_20_brut"><text:span text:style-name="T3"><text:s/></text:span><text:span text:style-name="T1">328: 00:18:01.14 00:18:03.22 <text:s/>Duration 00:00:02.08 <text:s/>39</text:span></text:p>
      <text:p text:style-name="P1">Qu<text:span text:style-name="T21">a</text:span>l <text:span text:style-name="T21">é a mensagem</text:span></text:p>
      <text:p text:style-name="P1"/>
      <text:p text:style-name="Texte_20_brut"><text:span text:style-name="T3"><text:s/></text:span><text:span text:style-name="T1">329: 00:18:04.01 00:18:08.23 <text:s/>Duration 00:00:04.22 <text:s/>83</text:span></text:p>
      <text:p text:style-name="P1">qu<text:span text:style-name="T21">e os sequestradores enviaram</text:span>?</text:p>
      <text:p text:style-name="P1"/>
      <text:p text:style-name="Texte_20_brut"><text:span text:style-name="T3"><text:s/></text:span><text:span text:style-name="T1">330: 00:18:09.02 00:18:11.01 <text:s/>Duration 00:00:01.24 <text:s/>33</text:span></text:p>
      <text:p text:style-name="P1"><text:span text:style-name="T21">A quem se dirige a mensagem</text:span>?</text:p>
      <text:p text:style-name="P1"/>
      <text:p text:style-name="Texte_20_brut"><text:span text:style-name="T3"><text:s/></text:span><text:span text:style-name="T1">331: 00:18:11.05 00:18:15.09 <text:s/>Duration 00:00:04.04 <text:s/>71</text:span></text:p>
      <text:p text:style-name="P29">Essas são as perguntas</text:p>
      <text:p text:style-name="P29">que tentamos responder.</text:p>
      <text:p text:style-name="P1"/>
      <text:p text:style-name="Texte_20_brut"><text:span text:style-name="T3"><text:s/></text:span><text:span text:style-name="T1">332: 00:18:20.02 00:18:22.08 <text:s/>Duration 00:00:02.06 <text:s/>38</text:span></text:p>
      <text:p text:style-name="P1">#<text:span text:style-name="T21">Mai</text:span>s de 500 <text:span text:style-name="T21">dias</text:span> de ca<text:span text:style-name="T21">tiveiro</text:span>#</text:p>
      <text:p text:style-name="P1"/>
      <text:p text:style-name="Texte_20_brut"><text:span text:style-name="T3"><text:s/></text:span><text:span text:style-name="T1">333: 00:18:22.12 00:18:24.12 <text:s/>Duration 00:00:02.00 <text:s/>34</text:span></text:p>
      <text:p text:style-name="P1">#e <text:span text:style-name="T21">nenhuma resposta ainda</text:span>.#</text:p>
      <text:p text:style-name="P1"/>
      <text:p text:style-name="Texte_20_brut"><text:span text:style-name="T3"><text:s/></text:span><text:span text:style-name="T1">334: 00:18:24.16 00:18:26.24 <text:s/>Duration 00:00:02.08 <text:s/>39</text:span></text:p>
      <text:p text:style-name="P1">#<text:span text:style-name="T21">É preciso ir para</text:span> Gao,</text:p>
      <text:p text:style-name="P1"><text:span text:style-name="T21">no norte do</text:span> Mali,#</text:p>
      <text:p text:style-name="P1"/>
      <text:p text:style-name="Texte_20_brut"><text:span text:style-name="T3"><text:s/></text:span><text:span text:style-name="T1">335: 00:18:27.03 00:18:29.03 <text:s/>Duration 00:00:02.00 <text:s/>34</text:span></text:p>
      <text:p text:style-name="P28">#p<text:span text:style-name="T21">ara saber mais</text:span></text:p>
      <text:p text:style-name="P28"><text:span text:style-name="T21">sobre os sequestradores</text:span>#</text:p>
      <text:p text:style-name="P1"/>
      <text:p text:style-name="Texte_20_brut"><text:span text:style-name="T3"><text:s/></text:span><text:span text:style-name="T1">336: 00:18:29.07 00:18:30.12 <text:s/>Duration 00:00:01.05 <text:s/>20</text:span></text:p>
      <text:p text:style-name="P1">#e <text:span text:style-name="T21">suas</text:span> exig<text:span text:style-name="T21">ências</text:span>.#</text:p>
      <text:p text:style-name="P1"/>
      <text:p text:style-name="Texte_20_brut"><text:span text:style-name="T3"><text:s/></text:span><text:span text:style-name="T1">337: 00:18:35.05 00:18:38.11 <text:s/>Duration 00:00:03.06 <text:s/>55</text:span></text:p>
      <text:p text:style-name="P1">#<text:span text:style-name="T21">Os aviões da </text:span>ONU são<text:span text:style-name="T21"> os últimos</text:span></text:p>
      <text:p text:style-name="P1"><text:span text:style-name="T21">a fazer a ligação</text:span>.#</text:p>
      <text:p text:style-name="P1"/>
      <text:p text:style-name="Texte_20_brut"><text:span text:style-name="T3"><text:s/></text:span><text:span text:style-name="T1">338: 00:18:38.15 00:18:42.10 <text:s/>Duration 00:00:03.20 <text:s/>65</text:span></text:p>
      <text:p text:style-name="P1">#<text:span text:style-name="T21">Aqu</text:span>i, <text:span text:style-name="T21">o</text:span>s Ca<text:span text:style-name="T21">pacetes Azuis</text:span></text:p>
      <text:p text:style-name="P1">ma<text:span text:style-name="T21">ntêm uma</text:span> pa<text:span text:style-name="T21">z</text:span> fr<text:span text:style-name="T21">ágil</text:span>.#</text:p>
      <text:p text:style-name="P1"/>
      <text:p text:style-name="Texte_20_brut"><text:span text:style-name="T3"><text:s/></text:span><text:span text:style-name="T1">339: 00:18:43.04 00:18:44.24 <text:s/>Duration 00:00:01.20 <text:s/>31</text:span></text:p>
      <text:p text:style-name="P1">#<text:span text:style-name="T21">O norte está mergulhado no c</text:span>aos,#</text:p>
      <text:p text:style-name="P1"/>
      <text:p text:style-name="Texte_20_brut"><text:span text:style-name="T3"><text:s/></text:span><text:span text:style-name="T1">340: 00:18:45.04 00:18:47.12 <text:s/>Duration 00:00:02.08 <text:s/>39</text:span></text:p>
      <text:p text:style-name="P30">#de<text:span text:style-name="T22">sde a rebelião</text:span></text:p>
      <text:p text:style-name="P30"><text:soft-page-break/><text:span text:style-name="T22">de milícias</text:span> arm<text:span text:style-name="T21">ada</text:span>s#</text:p>
      <text:p text:style-name="P1"/>
      <text:p text:style-name="Texte_20_brut"><text:span text:style-name="T3"><text:s/></text:span><text:span text:style-name="T1">341: 00:18:47.17 00:18:50.11 <text:s/>Duration 00:00:02.19 <text:s/>47</text:span></text:p>
      <text:p text:style-name="P1">#e <text:span text:style-name="T22">a </text:span>interven<text:span text:style-name="T22">ção</text:span> fran<text:span text:style-name="T22">cesa em</text:span> 2012.#</text:p>
      <text:p text:style-name="P1"/>
      <text:p text:style-name="Texte_20_brut"><text:span text:style-name="T3"><text:s/></text:span><text:span text:style-name="T1">342: 00:18:56.05 00:18:57.15 <text:s/>Duration 00:00:01.10 <text:s/>24</text:span></text:p>
      <text:p text:style-name="P1">#P<text:span text:style-name="T22">ara qualquer deslocamento</text:span>,#</text:p>
      <text:p text:style-name="P1"/>
      <text:p text:style-name="Texte_20_brut"><text:span text:style-name="T3"><text:s/></text:span><text:span text:style-name="T1">343: 00:18:57.19 00:19:00.05 <text:s/>Duration 00:00:02.11 <text:s/>41</text:span></text:p>
      <text:p text:style-name="P1">#<text:span text:style-name="T22">é obrigatória uma escolta armada</text:span>.#</text:p>
      <text:p text:style-name="P1"/>
      <text:p text:style-name="Texte_20_brut"><text:span text:style-name="T3"><text:s/></text:span><text:span text:style-name="T1">344: 00:19:00.09 00:19:02.15 <text:s/>Duration 00:00:02.06 <text:s/>38</text:span></text:p>
      <text:p text:style-name="P1">#<text:span text:style-name="T22">O capitão</text:span> Lukas no<text:span text:style-name="T22">s acompanha</text:span>.#</text:p>
      <text:p text:style-name="P1"/>
      <text:p text:style-name="Texte_20_brut"><text:span text:style-name="T3"><text:s/></text:span><text:span text:style-name="T1">345: 00:19:02.20 00:19:05.17 <text:s/>Duration 00:00:02.22 <text:s/>49</text:span></text:p>
      <text:p text:style-name="P1">#<text:span text:style-name="T22">Ele faz parte</text:span></text:p>
      <text:p text:style-name="P1">d<text:span text:style-name="T22">o</text:span> contingent<text:span text:style-name="T22">e</text:span> al<text:span text:style-name="T22">emão da </text:span>ONU.#</text:p>
      <text:p text:style-name="P1"/>
      <text:p text:style-name="Texte_20_brut"><text:span text:style-name="T3"><text:s/></text:span><text:span text:style-name="T1">346: 00:19:09.14 00:19:12.00 <text:s/>Duration 00:00:02.11 <text:s/>41</text:span></text:p>
      <text:p text:style-name="P31">Aqui há uma quantidade</text:p>
      <text:p text:style-name="P1">de milícias arm<text:span text:style-name="T22">ada</text:span>s.</text:p>
      <text:p text:style-name="P1"/>
      <text:p text:style-name="Texte_20_brut"><text:span text:style-name="T3"><text:s/></text:span><text:span text:style-name="T1">347: 00:19:12.04 00:19:13.14 <text:s/>Duration 00:00:01.10 <text:s/>24</text:span></text:p>
      <text:p text:style-name="P1"><text:span text:style-name="T22">A maioria é de</text:span> islami<text:span text:style-name="T22">s</text:span>tas,</text:p>
      <text:p text:style-name="P1"/>
      <text:p text:style-name="Texte_20_brut"><text:span text:style-name="T3"><text:s/></text:span><text:span text:style-name="T1">348: 00:19:13.18 00:19:16.04 <text:s/>Duration 00:00:02.11 <text:s/>41</text:span></text:p>
      <text:p text:style-name="P1">ou <text:span text:style-name="T22">pelo menos alegam ser.</text:span></text:p>
      <text:p text:style-name="P1"/>
      <text:p text:style-name="Texte_20_brut"><text:span text:style-name="T3"><text:s/></text:span><text:span text:style-name="T1">349: 00:19:16.08 00:19:20.03 <text:s/>Duration 00:00:03.20 <text:s/>65</text:span></text:p>
      <text:p text:style-name="P1">É <text:span text:style-name="T22">esse tipo</text:span> de grupo terrorista</text:p>
      <text:p text:style-name="P1">qu<text:span text:style-name="T22">e ataca a </text:span>ONU <text:span text:style-name="T22">na região.</text:span></text:p>
      <text:p text:style-name="P1"/>
      <text:p text:style-name="Texte_20_brut"><text:span text:style-name="T3"><text:s/></text:span><text:span text:style-name="T1">350: 00:19:28.06 00:19:30.23 <text:s/>Duration 00:00:02.17 <text:s/>46</text:span></text:p>
      <text:p text:style-name="P1">#<text:span text:style-name="T22">Foi nessas</text:span> ru<text:span text:style-name="T22">a</text:span>s</text:p>
      <text:p text:style-name="P30">que sequestra<text:span text:style-name="T22">ram</text:span> Sophie Pétronin.#</text:p>
      <text:p text:style-name="P1"/>
      <text:p text:style-name="Texte_20_brut"><text:span text:style-name="T3"><text:s/></text:span><text:span text:style-name="T1">351: 00:19:32.03 00:19:35.07 <text:s/>Duration 00:00:03.04 <text:s/>54</text:span></text:p>
      <text:p text:style-name="P1">#Com<text:span text:style-name="T22">o sempre</text:span>,</text:p>
      <text:p text:style-name="P1">el<text:span text:style-name="T22">a</text:span> <text:span text:style-name="T22">estava sem escolta</text:span>.#</text:p>
      <text:p text:style-name="P1"/>
      <text:p text:style-name="Texte_20_brut"><text:span text:style-name="T3"><text:s/></text:span><text:span text:style-name="T1">352: 00:19:35.12 00:19:37.15 <text:s/>Duration 00:00:02.03 <text:s/>36</text:span></text:p>
      <text:p text:style-name="P30">#<text:span text:style-name="T22">A poucos metros</text:span></text:p>
      <text:p text:style-name="P30"><text:span text:style-name="T22">do seu ambulatório</text:span>,#</text:p>
      <text:p text:style-name="P1"/>
      <text:p text:style-name="Texte_20_brut"><text:span text:style-name="T3"><text:s/></text:span><text:span text:style-name="T1">353: 00:19:37.19 00:19:39.10 <text:s/>Duration 00:00:01.16 <text:s/>28</text:span></text:p>
      <text:p text:style-name="P1">#u<text:span text:style-name="T22">m</text:span> <text:span text:style-name="T22">jipe</text:span>, 3 hom<text:span text:style-name="T22">en</text:span>s arm<text:span text:style-name="T22">ado</text:span>s.#</text:p>
      <text:p text:style-name="P1"/>
      <text:p text:style-name="Texte_20_brut"><text:span text:style-name="T3"><text:s/></text:span><text:span text:style-name="T1">354: 00:19:39.14 00:19:41.18 <text:s/>Duration 00:00:02.04 <text:s/>37</text:span></text:p>
      <text:p text:style-name="P1">#El<text:span text:style-name="T22">a não tinha</text:span> chance <text:span text:style-name="T22">alguma</text:span>.#</text:p>
      <text:p text:style-name="P1"/>
      <text:p text:style-name="Texte_20_brut"><text:span text:style-name="T3"><text:s/></text:span><text:span text:style-name="T1">355: 00:19:42.15 00:19:45.13 <text:s/>Duration 00:00:02.23 <text:s/>50</text:span></text:p>
      <text:p text:style-name="P30">#U<text:span text:style-name="T22">m sequestro que lembra</text:span></text:p>
      <text:p text:style-name="P30"><text:span text:style-name="T22">o de </text:span>Béatrice Stockly,#</text:p>
      <text:p text:style-name="P1"/>
      <text:p text:style-name="Texte_20_brut"><text:span text:style-name="T3"><text:s/></text:span><text:span text:style-name="T1">356: 00:19:45.17 00:19:49.14 <text:s/>Duration 00:00:03.22 <text:s/>66</text:span></text:p>
      <text:p text:style-name="P30">#u<text:span text:style-name="T22">ma</text:span> mission<text:span text:style-name="T22">ária suíça</text:span></text:p>
      <text:p text:style-name="P30">sequestrada <text:span text:style-name="T22">alguns meses antes</text:span>.#</text:p>
      <text:p text:style-name="P1"/>
      <text:p text:style-name="Texte_20_brut"><text:span text:style-name="T3"><text:s/></text:span><text:span text:style-name="T1">357: 00:19:49.18 00:19:52.24 <text:s/>Duration 00:00:03.06 <text:s/>55</text:span></text:p>
      <text:p text:style-name="P1">#Sophie e Béatrice,</text:p>
      <text:p text:style-name="P1"><text:soft-page-break/>d<text:span text:style-name="T22">uas mulheres de destino interligado</text:span>,#</text:p>
      <text:p text:style-name="P1"/>
      <text:p text:style-name="Texte_20_brut"><text:span text:style-name="T3"><text:s/></text:span><text:span text:style-name="T1">358: 00:19:53.03 00:19:56.24 <text:s/>Duration 00:00:03.21 <text:s/>65</text:span></text:p>
      <text:p text:style-name="P1">#d<text:span text:style-name="T22">uas</text:span> <text:span text:style-name="T22">agentes </text:span>humanit<text:span text:style-name="T22">árias</text:span></text:p>
      <text:p text:style-name="P1"><text:span text:style-name="T22">reféns desde</text:span> 2016.#</text:p>
      <text:p text:style-name="P1"/>
      <text:p text:style-name="Texte_20_brut"><text:span text:style-name="T3"><text:s/></text:span><text:span text:style-name="T1">359: 00:20:06.05 00:20:09.11 <text:s/>Duration 00:00:03.06 <text:s/>55</text:span></text:p>
      <text:p text:style-name="P1"><text:span text:style-name="T22">Tudo parece muito calmo</text:span>,</text:p>
      <text:p text:style-name="P1">pa<text:span text:style-name="T22">cífico</text:span>, <text:span text:style-name="T22">aqu</text:span>i, mas é <text:span text:style-name="T22">enganador</text:span>.</text:p>
      <text:p text:style-name="P1"/>
      <text:p text:style-name="Texte_20_brut"><text:span text:style-name="T3"><text:s/></text:span><text:span text:style-name="T1">360: 00:20:09.15 00:20:11.11 <text:s/>Duration 00:00:01.21 <text:s/>31</text:span></text:p>
      <text:p text:style-name="P31">A poucos quilômetros ao norte,</text:p>
      <text:p text:style-name="P1"/>
      <text:p text:style-name="Texte_20_brut"><text:span text:style-name="T3"><text:s/></text:span><text:span text:style-name="T1">361: 00:20:11.15 00:20:13.09 <text:s/>Duration 00:00:01.19 <text:s/>30</text:span></text:p>
      <text:p text:style-name="P31">a situação é bem diferente.</text:p>
      <text:p text:style-name="P1"/>
      <text:p text:style-name="Texte_20_brut"><text:span text:style-name="T3"><text:s/></text:span><text:span text:style-name="T1">362: 00:20:14.09 00:20:16.14 <text:s/>Duration 00:00:02.05 <text:s/>37</text:span></text:p>
      <text:p text:style-name="P31">O perigo está muito presente aqui.</text:p>
      <text:p text:style-name="P1"/>
      <text:p text:style-name="Texte_20_brut"><text:span text:style-name="T3"><text:s/></text:span><text:span text:style-name="T1">363: 00:20:16.18 00:20:20.07 <text:s/>Duration 00:00:03.14 <text:s/>61</text:span></text:p>
      <text:p text:style-name="P31">Não podemos excluir</text:p>
      <text:p text:style-name="P30"><text:span text:style-name="T22">o risco de sequestro nessas</text:span> ru<text:span text:style-name="T22">a</text:span>s.</text:p>
      <text:p text:style-name="P1"/>
      <text:p text:style-name="Texte_20_brut"><text:span text:style-name="T3"><text:s/></text:span><text:span text:style-name="T1">364: 00:20:20.11 00:20:23.03 <text:s/>Duration 00:00:02.17 <text:s/>46</text:span></text:p>
      <text:p text:style-name="P1">Enfi<text:span text:style-name="T22">m</text:span>, <text:span text:style-name="T22">é minha análise pessoal.</text:span></text:p>
      <text:p text:style-name="P1"/>
      <text:p text:style-name="Texte_20_brut"><text:span text:style-name="T3"><text:s/></text:span><text:span text:style-name="T1">365: 00:20:25.00 00:20:28.18 <text:s/>Duration 00:00:03.18 <text:s/>63</text:span></text:p>
      <text:p text:style-name="P1">#<text:span text:style-name="T22">A missão</text:span> d<text:span text:style-name="T22">o</text:span>s solda<text:span text:style-name="T22">do</text:span>s d<text:span text:style-name="T22">a </text:span>ONU</text:p>
      <text:p text:style-name="P1">limit<text:span text:style-name="T22">a-se</text:span> <text:span text:style-name="T22">a proteger a cidade</text:span>.#</text:p>
      <text:p text:style-name="P1"/>
      <text:p text:style-name="Texte_20_brut"><text:span text:style-name="T3"><text:s/></text:span><text:span text:style-name="T1">366: 00:20:28.22 00:20:32.08 <text:s/>Duration 00:00:03.11 <text:s/>58</text:span></text:p>
      <text:p text:style-name="P1">#<text:span text:style-name="T23">Eles não sabem nada do destino</text:span></text:p>
      <text:p text:style-name="P1">de Sophie e de Béatrice.#</text:p>
      <text:p text:style-name="P1"/>
      <text:p text:style-name="Texte_20_brut"><text:span text:style-name="T3"><text:s/></text:span><text:span text:style-name="T1">367: 00:20:33.09 00:20:35.07 <text:s/>Duration 00:00:01.23 <text:s/>33</text:span></text:p>
      <text:p text:style-name="P1"><text:span text:style-name="T24">Prefeitura</text:span> de Gao</text:p>
      <text:p text:style-name="P1"/>
      <text:p text:style-name="Texte_20_brut"><text:span text:style-name="T3"><text:s/></text:span><text:span text:style-name="T1">368: 00:20:35.12 00:20:37.06 <text:s/>Duration 00:00:01.19 <text:s/>30</text:span></text:p>
      <text:p text:style-name="P1">#U<text:span text:style-name="T24">m homem está bem mais</text:span> inform<text:span text:style-name="T24">ado</text:span>.#</text:p>
      <text:p text:style-name="P1"/>
      <text:p text:style-name="Texte_20_brut"><text:span text:style-name="T3"><text:s/></text:span><text:span text:style-name="T1">369: 00:20:37.10 00:20:38.24 <text:s/>Duration 00:00:01.14 <text:s/>27</text:span></text:p>
      <text:p text:style-name="P1">#É <text:span text:style-name="T24">o </text:span>ex-<text:span text:style-name="T24">prefeito</text:span> de Gao.#</text:p>
      <text:p text:style-name="P1"/>
      <text:p text:style-name="Texte_20_brut"><text:span text:style-name="T3"><text:s/></text:span><text:span text:style-name="T1">370: 00:20:39.03 00:20:41.17 <text:s/>Duration 00:00:02.14 <text:s/>44</text:span></text:p>
      <text:p text:style-name="P1">#<text:span text:style-name="T24">Ele se apresenta</text:span></text:p>
      <text:p text:style-name="P1">com<text:span text:style-name="T24">o um comerciante de sucesso</text:span>.#</text:p>
      <text:p text:style-name="P1"/>
      <text:p text:style-name="Texte_20_brut"><text:span text:style-name="T3"><text:s/></text:span><text:span text:style-name="T1">371: 00:20:41.21 00:20:43.16 <text:s/>Duration 00:00:01.20 <text:s/>31</text:span></text:p>
      <text:p text:style-name="P1">#<text:span text:style-name="T24">Ele possui dezenas de hotéi</text:span>s,#</text:p>
      <text:p text:style-name="P1"/>
      <text:p text:style-name="Texte_20_brut"><text:span text:style-name="T3"><text:s/></text:span><text:span text:style-name="T1">372: 00:20:43.21 00:20:46.05 <text:s/>Duration 00:00:02.09 <text:s/>40</text:span></text:p>
      <text:p text:style-name="P1">#u<text:span text:style-name="T24">m</text:span> ranch<text:span text:style-name="T24">o</text:span> e <text:span text:style-name="T24">preferência por</text:span> 4X4.#</text:p>
      <text:p text:style-name="P1"/>
      <text:p text:style-name="Texte_20_brut"><text:span text:style-name="T3"><text:s/></text:span><text:span text:style-name="T1">373: 00:20:47.08 00:20:50.20 <text:s/>Duration 00:00:03.12 <text:s/>59</text:span></text:p>
      <text:p text:style-name="P1">#<text:span text:style-name="T25">A imprensa</text:span> mali<text:span text:style-name="T25">ana o acusa</text:span></text:p>
      <text:p text:style-name="P1"><text:span text:style-name="T25">de ligação com</text:span> transport<text:span text:style-name="T25">e</text:span> de drogas.#</text:p>
      <text:p text:style-name="P1"/>
      <text:p text:style-name="Texte_20_brut"><text:span text:style-name="T3"><text:s/></text:span><text:span text:style-name="T1">374: 00:20:52.21 00:20:56.09 <text:s/>Duration 00:00:03.13 <text:s/>60</text:span></text:p>
      <text:p text:style-name="P1">#<text:span text:style-name="T26">A verdade é que os</text:span> narcotraficantes</text:p>
      <text:p text:style-name="P1">r<text:span text:style-name="T26">einam soberanos em</text:span> Gao.#</text:p>
      <text:p text:style-name="P1"><text:soft-page-break/></text:p>
      <text:p text:style-name="Texte_20_brut"><text:span text:style-name="T3"><text:s/></text:span><text:span text:style-name="T1">375: 00:20:56.13 00:20:58.06 <text:s/>Duration 00:00:01.18 <text:s/>29</text:span></text:p>
      <text:p text:style-name="P1">#<text:span text:style-name="T27">Eles transportam pelo deserto</text:span>#</text:p>
      <text:p text:style-name="P1"/>
      <text:p text:style-name="Texte_20_brut"><text:span text:style-name="T3"><text:s/></text:span><text:span text:style-name="T1">376: 00:20:58.11 00:21:01.07 <text:s/>Duration 00:00:02.21 <text:s/>48</text:span></text:p>
      <text:p text:style-name="P1">#<text:span text:style-name="T27">tonelada</text:span>s de cocaína</text:p>
      <text:p text:style-name="P1">d<text:span text:style-name="T27">a </text:span>Améri<text:span text:style-name="T27">ca</text:span> d<text:span text:style-name="T27">o Sul para a </text:span>Europ<text:span text:style-name="T27">a</text:span>.#</text:p>
      <text:p text:style-name="P1"/>
      <text:p text:style-name="Texte_20_brut"><text:span text:style-name="T3"><text:s/></text:span><text:span text:style-name="T1">377: 00:21:01.11 00:21:03.15 <text:s/>Duration 00:00:02.04 <text:s/>37</text:span></text:p>
      <text:p text:style-name="P1">#U<text:span text:style-name="T27">m negócio fácil</text:span>,</text:p>
      <text:p text:style-name="P1"><text:span text:style-name="T27">nessa</text:span> zon<text:span text:style-name="T27">a</text:span> <text:span text:style-name="T27">anárquica</text:span>.#</text:p>
      <text:p text:style-name="P1"/>
      <text:p text:style-name="Texte_20_brut"><text:span text:style-name="T3"><text:s/></text:span><text:span text:style-name="T1">378: 00:21:04.15 00:21:07.17 <text:s/>Duration 00:00:03.02 <text:s/>52</text:span></text:p>
      <text:p text:style-name="P46">#<text:span text:style-name="T27">São eles também</text:span></text:p>
      <text:p text:style-name="P46"><text:span text:style-name="T27">que participam dos sequestros</text:span>.#</text:p>
      <text:p text:style-name="P1"/>
      <text:p text:style-name="Texte_20_brut"><text:span text:style-name="T3"><text:s/></text:span><text:span text:style-name="T1">379: 00:21:08.09 00:21:10.18 <text:s/>Duration 00:00:02.09 <text:s/>40</text:span></text:p>
      <text:p text:style-name="P46"><text:span text:style-name="T27">O norte ficou como o Afeganistão</text:span>.</text:p>
      <text:p text:style-name="P1"/>
      <text:p text:style-name="Texte_20_brut"><text:span text:style-name="T3"><text:s/></text:span><text:span text:style-name="T1">380: 00:21:10.22 00:21:14.00 <text:s/>Duration 00:00:03.03 <text:s/>53</text:span></text:p>
      <text:p text:style-name="P1"><text:span text:style-name="T27">Veem um o</text:span>cidental,</text:p>
      <text:p text:style-name="P1">j<text:span text:style-name="T27">ovem, velho</text:span>...</text:p>
      <text:p text:style-name="P1"/>
      <text:p text:style-name="Texte_20_brut"><text:span text:style-name="T3"><text:s/></text:span><text:span text:style-name="T1">381: 00:21:15.02 00:21:18.15 <text:s/>Duration 00:00:03.13 <text:s/>60</text:span></text:p>
      <text:p text:style-name="P1"><text:span text:style-name="T27">Ele é como as</text:span> drogas,</text:p>
      <text:p text:style-name="P1">p<text:span text:style-name="T27">orque ele representa dinheiro.</text:span></text:p>
      <text:p text:style-name="P1"/>
      <text:p text:style-name="Texte_20_brut"><text:span text:style-name="T3"><text:s/></text:span><text:span text:style-name="T1">382: 00:21:18.19 00:21:21.17 <text:s/>Duration 00:00:02.23 <text:s/>50</text:span></text:p>
      <text:p text:style-name="P46">S<text:span text:style-name="T27">e sequestrarmos você,</text:span></text:p>
      <text:p text:style-name="P46"><text:span text:style-name="T27">vamos vendê-lo a esses </text:span>islamitas.</text:p>
      <text:p text:style-name="P1"/>
      <text:p text:style-name="Texte_20_brut"><text:span text:style-name="T3"><text:s/></text:span><text:span text:style-name="T1">383: 00:21:21.21 00:21:24.11 <text:s/>Duration 00:00:02.15 <text:s/>44</text:span></text:p>
      <text:p text:style-name="P46"><text:span text:style-name="T27">Eles compram você</text:span></text:p>
      <text:p text:style-name="P46"><text:span text:style-name="T27">como comprariam cigarros</text:span></text:p>
      <text:p text:style-name="P1"/>
      <text:p text:style-name="Texte_20_brut"><text:span text:style-name="T3"><text:s/></text:span><text:span text:style-name="T1">384: 00:21:24.15 00:21:28.02 <text:s/>Duration 00:00:03.12 <text:s/>59</text:span></text:p>
      <text:p text:style-name="P1"><text:span text:style-name="T27">por bilhõe</text:span>s, ou <text:span text:style-name="T27">melhor, milhões.</text:span></text:p>
      <text:p text:style-name="P1"/>
      <text:p text:style-name="Texte_20_brut"><text:span text:style-name="T3"><text:s/></text:span><text:span text:style-name="T1">385: 00:21:28.06 00:21:30.16 <text:s/>Duration 00:00:02.10 <text:s/>41</text:span></text:p>
      <text:p text:style-name="P47">Eles não ligam</text:p>
      <text:p text:style-name="P47">se você é velho ou jovem.</text:p>
      <text:p text:style-name="P1"/>
      <text:p text:style-name="Texte_20_brut"><text:span text:style-name="T3"><text:s/></text:span><text:span text:style-name="T1">386: 00:21:31.08 00:21:33.03 <text:s/>Duration 00:00:01.20 <text:s/>31</text:span></text:p>
      <text:p text:style-name="P1">#<text:span text:style-name="T27">O </text:span>ex-<text:span text:style-name="T27">prefeito</text:span></text:p>
      <text:p text:style-name="P1">não<text:span text:style-name="T27"> mora mais no norte</text:span>,#</text:p>
      <text:p text:style-name="P1"/>
      <text:p text:style-name="Texte_20_brut"><text:span text:style-name="T3"><text:s/></text:span><text:span text:style-name="T1">387: 00:21:33.07 00:21:36.13 <text:s/>Duration 00:00:03.06 <text:s/>55</text:span></text:p>
      <text:p text:style-name="P1">#ma<text:span text:style-name="T27">s ele conhece muito bem</text:span></text:p>
      <text:p text:style-name="P1"><text:span text:style-name="T27">o</text:span>s jihadistas <text:span text:style-name="T27">na região</text:span>.#</text:p>
      <text:p text:style-name="P1"/>
      <text:p text:style-name="Texte_20_brut"><text:span text:style-name="T3"><text:s/></text:span><text:span text:style-name="T1">388: 00:21:36.17 00:21:40.18 <text:s/>Duration 00:00:04.01 <text:s/>69</text:span></text:p>
      <text:p text:style-name="P1">#De<text:span text:style-name="T27">zenas</text:span> de grupos terroristas</text:p>
      <text:p text:style-name="P1">e <text:span text:style-name="T27">o mesmo tanto de</text:span> milícias rebel<text:span text:style-name="T27">d</text:span>es.#</text:p>
      <text:p text:style-name="P1"/>
      <text:p text:style-name="Texte_20_brut"><text:span text:style-name="T3"><text:s/></text:span><text:span text:style-name="T1">389: 00:21:40.22 00:21:45.07 <text:s/>Duration 00:00:04.10 <text:s/>75</text:span></text:p>
      <text:p text:style-name="P1">#P<text:span text:style-name="T27">ara destrincharmos</text:span>, <text:span text:style-name="T27">nós criamos</text:span></text:p>
      <text:p text:style-name="P1"><text:span text:style-name="T27">um jogo de cartas meio peculia</text:span>r.#</text:p>
      <text:p text:style-name="P1"/>
      <text:p text:style-name="Texte_20_brut"><text:span text:style-name="T3"><text:s/></text:span><text:span text:style-name="T1">390: 00:21:45.12 00:21:48.09 <text:s/>Duration 00:00:02.22 <text:s/>49</text:span></text:p>
      <text:p text:style-name="P47">Na sua opinião, quem são os atores</text:p>
      <text:p text:style-name="P1"><text:soft-page-break/></text:p>
      <text:p text:style-name="Texte_20_brut"><text:span text:style-name="T3"><text:s/></text:span><text:span text:style-name="T1">391: 00:21:48.13 00:21:52.19 <text:s/>Duration 00:00:04.06 <text:s/>72</text:span></text:p>
      <text:p text:style-name="P1">qu<text:span text:style-name="T27">e podem ter participação</text:span></text:p>
      <text:p text:style-name="P1"><text:span text:style-name="T27">no</text:span>s sequestros d<text:span text:style-name="T27">e ocidentais</text:span>?</text:p>
      <text:p text:style-name="P1"/>
      <text:p text:style-name="Texte_20_brut"><text:span text:style-name="T3"><text:s/></text:span><text:span text:style-name="T1">392: 00:21:52.24 00:21:54.07 <text:s/>Duration 00:00:01.08 <text:s/>22</text:span></text:p>
      <text:p text:style-name="P1">Iyad Ag Ghali.</text:p>
      <text:p text:style-name="P1"/>
      <text:p text:style-name="Texte_20_brut"><text:span text:style-name="T3"><text:s/></text:span><text:span text:style-name="T1">393: 00:21:55.22 00:21:59.20 <text:s/>Duration 00:00:03.23 <text:s/>67</text:span></text:p>
      <text:p text:style-name="P46"><text:span text:style-name="T27">Na verdade, está vendo,</text:span></text:p>
      <text:p text:style-name="P46"><text:span text:style-name="T27">esses</text:span> quatr<text:span text:style-name="T27">o</text:span></text:p>
      <text:p text:style-name="P1"/>
      <text:p text:style-name="Texte_20_brut"><text:span text:style-name="T3"><text:s/></text:span><text:span text:style-name="T1">394: 00:21:59.24 00:22:03.05 <text:s/>Duration 00:00:03.06 <text:s/>55</text:span></text:p>
      <text:p text:style-name="P46"><text:span text:style-name="T27">são os pais espirituais </text:span>d<text:span text:style-name="T27">o</text:span> jihad.</text:p>
      <text:p text:style-name="P1"/>
      <text:p text:style-name="Texte_20_brut"><text:span text:style-name="T3"><text:s/></text:span><text:span text:style-name="T1">395: 00:22:03.24 00:22:05.14 <text:s/>Duration 00:00:01.15 <text:s/>27</text:span></text:p>
      <text:p text:style-name="P47">Ele é o incontornável.</text:p>
      <text:p text:style-name="P1"/>
      <text:p text:style-name="Texte_20_brut"><text:span text:style-name="T3"><text:s/></text:span><text:span text:style-name="T1">396: 00:22:05.18 00:22:08.05 <text:s/>Duration 00:00:02.12 <text:s/>42</text:span></text:p>
      <text:p text:style-name="P1">E <text:span text:style-name="T27">tem seus filhos do</text:span> Mali,</text:p>
      <text:p text:style-name="P1"/>
      <text:p text:style-name="Texte_20_brut"><text:span text:style-name="T3"><text:s/></text:span><text:span text:style-name="T1">397: 00:22:08.09 00:22:10.24 <text:s/>Duration 00:00:02.15 <text:s/>44</text:span></text:p>
      <text:p text:style-name="P1"><text:span text:style-name="T27">ele tem irmãos</text:span>, <text:span text:style-name="T27">ele tem amigos,</text:span></text:p>
      <text:p text:style-name="P1"/>
      <text:p text:style-name="Texte_20_brut"><text:span text:style-name="T3"><text:s/></text:span><text:span text:style-name="T1">398: 00:22:11.03 00:22:13.23 <text:s/>Duration 00:00:02.20 <text:s/>48</text:span></text:p>
      <text:p text:style-name="P1"><text:span text:style-name="T27">ele tem irmãos de verdade no</text:span> Mali</text:p>
      <text:p text:style-name="P1"/>
      <text:p text:style-name="Texte_20_brut"><text:span text:style-name="T3"><text:s/></text:span><text:span text:style-name="T1">399: 00:22:14.02 00:22:18.08 <text:s/>Duration 00:00:04.06 <text:s/>72</text:span></text:p>
      <text:p text:style-name="P1">qu<text:span text:style-name="T27">e estão no governo,</text:span></text:p>
      <text:p text:style-name="P1">qu<text:span text:style-name="T27">e estão no setor público.</text:span></text:p>
      <text:p text:style-name="P1"/>
      <text:p text:style-name="Texte_20_brut"><text:span text:style-name="T3"><text:s/></text:span><text:span text:style-name="T1">400: 00:22:19.08 00:22:21.20 <text:s/>Duration 00:00:02.12 <text:s/>42</text:span></text:p>
      <text:p text:style-name="P1">#<text:span text:style-name="T27">O ás de espadas</text:span>: Iyad Ag Ghali,#</text:p>
      <text:p text:style-name="P1"/>
      <text:p text:style-name="Texte_20_brut"><text:span text:style-name="T3"><text:s/></text:span><text:span text:style-name="T1">401: 00:22:21.24 00:22:25.16 <text:s/>Duration 00:00:03.17 <text:s/>63</text:span></text:p>
      <text:p text:style-name="P1">#chef<text:span text:style-name="T27">e</text:span> jihadista pr<text:span text:style-name="T27">óximo da </text:span>Al-Qa<text:span text:style-name="T27">e</text:span>da</text:p>
      <text:p text:style-name="P1"><text:span text:style-name="T27">no Magrebe islâmico</text:span>.#</text:p>
      <text:p text:style-name="P1"/>
      <text:p text:style-name="Texte_20_brut"><text:span text:style-name="T3"><text:s/></text:span><text:span text:style-name="T1">402: 00:22:25.20 00:22:29.21 <text:s/>Duration 00:00:04.01 <text:s/>69</text:span></text:p>
      <text:p text:style-name="P1">#É <text:span text:style-name="T28">ele quem controlaria</text:span></text:p>
      <text:p text:style-name="P1"><text:span text:style-name="T28">o</text:span> destin<text:span text:style-name="T28">o</text:span> de Béatrice e de Sophie.#</text:p>
      <text:p text:style-name="P1"/>
      <text:p text:style-name="Texte_20_brut"><text:span text:style-name="T3"><text:s/></text:span><text:span text:style-name="T1">403: 00:22:42.03 00:22:44.09 <text:s/>Duration 00:00:02.06 <text:s/>38</text:span></text:p>
      <text:p text:style-name="P1">#<text:span text:style-name="T28">N</text:span>a capital mali<text:span text:style-name="T28">ana</text:span>, Bamako,#</text:p>
      <text:p text:style-name="P1"/>
      <text:p text:style-name="Texte_20_brut"><text:span text:style-name="T3"><text:s/></text:span><text:span text:style-name="T1">404: 00:22:44.13 00:22:48.04 <text:s/>Duration 00:00:03.16 <text:s/>62</text:span></text:p>
      <text:p text:style-name="P1">#<text:span text:style-name="T28">ex-aliados de </text:span>Iyad Ag Ghali</text:p>
      <text:p text:style-name="P1"><text:span text:style-name="T28">são bem conhecidos</text:span>.#</text:p>
      <text:p text:style-name="P48"/>
      <text:p text:style-name="Texte_20_brut"><text:span text:style-name="T3"><text:s/></text:span><text:span text:style-name="T1">405: 00:22:48.08 00:22:51.23 <text:s/>Duration 00:00:03.15 <text:s/>61</text:span></text:p>
      <text:p text:style-name="P1">#N<text:span text:style-name="T28">ós marcamos encontro com um</text:span> chef<text:span text:style-name="T28">e</text:span></text:p>
      <text:p text:style-name="P1">d<text:span text:style-name="T28">o</text:span> CMA, u<text:span text:style-name="T28">m</text:span> grupo rebel<text:span text:style-name="T28">d</text:span>e#</text:p>
      <text:p text:style-name="P1"/>
      <text:p text:style-name="Texte_20_brut"><text:span text:style-name="T3"><text:s/></text:span><text:span text:style-name="T1">406: 00:22:52.02 00:22:55.04 <text:s/>Duration 00:00:03.02 <text:s/>52</text:span></text:p>
      <text:p text:style-name="P1">#qu<text:span text:style-name="T28">e reúne vários</text:span> ex-jihadistas.#</text:p>
      <text:p text:style-name="P1"/>
      <text:p text:style-name="Texte_20_brut"><text:span text:style-name="T3"><text:s/></text:span><text:span text:style-name="T1">407: 00:22:55.22 00:22:57.20 <text:s/>Duration 00:00:01.23 <text:s/>33</text:span></text:p>
      <text:p text:style-name="P49"><text:span text:style-name="T28">O governo suíço os procurou, não</text:span>?</text:p>
      <text:p text:style-name="P1"/>
      <text:p text:style-name="Texte_20_brut"><text:span text:style-name="T3"><text:s/></text:span><text:span text:style-name="T1">408: 00:22:57.24 00:23:01.07 <text:s/>Duration 00:00:03.08 <text:s/>56</text:span></text:p>
      <text:p text:style-name="P49"><text:soft-page-break/><text:span text:style-name="T28">Nenhum governo nos procurou</text:span></text:p>
      <text:p text:style-name="P1"/>
      <text:p text:style-name="Texte_20_brut"><text:span text:style-name="T3"><text:s/></text:span><text:span text:style-name="T1">409: 00:23:01.11 00:23:04.00 <text:s/>Duration 00:00:02.14 <text:s/>44</text:span></text:p>
      <text:p text:style-name="P49"><text:span text:style-name="T28">oficialmente ou de forma evidente</text:span>.</text:p>
      <text:p text:style-name="P1"/>
      <text:p text:style-name="Texte_20_brut"><text:span text:style-name="T3"><text:s/></text:span><text:span text:style-name="T1">410: 00:23:04.04 00:23:06.20 <text:s/>Duration 00:00:02.16 <text:s/>45</text:span></text:p>
      <text:p text:style-name="P49">N<text:span text:style-name="T28">ão fomos procurados</text:span></text:p>
      <text:p text:style-name="P49"><text:span text:style-name="T28">por nenhum governo</text:span></text:p>
      <text:p text:style-name="P1"/>
      <text:p text:style-name="Texte_20_brut"><text:span text:style-name="T3"><text:s/></text:span><text:span text:style-name="T1">411: 00:23:06.24 00:23:08.18 <text:s/>Duration 00:00:01.19 <text:s/>30</text:span></text:p>
      <text:p text:style-name="P48">para a liberação dos reféns.</text:p>
      <text:p text:style-name="P1"/>
      <text:p text:style-name="Texte_20_brut"><text:span text:style-name="T3"><text:s/></text:span><text:span text:style-name="T1">412: 00:23:08.22 00:23:10.02 <text:s/>Duration 00:00:01.05 <text:s/>20</text:span></text:p>
      <text:p text:style-name="P1">Ma<text:span text:style-name="T28">s oficiosamente</text:span>?</text:p>
      <text:p text:style-name="P1"/>
      <text:p text:style-name="Texte_20_brut"><text:span text:style-name="T3"><text:s/></text:span><text:span text:style-name="T1">413: 00:23:10.06 00:23:12.19 <text:s/>Duration 00:00:02.13 <text:s/>43</text:span></text:p>
      <text:p text:style-name="P48">Alguns pedidos de ajuda</text:p>
      <text:p text:style-name="P1"/>
      <text:p text:style-name="Texte_20_brut"><text:span text:style-name="T3"><text:s/></text:span><text:span text:style-name="T1">414: 00:23:12.23 00:23:15.22 <text:s/>Duration 00:00:02.24 <text:s/>50</text:span></text:p>
      <text:p text:style-name="P49">p<text:span text:style-name="T28">ara determinar</text:span></text:p>
      <text:p text:style-name="P49"><text:span text:style-name="T28">a posição deles</text:span> etc.,</text:p>
      <text:p text:style-name="P1"/>
      <text:p text:style-name="Texte_20_brut"><text:span text:style-name="T3"><text:s/></text:span><text:span text:style-name="T1">415: 00:23:16.01 00:23:19.15 <text:s/>Duration 00:00:03.14 <text:s/>61</text:span></text:p>
      <text:p text:style-name="P50">ma<text:span text:style-name="T29">s não houve intenção</text:span></text:p>
      <text:p text:style-name="P50"><text:span text:style-name="T29">de entrar num</text:span> process<text:span text:style-name="T29">o</text:span></text:p>
      <text:p text:style-name="P1"/>
      <text:p text:style-name="Texte_20_brut"><text:span text:style-name="T3"><text:s/></text:span><text:span text:style-name="T1">416: 00:23:19.19 00:23:21.07 <text:s/>Duration 00:00:01.13 <text:s/>26</text:span></text:p>
      <text:p text:style-name="P1">p<text:span text:style-name="T29">ela liberação deles.</text:span></text:p>
      <text:p text:style-name="P1"/>
      <text:p text:style-name="Texte_20_brut"><text:span text:style-name="T3"><text:s/></text:span><text:span text:style-name="T1">417: 00:23:22.05 00:23:26.12 <text:s/>Duration 00:00:04.07 <text:s/>73</text:span></text:p>
      <text:p text:style-name="P50">#<text:span text:style-name="T29">Ele não dirá mais nada</text:span></text:p>
      <text:p text:style-name="P50"><text:span text:style-name="T29">sobre seu papel nas negociações</text:span>.#</text:p>
      <text:p text:style-name="P1"/>
      <text:p text:style-name="Texte_20_brut"><text:span text:style-name="T3"><text:s/></text:span><text:span text:style-name="T1">418: 00:23:27.05 00:23:30.07 <text:s/>Duration 00:00:03.02 <text:s/>52</text:span></text:p>
      <text:p text:style-name="P1">P<text:span text:style-name="T30">ara uma liberação, há dois eixos</text:span>.</text:p>
      <text:p text:style-name="P1"/>
      <text:p text:style-name="Texte_20_brut"><text:span text:style-name="T3"><text:s/></text:span><text:span text:style-name="T1">419: 00:23:30.11 00:23:33.18 <text:s/>Duration 00:00:03.07 <text:s/>56</text:span></text:p>
      <text:p text:style-name="P1"><text:span text:style-name="T30">Tem um eixo</text:span> de press<text:span text:style-name="T30">ão</text:span> milita<text:span text:style-name="T30">r</text:span>,</text:p>
      <text:p text:style-name="P1">ma<text:span text:style-name="T30">s também tem o diálogo.</text:span></text:p>
      <text:p text:style-name="P1"/>
      <text:p text:style-name="Texte_20_brut"><text:span text:style-name="T3"><text:s/></text:span><text:span text:style-name="T1">420: 00:23:33.22 00:23:36.23 <text:s/>Duration 00:00:03.01 <text:s/>52</text:span></text:p>
      <text:p text:style-name="P1"><text:span text:style-name="T30">São duas ações</text:span> combin<text:span text:style-name="T30">ada</text:span>s</text:p>
      <text:p text:style-name="P1">qu<text:span text:style-name="T30">e podem permitir</text:span></text:p>
      <text:p text:style-name="P1"/>
      <text:p text:style-name="Texte_20_brut"><text:span text:style-name="T3"><text:s/></text:span><text:span text:style-name="T1">421: 00:23:37.02 00:23:38.21 <text:s/>Duration 00:00:01.19 <text:s/>30</text:span></text:p>
      <text:p text:style-name="P51">a liberação dos reféns.</text:p>
      <text:p text:style-name="P1"/>
      <text:p text:style-name="Texte_20_brut"><text:span text:style-name="T3"><text:s/></text:span><text:span text:style-name="T1">422: 00:23:41.00 00:23:42.24 <text:s/>Duration 00:00:01.24 <text:s/>33</text:span></text:p>
      <text:p text:style-name="P1">#Dialog<text:span text:style-name="T30">a</text:span>r <text:span text:style-name="T30">com</text:span> terroristas,#</text:p>
      <text:p text:style-name="P1"/>
      <text:p text:style-name="Texte_20_brut"><text:span text:style-name="T3"><text:s/></text:span><text:span text:style-name="T1">423: 00:23:43.03 00:23:45.18 <text:s/>Duration 00:00:02.15 <text:s/>44</text:span></text:p>
      <text:p text:style-name="P1">#dif<text:span text:style-name="T30">ícil</text:span>, <text:span text:style-name="T30">para </text:span>a Su<text:span text:style-name="T30">íça</text:span> e a Fran<text:span text:style-name="T30">ça</text:span>.#</text:p>
      <text:p text:style-name="P1"/>
      <text:p text:style-name="Texte_20_brut"><text:span text:style-name="T3"><text:s/></text:span><text:span text:style-name="T1">424: 00:23:45.22 00:23:47.23 <text:s/>Duration 00:00:02.01 <text:s/>35</text:span></text:p>
      <text:p text:style-name="P1">#<text:span text:style-name="T30">Os objetivos políticos</text:span></text:p>
      <text:p text:style-name="P1">d<text:span text:style-name="T30">e </text:span>Iyad Ag Ghali#</text:p>
      <text:p text:style-name="P1"/>
      <text:p text:style-name="Texte_20_brut"><text:span text:style-name="T3"><text:s/></text:span><text:span text:style-name="T1">425: 00:23:48.02 00:23:50.04 <text:s/>Duration 00:00:02.02 <text:s/>35</text:span></text:p>
      <text:p text:style-name="P1">#s<text:span text:style-name="T30">ão</text:span> imposs<text:span text:style-name="T30">íveis de satisfazer</text:span>:#</text:p>
      <text:p text:style-name="P1"/>
      <text:p text:style-name="Texte_20_brut"><text:soft-page-break/><text:span text:style-name="T3"><text:s/></text:span><text:span text:style-name="T1">426: 00:23:50.08 00:23:52.06 <text:s/>Duration 00:00:01.23 <text:s/>33</text:span></text:p>
      <text:p text:style-name="P1">#<text:span text:style-name="T30">expulsar os</text:span> milita<text:span text:style-name="T30">res ocidentais</text:span>#</text:p>
      <text:p text:style-name="P1"/>
      <text:p text:style-name="Texte_20_brut"><text:span text:style-name="T3"><text:s/></text:span><text:span text:style-name="T1">427: 00:23:52.10 00:23:54.24 <text:s/>Duration 00:00:02.14 <text:s/>44</text:span></text:p>
      <text:p text:style-name="P1">#e instaur<text:span text:style-name="T30">a</text:span>r u<text:span text:style-name="T30">m Estado Islâmico</text:span></text:p>
      <text:p text:style-name="P1"><text:span text:style-name="T30">no</text:span> Mali.#</text:p>
      <text:p text:style-name="P1"/>
      <text:p text:style-name="Texte_20_brut"><text:span text:style-name="T3"><text:s/></text:span><text:span text:style-name="T1">428: 00:24:01.08 00:24:02.20 <text:s/>Duration 00:00:01.12 <text:s/>25</text:span></text:p>
      <text:p text:style-name="P1">#<text:span text:style-name="T30">Reivindicações políticas#</text:span></text:p>
      <text:p text:style-name="P1"/>
      <text:p text:style-name="Texte_20_brut"><text:span text:style-name="T3"><text:s/></text:span><text:span text:style-name="T1">429: 00:24:02.24 00:24:05.19 <text:s/>Duration 00:00:02.20 <text:s/>48</text:span></text:p>
      <text:p text:style-name="P1">#p<text:span text:style-name="T30">ara</text:span> obte<text:span text:style-name="T30">r a liberação</text:span></text:p>
      <text:p text:style-name="P1">de Béatrice e de Sophie,#</text:p>
      <text:p text:style-name="P1"/>
      <text:p text:style-name="Texte_20_brut"><text:span text:style-name="T3"><text:s/></text:span><text:span text:style-name="T1">430: 00:24:05.23 00:24:09.00 <text:s/>Duration 00:00:03.02 <text:s/>52</text:span></text:p>
      <text:p text:style-name="P1">#<text:span text:style-name="T30">essa análise faz sorrir</text:span></text:p>
      <text:p text:style-name="P1"><text:span text:style-name="T30">o</text:span> comandant<text:span text:style-name="T30">e</text:span> Fahad.#</text:p>
      <text:p text:style-name="P1"/>
      <text:p text:style-name="Texte_20_brut"><text:span text:style-name="T3"><text:s/></text:span><text:span text:style-name="T1">431: 00:24:09.04 00:24:11.03 <text:s/>Duration 00:00:01.24 <text:s/>33</text:span></text:p>
      <text:p text:style-name="P1">#<text:span text:style-name="T30">Ess</text:span>e <text:span text:style-name="T30">chefe de</text:span> milícia</text:p>
      <text:p text:style-name="P1">pr<text:span text:style-name="T30">ó</text:span>-govern<text:span text:style-name="T30">a</text:span>mental#</text:p>
      <text:p text:style-name="P1"/>
      <text:p text:style-name="Texte_20_brut"><text:span text:style-name="T3"><text:s/></text:span><text:span text:style-name="T1">432: 00:24:11.08 00:24:13.24 <text:s/>Duration 00:00:02.16 <text:s/>45</text:span></text:p>
      <text:p text:style-name="P1">#combat<text:span text:style-name="T30">e o</text:span>s jihadistas</text:p>
      <text:p text:style-name="P1"><text:span text:style-name="T30">no</text:span> nor<text:span text:style-name="T30">te do</text:span> Mali.#</text:p>
      <text:p text:style-name="P1"/>
      <text:p text:style-name="Texte_20_brut"><text:span text:style-name="T3"><text:s/></text:span><text:span text:style-name="T1">433: 00:24:14.17 00:24:18.07 <text:s/>Duration 00:00:03.15 <text:s/>61</text:span></text:p>
      <text:p text:style-name="P51">Os reféns, aqui no Mali</text:p>
      <text:p text:style-name="P51">são um dos principais recursos</text:p>
      <text:p text:style-name="P1"/>
      <text:p text:style-name="Texte_20_brut"><text:span text:style-name="T3"><text:s/></text:span><text:span text:style-name="T1">434: 00:24:20.00 00:24:21.17 <text:s/>Duration 00:00:01.17 <text:s/>29</text:span></text:p>
      <text:p text:style-name="P1">d<text:span text:style-name="T30">e</text:span> financ<text:span text:style-name="T30">iamento do</text:span> terrorism<text:span text:style-name="T30">o</text:span>.</text:p>
      <text:p text:style-name="P1"/>
      <text:p text:style-name="Texte_20_brut"><text:span text:style-name="T3"><text:s/></text:span><text:span text:style-name="T1">435: 00:24:24.17 00:24:26.04 <text:s/>Duration 00:00:01.12 <text:s/>25</text:span></text:p>
      <text:p text:style-name="P1">P<text:span text:style-name="T30">orque notaram que é inútil</text:span></text:p>
      <text:p text:style-name="P1"/>
      <text:p text:style-name="Texte_20_brut"><text:span text:style-name="T3"><text:s/></text:span><text:span text:style-name="T1">436: 00:24:26.08 00:24:27.16 <text:s/>Duration 00:00:01.08 <text:s/>22</text:span></text:p>
      <text:p text:style-name="P52"><text:span text:style-name="T30">ser servidor</text:span></text:p>
      <text:p text:style-name="P52"><text:span text:style-name="T30">em país pobre.</text:span></text:p>
      <text:p text:style-name="P1"/>
      <text:p text:style-name="Texte_20_brut"><text:span text:style-name="T3"><text:s/></text:span><text:span text:style-name="T1">437: 00:24:27.20 00:24:30.13 <text:s/>Duration 00:00:02.18 <text:s/>46</text:span></text:p>
      <text:p text:style-name="P1"><text:span text:style-name="T30">Há outros</text:span> cana<text:span text:style-name="T30">is</text:span></text:p>
      <text:p text:style-name="P1">p<text:span text:style-name="T30">ara ganhar dinheiro mais rápido.</text:span></text:p>
      <text:p text:style-name="P1"/>
      <text:p text:style-name="Texte_20_brut"><text:span text:style-name="T3"><text:s/></text:span><text:span text:style-name="T1">438: 00:24:32.19 00:24:33.23 <text:s/>Duration 00:00:01.04 <text:s/>20</text:span></text:p>
      <text:p text:style-name="P1">#<text:span text:style-name="T30">Nesse negócio</text:span>,#</text:p>
      <text:p text:style-name="P1"/>
      <text:p text:style-name="Texte_20_brut"><text:span text:style-name="T3"><text:s/></text:span><text:span text:style-name="T1">439: 00:24:34.02 00:24:36.01 <text:s/>Duration 00:00:01.24 <text:s/>33</text:span></text:p>
      <text:p text:style-name="P1">#c<text:span text:style-name="T30">ada</text:span> chef<text:span text:style-name="T30">e</text:span> terrorista</text:p>
      <text:p text:style-name="P1"><text:span text:style-name="T30">quer seu refém</text:span>,#</text:p>
      <text:p text:style-name="P1"/>
      <text:p text:style-name="Texte_20_brut"><text:span text:style-name="T3"><text:s/></text:span><text:span text:style-name="T1">440: 00:24:36.06 00:24:38.17 <text:s/>Duration 00:00:02.11 <text:s/>41</text:span></text:p>
      <text:p text:style-name="P52">#ma<text:span text:style-name="T30">s o ás de espadas</text:span></text:p>
      <text:p text:style-name="P52"><text:span text:style-name="T30">soube se impor</text:span>.#</text:p>
      <text:p text:style-name="P1"/>
      <text:p text:style-name="Texte_20_brut"><text:span text:style-name="T3"><text:s/></text:span><text:span text:style-name="T1">441: 00:24:39.11 00:24:41.00 <text:s/>Duration 00:00:01.14 <text:s/>27</text:span></text:p>
      <text:p text:style-name="P1"><text:span text:style-name="T31">No passado</text:span>,</text:p>
      <text:p text:style-name="P1"/>
      <text:p text:style-name="Texte_20_brut"><text:span text:style-name="T3"><text:s/></text:span><text:span text:style-name="T1">442: 00:24:41.04 00:24:43.20 <text:s/>Duration 00:00:02.16 <text:s/>45</text:span></text:p>
      <text:p text:style-name="P1"><text:span text:style-name="T31">o</text:span>s grupos terroristas</text:p>
      <text:p text:style-name="P1"><text:soft-page-break/>qu<text:span text:style-name="T31">e operavam,</text:span></text:p>
      <text:p text:style-name="P1"/>
      <text:p text:style-name="Texte_20_brut"><text:span text:style-name="T3"><text:s/></text:span><text:span text:style-name="T1">443: 00:24:43.24 00:24:45.14 <text:s/>Duration 00:00:01.15 <text:s/>27</text:span></text:p>
      <text:p text:style-name="P53">c<text:span text:style-name="T31">ada um mantinha seus reféns.</text:span></text:p>
      <text:p text:style-name="P1"/>
      <text:p text:style-name="Texte_20_brut"><text:span text:style-name="T3"><text:s/></text:span><text:span text:style-name="T1">444: 00:24:45.18 00:24:47.08 <text:s/>Duration 00:00:01.15 <text:s/>27</text:span></text:p>
      <text:p text:style-name="P1">Ma<text:span text:style-name="T31">s soubemos recentemente</text:span></text:p>
      <text:p text:style-name="P1"/>
      <text:p text:style-name="Texte_20_brut"><text:span text:style-name="T3"><text:s/></text:span><text:span text:style-name="T1">445: 00:24:47.12 00:24:50.07 <text:s/>Duration 00:00:02.20 <text:s/>48</text:span></text:p>
      <text:p text:style-name="P53">que to<text:span text:style-name="T31">do</text:span>s <text:span text:style-name="T31">o</text:span>s <text:span text:style-name="T31">reféns</text:span></text:p>
      <text:p text:style-name="P53"><text:span text:style-name="T31">foram para o</text:span> <text:span text:style-name="T31">G</text:span>rupo de <text:span text:style-name="T31">Apoio</text:span></text:p>
      <text:p text:style-name="P1"/>
      <text:p text:style-name="Texte_20_brut"><text:span text:style-name="T3"><text:s/></text:span><text:span text:style-name="T1">446: 00:24:50.11 00:24:53.16 <text:s/>Duration 00:00:03.05 <text:s/>54</text:span></text:p>
      <text:p text:style-name="P54">ao Islã e aos Muçulmanos</text:p>
      <text:p text:style-name="P1">de Iyad Ag Ghali.</text:p>
      <text:p text:style-name="P1"/>
      <text:p text:style-name="Texte_20_brut"><text:span text:style-name="T3"><text:s/></text:span><text:span text:style-name="T1">447: 00:24:53.20 00:24:56.15 <text:s/>Duration 00:00:02.20 <text:s/>48</text:span></text:p>
      <text:p text:style-name="P53"><text:span text:style-name="T31">Então,</text:span> Ag Ghali</text:p>
      <text:p text:style-name="P53">ser<text:span text:style-name="T31">ia </text:span>qu<text:span text:style-name="T31">em mantém todos os reféns.</text:span></text:p>
      <text:p text:style-name="P1"/>
      <text:p text:style-name="Texte_20_brut"><text:span text:style-name="T3"><text:s/></text:span><text:span text:style-name="T1">448: 00:24:56.19 00:24:57.14 <text:s/>Duration 00:00:00.20 <text:s/>14</text:span></text:p>
      <text:p text:style-name="P1"><text:span text:style-name="T31">Parece que sim</text:span>.</text:p>
      <text:p text:style-name="P1"/>
      <text:p text:style-name="Texte_20_brut"><text:span text:style-name="T3"><text:s/></text:span><text:span text:style-name="T1">449: 00:24:58.17 00:24:59.24 <text:s/>Duration 00:00:01.07 <text:s/>22</text:span></text:p>
      <text:p text:style-name="P1">#<text:span text:style-name="T31">C</text:span>ircul<text:span text:style-name="T31">am números</text:span>.#</text:p>
      <text:p text:style-name="P1"/>
      <text:p text:style-name="Texte_20_brut"><text:span text:style-name="T3"><text:s/></text:span><text:span text:style-name="T1">450: 00:25:00.03 00:25:02.12 <text:s/>Duration 00:00:02.09 <text:s/>40</text:span></text:p>
      <text:p text:style-name="P1">#<text:span text:style-name="T31">O preço de um refém</text:span></text:p>
      <text:p text:style-name="P1">se n<text:span text:style-name="T31">eg</text:span>oci<text:span text:style-name="T31">a</text:span> e<text:span text:style-name="T31">m</text:span> mil<text:span text:style-name="T31">hõe</text:span>s.#</text:p>
      <text:p text:style-name="P1"/>
      <text:p text:style-name="Texte_20_brut"><text:span text:style-name="T3"><text:s/></text:span><text:span text:style-name="T1">451: 00:25:03.23 00:25:05.15 <text:s/>Duration 00:00:01.17 <text:s/>29</text:span></text:p>
      <text:p text:style-name="P1">#U<text:span text:style-name="T31">m comércio que só funciona</text:span>#</text:p>
      <text:p text:style-name="P1"/>
      <text:p text:style-name="Texte_20_brut"><text:span text:style-name="T3"><text:s/></text:span><text:span text:style-name="T1">452: 00:25:05.20 00:25:08.13 <text:s/>Duration 00:00:02.18 <text:s/>46</text:span></text:p>
      <text:p text:style-name="P1">#s<text:span text:style-name="T31">e os países ocidentais</text:span></text:p>
      <text:p text:style-name="P1">continu<text:span text:style-name="T31">arem pagando</text:span>.#</text:p>
      <text:p text:style-name="P1"/>
      <text:p text:style-name="Texte_20_brut"><text:span text:style-name="T3"><text:s/></text:span><text:span text:style-name="T1">453: 00:25:09.15 00:25:11.23 <text:s/>Duration 00:00:02.08 <text:s/>39</text:span></text:p>
      <text:p text:style-name="P1"><text:span text:style-name="T32">Significa que se</text:span> reféns</text:p>
      <text:p text:style-name="P1">não<text:span text:style-name="T32"> renderem mais,</text:span></text:p>
      <text:p text:style-name="P1"/>
      <text:p text:style-name="Texte_20_brut"><text:span text:style-name="T3"><text:s/></text:span><text:span text:style-name="T1">454: 00:25:12.02 00:25:13.05 <text:s/>Duration 00:00:01.03 <text:s/>19</text:span></text:p>
      <text:p text:style-name="P55">acabarão os reféns.</text:p>
      <text:p text:style-name="P1"/>
      <text:p text:style-name="Texte_20_brut"><text:span text:style-name="T3"><text:s/></text:span><text:span text:style-name="T1">455: 00:25:15.10 00:25:16.22 <text:s/>Duration 00:00:01.12 <text:s/>25</text:span></text:p>
      <text:p text:style-name="P56">Di<text:span text:style-name="T32">zer isso às famílias</text:span></text:p>
      <text:p text:style-name="P56">é horr<text:span text:style-name="T32">ível</text:span>.</text:p>
      <text:p text:style-name="P1"/>
      <text:p text:style-name="Texte_20_brut"><text:span text:style-name="T3"><text:s/></text:span><text:span text:style-name="T1">456: 00:25:17.01 00:25:19.06 <text:s/>Duration 00:00:02.05 <text:s/>37</text:span></text:p>
      <text:p text:style-name="P56"><text:span text:style-name="T32">Sim. </text:span>Di<text:span text:style-name="T32">zer isso às famílias</text:span></text:p>
      <text:p text:style-name="P56">é horr<text:span text:style-name="T32">ível</text:span>.</text:p>
      <text:p text:style-name="P1"/>
      <text:p text:style-name="Texte_20_brut"><text:span text:style-name="T3"><text:s/></text:span><text:span text:style-name="T1">457: 00:25:19.10 00:25:21.15 <text:s/>Duration 00:00:02.05 <text:s/>37</text:span></text:p>
      <text:p text:style-name="P1"><text:span text:style-name="T32">Eu sei</text:span>. É sacrifi<text:span text:style-name="T32">ca</text:span>r <text:span text:style-name="T32">o</text:span>s reféns.</text:p>
      <text:p text:style-name="P1"/>
      <text:p text:style-name="Texte_20_brut"><text:span text:style-name="T3"><text:s/></text:span><text:span text:style-name="T1">458: 00:25:22.04 00:25:24.07 <text:s/>Duration 00:00:02.03 <text:s/>36</text:span></text:p>
      <text:p text:style-name="P1"><text:span text:style-name="T32">Esse</text:span> é <text:span text:style-name="T32">o </text:span>aspect<text:span text:style-name="T32">o horrível,</text:span></text:p>
      <text:p text:style-name="P1"/>
      <text:p text:style-name="Texte_20_brut"><text:span text:style-name="T3"><text:s/></text:span><text:span text:style-name="T1">459: 00:25:24.11 00:25:27.17 <text:s/>Duration 00:00:03.06 <text:s/>55</text:span></text:p>
      <text:p text:style-name="P55">mas em longo prazo,</text:p>
      <text:p text:style-name="P55"><text:soft-page-break/>não haverá mais reféns.</text:p>
      <text:p text:style-name="P1"/>
      <text:p text:style-name="Texte_20_brut"><text:span text:style-name="T3"><text:s/></text:span><text:span text:style-name="T1">460: 00:25:28.16 00:25:30.12 <text:s/>Duration 00:00:01.21 <text:s/>31</text:span></text:p>
      <text:p text:style-name="P56">Ar<text:span text:style-name="T32">quivo</text:span>s 2012,</text:p>
      <text:p text:style-name="P56"><text:span text:style-name="T32">TV do</text:span> Bur<text:span text:style-name="T33">qu</text:span>ina <text:span text:style-name="T32">Faso</text:span></text:p>
      <text:p text:style-name="P1"/>
      <text:p text:style-name="Texte_20_brut"><text:span text:style-name="T3"><text:s/></text:span><text:span text:style-name="T1">461: 00:25:30.16 00:25:33.16 <text:s/>Duration 00:00:03.00 <text:s/>51</text:span></text:p>
      <text:p text:style-name="P56">#Ofici<text:span text:style-name="T32">al</text:span>ment<text:span text:style-name="T32">e</text:span>,</text:p>
      <text:p text:style-name="P56"><text:span text:style-name="T32">a</text:span> Conf<text:span text:style-name="T32">ederação não paga resgate</text:span>,#</text:p>
      <text:p text:style-name="P1"/>
      <text:p text:style-name="Texte_20_brut"><text:span text:style-name="T3"><text:s/></text:span><text:span text:style-name="T1">462: 00:25:33.20 00:25:34.21 <text:s/>Duration 00:00:01.01 <text:s/>18</text:span></text:p>
      <text:p text:style-name="P1">#ma<text:span text:style-name="T32">s vários suíços</text:span>#</text:p>
      <text:p text:style-name="P1"/>
      <text:p text:style-name="Texte_20_brut"><text:span text:style-name="T3"><text:s/></text:span><text:span text:style-name="T1">463: 00:25:35.01 00:25:37.06 <text:s/>Duration 00:00:02.05 <text:s/>37</text:span></text:p>
      <text:p text:style-name="P56">#<text:span text:style-name="T32">já foram liberados</text:span></text:p>
      <text:p text:style-name="P56"><text:span text:style-name="T32">no</text:span> nor<text:span text:style-name="T32">te do</text:span> Mali.#</text:p>
      <text:p text:style-name="P1"/>
      <text:p text:style-name="Texte_20_brut"><text:span text:style-name="T3"><text:s/></text:span><text:span text:style-name="T1">464: 00:25:37.16 00:25:40.09 <text:s/>Duration 00:00:02.18 <text:s/>46</text:span></text:p>
      <text:p text:style-name="P1">#<text:span text:style-name="T32">Nessas</text:span> image<text:span text:style-name="T32">n</text:span>s</text:p>
      <text:p text:style-name="P1">d<text:span text:style-name="T32">a televisão</text:span> <text:span text:style-name="T33">burquinens</text:span>e,#</text:p>
      <text:p text:style-name="P1"/>
      <text:p text:style-name="Texte_20_brut"><text:span text:style-name="T3"><text:s/></text:span><text:span text:style-name="T1">465: 00:25:40.13 00:25:44.04 <text:s/>Duration 00:00:03.16 <text:s/>62</text:span></text:p>
      <text:p text:style-name="P1">#assist<text:span text:style-name="T33">imos</text:span> à <text:span text:style-name="T33">1ª liberação</text:span></text:p>
      <text:p text:style-name="P1">de Béatrice Stockly.#</text:p>
      <text:p text:style-name="P1"/>
      <text:p text:style-name="Texte_20_brut"><text:span text:style-name="T3"><text:s/></text:span><text:span text:style-name="T1">466: 00:25:46.03 00:25:48.09 <text:s/>Duration 00:00:02.06 <text:s/>38</text:span></text:p>
      <text:p text:style-name="P1">#<text:span text:style-name="T33">Por incrível que pareça,</text:span>#</text:p>
      <text:p text:style-name="P1"/>
      <text:p text:style-name="Texte_20_brut"><text:span text:style-name="T3"><text:s/></text:span><text:span text:style-name="T1">467: 00:25:48.20 00:25:51.21 <text:s/>Duration 00:00:03.01 <text:s/>52</text:span></text:p>
      <text:p text:style-name="P57">#<text:span text:style-name="T33">a suíça já tinha sido refém</text:span></text:p>
      <text:p text:style-name="P57"><text:span text:style-name="T33">em</text:span> 2012,#</text:p>
      <text:p text:style-name="P1"/>
      <text:p text:style-name="Texte_20_brut"><text:span text:style-name="T3"><text:s/></text:span><text:span text:style-name="T1">468: 00:25:52.00 00:25:55.05 <text:s/>Duration 00:00:03.05 <text:s/>54</text:span></text:p>
      <text:p text:style-name="P1">#p<text:span text:style-name="T33">elos mesmos</text:span> jihadistas</text:p>
      <text:p text:style-name="P1">e <text:span text:style-name="T33">na mesma região</text:span>.#</text:p>
      <text:p text:style-name="P1"/>
      <text:p text:style-name="Texte_20_brut"><text:span text:style-name="T3"><text:s/></text:span><text:span text:style-name="T1">469: 00:25:58.06 00:26:00.03 <text:s/>Duration 00:00:01.22 <text:s/>32</text:span></text:p>
      <text:p text:style-name="P1">N<text:span text:style-name="T34">ós fomos abordados, no</text:span> Bur<text:span text:style-name="T33">qu</text:span>ina,</text:p>
      <text:p text:style-name="P1"/>
      <text:p text:style-name="Texte_20_brut"><text:span text:style-name="T3"><text:s/></text:span><text:span text:style-name="T1">470: 00:26:00.07 00:26:03.14 <text:s/>Duration 00:00:03.07 <text:s/>56</text:span></text:p>
      <text:p text:style-name="P1">p<text:span text:style-name="T34">ela</text:span>s autori<text:span text:style-name="T34">dade</text:span>s su<text:span text:style-name="T34">íça</text:span>s,</text:p>
      <text:p text:style-name="P58">para nos pedir</text:p>
      <text:p text:style-name="P1"/>
      <text:p text:style-name="Texte_20_brut"><text:span text:style-name="T3"><text:s/></text:span><text:span text:style-name="T1">471: 00:26:04.12 00:26:08.12 <text:s/>Duration 00:00:04.00 <text:s/>68</text:span></text:p>
      <text:p text:style-name="P1"><text:span text:style-name="T34">para</text:span> facilit<text:span text:style-name="T34">a</text:span>r</text:p>
      <text:p text:style-name="P58">a liberação dessa senhora.</text:p>
      <text:p text:style-name="P1"/>
      <text:p text:style-name="Texte_20_brut"><text:span text:style-name="T3"><text:s/></text:span><text:span text:style-name="T1">472: 00:26:09.13 00:26:10.18 <text:s/>Duration 00:00:01.05 <text:s/>20</text:span></text:p>
      <text:p text:style-name="P1">#E<text:span text:style-name="T34">m</text:span> 2012,#</text:p>
      <text:p text:style-name="P1"/>
      <text:p text:style-name="Texte_20_brut"><text:span text:style-name="T3"><text:s/></text:span><text:span text:style-name="T1">473: 00:26:10.22 00:26:13.06 <text:s/>Duration 00:00:02.09 <text:s/>40</text:span></text:p>
      <text:p text:style-name="P59">#<text:span text:style-name="T34">o</text:span> Bur<text:span text:style-name="T34">qu</text:span>ina Faso</text:p>
      <text:p text:style-name="P59"><text:span text:style-name="T35">deu uma de negociador</text:span>#</text:p>
      <text:p text:style-name="P1"/>
      <text:p text:style-name="Texte_20_brut"><text:span text:style-name="T3"><text:s/></text:span><text:span text:style-name="T1">474: 00:26:13.10 00:26:15.02 <text:s/>Duration 00:00:01.17 <text:s/>29</text:span></text:p>
      <text:p text:style-name="P1">#p<text:span text:style-name="T35">ara liberar</text:span> Béatrice.#</text:p>
      <text:p text:style-name="P1"/>
      <text:p text:style-name="Texte_20_brut"><text:span text:style-name="T3"><text:s/></text:span><text:span text:style-name="T1">475: 00:26:15.06 00:26:18.22 <text:s/>Duration 00:00:03.16 <text:s/>62</text:span></text:p>
      <text:p text:style-name="P1">#Co<text:span text:style-name="T35">incidência</text:span>, <text:span text:style-name="T35">no mesmo ano,</text:span></text:p>
      <text:p text:style-name="P1"><text:span text:style-name="T35">a Suíça aumentou a ajuda</text:span>#</text:p>
      <text:p text:style-name="P1"><text:soft-page-break/></text:p>
      <text:p text:style-name="Texte_20_brut"><text:span text:style-name="T3"><text:s/></text:span><text:span text:style-name="T1">476: 00:26:19.01 00:26:22.09 <text:s/>Duration 00:00:03.08 <text:s/>56</text:span></text:p>
      <text:p text:style-name="P59">#<text:span text:style-name="T35">ao desenvolvimento em</text:span> 8 mil<text:span text:style-name="T35">hõe</text:span>s</text:p>
      <text:p text:style-name="P59">de franc<text:span text:style-name="T35">o</text:span>s p<text:span text:style-name="T35">ara esse paí</text:span>s.#</text:p>
      <text:p text:style-name="P1"/>
      <text:p text:style-name="Texte_20_brut"><text:span text:style-name="T3"><text:s/></text:span><text:span text:style-name="T1">477: 00:26:24.07 00:26:25.20 <text:s/>Duration 00:00:01.13 <text:s/>26</text:span></text:p>
      <text:p text:style-name="P1">#<text:span text:style-name="T35">O negócio dos</text:span> reféns,#</text:p>
      <text:p text:style-name="P1"/>
      <text:p text:style-name="Texte_20_brut"><text:span text:style-name="T3"><text:s/></text:span><text:span text:style-name="T1">478: 00:26:25.24 00:26:29.02 <text:s/>Duration 00:00:03.03 <text:s/>53</text:span></text:p>
      <text:p text:style-name="P1">#<text:span text:style-name="T35">esse líder comunitário</text:span></text:p>
      <text:p text:style-name="P1">d<text:span text:style-name="T35">o norte do</text:span> Mali <text:span text:style-name="T35">conhece bem</text:span>.#</text:p>
      <text:p text:style-name="P1"/>
      <text:p text:style-name="Texte_20_brut"><text:span text:style-name="T3"><text:s/></text:span><text:span text:style-name="T1">479: 00:26:29.07 00:26:31.23 <text:s/>Duration 00:00:02.16 <text:s/>45</text:span></text:p>
      <text:p text:style-name="P1">#<text:span text:style-name="T35">No</text:span> pass<text:span text:style-name="T35">ado</text:span>, <text:span text:style-name="T35">o</text:span>s jihadistas</text:p>
      <text:p text:style-name="P1"><text:span text:style-name="T35">tentaram envolvê-lo</text:span>#</text:p>
      <text:p text:style-name="P1"/>
      <text:p text:style-name="Texte_20_brut"><text:span text:style-name="T3"><text:s/></text:span><text:span text:style-name="T1">480: 00:26:32.02 00:26:33.20 <text:s/>Duration 00:00:01.18 <text:s/>29</text:span></text:p>
      <text:p text:style-name="P1">#<text:span text:style-name="T35">nas negociações, em vão.#</text:span></text:p>
      <text:p text:style-name="P1"/>
      <text:p text:style-name="Texte_20_brut"><text:span text:style-name="T3"><text:s/></text:span><text:span text:style-name="T1">481: 00:26:34.17 00:26:37.23 <text:s/>Duration 00:00:03.06 <text:s/>55</text:span></text:p>
      <text:p text:style-name="P1">#Se<text:span text:style-name="T35">gundo ele</text:span>, <text:span text:style-name="T35">a rede do</text:span> Bur<text:span text:style-name="T35">qu</text:span>ina Faso</text:p>
      <text:p text:style-name="P1"><text:span text:style-name="T35">não funciona mais</text:span>,#</text:p>
      <text:p text:style-name="P1"/>
      <text:p text:style-name="Texte_20_brut"><text:span text:style-name="T3"><text:s/></text:span><text:span text:style-name="T1">482: 00:26:38.11 00:26:41.15 <text:s/>Duration 00:00:03.04 <text:s/>54</text:span></text:p>
      <text:p text:style-name="P59">#<text:span text:style-name="T35">pois o presidente da época</text:span></text:p>
      <text:p text:style-name="P59"><text:span text:style-name="T35">foi derrubado</text:span>.#</text:p>
      <text:p text:style-name="P1"/>
      <text:p text:style-name="Texte_20_brut"><text:span text:style-name="T3"><text:s/></text:span><text:span text:style-name="T1">483: 00:26:42.05 00:26:43.22 <text:s/>Duration 00:00:01.17 <text:s/>29</text:span></text:p>
      <text:p text:style-name="P59"><text:span text:style-name="T35">Foi</text:span> <text:span text:style-name="T35">o</text:span> Burquina Faso</text:p>
      <text:p text:style-name="P59">qu<text:span text:style-name="T35">e negociou</text:span></text:p>
      <text:p text:style-name="P1"/>
      <text:p text:style-name="Texte_20_brut"><text:span text:style-name="T3"><text:s/></text:span><text:span text:style-name="T1">484: 00:26:44.01 00:26:45.19 <text:s/>Duration 00:00:01.18 <text:s/>29</text:span></text:p>
      <text:p text:style-name="P1"><text:span text:style-name="T35">a liberação</text:span> de Béatrice</text:p>
      <text:p text:style-name="P1">e<text:span text:style-name="T35">m</text:span> 2012.</text:p>
      <text:p text:style-name="P1"/>
      <text:p text:style-name="Texte_20_brut"><text:span text:style-name="T3"><text:s/></text:span><text:span text:style-name="T1">485: 00:26:45.23 00:26:46.21 <text:s/>Duration 00:00:00.23 <text:s/>16</text:span></text:p>
      <text:p text:style-name="P1"><text:span text:style-name="T35">Exatamente</text:span>.</text:p>
      <text:p text:style-name="P1"/>
      <text:p text:style-name="Texte_20_brut"><text:span text:style-name="T3"><text:s/></text:span><text:span text:style-name="T1">486: 00:26:47.00 00:26:51.11 <text:s/>Duration 00:00:04.11 <text:s/>75</text:span></text:p>
      <text:p text:style-name="P1">To<text:span text:style-name="T35">dos os atores estavam lá,</text:span></text:p>
      <text:p text:style-name="P1">à s<text:span text:style-name="T35">u</text:span>a disposi<text:span text:style-name="T35">ção</text:span>.</text:p>
      <text:p text:style-name="P1"/>
      <text:p text:style-name="Texte_20_brut"><text:span text:style-name="T3"><text:s/></text:span><text:span text:style-name="T1">487: 00:26:51.16 00:26:54.07 <text:s/>Duration 00:00:02.16 <text:s/>45</text:span></text:p>
      <text:p text:style-name="P59"><text:span text:style-name="T35">Então não há mais</text:span></text:p>
      <text:p text:style-name="P59"><text:span text:style-name="T35">rede de negociação que funcione</text:span>.</text:p>
      <text:p text:style-name="P1"/>
      <text:p text:style-name="Texte_20_brut"><text:span text:style-name="T3"><text:s/></text:span><text:span text:style-name="T1">488: 00:26:54.12 00:26:57.00 <text:s/>Duration 00:00:02.13 <text:s/>43</text:span></text:p>
      <text:p text:style-name="P60">Esse aí está na prisão,</text:p>
      <text:p text:style-name="P1"/>
      <text:p text:style-name="Texte_20_brut"><text:span text:style-name="T3"><text:s/></text:span><text:span text:style-name="T1">489: 00:26:57.05 00:27:00.19 <text:s/>Duration 00:00:03.14 <text:s/>61</text:span></text:p>
      <text:p text:style-name="P60">e o presidente atual</text:p>
      <text:p text:style-name="P1">não<text:span text:style-name="T36"> tem intermediários,</text:span></text:p>
      <text:p text:style-name="P1"/>
      <text:p text:style-name="Texte_20_brut"><text:span text:style-name="T3"><text:s/></text:span><text:span text:style-name="T1">490: 00:27:00.23 00:27:04.08 <text:s/>Duration 00:00:03.10 <text:s/>58</text:span></text:p>
      <text:p text:style-name="P60">ele não tem grandes relações</text:p>
      <text:p text:style-name="P60">com essas redes antigas,</text:p>
      <text:p text:style-name="P1"/>
      <text:p text:style-name="Texte_20_brut"><text:span text:style-name="T3"><text:s/></text:span><text:span text:style-name="T1">491: 00:27:04.12 00:27:06.03 <text:s/>Duration 00:00:01.16 <text:s/>28</text:span></text:p>
      <text:p text:style-name="P1"><text:span text:style-name="T36">então fica meio difícil</text:span>.</text:p>
      <text:p text:style-name="P1"/>
      <text:p text:style-name="Texte_20_brut"><text:soft-page-break/><text:span text:style-name="T3"><text:s/></text:span><text:span text:style-name="T1">492: 00:27:06.24 00:27:09.15 <text:s/>Duration 00:00:02.16 <text:s/>45</text:span></text:p>
      <text:p text:style-name="P1">#<text:span text:style-name="T36">Novas redes de negociação</text:span></text:p>
      <text:p text:style-name="P1"><text:span text:style-name="T36">tiveram de ser criadas</text:span>.#</text:p>
      <text:p text:style-name="P1"/>
      <text:p text:style-name="Texte_20_brut"><text:span text:style-name="T3"><text:s/></text:span><text:span text:style-name="T1">493: 00:27:09.19 00:27:11.20 <text:s/>Duration 00:00:02.01 <text:s/>35</text:span></text:p>
      <text:p text:style-name="P61">#<text:span text:style-name="T36">Intermediários</text:span></text:p>
      <text:p text:style-name="P61"><text:span text:style-name="T36">estão em concorrência</text:span>#</text:p>
      <text:p text:style-name="P1"/>
      <text:p text:style-name="Texte_20_brut"><text:span text:style-name="T3"><text:s/></text:span><text:span text:style-name="T1">494: 00:27:11.24 00:27:14.00 <text:s/>Duration 00:00:02.01 <text:s/>35</text:span></text:p>
      <text:p text:style-name="P1">#po<text:span text:style-name="T36">r uma fatia do bolo</text:span>.#</text:p>
      <text:p text:style-name="P1"/>
      <text:p text:style-name="Texte_20_brut"><text:span text:style-name="T3"><text:s/></text:span><text:span text:style-name="T1">495: 00:27:15.10 00:27:17.12 <text:s/>Duration 00:00:02.02 <text:s/>35</text:span></text:p>
      <text:p text:style-name="P61"><text:span text:style-name="T36">Há redes em competição.</text:span></text:p>
      <text:p text:style-name="P1"/>
      <text:p text:style-name="Texte_20_brut"><text:span text:style-name="T3"><text:s/></text:span><text:span text:style-name="T1">496: 00:27:17.16 00:27:20.03 <text:s/>Duration 00:00:02.12 <text:s/>42</text:span></text:p>
      <text:p text:style-name="P61"><text:span text:style-name="T36">Tem outras que podem destruir</text:span></text:p>
      <text:p text:style-name="P61"><text:span text:style-name="T36">essa rede</text:span>.</text:p>
      <text:p text:style-name="P1"/>
      <text:p text:style-name="Texte_20_brut"><text:span text:style-name="T3"><text:s/></text:span><text:span text:style-name="T1">497: 00:27:20.16 00:27:22.07 <text:s/>Duration 00:00:01.16 <text:s/>28</text:span></text:p>
      <text:p text:style-name="P60">Os envolvidos nesse negócio</text:p>
      <text:p text:style-name="P1"/>
      <text:p text:style-name="Texte_20_brut"><text:span text:style-name="T3"><text:s/></text:span><text:span text:style-name="T1">498: 00:27:22.11 00:27:25.17 <text:s/>Duration 00:00:03.06 <text:s/>55</text:span></text:p>
      <text:p text:style-name="P60">são pessoas que exibem</text:p>
      <text:p text:style-name="P1"/>
      <text:p text:style-name="Texte_20_brut"><text:span text:style-name="T3"><text:s/></text:span><text:span text:style-name="T1">499: 00:27:25.21 00:27:29.01 <text:s/>Duration 00:00:03.05 <text:s/>54</text:span></text:p>
      <text:p text:style-name="P60">um padrão de vida rico,</text:p>
      <text:p text:style-name="P1"/>
      <text:p text:style-name="Texte_20_brut"><text:span text:style-name="T3"><text:s/></text:span><text:span text:style-name="T1">500: 00:27:29.05 00:27:30.23 <text:s/>Duration 00:00:01.18 <text:s/>29</text:span></text:p>
      <text:p text:style-name="P60">comparado</text:p>
      <text:p text:style-name="P60">com quem está em campo.</text:p>
      <text:p text:style-name="P1"/>
      <text:p text:style-name="Texte_20_brut"><text:span text:style-name="T3"><text:s/></text:span><text:span text:style-name="T1">501: 00:27:31.02 00:27:34.06 <text:s/>Duration 00:00:03.04 <text:s/>54</text:span></text:p>
      <text:p text:style-name="P60">Ou seja, em todos os escalões,</text:p>
      <text:p text:style-name="P60">sejam os negociadores...</text:p>
      <text:p text:style-name="P1"/>
      <text:p text:style-name="Texte_20_brut"><text:span text:style-name="T3"><text:s/></text:span><text:span text:style-name="T1">502: 00:27:34.10 00:27:36.14 <text:s/>Duration 00:00:02.04 <text:s/>37</text:span></text:p>
      <text:p text:style-name="P1">-To<text:span text:style-name="T36">do mundo</text:span>.</text:p>
      <text:p text:style-name="P1">-To<text:span text:style-name="T36">do mundo ganha dinheiro.</text:span></text:p>
      <text:p text:style-name="P1"/>
      <text:p text:style-name="Texte_20_brut"><text:span text:style-name="T3"><text:s/></text:span><text:span text:style-name="T1">503: 00:27:36.18 00:27:38.07 <text:s/>Duration 00:00:01.14 <text:s/>27</text:span></text:p>
      <text:p text:style-name="P61">To<text:span text:style-name="T36">do mundo ganha dinheiro.</text:span></text:p>
      <text:p text:style-name="P1"/>
      <text:p text:style-name="Texte_20_brut"><text:span text:style-name="T3"><text:s/></text:span><text:span text:style-name="T1">504: 00:27:38.11 00:27:41.17 <text:s/>Duration 00:00:03.06 <text:s/>55</text:span></text:p>
      <text:p text:style-name="P1">É to<text:span text:style-name="T36">da uma cadeia</text:span>.</text:p>
      <text:p text:style-name="P60">Tem toda uma cadeia.</text:p>
      <text:p text:style-name="P1"/>
      <text:p text:style-name="Texte_20_brut"><text:span text:style-name="T3"><text:s/></text:span><text:span text:style-name="T1">505: 00:27:42.16 00:27:43.21 <text:s/>Duration 00:00:01.05 <text:s/>20</text:span></text:p>
      <text:p text:style-name="P1">V<text:span text:style-name="T36">íde</text:span>o de propagand<text:span text:style-name="T36">a</text:span></text:p>
      <text:p text:style-name="P1"/>
      <text:p text:style-name="Texte_20_brut"><text:span text:style-name="T3"><text:s/></text:span><text:span text:style-name="T1">506: 00:27:44.00 00:27:45.22 <text:s/>Duration 00:00:01.22 <text:s/>32</text:span></text:p>
      <text:p text:style-name="P1">#U<text:span text:style-name="T36">ma dessas cadeias</text:span></text:p>
      <text:p text:style-name="P1"><text:span text:style-name="T36">parece funciona</text:span>r.#</text:p>
      <text:p text:style-name="P1"/>
      <text:p text:style-name="Texte_20_brut"><text:span text:style-name="T3"><text:s/></text:span><text:span text:style-name="T1">507: 00:27:46.10 00:27:50.02 <text:s/>Duration 00:00:03.17 <text:s/>63</text:span></text:p>
      <text:p text:style-name="P1">#U<text:span text:style-name="T36">m vídeo recente divulgado</text:span></text:p>
      <text:p text:style-name="P1">p<text:span text:style-name="T36">elos sequestradores mostra</text:span> Béatrice#</text:p>
      <text:p text:style-name="P1"/>
      <text:p text:style-name="Texte_20_brut"><text:span text:style-name="T3"><text:s/></text:span><text:span text:style-name="T1">508: 00:27:50.06 00:27:53.18 <text:s/>Duration 00:00:03.12 <text:s/>59</text:span></text:p>
      <text:p text:style-name="P1">#<text:span text:style-name="T36">segurando uma f</text:span>oto e u<text:span text:style-name="T36">ma carta</text:span></text:p>
      <text:p text:style-name="P1">env<text:span text:style-name="T36">iadas</text:span> de Su<text:span text:style-name="T36">íça</text:span>.#</text:p>
      <text:p text:style-name="P1"><text:soft-page-break/></text:p>
      <text:p text:style-name="Texte_20_brut"><text:span text:style-name="T3"><text:s/></text:span><text:span text:style-name="T1">509: 00:27:53.22 00:27:56.05 <text:s/>Duration 00:00:02.08 <text:s/>39</text:span></text:p>
      <text:p text:style-name="P61">#Si<text:span text:style-name="T36">nal de que o contato</text:span></text:p>
      <text:p text:style-name="P61"><text:span text:style-name="T36">foi estabelecido</text:span>,#</text:p>
      <text:p text:style-name="P1"/>
      <text:p text:style-name="Texte_20_brut"><text:span text:style-name="T3"><text:s/></text:span><text:span text:style-name="T1">510: 00:27:56.09 00:27:58.15 <text:s/>Duration 00:00:02.06 <text:s/>38</text:span></text:p>
      <text:p text:style-name="P1">#que <text:span text:style-name="T36">as negociações começaram</text:span>.#</text:p>
      <text:p text:style-name="P1"/>
      <text:p text:style-name="Texte_20_brut"><text:span text:style-name="T3"><text:s/></text:span><text:span text:style-name="T1">511: 00:27:59.09 00:28:00.24 <text:s/>Duration 00:00:01.15 <text:s/>27</text:span></text:p>
      <text:p text:style-name="P1">#U<text:span text:style-name="T36">ma esperança precária</text:span>.#</text:p>
      <text:p text:style-name="P1"/>
      <text:p text:style-name="Texte_20_brut"><text:span text:style-name="T3"><text:s/></text:span><text:span text:style-name="T1">512: 00:28:01.03 00:28:04.17 <text:s/>Duration 00:00:03.14 <text:s/>61</text:span></text:p>
      <text:p text:style-name="P1">#Béatrice <text:span text:style-name="T37">é mantida refém</text:span></text:p>
      <text:p text:style-name="P1"><text:span text:style-name="T37">há</text:span> 800 <text:span text:style-name="T37">dia</text:span>s.#</text:p>
      <text:p text:style-name="P1"/>
      <text:p text:style-name="Texte_20_brut"><text:span text:style-name="T3"><text:s/></text:span><text:span text:style-name="T1">513: 00:28:05.17 00:28:07.06 <text:s/>Duration 00:00:01.14 <text:s/>27</text:span></text:p>
      <text:p text:style-name="P1">#<text:span text:style-name="T37">Do lado</text:span> de Sophie,#</text:p>
      <text:p text:style-name="P1"/>
      <text:p text:style-name="Texte_20_brut"><text:span text:style-name="T3"><text:s/></text:span><text:span text:style-name="T1">514: 00:28:07.11 00:28:10.14 <text:s/>Duration 00:00:03.03 <text:s/>53</text:span></text:p>
      <text:p text:style-name="P1">#<text:span text:style-name="T37">as últimas notícias sobre sua saúde</text:span></text:p>
      <text:p text:style-name="P1">s<text:span text:style-name="T37">ão</text:span> alarmantes.#</text:p>
      <text:p text:style-name="P1"/>
      <text:p text:style-name="Texte_20_brut"><text:span text:style-name="T3"><text:s/></text:span><text:span text:style-name="T1">515: 00:28:10.18 00:28:13.18 <text:s/>Duration 00:00:03.00 <text:s/>51</text:span></text:p>
      <text:p text:style-name="P62">#<text:span text:style-name="T37">Nada indica que sua liberação</text:span></text:p>
      <text:p text:style-name="P62"><text:span text:style-name="T37">esteja à vista</text:span>.#</text:p>
      <text:p text:style-name="P1"/>
      <text:p text:style-name="Texte_20_brut"><text:span text:style-name="T3"><text:s/></text:span><text:span text:style-name="T1">516: 00:28:21.00 00:28:23.04 <text:s/>Duration 00:00:02.04 <text:s/>37</text:span></text:p>
      <text:p text:style-name="P63">Há 1 ano,</text:p>
      <text:p text:style-name="P62">Emmanuel Macron <text:span text:style-name="T37">foi eleito</text:span></text:p>
      <text:p text:style-name="P1"/>
      <text:p text:style-name="Texte_20_brut"><text:span text:style-name="T3"><text:s/></text:span><text:span text:style-name="T1">517: 00:28:23.08 00:28:24.24 <text:s/>Duration 00:00:01.16 <text:s/>28</text:span></text:p>
      <text:p text:style-name="P1">pr<text:span text:style-name="T37">e</text:span>sident<text:span text:style-name="T37">e</text:span> da R<text:span text:style-name="T37">epública.</text:span></text:p>
      <text:p text:style-name="P1"/>
      <text:p text:style-name="Texte_20_brut"><text:span text:style-name="T3"><text:s/></text:span><text:span text:style-name="T1">518: 00:28:25.03 00:28:27.20 <text:s/>Duration 00:00:02.17 <text:s/>46</text:span></text:p>
      <text:p text:style-name="P1">P<text:span text:style-name="T37">ara conquistar votos,</text:span></text:p>
      <text:p text:style-name="P1"><text:span text:style-name="T37">ele contratou um#</text:span> coach<text:span text:style-name="T37">#</text:span> vocal,</text:p>
      <text:p text:style-name="P1"/>
      <text:p text:style-name="Texte_20_brut"><text:span text:style-name="T3"><text:s/></text:span><text:span text:style-name="T1">519: 00:28:27.24 00:28:28.24 <text:s/>Duration 00:00:01.00 <text:s/>17</text:span></text:p>
      <text:p text:style-name="P1">ex-c<text:span text:style-name="T37">antor de ópera,</text:span></text:p>
      <text:p text:style-name="P1"/>
      <text:p text:style-name="Texte_20_brut"><text:span text:style-name="T3"><text:s/></text:span><text:span text:style-name="T1">520: 00:28:29.03 00:28:32.10 <text:s/>Duration 00:00:03.07 <text:s/>56</text:span></text:p>
      <text:p text:style-name="P63">pois na política,</text:p>
      <text:p text:style-name="P1"><text:span text:style-name="T37">a voz é um trunfo</text:span> crucial.</text:p>
      <text:p text:style-name="P1"/>
      <text:p text:style-name="Texte_20_brut"><text:span text:style-name="T3"><text:s/></text:span><text:span text:style-name="T1">521: 00:28:32.15 00:28:34.13 <text:s/>Duration 00:00:01.23 <text:s/>33</text:span></text:p>
      <text:p text:style-name="P65"><text:span text:style-name="T38">Aqui também,</text:span></text:p>
      <text:p text:style-name="P65"><text:span text:style-name="T38">os políticos entenderam</text:span>.</text:p>
      <text:p text:style-name="P1"/>
      <text:p text:style-name="Texte_20_brut"><text:span text:style-name="T3"><text:s/></text:span><text:span text:style-name="T1">522: 00:28:34.17 00:28:36.16 <text:s/>Duration 00:00:01.24 <text:s/>33</text:span></text:p>
      <text:p text:style-name="P65"><text:span text:style-name="T38">Eles também trabalham seu timbre,</text:span></text:p>
      <text:p text:style-name="P1"/>
      <text:p text:style-name="Texte_20_brut"><text:span text:style-name="T3"><text:s/></text:span><text:span text:style-name="T1">523: 00:28:36.20 00:28:38.15 <text:s/>Duration 00:00:01.20 <text:s/>31</text:span></text:p>
      <text:p text:style-name="P1">com<text:span text:style-name="T38">o vocês verão e ouvirão</text:span></text:p>
      <text:p text:style-name="P1"/>
      <text:p text:style-name="Texte_20_brut"><text:span text:style-name="T3"><text:s/></text:span><text:span text:style-name="T1">524: 00:28:38.19 00:28:40.14 <text:s/>Duration 00:00:01.20 <text:s/>31</text:span></text:p>
      <text:p text:style-name="P65"><text:span text:style-name="T38">nesta</text:span> reportage<text:span text:style-name="T38">m</text:span></text:p>
      <text:p text:style-name="P65">de Marion Faliu.</text:p>
      <text:p text:style-name="P1"/>
      <text:p text:style-name="Texte_20_brut"><text:span text:style-name="T3"><text:s/></text:span><text:span text:style-name="T1">525: 00:28:45.24 00:28:49.12 <text:s/>Duration 00:00:03.13 <text:s/>60</text:span></text:p>
      <text:p text:style-name="P1">#<text:span text:style-name="T38">Os livros de História</text:span></text:p>
      <text:p text:style-name="P1"><text:soft-page-break/><text:span text:style-name="T38">teriam registrado esse discurso</text:span>#</text:p>
      <text:p text:style-name="P1"/>
      <text:p text:style-name="Texte_20_brut"><text:span text:style-name="T3"><text:s/></text:span><text:span text:style-name="T1">526: 00:28:49.17 00:28:52.08 <text:s/>Duration 00:00:02.16 <text:s/>45</text:span></text:p>
      <text:p text:style-name="P1">#s<text:span text:style-name="T38">em a voz de pregador</text:span></text:p>
      <text:p text:style-name="P1">de Luther King?#</text:p>
      <text:p text:style-name="P1"/>
      <text:p text:style-name="Texte_20_brut"><text:span text:style-name="T3"><text:s/></text:span><text:span text:style-name="T1">527: 00:28:56.23 00:29:00.00 <text:s/>Duration 00:00:03.02 <text:s/>52</text:span></text:p>
      <text:p text:style-name="P1">#<text:span text:style-name="T38">A liberação</text:span> de Paris</text:p>
      <text:p text:style-name="P1"><text:span text:style-name="T38">teria sido a mesma</text:span>#</text:p>
      <text:p text:style-name="P1"/>
      <text:p text:style-name="Texte_20_brut"><text:span text:style-name="T3"><text:s/></text:span><text:span text:style-name="T1">528: 00:29:00.04 00:29:04.06 <text:s/>Duration 00:00:04.02 <text:s/>69</text:span></text:p>
      <text:p text:style-name="P1">#s<text:span text:style-name="T38">e</text:span> de Gaulle <text:span text:style-name="T38">a tivesse celebrado</text:span></text:p>
      <text:p text:style-name="P1"><text:span text:style-name="T38">com menos ênfase?</text:span>#</text:p>
      <text:p text:style-name="P1"/>
      <text:p text:style-name="Texte_20_brut"><text:span text:style-name="T3"><text:s/></text:span><text:span text:style-name="T1">529: 00:29:05.05 00:29:08.13 <text:s/>Duration 00:00:03.08 <text:s/>56</text:span></text:p>
      <text:p text:style-name="P1">#Paris. Paris <text:span text:style-name="T38">ultrajada</text:span>,#</text:p>
      <text:p text:style-name="P1"/>
      <text:p text:style-name="Texte_20_brut"><text:span text:style-name="T3"><text:s/></text:span><text:span text:style-name="T1">530: 00:29:08.17 00:29:10.14 <text:s/>Duration 00:00:01.22 <text:s/>32</text:span></text:p>
      <text:p text:style-name="P1">#Paris <text:span text:style-name="T38">partida</text:span>,#</text:p>
      <text:p text:style-name="P1"/>
      <text:p text:style-name="Texte_20_brut"><text:span text:style-name="T3"><text:s/></text:span><text:span text:style-name="T1">531: 00:29:10.19 00:29:12.23 <text:s/>Duration 00:00:02.04 <text:s/>37</text:span></text:p>
      <text:p text:style-name="P1">Paris mart<text:span text:style-name="T38">irizada</text:span>,</text:p>
      <text:p text:style-name="P1"/>
      <text:p text:style-name="Texte_20_brut"><text:span text:style-name="T3"><text:s/></text:span><text:span text:style-name="T1">532: 00:29:13.02 00:29:16.02 <text:s/>Duration 00:00:03.00 <text:s/>51</text:span></text:p>
      <text:p text:style-name="P1">mas Paris li<text:span text:style-name="T38">vre</text:span>.</text:p>
      <text:p text:style-name="P1"/>
      <text:p text:style-name="Texte_20_brut"><text:span text:style-name="T3"><text:s/></text:span><text:span text:style-name="T1">533: 00:29:18.14 00:29:23.01 <text:s/>Duration 00:00:04.12 <text:s/>76</text:span></text:p>
      <text:p text:style-name="P65">#E Barack Obama <text:span text:style-name="T38">teria sido</text:span></text:p>
      <text:p text:style-name="P65"><text:span text:style-name="T38">presidente dos Estados Unidos</text:span>#</text:p>
      <text:p text:style-name="P1"/>
      <text:p text:style-name="Texte_20_brut"><text:span text:style-name="T3"><text:s/></text:span><text:span text:style-name="T1">534: 00:29:23.06 00:29:25.18 <text:s/>Duration 00:00:02.12 <text:s/>42</text:span></text:p>
      <text:p text:style-name="P1">#s<text:span text:style-name="T38">e seu</text:span># "Yes we can"</text:p>
      <text:p text:style-name="P1">#<text:span text:style-name="T38">tivesse sido mais agudo</text:span>?#</text:p>
      <text:p text:style-name="P1"/>
      <text:p text:style-name="Texte_20_brut"><text:span text:style-name="T3"><text:s/></text:span><text:span text:style-name="T1">535: 00:29:26.08 00:29:29.23 <text:s/>Duration 00:00:03.15 <text:s/>61</text:span></text:p>
      <text:p text:style-name="P64">Nós respondemos</text:p>
      <text:p text:style-name="P1"><text:span text:style-name="T38">com est</text:span>e credo im<text:span text:style-name="T38">e</text:span>morial</text:p>
      <text:p text:style-name="P1"/>
      <text:p text:style-name="Texte_20_brut"><text:span text:style-name="T3"><text:s/></text:span><text:span text:style-name="T1">536: 00:29:30.02 00:29:32.10 <text:s/>Duration 00:00:02.08 <text:s/>39</text:span></text:p>
      <text:p text:style-name="P1">qu<text:span text:style-name="T38">e</text:span> r<text:span text:style-name="T38">e</text:span>sume <text:span text:style-name="T38">o espírito</text:span></text:p>
      <text:p text:style-name="P64">do povo americano</text:p>
      <text:p text:style-name="P1"/>
      <text:p text:style-name="Texte_20_brut"><text:span text:style-name="T3"><text:s/></text:span><text:span text:style-name="T1">537: 00:29:32.14 00:29:34.09 <text:s/>Duration 00:00:01.20 <text:s/>31</text:span></text:p>
      <text:p text:style-name="P1">e<text:span text:style-name="T38">m três</text:span> simples <text:span text:style-name="T38">palavras</text:span>:</text:p>
      <text:p text:style-name="P1"/>
      <text:p text:style-name="Texte_20_brut"><text:span text:style-name="T3"><text:s/></text:span><text:span text:style-name="T1">538: 00:29:34.13 00:29:36.15 <text:s/>Duration 00:00:02.02 <text:s/>35</text:span></text:p>
      <text:p text:style-name="P1">#Yes we can!#</text:p>
      <text:p text:style-name="P1"/>
      <text:p text:style-name="Texte_20_brut"><text:span text:style-name="T3"><text:s/></text:span><text:span text:style-name="T1">539: 00:29:42.04 00:29:46.20 <text:s/>Duration 00:00:04.16 <text:s/>79</text:span></text:p>
      <text:p text:style-name="P1">#The Voice#</text:p>
      <text:p text:style-name="P1"/>
      <text:p text:style-name="Texte_20_brut"><text:span text:style-name="T3"><text:s/></text:span><text:span text:style-name="T1">540: 00:29:47.20 00:29:51.03 <text:s/>Duration 00:00:03.08 <text:s/>56</text:span></text:p>
      <text:p text:style-name="P1">#S<text:span text:style-name="T38">e você pedir um discurso marcante</text:span></text:p>
      <text:p text:style-name="P1">d<text:span text:style-name="T38">e </text:span>Emmanuel Macron,#</text:p>
      <text:p text:style-name="P1"/>
      <text:p text:style-name="Texte_20_brut"><text:span text:style-name="T3"><text:s/></text:span><text:span text:style-name="T1">541: 00:29:51.07 00:29:54.04 <text:s/>Duration 00:00:02.22 <text:s/>49</text:span></text:p>
      <text:p text:style-name="P1">#<text:span text:style-name="T38">há</text:span> fortes chances</text:p>
      <text:p text:style-name="P1">qu<text:span text:style-name="T38">e lhe falem deste</text:span>.#</text:p>
      <text:p text:style-name="P1"/>
      <text:p text:style-name="Texte_20_brut"><text:span text:style-name="T3"><text:s/></text:span><text:span text:style-name="T1">542: 00:29:54.08 00:29:56.17 <text:s/>Duration 00:00:02.09 <text:s/>40</text:span></text:p>
      <text:p text:style-name="P1"><text:soft-page-break/>Bo<text:span text:style-name="T39">m dia a todo</text:span>s!</text:p>
      <text:p text:style-name="P1"/>
      <text:p text:style-name="Texte_20_brut"><text:span text:style-name="T3"><text:s/></text:span><text:span text:style-name="T1">543: 00:29:56.22 00:29:58.24 <text:s/>Duration 00:00:02.02 <text:s/>35</text:span></text:p>
      <text:p text:style-name="P1">E<text:span text:style-name="T39">m</text:span> march<text:span text:style-name="T39">a</text:span>!</text:p>
      <text:p text:style-name="P1"/>
      <text:p text:style-name="Texte_20_brut"><text:span text:style-name="T3"><text:s/></text:span><text:span text:style-name="T1">544: 00:29:59.04 00:30:01.16 <text:s/>Duration 00:00:02.12 <text:s/>42</text:span></text:p>
      <text:p text:style-name="P1">-<text:span text:style-name="T39">Será que estamos sozinhos</text:span>?</text:p>
      <text:p text:style-name="P1">-Não!</text:p>
      <text:p text:style-name="P1"/>
      <text:p text:style-name="Texte_20_brut"><text:span text:style-name="T3"><text:s/></text:span><text:span text:style-name="T1">545: 00:30:03.04 00:30:04.20 <text:s/>Duration 00:00:01.16 <text:s/>28</text:span></text:p>
      <text:p text:style-name="P1"><text:span text:style-name="T39">Ele não se</text:span> <text:span text:style-name="T39">preocupou</text:span>.</text:p>
      <text:p text:style-name="P1"/>
      <text:p text:style-name="Texte_20_brut"><text:span text:style-name="T3"><text:s/></text:span><text:span text:style-name="T1">546: 00:30:04.24 00:30:07.10 <text:s/>Duration 00:00:02.11 <text:s/>41</text:span></text:p>
      <text:p text:style-name="P1"><text:span text:style-name="T39">Eu disse a ele</text:span>:</text:p>
      <text:p text:style-name="P1">"<text:span text:style-name="T39">Tome cuidado, por</text:span>que..."</text:p>
      <text:p text:style-name="P1"/>
      <text:p text:style-name="Texte_20_brut"><text:span text:style-name="T3"><text:s/></text:span><text:span text:style-name="T1">547: 00:30:07.14 00:30:08.13 <text:s/>Duration 00:00:00.24 <text:s/>16</text:span></text:p>
      <text:p text:style-name="P1"><text:span text:style-name="T39">Ele começou bem</text:span>.</text:p>
      <text:p text:style-name="P1"/>
      <text:p text:style-name="Texte_20_brut"><text:span text:style-name="T3"><text:s/></text:span><text:span text:style-name="T1">548: 00:30:08.18 00:30:10.07 <text:s/>Duration 00:00:01.14 <text:s/>27</text:span></text:p>
      <text:p text:style-name="P1"><text:span text:style-name="T39">O que nós queremo</text:span>s</text:p>
      <text:p text:style-name="P1"/>
      <text:p text:style-name="Texte_20_brut"><text:span text:style-name="T3"><text:s/></text:span><text:span text:style-name="T1">549: 00:30:10.11 00:30:13.19 <text:s/>Duration 00:00:03.08 <text:s/>56</text:span></text:p>
      <text:p text:style-name="P66">não é unir a esquerda,</text:p>
      <text:p text:style-name="P1"/>
      <text:p text:style-name="Texte_20_brut"><text:span text:style-name="T3"><text:s/></text:span><text:span text:style-name="T1">550: 00:30:13.23 00:30:16.12 <text:s/>Duration 00:00:02.14 <text:s/>44</text:span></text:p>
      <text:p text:style-name="P66">não é unir a direita,</text:p>
      <text:p text:style-name="P1"/>
      <text:p text:style-name="Texte_20_brut"><text:span text:style-name="T3"><text:s/></text:span><text:span text:style-name="T1">551: 00:30:17.09 00:30:19.18 <text:s/>Duration 00:00:02.09 <text:s/>40</text:span></text:p>
      <text:p text:style-name="P1">é <text:span text:style-name="T39">unir os francese</text:span>s!</text:p>
      <text:p text:style-name="P1"/>
      <text:p text:style-name="Texte_20_brut"><text:span text:style-name="T3"><text:s/></text:span><text:span text:style-name="T1">552: 00:30:19.23 00:30:21.23 <text:s/>Duration 00:00:02.00 <text:s/>34</text:span></text:p>
      <text:p text:style-name="P1">E <text:span text:style-name="T40">aí, ele derrapou.</text:span></text:p>
      <text:p text:style-name="P1"/>
      <text:p text:style-name="Texte_20_brut"><text:span text:style-name="T3"><text:s/></text:span><text:span text:style-name="T1">553: 00:30:22.02 00:30:24.12 <text:s/>Duration 00:00:02.10 <text:s/>41</text:span></text:p>
      <text:p text:style-name="P67">Ele quis superar</text:p>
      <text:p text:style-name="P67">as milhares de pessoas</text:p>
      <text:p text:style-name="P1"/>
      <text:p text:style-name="Texte_20_brut"><text:span text:style-name="T3"><text:s/></text:span><text:span text:style-name="T1">554: 00:30:24.16 00:30:26.23 <text:s/>Duration 00:00:02.07 <text:s/>39</text:span></text:p>
      <text:p text:style-name="P1">qu<text:span text:style-name="T40">e gritavam</text:span>: "Macron pr<text:span text:style-name="T40">e</text:span>sident<text:span text:style-name="T40">e</text:span>!"</text:p>
      <text:p text:style-name="P1"/>
      <text:p text:style-name="Texte_20_brut"><text:span text:style-name="T3"><text:s/></text:span><text:span text:style-name="T1">555: 00:30:27.02 00:30:29.17 <text:s/>Duration 00:00:02.15 <text:s/>44</text:span></text:p>
      <text:p text:style-name="P1">E <text:span text:style-name="T40">mesmo com um</text:span> micro<text:span text:style-name="T40">fone</text:span>,</text:p>
      <text:p text:style-name="P67">ele quis superá-los,</text:p>
      <text:p text:style-name="P1"/>
      <text:p text:style-name="Texte_20_brut"><text:span text:style-name="T3"><text:s/></text:span><text:span text:style-name="T1">556: 00:30:29.21 00:30:32.16 <text:s/>Duration 00:00:02.20 <text:s/>48</text:span></text:p>
      <text:p text:style-name="P1"><text:span text:style-name="T41">ele quis subir o tom</text:span>,</text:p>
      <text:p text:style-name="P1"/>
      <text:p text:style-name="Texte_20_brut"><text:span text:style-name="T3"><text:s/></text:span><text:span text:style-name="T1">557: 00:30:32.20 00:30:36.12 <text:s/>Duration 00:00:03.17 <text:s/>63</text:span></text:p>
      <text:p text:style-name="P1"><text:span text:style-name="T41">e acabou caindo na vala</text:span>.</text:p>
      <text:p text:style-name="P1"/>
      <text:p text:style-name="Texte_20_brut"><text:span text:style-name="T3"><text:s/></text:span><text:span text:style-name="T1">558: 00:30:36.17 00:30:38.12 <text:s/>Duration 00:00:01.20 <text:s/>31</text:span></text:p>
      <text:p text:style-name="P68">O que eu quero</text:p>
      <text:p text:style-name="P1"/>
      <text:p text:style-name="Texte_20_brut"><text:span text:style-name="T3"><text:s/></text:span><text:span text:style-name="T1">559: 00:30:38.16 00:30:41.07 <text:s/>Duration 00:00:02.16 <text:s/>45</text:span></text:p>
      <text:p text:style-name="P1">é que vocês<text:span text:style-name="T41">, em toda parte</text:span>,</text:p>
      <text:p text:style-name="P1"/>
      <text:p text:style-name="Texte_20_brut"><text:span text:style-name="T3"><text:s/></text:span><text:span text:style-name="T1">560: 00:30:41.11 00:30:44.00 <text:s/>Duration 00:00:02.14 <text:s/>44</text:span></text:p>
      <text:p text:style-name="P68">que vocês vão fazê-lo ganhar,</text:p>
      <text:p text:style-name="P1"/>
      <text:p text:style-name="Texte_20_brut"><text:soft-page-break/><text:span text:style-name="T3"><text:s/></text:span><text:span text:style-name="T1">561: 00:30:44.04 00:30:46.12 <text:s/>Duration 00:00:02.08 <text:s/>39</text:span></text:p>
      <text:p text:style-name="P1"><text:span text:style-name="T41">por</text:span>que é no<text:span text:style-name="T41">sso</text:span> projet<text:span text:style-name="T41">o</text:span>!</text:p>
      <text:p text:style-name="P1"/>
      <text:p text:style-name="Texte_20_brut"><text:span text:style-name="T3"><text:s/></text:span><text:span text:style-name="T1">562: 00:30:47.07 00:30:49.04 <text:s/>Duration 00:00:01.22 <text:s/>32</text:span></text:p>
      <text:p text:style-name="P1">Viv<text:span text:style-name="T41">a</text:span> <text:span text:style-name="T41">a República</text:span>!</text:p>
      <text:p text:style-name="P1"/>
      <text:p text:style-name="Texte_20_brut"><text:span text:style-name="T3"><text:s/></text:span><text:span text:style-name="T1">563: 00:30:49.08 00:30:50.21 <text:s/>Duration 00:00:01.13 <text:s/>26</text:span></text:p>
      <text:p text:style-name="P1">Viv<text:span text:style-name="T41">a </text:span>a Fran<text:span text:style-name="T41">ça</text:span>!</text:p>
      <text:p text:style-name="P1"/>
      <text:p text:style-name="Texte_20_brut"><text:span text:style-name="T3"><text:s/></text:span><text:span text:style-name="T1">564: 00:30:51.08 00:30:52.19 <text:s/>Duration 00:00:01.11 <text:s/>24</text:span></text:p>
      <text:p text:style-name="P68">Ele me telefonou</text:p>
      <text:p text:style-name="P1"/>
      <text:p text:style-name="Texte_20_brut"><text:span text:style-name="T3"><text:s/></text:span><text:span text:style-name="T1">565: 00:30:53.14 00:30:57.01 <text:s/>Duration 00:00:03.12 <text:s/>59</text:span></text:p>
      <text:p text:style-name="P1">p<text:span text:style-name="T41">ara me perguntar se eu concordava</text:span></text:p>
      <text:p text:style-name="P68">com o que tinha ouvido.</text:p>
      <text:p text:style-name="P1"/>
      <text:p text:style-name="Texte_20_brut"><text:span text:style-name="T3"><text:s/></text:span><text:span text:style-name="T1">566: 00:30:57.05 00:30:59.20 <text:s/>Duration 00:00:02.15 <text:s/>44</text:span></text:p>
      <text:p text:style-name="P68">Eu estava diante da minha TV</text:p>
      <text:p text:style-name="P1">e <text:span text:style-name="T41">disse a ele</text:span>:</text:p>
      <text:p text:style-name="P1"/>
      <text:p text:style-name="Texte_20_brut"><text:span text:style-name="T3"><text:s/></text:span><text:span text:style-name="T1">567: 00:30:59.24 00:31:03.20 <text:s/>Duration 00:00:03.21 <text:s/>65</text:span></text:p>
      <text:p text:style-name="P70">"<text:span text:style-name="T42">Precisa praticar,</text:span></text:p>
      <text:p text:style-name="P70"><text:span text:style-name="T42">por</text:span>que <text:span text:style-name="T42">se o senhor continuar assim,</text:span></text:p>
      <text:p text:style-name="P1"/>
      <text:p text:style-name="P112"><text:span text:style-name="T3"><text:s/></text:span><text:span text:style-name="T1">568: 00:31:03.24 00:31:06.09 <text:s/>Duration 00:00:02.10 <text:s/>41</text:span></text:p>
      <text:p text:style-name="P70">"<text:span text:style-name="T42">em</text:span> 15 <text:span text:style-name="T42">dias</text:span>,</text:p>
      <text:p text:style-name="P69">o senhor vai falar assim</text:p>
      <text:p text:style-name="P1"/>
      <text:p text:style-name="Texte_20_brut"><text:span text:style-name="T3"><text:s/></text:span><text:span text:style-name="T1">569: 00:31:06.13 00:31:09.21 <text:s/>Duration 00:00:03.08 <text:s/>56</text:span></text:p>
      <text:p text:style-name="P1">"e <text:span text:style-name="T42">em um mê</text:span>s</text:p>
      <text:p text:style-name="P1"><text:span text:style-name="T42">não vai ter mais voz nenhuma</text:span>."</text:p>
      <text:p text:style-name="P1"/>
      <text:p text:style-name="Texte_20_brut"><text:span text:style-name="T3"><text:s/></text:span><text:span text:style-name="T1">570: 00:31:11.05 00:31:12.08 <text:s/>Duration 00:00:01.03 <text:s/>19</text:span></text:p>
      <text:p text:style-name="P1">#<text:span text:style-name="T42">Há dois</text:span> anos,#</text:p>
      <text:p text:style-name="P1"/>
      <text:p text:style-name="Texte_20_brut"><text:span text:style-name="T3"><text:s/></text:span><text:span text:style-name="T1">571: 00:31:12.12 00:31:15.17 <text:s/>Duration 00:00:03.05 <text:s/>54</text:span></text:p>
      <text:p text:style-name="P1">#Jean-Philippe Lafont</text:p>
      <text:p text:style-name="P1"><text:span text:style-name="T42">cantava em óperas do mundo todo</text:span>#</text:p>
      <text:p text:style-name="P1"/>
      <text:p text:style-name="Texte_20_brut"><text:span text:style-name="T3"><text:s/></text:span><text:span text:style-name="T1">572: 00:31:15.21 00:31:17.19 <text:s/>Duration 00:00:01.23 <text:s/>33</text:span></text:p>
      <text:p text:style-name="P1">#<text:span text:style-name="T42">com sua voz de barítono</text:span>.#</text:p>
      <text:p text:style-name="P1"/>
      <text:p text:style-name="Texte_20_brut"><text:span text:style-name="T3"><text:s/></text:span><text:span text:style-name="T1">573: 00:31:21.10 00:31:24.09 <text:s/>Duration 00:00:02.24 <text:s/>50</text:span></text:p>
      <text:p text:style-name="P1">#<text:span text:style-name="T42">Foi um conselheiro</text:span> de Macron,</text:p>
      <text:p text:style-name="P1">ama<text:span text:style-name="T42">nte de arte lírica</text:span>,#</text:p>
      <text:p text:style-name="P1"/>
      <text:p text:style-name="Texte_20_brut"><text:span text:style-name="T3"><text:s/></text:span><text:span text:style-name="T1">574: 00:31:24.13 00:31:27.07 <text:s/>Duration 00:00:02.19 <text:s/>47</text:span></text:p>
      <text:p text:style-name="P1">#qu<text:span text:style-name="T42">e</text:span> <text:span text:style-name="T42">os fez se encontrarem</text:span></text:p>
      <text:p text:style-name="P1"><text:span text:style-name="T42">na véspera do discurso</text:span>.#</text:p>
      <text:p text:style-name="P1"/>
      <text:p text:style-name="Texte_20_brut"><text:span text:style-name="T3"><text:s/></text:span><text:span text:style-name="T1">575: 00:31:28.02 00:31:30.17 <text:s/>Duration 00:00:02.15 <text:s/>44</text:span></text:p>
      <text:p text:style-name="P70">#<text:span text:style-name="T42">O cantor passou dos projetores</text:span></text:p>
      <text:p text:style-name="P70"><text:span text:style-name="T42">do palco</text:span>#</text:p>
      <text:p text:style-name="P1"/>
      <text:p text:style-name="Texte_20_brut"><text:span text:style-name="T3"><text:s/></text:span><text:span text:style-name="T1">576: 00:31:30.21 00:31:32.24 <text:s/>Duration 00:00:02.03 <text:s/>36</text:span></text:p>
      <text:p text:style-name="P70">#<text:span text:style-name="T42">aos bastidores do#</text:span> coaching<text:span text:style-name="T42">#</text:span> vocal.#</text:p>
      <text:p text:style-name="P1"/>
      <text:p text:style-name="Texte_20_brut"><text:span text:style-name="T3"><text:s/></text:span><text:span text:style-name="T1">577: 00:31:39.23 00:31:42.08 <text:s/>Duration 00:00:02.10 <text:s/>41</text:span></text:p>
      <text:p text:style-name="P1"><text:span text:style-name="T42">Fui com ele a</text:span> Lille,</text:p>
      <text:p text:style-name="P1"><text:span text:style-name="T42">a</text:span> Lyon, <text:span text:style-name="T42">a</text:span> Toulouse,</text:p>
      <text:p text:style-name="P1"><text:soft-page-break/></text:p>
      <text:p text:style-name="Texte_20_brut"><text:span text:style-name="T3"><text:s/></text:span><text:span text:style-name="T1">578: 00:31:42.12 00:31:46.08 <text:s/>Duration 00:00:03.21 <text:s/>65</text:span></text:p>
      <text:p text:style-name="P69">aos grandes comícios,</text:p>
      <text:p text:style-name="P1"><text:span text:style-name="T42">aonde fosse necessário</text:span>...</text:p>
      <text:p text:style-name="P1"/>
      <text:p text:style-name="Texte_20_brut"><text:span text:style-name="T3"><text:s/></text:span><text:span text:style-name="T1">579: 00:31:46.12 00:31:49.19 <text:s/>Duration 00:00:03.07 <text:s/>56</text:span></text:p>
      <text:p text:style-name="P69">Ele estava deste tamanho</text:p>
      <text:p text:style-name="P1"><text:span text:style-name="T42">no meio</text:span> de Bercy...</text:p>
      <text:p text:style-name="P1"/>
      <text:p text:style-name="Texte_20_brut"><text:span text:style-name="T3"><text:s/></text:span><text:span text:style-name="T1">580: 00:31:51.00 00:31:55.11 <text:s/>Duration 00:00:04.11 <text:s/>75</text:span></text:p>
      <text:p text:style-name="P70"><text:span text:style-name="T42">Eu tentava me postar meio</text:span></text:p>
      <text:p text:style-name="P70"><text:span text:style-name="T42">na frente dele, na primeira fila</text:span>,</text:p>
      <text:p text:style-name="P1"/>
      <text:p text:style-name="Texte_20_brut"><text:span text:style-name="T3"><text:s/></text:span><text:span text:style-name="T1">581: 00:31:55.16 00:31:58.05 <text:s/>Duration 00:00:02.14 <text:s/>44</text:span></text:p>
      <text:p text:style-name="P70"><text:span text:style-name="T42">e fazia sinais meio cabalísticos</text:span>.</text:p>
      <text:p text:style-name="P1"/>
      <text:p text:style-name="Texte_20_brut"><text:span text:style-name="T3"><text:s/></text:span><text:span text:style-name="T1">582: 00:31:58.09 00:32:01.14 <text:s/>Duration 00:00:03.05 <text:s/>54</text:span></text:p>
      <text:p text:style-name="P1"><text:span text:style-name="T42">Quem me via devia pensar</text:span>:</text:p>
      <text:p text:style-name="P1"/>
      <text:p text:style-name="Texte_20_brut"><text:span text:style-name="T3"><text:s/></text:span><text:span text:style-name="T1">583: 00:32:01.18 00:32:04.21 <text:s/>Duration 00:00:03.03 <text:s/>53</text:span></text:p>
      <text:p text:style-name="P1">"<text:span text:style-name="T42">Esse rapaz é meio maluco</text:span>."</text:p>
      <text:p text:style-name="P1">P<text:span text:style-name="T42">orque eu fazia</text:span>...</text:p>
      <text:p text:style-name="P1"/>
      <text:p text:style-name="Texte_20_brut"><text:span text:style-name="T3"><text:s/></text:span><text:span text:style-name="T1">584: 00:32:08.20 00:32:12.17 <text:s/>Duration 00:00:03.22 <text:s/>66</text:span></text:p>
      <text:p text:style-name="P70"><text:span text:style-name="T42">Sinais de que já havíamos falado</text:span></text:p>
      <text:p text:style-name="P1"/>
      <text:p text:style-name="Texte_20_brut"><text:span text:style-name="T3"><text:s/></text:span><text:span text:style-name="T1">585: 00:32:12.21 00:32:14.17 <text:s/>Duration 00:00:01.21 <text:s/>31</text:span></text:p>
      <text:p text:style-name="P1"><text:span text:style-name="T42">para dizer</text:span>: "<text:span text:style-name="T42">C</text:span>alm<text:span text:style-name="T42">a</text:span>."</text:p>
      <text:p text:style-name="P1"/>
      <text:p text:style-name="Texte_20_brut"><text:span text:style-name="T3"><text:s/></text:span><text:span text:style-name="T1">586: 00:32:15.12 00:32:18.19 <text:s/>Duration 00:00:03.07 <text:s/>56</text:span></text:p>
      <text:p text:style-name="P70">Quand<text:span text:style-name="T42">o ele começava</text:span></text:p>
      <text:p text:style-name="P70"><text:span text:style-name="T42">a ficar veemente assim...</text:span></text:p>
      <text:p text:style-name="P1"/>
      <text:p text:style-name="Texte_20_brut"><text:span text:style-name="T3"><text:s/></text:span><text:span text:style-name="T1">587: 00:32:24.04 00:32:28.00 <text:s/>Duration 00:00:03.21 <text:s/>65</text:span></text:p>
      <text:p text:style-name="P1">#10 s<text:span text:style-name="T42">essões</text:span> de 2 h<text:span text:style-name="T42">ora</text:span>s</text:p>
      <text:p text:style-name="P1">são program<text:span text:style-name="T42">ada</text:span>s <text:span text:style-name="T42">até a </text:span>eleição:#</text:p>
      <text:p text:style-name="P1"/>
      <text:p text:style-name="Texte_20_brut"><text:span text:style-name="T3"><text:s/></text:span><text:span text:style-name="T1">588: 00:32:28.04 00:32:31.01 <text:s/>Duration 00:00:02.22 <text:s/>49</text:span></text:p>
      <text:p text:style-name="P1">#<text:span text:style-name="T42">a respiração</text:span>,</text:p>
      <text:p text:style-name="P1">a postur<text:span text:style-name="T42">a</text:span>, <text:span text:style-name="T42">o</text:span>s exerc<text:span text:style-name="T42">ício</text:span>s.#</text:p>
      <text:p text:style-name="P1"/>
      <text:p text:style-name="Texte_20_brut"><text:span text:style-name="T3"><text:s/></text:span><text:span text:style-name="T1">589: 00:32:31.05 00:32:34.20 <text:s/>Duration 00:00:03.15 <text:s/>61</text:span></text:p>
      <text:p text:style-name="P1">#Jean-Philippe Lafont</text:p>
      <text:p text:style-name="P1"><text:span text:style-name="T42">recomeça tudo do</text:span> z<text:span text:style-name="T42">e</text:span>ro.#</text:p>
      <text:p text:style-name="P1"/>
      <text:p text:style-name="Texte_20_brut"><text:span text:style-name="T3"><text:s/></text:span><text:span text:style-name="T1">590: 00:32:35.22 00:32:39.00 <text:s/>Duration 00:00:03.03 <text:s/>53</text:span></text:p>
      <text:p text:style-name="P70">É u<text:span text:style-name="T42">m</text:span> exerc<text:span text:style-name="T42">ício</text:span></text:p>
      <text:p text:style-name="P70"><text:span text:style-name="T42">que dei para</text:span> Emmanuel Macron.</text:p>
      <text:p text:style-name="P1"/>
      <text:p text:style-name="Texte_20_brut"><text:span text:style-name="T3"><text:s/></text:span><text:span text:style-name="T1">591: 00:32:39.04 00:32:40.15 <text:s/>Duration 00:00:01.11 <text:s/>24</text:span></text:p>
      <text:p text:style-name="P1">Il était monté...</text:p>
      <text:p text:style-name="P1"/>
      <text:p text:style-name="Texte_20_brut"><text:span text:style-name="T3"><text:s/></text:span><text:span text:style-name="T1">592: 00:32:46.05 00:32:48.22 <text:s/>Duration 00:00:02.17 <text:s/>46</text:span></text:p>
      <text:p text:style-name="P72"><text:span text:style-name="T43">Não precisa fazer uma voz assim</text:span>.</text:p>
      <text:p text:style-name="P1"/>
      <text:p text:style-name="Texte_20_brut"><text:span text:style-name="T3"><text:s/></text:span><text:span text:style-name="T1">593: 00:32:49.01 00:32:51.13 <text:s/>Duration 00:00:02.12 <text:s/>42</text:span></text:p>
      <text:p text:style-name="P1">É simple<text:span text:style-name="T43">smente para as</text:span> vibra<text:span text:style-name="T43">ções</text:span>,</text:p>
      <text:p text:style-name="P1"/>
      <text:p text:style-name="Texte_20_brut"><text:span text:style-name="T3"><text:s/></text:span><text:span text:style-name="T1">594: 00:32:51.17 00:32:55.01 <text:s/>Duration 00:00:03.09 <text:s/>57</text:span></text:p>
      <text:p text:style-name="P1">p<text:span text:style-name="T43">ara </text:span>que <text:span text:style-name="T43">a</text:span>s cord<text:span text:style-name="T43">a</text:span>s voca<text:span text:style-name="T43">i</text:span>s vibre<text:span text:style-name="T43">m</text:span></text:p>
      <text:p text:style-name="P1"><text:soft-page-break/>#a minima.#</text:p>
      <text:p text:style-name="P1"/>
      <text:p text:style-name="Texte_20_brut"><text:span text:style-name="T3"><text:s/></text:span><text:span text:style-name="T1">595: 00:32:55.16 00:32:57.11 <text:s/>Duration 00:00:01.20 <text:s/>31</text:span></text:p>
      <text:p text:style-name="P1">Viv<text:span text:style-name="T43">a </text:span>a R<text:span text:style-name="T43">epública</text:span>!</text:p>
      <text:p text:style-name="P1"/>
      <text:p text:style-name="Texte_20_brut"><text:span text:style-name="T3"><text:s/></text:span><text:span text:style-name="T1">596: 00:32:57.15 00:32:59.05 <text:s/>Duration 00:00:01.15 <text:s/>27</text:span></text:p>
      <text:p text:style-name="P1">Viv<text:span text:style-name="T43">a </text:span>a Fran<text:span text:style-name="T43">ça</text:span>!</text:p>
      <text:p text:style-name="P1"/>
      <text:p text:style-name="Texte_20_brut"><text:span text:style-name="T3"><text:s/></text:span><text:span text:style-name="T1">597: 00:33:00.03 00:33:02.10 <text:s/>Duration 00:00:02.07 <text:s/>39</text:span></text:p>
      <text:p text:style-name="P72">Entre <text:span text:style-name="T43">o sujeito inseguro</text:span></text:p>
      <text:p text:style-name="P72"><text:span text:style-name="T43">do primeiro dia</text:span></text:p>
      <text:p text:style-name="P1"/>
      <text:p text:style-name="Texte_20_brut"><text:span text:style-name="T3"><text:s/></text:span><text:span text:style-name="T1">598: 00:33:02.15 00:33:06.19 <text:s/>Duration 00:00:04.04 <text:s/>71</text:span></text:p>
      <text:p text:style-name="P1">e <text:span text:style-name="T43">o</text:span> grand<text:span text:style-name="T43">e vencedor</text:span></text:p>
      <text:p text:style-name="P1">d<text:span text:style-name="T43">a última noite,</text:span></text:p>
      <text:p text:style-name="P1"/>
      <text:p text:style-name="Texte_20_brut"><text:span text:style-name="T3"><text:s/></text:span><text:span text:style-name="T1">599: 00:33:06.23 00:33:09.22 <text:s/>Duration 00:00:02.24 <text:s/>50</text:span></text:p>
      <text:p text:style-name="P1">é <text:span text:style-name="T43">e</text:span>vident<text:span text:style-name="T43">e</text:span></text:p>
      <text:p text:style-name="P1">que <text:span text:style-name="T43">a</text:span> vo<text:span text:style-name="T43">z</text:span> est<text:span text:style-name="T43">á</text:span> dif<text:span text:style-name="T43">e</text:span>rente.</text:p>
      <text:p text:style-name="P1"/>
      <text:p text:style-name="Texte_20_brut"><text:span text:style-name="T3"><text:s/></text:span><text:span text:style-name="T1">600: 00:33:10.02 00:33:12.11 <text:s/>Duration 00:00:02.09 <text:s/>40</text:span></text:p>
      <text:p text:style-name="P72"><text:span text:style-name="T43">Muita gente</text:span></text:p>
      <text:p text:style-name="P72"><text:span text:style-name="T43">me telefonou e escreveu</text:span>:</text:p>
      <text:p text:style-name="P1"/>
      <text:p text:style-name="Texte_20_brut"><text:span text:style-name="T3"><text:s/></text:span><text:span text:style-name="T1">601: 00:33:12.15 00:33:14.21 <text:s/>Duration 00:00:02.06 <text:s/>38</text:span></text:p>
      <text:p text:style-name="P72">"Bravo.</text:p>
      <text:p text:style-name="P72"><text:span text:style-name="T43">Você fez de</text:span> Macron pr<text:span text:style-name="T43">e</text:span>sident<text:span text:style-name="T43">e</text:span>."</text:p>
      <text:p text:style-name="P1"/>
      <text:p text:style-name="Texte_20_brut"><text:span text:style-name="T3"><text:s/></text:span><text:span text:style-name="T1">602: 00:33:15.00 00:33:18.16 <text:s/>Duration 00:00:03.16 <text:s/>62</text:span></text:p>
      <text:p text:style-name="P71">Não é verdade.</text:p>
      <text:p text:style-name="P71">Foi ele que se elegeu presidente.</text:p>
      <text:p text:style-name="P1"/>
      <text:p text:style-name="Texte_20_brut"><text:span text:style-name="T3"><text:s/></text:span><text:span text:style-name="T1">603: 00:33:18.20 00:33:21.10 <text:s/>Duration 00:00:02.15 <text:s/>44</text:span></text:p>
      <text:p text:style-name="P1">Di<text:span text:style-name="T43">gamos que o ajudei um pouco</text:span>...</text:p>
      <text:p text:style-name="P1"/>
      <text:p text:style-name="Texte_20_brut"><text:span text:style-name="T3"><text:s/></text:span><text:span text:style-name="T1">604: 00:33:22.19 00:33:25.17 <text:s/>Duration 00:00:02.23 <text:s/>50</text:span></text:p>
      <text:p text:style-name="P1"><text:span text:style-name="T43">a</text:span> <text:span text:style-name="T43">ser mai</text:span>s pertinent<text:span text:style-name="T43">e</text:span>,</text:p>
      <text:p text:style-name="P1"/>
      <text:p text:style-name="Texte_20_brut"><text:span text:style-name="T3"><text:s/></text:span><text:span text:style-name="T1">605: 00:33:25.21 00:33:28.05 <text:s/>Duration 00:00:02.09 <text:s/>40</text:span></text:p>
      <text:p text:style-name="P1">não<text:span text:style-name="T43"> no fundo</text:span>, mas <text:span text:style-name="T43">n</text:span>a form<text:span text:style-name="T43">a</text:span>.</text:p>
      <text:p text:style-name="P1"/>
      <text:p text:style-name="Texte_20_brut"><text:span text:style-name="T3"><text:s/></text:span><text:span text:style-name="T1">606: 00:33:29.17 00:33:31.15 <text:s/>Duration 00:00:01.23 <text:s/>33</text:span></text:p>
      <text:p text:style-name="P1">#<text:span text:style-name="T43">O</text:span> carism<text:span text:style-name="T43">a</text:span> vocal <text:span text:style-name="T43">se aprende</text:span>.#</text:p>
      <text:p text:style-name="P1"/>
      <text:p text:style-name="Texte_20_brut"><text:span text:style-name="T3"><text:s/></text:span><text:span text:style-name="T1">607: 00:33:32.03 00:33:35.11 <text:s/>Duration 00:00:03.08 <text:s/>56</text:span></text:p>
      <text:p text:style-name="P73">#<text:span text:style-name="T44">Ele até se tornou</text:span></text:p>
      <text:p text:style-name="P73"><text:span text:style-name="T44">tema de estudos científicos</text:span>.#</text:p>
      <text:p text:style-name="P1"/>
      <text:p text:style-name="Texte_20_brut"><text:span text:style-name="T3"><text:s/></text:span><text:span text:style-name="T1">608: 00:33:35.15 00:33:36.11 <text:s/>Duration 00:00:00.21 <text:s/>14</text:span></text:p>
      <text:p text:style-name="P1">#<text:span text:style-name="T44">Em</text:span> Paris,#</text:p>
      <text:p text:style-name="P1"/>
      <text:p text:style-name="Texte_20_brut"><text:span text:style-name="T3"><text:s/></text:span><text:span text:style-name="T1">609: 00:33:36.16 00:33:40.20 <text:s/>Duration 00:00:04.04 <text:s/>71</text:span></text:p>
      <text:p text:style-name="P1">#<text:span text:style-name="T44">esse pesquisador italiano destrincha</text:span></text:p>
      <text:p text:style-name="P1"><text:span text:style-name="T44">os discursos dos líderes político</text:span>s#</text:p>
      <text:p text:style-name="P1"/>
      <text:p text:style-name="Texte_20_brut"><text:span text:style-name="T3"><text:s/></text:span><text:span text:style-name="T1">610: 00:33:41.00 00:33:44.12 <text:s/>Duration 00:00:03.12 <text:s/>59</text:span></text:p>
      <text:p text:style-name="P1">#e <text:span text:style-name="T44">mede o efeito da voz deles</text:span></text:p>
      <text:p text:style-name="P1"><text:span text:style-name="T44">no </text:span>audit<text:span text:style-name="T44">ório</text:span>.#</text:p>
      <text:p text:style-name="P1"/>
      <text:p text:style-name="Texte_20_brut"><text:span text:style-name="T3"><text:s/></text:span><text:span text:style-name="T1">611: 00:33:44.16 00:33:46.11 <text:s/>Duration 00:00:01.20 <text:s/>31</text:span></text:p>
      <text:p text:style-name="P1"><text:soft-page-break/><text:span text:style-name="T44">A voz pode fazer perder</text:span> eleição.</text:p>
      <text:p text:style-name="P1"/>
      <text:p text:style-name="Texte_20_brut"><text:span text:style-name="T3"><text:s/></text:span><text:span text:style-name="T1">612: 00:33:47.18 00:33:50.04 <text:s/>Duration 00:00:02.11 <text:s/>41</text:span></text:p>
      <text:p text:style-name="P1">U<text:span text:style-name="T44">m</text:span> cas<text:span text:style-name="T44">o que citarei</text:span></text:p>
      <text:p text:style-name="P1"/>
      <text:p text:style-name="Texte_20_brut"><text:span text:style-name="T3"><text:s/></text:span><text:span text:style-name="T1">613: 00:33:50.08 00:33:53.08 <text:s/>Duration 00:00:03.00 <text:s/>51</text:span></text:p>
      <text:p text:style-name="P1">é <text:span text:style-name="T44">o</text:span> de, p<text:span text:style-name="T44">o</text:span>r exempl<text:span text:style-name="T44">o</text:span>,</text:p>
      <text:p text:style-name="P1">Hilary Clinton.</text:p>
      <text:p text:style-name="P1"/>
      <text:p text:style-name="Texte_20_brut"><text:span text:style-name="T3"><text:s/></text:span><text:span text:style-name="T1">614: 00:33:53.16 00:33:56.15 <text:s/>Duration 00:00:02.24 <text:s/>50</text:span></text:p>
      <text:p text:style-name="P1">Hilary Clinton não<text:span text:style-name="T44"> soube mudar</text:span></text:p>
      <text:p text:style-name="P1"/>
      <text:p text:style-name="Texte_20_brut"><text:span text:style-name="T3"><text:s/></text:span><text:span text:style-name="T1">615: 00:33:56.19 00:33:58.11 <text:s/>Duration 00:00:01.17 <text:s/>29</text:span></text:p>
      <text:p text:style-name="P1">s<text:span text:style-name="T44">eu</text:span> p<text:span text:style-name="T44">er</text:span>fil vocal</text:p>
      <text:p text:style-name="P1"/>
      <text:p text:style-name="Texte_20_brut"><text:span text:style-name="T3"><text:s/></text:span><text:span text:style-name="T1">616: 00:33:58.16 00:34:01.10 <text:s/>Duration 00:00:02.19 <text:s/>47</text:span></text:p>
      <text:p text:style-name="P1">e adapt<text:span text:style-name="T44">á-lo a cada</text:span> context<text:span text:style-name="T44">o</text:span></text:p>
      <text:p text:style-name="P1">de com<text:span text:style-name="T44">unicação.</text:span></text:p>
      <text:p text:style-name="P1"/>
      <text:p text:style-name="Texte_20_brut"><text:span text:style-name="T3"><text:s/></text:span><text:span text:style-name="T1">617: 00:34:02.19 00:34:07.19 <text:s/>Duration 00:00:05.00 <text:s/>85</text:span></text:p>
      <text:p text:style-name="P73"><text:span text:style-name="T44">Amanhã</text:span>, <text:span text:style-name="T44">nós enfrentaremos</text:span></text:p>
      <text:p text:style-name="P73"><text:span text:style-name="T44">o dever da nossa época.</text:span></text:p>
      <text:p text:style-name="P1"/>
      <text:p text:style-name="Texte_20_brut"><text:span text:style-name="T3"><text:s/></text:span><text:span text:style-name="T1">618: 00:34:07.23 00:34:09.19 <text:s/>Duration 00:00:01.21 <text:s/>31</text:span></text:p>
      <text:p text:style-name="P1">#U<text:span text:style-name="T44">ma</text:span> vo<text:span text:style-name="T44">z</text:span> professoral e form<text:span text:style-name="T44">al</text:span>.#</text:p>
      <text:p text:style-name="P1"/>
      <text:p text:style-name="Texte_20_brut"><text:span text:style-name="T3"><text:s/></text:span><text:span text:style-name="T1">619: 00:34:09.23 00:34:14.10 <text:s/>Duration 00:00:04.12 <text:s/>76</text:span></text:p>
      <text:p text:style-name="P1"><text:span text:style-name="T45">Em quem nós iremos</text:span> vot<text:span text:style-name="T45">a</text:span>r?</text:p>
      <text:p text:style-name="P1"/>
      <text:p text:style-name="Texte_20_brut"><text:span text:style-name="T3"><text:s/></text:span><text:span text:style-name="T1">620: 00:34:16.07 00:34:18.17 <text:s/>Duration 00:00:02.10 <text:s/>41</text:span></text:p>
      <text:p text:style-name="P1">S<text:span text:style-name="T45">e quisermos ganhar a</text:span> eleição,</text:p>
      <text:p text:style-name="P1"/>
      <text:p text:style-name="Texte_20_brut"><text:span text:style-name="T3"><text:s/></text:span><text:span text:style-name="T1">621: 00:34:18.22 00:34:22.21 <text:s/>Duration 00:00:03.24 <text:s/>67</text:span></text:p>
      <text:p text:style-name="P74">devemos estudar o público</text:p>
      <text:p text:style-name="P74">para quem falaremos a cada vez,</text:p>
      <text:p text:style-name="P74"/>
      <text:p text:style-name="Texte_20_brut"><text:span text:style-name="T3"><text:s/></text:span><text:span text:style-name="T1">622: 00:34:23.00 00:34:25.14 <text:s/>Duration 00:00:02.14 <text:s/>44</text:span></text:p>
      <text:p text:style-name="P1">e <text:span text:style-name="T45">dar um jeito</text:span></text:p>
      <text:p text:style-name="P1"/>
      <text:p text:style-name="Texte_20_brut"><text:span text:style-name="T3"><text:s/></text:span><text:span text:style-name="T1">623: 00:34:25.18 00:34:27.12 <text:s/>Duration 00:00:01.19 <text:s/>30</text:span></text:p>
      <text:p text:style-name="P74">de saber a quem nos dirigimos.</text:p>
      <text:p text:style-name="P1"/>
      <text:p text:style-name="Texte_20_brut"><text:span text:style-name="T3"><text:s/></text:span><text:span text:style-name="T1">624: 00:34:28.12 00:34:32.11 <text:s/>Duration 00:00:03.24 <text:s/>67</text:span></text:p>
      <text:p text:style-name="P1">#<text:span text:style-name="T45">Isto é, os líderes carismáticos</text:span></text:p>
      <text:p text:style-name="P1">manipul<text:span text:style-name="T45">am sua voz</text:span>.#</text:p>
      <text:p text:style-name="P1"/>
      <text:p text:style-name="Texte_20_brut"><text:span text:style-name="T3"><text:s/></text:span><text:span text:style-name="T1">625: 00:34:32.15 00:34:34.03 <text:s/>Duration 00:00:01.13 <text:s/>26</text:span></text:p>
      <text:p text:style-name="P75">#P<text:span text:style-name="T45">ara comprovar a hipótese</text:span>,#</text:p>
      <text:p text:style-name="P1"/>
      <text:p text:style-name="Texte_20_brut"><text:span text:style-name="T3"><text:s/></text:span><text:span text:style-name="T1">626: 00:34:34.07 00:34:38.02 <text:s/>Duration 00:00:03.20 <text:s/>65</text:span></text:p>
      <text:p text:style-name="P1">#Rosario <text:span text:style-name="T45">submeteu gravações</text:span></text:p>
      <text:p text:style-name="P1">de pol<text:span text:style-name="T45">íticos de vários países#</text:span></text:p>
      <text:p text:style-name="P1"/>
      <text:p text:style-name="Texte_20_brut"><text:span text:style-name="T3"><text:s/></text:span><text:span text:style-name="T1">627: 00:34:38.07 00:34:41.05 <text:s/>Duration 00:00:02.23 <text:s/>50</text:span></text:p>
      <text:p text:style-name="P1">#<text:span text:style-name="T45">a uma amostragem</text:span> de 250 pe<text:span text:style-name="T45">ssoas</text:span>.#</text:p>
      <text:p text:style-name="P1"/>
      <text:p text:style-name="Texte_20_brut"><text:span text:style-name="T3"><text:s/></text:span><text:span text:style-name="T1">628: 00:34:42.18 00:34:44.11 <text:s/>Duration 00:00:01.18 <text:s/>29</text:span></text:p>
      <text:p text:style-name="P1"><text:span text:style-name="T45">Quero que vocês votem em mim</text:span>.</text:p>
      <text:p text:style-name="P1"/>
      <text:p text:style-name="Texte_20_brut"><text:span text:style-name="T3"><text:s/></text:span><text:span text:style-name="T1">629: 00:34:44.15 00:34:45.24 <text:s/>Duration 00:00:01.09 <text:s/>23</text:span></text:p>
      <text:p text:style-name="P1"><text:soft-page-break/>#E <text:span text:style-name="T45">os resultados mostram</text:span>#</text:p>
      <text:p text:style-name="P1"/>
      <text:p text:style-name="Texte_20_brut"><text:span text:style-name="T3"><text:s/></text:span><text:span text:style-name="T1">630: 00:34:46.03 00:34:50.00 <text:s/>Duration 00:00:03.22 <text:s/>66</text:span></text:p>
      <text:p text:style-name="P1">#que Donald Trump <text:span text:style-name="T45">é um mes</text:span>tre</text:p>
      <text:p text:style-name="P1"><text:span text:style-name="T45">n</text:span>a manipula<text:span text:style-name="T45">ção</text:span> de s<text:span text:style-name="T45">u</text:span>a vo<text:span text:style-name="T45">z</text:span>.#</text:p>
      <text:p text:style-name="P1"/>
      <text:p text:style-name="Texte_20_brut"><text:span text:style-name="T3"><text:s/></text:span><text:span text:style-name="T1">631: 00:34:50.20 00:34:52.09 <text:s/>Duration 00:00:01.14 <text:s/>27</text:span></text:p>
      <text:p text:style-name="P74">Nós percebemos</text:p>
      <text:p text:style-name="P1"/>
      <text:p text:style-name="Texte_20_brut"><text:span text:style-name="T3"><text:s/></text:span><text:span text:style-name="T1">632: 00:34:52.14 00:34:54.18 <text:s/>Duration 00:00:02.04 <text:s/>37</text:span></text:p>
      <text:p text:style-name="P1">que <text:span text:style-name="T45">entre os outros políticos,</text:span></text:p>
      <text:p text:style-name="P1"/>
      <text:p text:style-name="Texte_20_brut"><text:span text:style-name="T3"><text:s/></text:span><text:span text:style-name="T1">633: 00:34:54.22 00:34:57.03 <text:s/>Duration 00:00:02.06 <text:s/>38</text:span></text:p>
      <text:p text:style-name="P1">Trump <text:span text:style-name="T45">era aquele que era visto</text:span></text:p>
      <text:p text:style-name="P1"/>
      <text:p text:style-name="Texte_20_brut"><text:span text:style-name="T3"><text:s/></text:span><text:span text:style-name="T1">634: 00:34:57.07 00:34:59.13 <text:s/>Duration 00:00:02.06 <text:s/>38</text:span></text:p>
      <text:p text:style-name="P1">com<text:span text:style-name="T45">o muito mais jovem</text:span></text:p>
      <text:p text:style-name="P1"/>
      <text:p text:style-name="Texte_20_brut"><text:span text:style-name="T3"><text:s/></text:span><text:span text:style-name="T1">635: 00:34:59.17 00:35:01.06 <text:s/>Duration 00:00:01.14 <text:s/>27</text:span></text:p>
      <text:p text:style-name="P1">que s<text:span text:style-name="T45">ua idade cronológica.</text:span></text:p>
      <text:p text:style-name="P1"/>
      <text:p text:style-name="Texte_20_brut"><text:span text:style-name="T3"><text:s/></text:span><text:span text:style-name="T1">636: 00:35:01.10 00:35:05.04 <text:s/>Duration 00:00:03.19 <text:s/>64</text:span></text:p>
      <text:p text:style-name="P74">Então, as pessoas que não o viam</text:p>
      <text:p text:style-name="P1">e <text:span text:style-name="T45">que só o escutavam</text:span></text:p>
      <text:p text:style-name="P1"/>
      <text:p text:style-name="Texte_20_brut"><text:span text:style-name="T3"><text:s/></text:span><text:span text:style-name="T1">637: 00:35:05.09 00:35:08.22 <text:s/>Duration 00:00:03.13 <text:s/>60</text:span></text:p>
      <text:p text:style-name="P75"><text:span text:style-name="T45">pensavam que ele era</text:span></text:p>
      <text:p text:style-name="P75">20 anos <text:span text:style-name="T45">mais jovem.</text:span></text:p>
      <text:p text:style-name="P1"/>
      <text:p text:style-name="Texte_20_brut"><text:span text:style-name="T3"><text:s/></text:span><text:span text:style-name="T1">638: 00:35:11.08 00:35:15.24 <text:s/>Duration 00:00:04.16 <text:s/>79</text:span></text:p>
      <text:p text:style-name="P74">Ele tem uma elocução</text:p>
      <text:p text:style-name="P1"><text:span text:style-name="T45">muito contínua</text:span>,</text:p>
      <text:p text:style-name="P1"/>
      <text:p text:style-name="Texte_20_brut"><text:span text:style-name="T3"><text:s/></text:span><text:span text:style-name="T1">639: 00:35:16.03 00:35:19.15 <text:s/>Duration 00:00:03.12 <text:s/>59</text:span></text:p>
      <text:p text:style-name="P1">e <text:span text:style-name="T45">ele também tem pausas bem curtas</text:span>.</text:p>
      <text:p text:style-name="P1"/>
      <text:p text:style-name="Texte_20_brut"><text:span text:style-name="T3"><text:s/></text:span><text:span text:style-name="T1">640: 00:35:19.20 00:35:22.24 <text:s/>Duration 00:00:03.04 <text:s/>54</text:span></text:p>
      <text:p text:style-name="P75"><text:span text:style-name="T45">Pensei que o discurso</text:span></text:p>
      <text:p text:style-name="P75"><text:span text:style-name="T45">no</text:span> New Hampshire ser<text:span text:style-name="T45">ia meu último.</text:span></text:p>
      <text:p text:style-name="P1"/>
      <text:p text:style-name="Texte_20_brut"><text:span text:style-name="T3"><text:s/></text:span><text:span text:style-name="T1">641: 00:35:23.03 00:35:25.16 <text:s/>Duration 00:00:02.13 <text:s/>43</text:span></text:p>
      <text:p text:style-name="P1">E <text:span text:style-name="T45">eu soube</text:span></text:p>
      <text:p text:style-name="P1">que "Hilary Clinton, <text:span text:style-name="T45">a</text:span> corr<text:span text:style-name="T45">upta,</text:span>"</text:p>
      <text:p text:style-name="P1"/>
      <text:p text:style-name="Texte_20_brut"><text:span text:style-name="T3"><text:s/></text:span><text:span text:style-name="T1">642: 00:35:25.20 00:35:27.10 <text:s/>Duration 00:00:01.15 <text:s/>27</text:span></text:p>
      <text:p text:style-name="P1"><text:span text:style-name="T45">ia ao</text:span> Michigan,</text:p>
      <text:p text:style-name="P1"/>
      <text:p text:style-name="Texte_20_brut"><text:span text:style-name="T3"><text:s/></text:span><text:span text:style-name="T1">643: 00:35:27.14 00:35:30.09 <text:s/>Duration 00:00:02.20 <text:s/>48</text:span></text:p>
      <text:p text:style-name="P1">e <text:span text:style-name="T45">eu pensei</text:span>:</text:p>
      <text:p text:style-name="P1">"<text:span text:style-name="T45">Vamos também</text:span>! <text:span text:style-name="T45">Vamos também</text:span>!"</text:p>
      <text:p text:style-name="P1"/>
      <text:p text:style-name="Texte_20_brut"><text:span text:style-name="T3"><text:s/></text:span><text:span text:style-name="T1">644: 00:35:31.02 00:35:34.12 <text:s/>Duration 00:00:03.10 <text:s/>58</text:span></text:p>
      <text:p text:style-name="P1"><text:span text:style-name="T45">N</text:span>a percep<text:span text:style-name="T45">ção</text:span> normal,</text:p>
      <text:p text:style-name="P74">isso veicula a ideia</text:p>
      <text:p text:style-name="P1"/>
      <text:p text:style-name="Texte_20_brut"><text:span text:style-name="T3"><text:s/></text:span><text:span text:style-name="T1">645: 00:35:34.17 00:35:39.09 <text:s/>Duration 00:00:04.17 <text:s/>80</text:span></text:p>
      <text:p text:style-name="P75">d<text:span text:style-name="T45">e um</text:span> locut<text:span text:style-name="T45">or</text:span></text:p>
      <text:p text:style-name="P75"><text:span text:style-name="T45">que é bastante proativo e jovem.</text:span></text:p>
      <text:p text:style-name="P1"/>
      <text:p text:style-name="Texte_20_brut"><text:span text:style-name="T3"><text:s/></text:span><text:span text:style-name="T1">646: 00:35:40.02 00:35:42.20 <text:s/>Duration 00:00:02.18 <text:s/>46</text:span></text:p>
      <text:p text:style-name="P76"><text:soft-page-break/>#A<text:span text:style-name="T46">ssim, o jeito</text:span> ex<text:span text:style-name="T46">al</text:span>t<text:span text:style-name="T46">ado</text:span></text:p>
      <text:p text:style-name="P76">de Donald Trump#</text:p>
      <text:p text:style-name="P1"/>
      <text:p text:style-name="Texte_20_brut"><text:span text:style-name="T3"><text:s/></text:span><text:span text:style-name="T1">647: 00:35:42.24 00:35:45.01 <text:s/>Duration 00:00:02.02 <text:s/>35</text:span></text:p>
      <text:p text:style-name="P1">#<text:span text:style-name="T46">é tão elaborado</text:span> e calcul<text:span text:style-name="T46">ado</text:span>#</text:p>
      <text:p text:style-name="P1"/>
      <text:p text:style-name="Texte_20_brut"><text:span text:style-name="T3"><text:s/></text:span><text:span text:style-name="T1">648: 00:35:45.05 00:35:47.14 <text:s/>Duration 00:00:02.09 <text:s/>40</text:span></text:p>
      <text:p text:style-name="P1">#qu<text:span text:style-name="T46">anto o tom</text:span> grave</text:p>
      <text:p text:style-name="P1">e <text:span text:style-name="T46">pausado de </text:span>Alain Berset#</text:p>
      <text:p text:style-name="P1"/>
      <text:p text:style-name="Texte_20_brut"><text:span text:style-name="T3"><text:s/></text:span><text:span text:style-name="T1">649: 00:35:47.18 00:35:49.20 <text:s/>Duration 00:00:02.02 <text:s/>35</text:span></text:p>
      <text:p text:style-name="P1">#<text:span text:style-name="T46">no discurso de Ano Novo</text:span>.#</text:p>
      <text:p text:style-name="P1"/>
      <text:p text:style-name="Texte_20_brut"><text:span text:style-name="T3"><text:s/></text:span><text:span text:style-name="T1">650: 00:35:50.00 00:35:54.00 <text:s/>Duration 00:00:04.00 <text:s/>68</text:span></text:p>
      <text:p text:style-name="P76">#<text:span text:style-name="T46">Este ano de</text:span> 2018,</text:p>
      <text:p text:style-name="P76">n<text:span text:style-name="T46">ós podemos encarar com confiança.</text:span>#</text:p>
      <text:p text:style-name="P1"/>
      <text:p text:style-name="Texte_20_brut"><text:span text:style-name="T3"><text:s/></text:span><text:span text:style-name="T1">651: 00:35:54.04 00:35:56.22 <text:s/>Duration 00:00:02.18 <text:s/>46</text:span></text:p>
      <text:p text:style-name="P76">#<text:span text:style-name="T46">A Suíça</text:span></text:p>
      <text:p text:style-name="P76"><text:span text:style-name="T46">é um país estável e seguro</text:span>.#</text:p>
      <text:p text:style-name="P1"/>
      <text:p text:style-name="Texte_20_brut"><text:span text:style-name="T3"><text:s/></text:span><text:span text:style-name="T1">652: 00:35:57.02 00:35:59.11 <text:s/>Duration 00:00:02.09 <text:s/>40</text:span></text:p>
      <text:p text:style-name="P1"><text:span text:style-name="T46">O que notamos</text:span>, <text:span text:style-name="T46">no ouvido</text:span>,</text:p>
      <text:p text:style-name="P1"><text:span text:style-name="T46">enquanto escutamos</text:span>,</text:p>
      <text:p text:style-name="P1"/>
      <text:p text:style-name="Texte_20_brut"><text:span text:style-name="T3"><text:s/></text:span><text:span text:style-name="T1">653: 00:35:59.15 00:36:00.21 <text:s/>Duration 00:00:01.06 <text:s/>21</text:span></text:p>
      <text:p text:style-name="P1">é qu<text:span text:style-name="T46">e ele acaba a f</text:span>rase</text:p>
      <text:p text:style-name="P1"/>
      <text:p text:style-name="Texte_20_brut"><text:span text:style-name="T3"><text:s/></text:span><text:span text:style-name="T1">654: 00:36:01.00 00:36:05.01 <text:s/>Duration 00:00:04.01 <text:s/>69</text:span></text:p>
      <text:p text:style-name="P1"><text:span text:style-name="T46">com uma queda bastante</text:span> <text:span text:style-name="T46">acentuada</text:span></text:p>
      <text:p text:style-name="P77">da frequência.</text:p>
      <text:p text:style-name="P1"/>
      <text:p text:style-name="Texte_20_brut"><text:span text:style-name="T3"><text:s/></text:span><text:span text:style-name="T1">655: 00:36:05.05 00:36:07.08 <text:s/>Duration 00:00:02.03 <text:s/>36</text:span></text:p>
      <text:p text:style-name="P76"><text:span text:style-name="T46">Isso pode ser</text:span></text:p>
      <text:p text:style-name="P76"><text:span text:style-name="T46">uma questão fisiológica</text:span>,</text:p>
      <text:p text:style-name="P1"/>
      <text:p text:style-name="Texte_20_brut"><text:span text:style-name="T3"><text:s/></text:span><text:span text:style-name="T1">656: 00:36:07.12 00:36:08.20 <text:s/>Duration 00:00:01.08 <text:s/>22</text:span></text:p>
      <text:p text:style-name="P1">ma<text:span text:style-name="T46">s nesse caso,</text:span></text:p>
      <text:p text:style-name="P1"/>
      <text:p text:style-name="Texte_20_brut"><text:span text:style-name="T3"><text:s/></text:span><text:span text:style-name="T1">657: 00:36:08.24 00:36:10.13 <text:s/>Duration 00:00:01.14 <text:s/>27</text:span></text:p>
      <text:p text:style-name="P76">é<text:span text:style-name="T46"> mais</text:span> u<text:span text:style-name="T46">ma questão estilística,</text:span></text:p>
      <text:p text:style-name="P1"/>
      <text:p text:style-name="Texte_20_brut"><text:span text:style-name="T3"><text:s/></text:span><text:span text:style-name="T1">658: 00:36:10.17 00:36:12.06 <text:s/>Duration 00:00:01.14 <text:s/>27</text:span></text:p>
      <text:p text:style-name="P77">porque ele queria acentuar</text:p>
      <text:p text:style-name="P1"/>
      <text:p text:style-name="Texte_20_brut"><text:span text:style-name="T3"><text:s/></text:span><text:span text:style-name="T1">659: 00:36:12.10 00:36:15.04 <text:s/>Duration 00:00:02.19 <text:s/>47</text:span></text:p>
      <text:p text:style-name="P76"><text:span text:style-name="T46">o fato de que a Suíça</text:span></text:p>
      <text:p text:style-name="P76"><text:span text:style-name="T46">é um país estável</text:span></text:p>
      <text:p text:style-name="P1"/>
      <text:p text:style-name="Texte_20_brut"><text:span text:style-name="T3"><text:s/></text:span><text:span text:style-name="T1">660: 00:36:15.08 00:36:16.06 <text:s/>Duration 00:00:00.23 <text:s/>16</text:span></text:p>
      <text:p text:style-name="P1">e <text:span text:style-name="T46">seguro</text:span>.</text:p>
      <text:p text:style-name="P1"/>
      <text:p text:style-name="Texte_20_brut"><text:span text:style-name="T3"><text:s/></text:span><text:span text:style-name="T1">661: 00:36:16.17 00:36:20.07 <text:s/>Duration 00:00:03.15 <text:s/>61</text:span></text:p>
      <text:p text:style-name="P1">#No<text:span text:style-name="T46">ssa economia vai bem.</text:span></text:p>
      <text:p text:style-name="P1">N<text:span text:style-name="T46">ós somos muito</text:span> comp<text:span text:style-name="T46">e</text:span>titi<text:span text:style-name="T46">vo</text:span>s.#</text:p>
      <text:p text:style-name="P1"/>
      <text:p text:style-name="Texte_20_brut"><text:span text:style-name="T3"><text:s/></text:span><text:span text:style-name="T1">662: 00:36:20.24 00:36:24.05 <text:s/>Duration 00:00:03.06 <text:s/>55</text:span></text:p>
      <text:p text:style-name="P76">#E <text:span text:style-name="T46">além disso, nós nos interessamos</text:span></text:p>
      <text:p text:style-name="P76"><text:span text:style-name="T46">uns pelos outros.</text:span>#</text:p>
      <text:p text:style-name="P1"/>
      <text:p text:style-name="Texte_20_brut"><text:soft-page-break/><text:span text:style-name="T3"><text:s/></text:span><text:span text:style-name="T1">663: 00:36:24.19 00:36:28.07 <text:s/>Duration 00:00:03.13 <text:s/>60</text:span></text:p>
      <text:p text:style-name="P1">Fa<text:span text:style-name="T46">ça a voz que você quer trabalhar.</text:span></text:p>
      <text:p text:style-name="P1"><text:span text:style-name="T46">Quem treinaremos hoje</text:span>?</text:p>
      <text:p text:style-name="P1"/>
      <text:p text:style-name="Texte_20_brut"><text:span text:style-name="T3"><text:s/></text:span><text:span text:style-name="T1">664: 00:36:28.12 00:36:31.22 <text:s/>Duration 00:00:03.10 <text:s/>58</text:span></text:p>
      <text:p text:style-name="P76"><text:span text:style-name="T46">Estou fazendo um esquete</text:span> long<text:span text:style-name="T46">o</text:span></text:p>
      <text:p text:style-name="P76">de Brélaz, p<text:span text:style-name="T46">o</text:span>r exempl<text:span text:style-name="T46">o</text:span>,</text:p>
      <text:p text:style-name="P1"/>
      <text:p text:style-name="Texte_20_brut"><text:span text:style-name="T3"><text:s/></text:span><text:span text:style-name="T1">665: 00:36:32.01 00:36:34.08 <text:s/>Duration 00:00:02.07 <text:s/>39</text:span></text:p>
      <text:p text:style-name="P1">é <text:span text:style-name="T46">o que exige mais</text:span>,</text:p>
      <text:p text:style-name="P1"/>
      <text:p text:style-name="Texte_20_brut"><text:span text:style-name="T3"><text:s/></text:span><text:span text:style-name="T1">666: 00:36:34.12 00:36:37.23 <text:s/>Duration 00:00:03.11 <text:s/>58</text:span></text:p>
      <text:p text:style-name="P76"><text:span text:style-name="T46">porque você contrai muito a voz</text:span>,</text:p>
      <text:p text:style-name="P1"/>
      <text:p text:style-name="Texte_20_brut"><text:span text:style-name="T3"><text:s/></text:span><text:span text:style-name="T1">667: 00:36:38.03 00:36:40.21 <text:s/>Duration 00:00:02.18 <text:s/>46</text:span></text:p>
      <text:p text:style-name="P1">e <text:span text:style-name="T46">quanto mais me canso,</text:span></text:p>
      <text:p text:style-name="P77">mais eu forço,</text:p>
      <text:p text:style-name="P1"/>
      <text:p text:style-name="Texte_20_brut"><text:span text:style-name="T3"><text:s/></text:span><text:span text:style-name="T1">668: 00:36:41.00 00:36:42.20 <text:s/>Duration 00:00:01.20 <text:s/>31</text:span></text:p>
      <text:p text:style-name="P77">e quanto mais forço,</text:p>
      <text:p text:style-name="P1"><text:span text:style-name="T46">mais cansa</text:span>.</text:p>
      <text:p text:style-name="P1"/>
      <text:p text:style-name="Texte_20_brut"><text:span text:style-name="T3"><text:s/></text:span><text:span text:style-name="T1">669: 00:36:42.24 00:36:46.08 <text:s/>Duration 00:00:03.09 <text:s/>57</text:span></text:p>
      <text:p text:style-name="P1">E <text:span text:style-name="T46">depois do espetáculo,</text:span></text:p>
      <text:p text:style-name="P77">meu pescoço ficou doendo.</text:p>
      <text:p text:style-name="P1"/>
      <text:p text:style-name="Texte_20_brut"><text:span text:style-name="T3"><text:s/></text:span><text:span text:style-name="T1">670: 00:36:46.13 00:36:50.04 <text:s/>Duration 00:00:03.16 <text:s/>62</text:span></text:p>
      <text:p text:style-name="P1"><text:span text:style-name="T46">O</text:span> int<text:span text:style-name="T46">e</text:span>ressant<text:span text:style-name="T46">e</text:span> é v<text:span text:style-name="T46">e</text:span>r</text:p>
      <text:p text:style-name="P1"><text:span text:style-name="T46">o que você</text:span> contra<text:span text:style-name="T46">i</text:span> p<text:span text:style-name="T46">ara fazer isso.</text:span></text:p>
      <text:p text:style-name="P1"/>
      <text:p text:style-name="Texte_20_brut"><text:span text:style-name="T3"><text:s/></text:span><text:span text:style-name="T1">671: 00:36:50.08 00:36:52.12 <text:s/>Duration 00:00:02.04 <text:s/>37</text:span></text:p>
      <text:p text:style-name="P1">#Robin de Haas <text:span text:style-name="T46">é</text:span> consult<text:span text:style-name="T46">or</text:span> vocal,#</text:p>
      <text:p text:style-name="P1"/>
      <text:p text:style-name="Texte_20_brut"><text:span text:style-name="T3"><text:s/></text:span><text:span text:style-name="T1">672: 00:36:52.16 00:36:55.06 <text:s/>Duration 00:00:02.15 <text:s/>44</text:span></text:p>
      <text:p text:style-name="P1">#<text:span text:style-name="T46">sempre</text:span> entre Los Angeles,</text:p>
      <text:p text:style-name="P1">Paris e Lausanne.#</text:p>
      <text:p text:style-name="P1"/>
      <text:p text:style-name="Texte_20_brut"><text:span text:style-name="T3"><text:s/></text:span><text:span text:style-name="T1">673: 00:36:55.10 00:36:58.03 <text:s/>Duration 00:00:02.18 <text:s/>46</text:span></text:p>
      <text:p text:style-name="P76">#<text:span text:style-name="T46">Com seu método</text:span></text:p>
      <text:p text:style-name="P76"><text:span text:style-name="T46">de coordenação respiratória,</text:span>#</text:p>
      <text:p text:style-name="P1"/>
      <text:p text:style-name="Texte_20_brut"><text:span text:style-name="T3"><text:s/></text:span><text:span text:style-name="T1">674: 00:36:58.07 00:37:00.01 <text:s/>Duration 00:00:01.19 <text:s/>30</text:span></text:p>
      <text:p text:style-name="P76">#<text:span text:style-name="T46">ele ajuda</text:span></text:p>
      <text:p text:style-name="P76"><text:span text:style-name="T46">tanto um imitador suíço</text:span>#</text:p>
      <text:p text:style-name="P1"/>
      <text:p text:style-name="Texte_20_brut"><text:span text:style-name="T3"><text:s/></text:span><text:span text:style-name="T1">675: 00:37:00.06 00:37:04.06 <text:s/>Duration 00:00:04.00 <text:s/>68</text:span></text:p>
      <text:p text:style-name="P1">#qu<text:span text:style-name="T46">anto uma cantora do</text:span># The Voice<text:span text:style-name="T46">#</text:span></text:p>
      <text:p text:style-name="P1">ou u<text:span text:style-name="T46">m político europeu</text:span>.#</text:p>
      <text:p text:style-name="P1"/>
      <text:p text:style-name="Texte_20_brut"><text:span text:style-name="T3"><text:s/></text:span><text:span text:style-name="T1">676: 00:37:05.00 00:37:06.15 <text:s/>Duration 00:00:01.15 <text:s/>27</text:span></text:p>
      <text:p text:style-name="P77">O que eu vi no meu percurso</text:p>
      <text:p text:style-name="P1"/>
      <text:p text:style-name="Texte_20_brut"><text:span text:style-name="T3"><text:s/></text:span><text:span text:style-name="T1">677: 00:37:07.00 00:37:08.24 <text:s/>Duration 00:00:01.24 <text:s/>33</text:span></text:p>
      <text:p text:style-name="P1">é que quand<text:span text:style-name="T46">o</text:span> <text:span text:style-name="T46">o eu saí dos EUA,</text:span></text:p>
      <text:p text:style-name="P1"/>
      <text:p text:style-name="Texte_20_brut"><text:span text:style-name="T3"><text:s/></text:span><text:span text:style-name="T1">678: 00:37:09.03 00:37:11.14 <text:s/>Duration 00:00:02.11 <text:s/>41</text:span></text:p>
      <text:p text:style-name="P77">onde fui estudar</text:p>
      <text:p text:style-name="P77">com grandes especialistas</text:p>
      <text:p text:style-name="P1"/>
      <text:p text:style-name="Texte_20_brut"><text:span text:style-name="T3"><text:s/></text:span><text:span text:style-name="T1">679: 00:37:11.18 00:37:14.12 <text:s/>Duration 00:00:02.19 <text:s/>47</text:span></text:p>
      <text:p text:style-name="P1"><text:soft-page-break/>p<text:span text:style-name="T46">ara</text:span> me form<text:span text:style-name="T46">a</text:span>r,</text:p>
      <text:p text:style-name="P1">p<text:span text:style-name="T46">orque eu não estava satisfeito,</text:span></text:p>
      <text:p text:style-name="P1"/>
      <text:p text:style-name="Texte_20_brut"><text:span text:style-name="T3"><text:s/></text:span><text:span text:style-name="T1">680: 00:37:14.16 00:37:18.02 <text:s/>Duration 00:00:03.11 <text:s/>58</text:span></text:p>
      <text:p text:style-name="P77">eu me toquei que na Suíça</text:p>
      <text:p text:style-name="P77">temos de saber antes de aprender.</text:p>
      <text:p text:style-name="P1"/>
      <text:p text:style-name="Texte_20_brut"><text:span text:style-name="T3"><text:s/></text:span><text:span text:style-name="T1">681: 00:37:18.06 00:37:20.12 <text:s/>Duration 00:00:02.06 <text:s/>38</text:span></text:p>
      <text:p text:style-name="P76">É com<text:span text:style-name="T46">o se um político dissesse,</text:span></text:p>
      <text:p text:style-name="P1"/>
      <text:p text:style-name="Texte_20_brut"><text:span text:style-name="T3"><text:s/></text:span><text:span text:style-name="T1">682: 00:37:20.16 00:37:23.07 <text:s/>Duration 00:00:02.16 <text:s/>45</text:span></text:p>
      <text:p text:style-name="P1">"<text:span text:style-name="T46">Não estou satisfeito</text:span></text:p>
      <text:p text:style-name="P1">de com<text:span text:style-name="T46">o eu falo</text:span>",</text:p>
      <text:p text:style-name="P1"/>
      <text:p text:style-name="Texte_20_brut"><text:span text:style-name="T3"><text:s/></text:span><text:span text:style-name="T1">683: 00:37:23.11 00:37:24.24 <text:s/>Duration 00:00:01.13 <text:s/>26</text:span></text:p>
      <text:p text:style-name="P1">e que <text:span text:style-name="T46">isso fosse vergonhoso.</text:span></text:p>
      <text:p text:style-name="P1"/>
      <text:p text:style-name="Texte_20_brut"><text:span text:style-name="T3"><text:s/></text:span><text:span text:style-name="T1">684: 00:37:25.03 00:37:27.05 <text:s/>Duration 00:00:02.02 <text:s/>35</text:span></text:p>
      <text:p text:style-name="P1"><text:span text:style-name="T46">Mesma coisa para um canto</text:span>r.</text:p>
      <text:p text:style-name="P1"/>
      <text:p text:style-name="Texte_20_brut"><text:span text:style-name="T3"><text:s/></text:span><text:span text:style-name="T1">685: 00:37:27.09 00:37:30.05 <text:s/>Duration 00:00:02.21 <text:s/>48</text:span></text:p>
      <text:p text:style-name="P1">Não, <text:span text:style-name="T46">deveríamos saber</text:span>.</text:p>
      <text:p text:style-name="P1"><text:span text:style-name="T46">Só que não</text:span>. <text:span text:style-name="T46">Isso se aprende</text:span>.</text:p>
      <text:p text:style-name="P1"/>
      <text:p text:style-name="Texte_20_brut"><text:span text:style-name="T3"><text:s/></text:span><text:span text:style-name="T1">686: 00:37:30.09 00:37:32.22 <text:s/>Duration 00:00:02.13 <text:s/>43</text:span></text:p>
      <text:p text:style-name="P76"><text:span text:style-name="T46">Assim, temos um teto de vidro</text:span></text:p>
      <text:p text:style-name="P76"><text:span text:style-name="T46">na Suíça com isso.</text:span></text:p>
      <text:p text:style-name="P1"/>
      <text:p text:style-name="Texte_20_brut"><text:span text:style-name="T3"><text:s/></text:span><text:span text:style-name="T1">687: 00:37:34.08 00:37:35.18 <text:s/>Duration 00:00:01.10 <text:s/>24</text:span></text:p>
      <text:p text:style-name="P1">#E <text:span text:style-name="T46">se tem um</text:span>#</text:p>
      <text:p text:style-name="P1"/>
      <text:p text:style-name="Texte_20_brut"><text:span text:style-name="T3"><text:s/></text:span><text:span text:style-name="T1">688: 00:37:35.22 00:37:38.24 <text:s/>Duration 00:00:03.02 <text:s/>52</text:span></text:p>
      <text:p text:style-name="P1">#qu<text:span text:style-name="T46">e é especialista mundial</text:span></text:p>
      <text:p text:style-name="P1"><text:span text:style-name="T46">na voz</text:span> polític<text:span text:style-name="T46">a</text:span> su<text:span text:style-name="T46">íça</text:span>,#</text:p>
      <text:p text:style-name="P1"/>
      <text:p text:style-name="Texte_20_brut"><text:span text:style-name="T3"><text:s/></text:span><text:span text:style-name="T1">689: 00:37:39.04 00:37:42.08 <text:s/>Duration 00:00:03.04 <text:s/>54</text:span></text:p>
      <text:p text:style-name="P1">#é <text:span text:style-name="T46">o </text:span>imita<text:span text:style-name="T46">do</text:span>r Yann Lambiel.#</text:p>
      <text:p text:style-name="P1"/>
      <text:p text:style-name="Texte_20_brut"><text:span text:style-name="T3"><text:s/></text:span><text:span text:style-name="T1">690: 00:37:42.12 00:37:46.11 <text:s/>Duration 00:00:03.24 <text:s/>67</text:span></text:p>
      <text:p text:style-name="P78">Eu reescrevi uma música</text:p>
      <text:p text:style-name="P1">s<text:span text:style-name="T47">obre</text:span> Alain Berset,</text:p>
      <text:p text:style-name="P1"/>
      <text:p text:style-name="Texte_20_brut"><text:span text:style-name="T3"><text:s/></text:span><text:span text:style-name="T1">691: 00:37:46.15 00:37:49.18 <text:s/>Duration 00:00:03.03 <text:s/>53</text:span></text:p>
      <text:p text:style-name="P1">s<text:span text:style-name="T47">obre</text:span> Sommaruga e u<text:span text:style-name="T47">m outro.</text:span></text:p>
      <text:p text:style-name="P1"/>
      <text:p text:style-name="Texte_20_brut"><text:span text:style-name="T3"><text:s/></text:span><text:span text:style-name="T1">692: 00:37:50.16 00:37:53.11 <text:s/>Duration 00:00:02.20 <text:s/>48</text:span></text:p>
      <text:p text:style-name="P79">Você está satisfeito</text:p>
      <text:p text:style-name="P1">d<text:span text:style-name="T47">e ter caído na Suíça,</text:span></text:p>
      <text:p text:style-name="P1"/>
      <text:p text:style-name="Texte_20_brut"><text:span text:style-name="T3"><text:s/></text:span><text:span text:style-name="T1">693: 00:37:53.15 00:37:54.10 <text:s/>Duration 00:00:00.20 <text:s/>14</text:span></text:p>
      <text:p text:style-name="P1">p<text:span text:style-name="T47">elos</text:span> políticos?</text:p>
      <text:p text:style-name="P1"/>
      <text:p text:style-name="Texte_20_brut"><text:span text:style-name="T3"><text:s/></text:span><text:span text:style-name="T1">694: 00:37:54.14 00:37:58.03 <text:s/>Duration 00:00:03.14 <text:s/>61</text:span></text:p>
      <text:p text:style-name="P1">É <text:span text:style-name="T47">engraçado porque no começo</text:span></text:p>
      <text:p text:style-name="P1">do<text:span text:style-name="T47"># </text:span>La soupe#, e<text:span text:style-name="T47">m</text:span> 2000,</text:p>
      <text:p text:style-name="P1"/>
      <text:p text:style-name="Texte_20_brut"><text:span text:style-name="T3"><text:s/></text:span><text:span text:style-name="T1">695: 00:37:58.07 00:38:01.15 <text:s/>Duration 00:00:03.08 <text:s/>56</text:span></text:p>
      <text:p text:style-name="P1"><text:span text:style-name="T47">diziam-nos</text:span> que <text:span text:style-name="T47">o</text:span>s po<text:span text:style-name="T47">líticos</text:span></text:p>
      <text:p text:style-name="P1">su<text:span text:style-name="T47">íços não eram interessantes.</text:span></text:p>
      <text:p text:style-name="P1"/>
      <text:p text:style-name="Texte_20_brut"><text:soft-page-break/><text:span text:style-name="T3"><text:s/></text:span><text:span text:style-name="T1">696: 00:38:01.19 00:38:03.03 <text:s/>Duration 00:00:01.09 <text:s/>23</text:span></text:p>
      <text:p text:style-name="P1"><text:span text:style-name="T47">EU também achava</text:span>,</text:p>
      <text:p text:style-name="P1"/>
      <text:p text:style-name="Texte_20_brut"><text:span text:style-name="T3"><text:s/></text:span><text:span text:style-name="T1">697: 00:38:03.07 00:38:05.16 <text:s/>Duration 00:00:02.09 <text:s/>40</text:span></text:p>
      <text:p text:style-name="P1">e <text:span text:style-name="T47">treinando a voz deles,</text:span></text:p>
      <text:p text:style-name="P79">nós nos tocamos</text:p>
      <text:p text:style-name="P1"/>
      <text:p text:style-name="Texte_20_brut"><text:span text:style-name="T3"><text:s/></text:span><text:span text:style-name="T1">698: 00:38:05.20 00:38:07.18 <text:s/>Duration 00:00:01.23 <text:s/>33</text:span></text:p>
      <text:p text:style-name="P1">qu<text:span text:style-name="T47">e há políticos interessantes</text:span>.</text:p>
      <text:p text:style-name="P1"/>
      <text:p text:style-name="Texte_20_brut"><text:span text:style-name="T3"><text:s/></text:span><text:span text:style-name="T1">699: 00:38:07.22 00:38:10.00 <text:s/>Duration 00:00:02.03 <text:s/>36</text:span></text:p>
      <text:p text:style-name="P1"><text:span text:style-name="T47">Há vozes bem</text:span> dif<text:span text:style-name="T47">e</text:span>rentes.</text:p>
      <text:p text:style-name="P1"/>
      <text:p text:style-name="Texte_20_brut"><text:span text:style-name="T3"><text:s/></text:span><text:span text:style-name="T1">700: 00:38:10.04 00:38:13.21 <text:s/>Duration 00:00:03.17 <text:s/>63</text:span></text:p>
      <text:p text:style-name="P1">Vo<text:span text:style-name="T47">cê tem um</text:span> Levrat</text:p>
      <text:p text:style-name="P1">qu<text:span text:style-name="T47">e tem uma voz bem</text:span> r<text:span text:style-name="T47">ed</text:span>ond<text:span text:style-name="T47">a</text:span>, <text:span text:style-name="T47">assim</text:span>,</text:p>
      <text:p text:style-name="P1"/>
      <text:p text:style-name="Texte_20_brut"><text:span text:style-name="T3"><text:s/></text:span><text:span text:style-name="T1">701: 00:38:14.00 00:38:15.14 <text:s/>Duration 00:00:01.14 <text:s/>27</text:span></text:p>
      <text:p text:style-name="P1"><text:span text:style-name="T47">bem anasalada</text:span>,</text:p>
      <text:p text:style-name="P1"/>
      <text:p text:style-name="Texte_20_brut"><text:span text:style-name="T3"><text:s/></text:span><text:span text:style-name="T1">702: 00:38:15.18 00:38:19.07 <text:s/>Duration 00:00:03.14 <text:s/>61</text:span></text:p>
      <text:p text:style-name="P1">qu<text:span text:style-name="T47">e dá um aspecto meio bonachão</text:span>.</text:p>
      <text:p text:style-name="P1"/>
      <text:p text:style-name="Texte_20_brut"><text:span text:style-name="T3"><text:s/></text:span><text:span text:style-name="T1">703: 00:38:19.11 00:38:21.20 <text:s/>Duration 00:00:02.09 <text:s/>40</text:span></text:p>
      <text:p text:style-name="P79">Ele tem esse lado bonachão,</text:p>
      <text:p text:style-name="P1"><text:span text:style-name="T47">de F</text:span>ribourg e t<text:span text:style-name="T47">udo</text:span>.</text:p>
      <text:p text:style-name="P1"/>
      <text:p text:style-name="Texte_20_brut"><text:span text:style-name="T3"><text:s/></text:span><text:span text:style-name="T1">704: 00:38:21.24 00:38:25.21 <text:s/>Duration 00:00:03.22 <text:s/>66</text:span></text:p>
      <text:p text:style-name="P80">E <text:span text:style-name="T47">depois,</text:span></text:p>
      <text:p text:style-name="P80"><text:span text:style-name="T47">temos uma voz como </text:span>Philippe Leuba,</text:p>
      <text:p text:style-name="P1"/>
      <text:p text:style-name="Texte_20_brut"><text:span text:style-name="T3"><text:s/></text:span><text:span text:style-name="T1">705: 00:38:26.00 00:38:27.24 <text:s/>Duration 00:00:01.24 <text:s/>33</text:span></text:p>
      <text:p text:style-name="P1">"Não obstant<text:span text:style-name="T47">e</text:span></text:p>
      <text:p text:style-name="P1">e <text:span text:style-name="T47">por via de consequência</text:span>",</text:p>
      <text:p text:style-name="P1"/>
      <text:p text:style-name="Texte_20_brut"><text:span text:style-name="T3"><text:s/></text:span><text:span text:style-name="T1">706: 00:38:28.03 00:38:29.12 <text:s/>Duration 00:00:01.09 <text:s/>23</text:span></text:p>
      <text:p text:style-name="P80">qu<text:span text:style-name="T47">e é bem mais clara</text:span>,</text:p>
      <text:p text:style-name="P80"><text:span text:style-name="T47">reta</text:span>.</text:p>
      <text:p text:style-name="P1"/>
      <text:p text:style-name="Texte_20_brut"><text:span text:style-name="T3"><text:s/></text:span><text:span text:style-name="T1">707: 00:38:29.16 00:38:32.20 <text:s/>Duration 00:00:03.04 <text:s/>54</text:span></text:p>
      <text:p text:style-name="P1">E <text:span text:style-name="T47">essa</text:span> vo<text:span text:style-name="T47">z</text:span> correspond<text:span text:style-name="T47">e</text:span> <text:span text:style-name="T47">em geral</text:span></text:p>
      <text:p text:style-name="P1"/>
      <text:p text:style-name="Texte_20_brut"><text:span text:style-name="T3"><text:s/></text:span><text:span text:style-name="T1">708: 00:38:32.24 00:38:34.07 <text:s/>Duration 00:00:01.08 <text:s/>22</text:span></text:p>
      <text:p text:style-name="P1"><text:span text:style-name="T47">ao caráter do</text:span> personage<text:span text:style-name="T47">m</text:span>.</text:p>
      <text:p text:style-name="P1"/>
      <text:p text:style-name="Texte_20_brut"><text:span text:style-name="T3"><text:s/></text:span><text:span text:style-name="T1">709: 00:38:35.13 00:38:36.15 <text:s/>Duration 00:00:01.02 <text:s/>18</text:span></text:p>
      <text:p text:style-name="P1">Formid<text:span text:style-name="T47">ável</text:span>!</text:p>
      <text:p text:style-name="P1"/>
      <text:p text:style-name="Texte_20_brut"><text:span text:style-name="T3"><text:s/></text:span><text:span text:style-name="T1">710: 00:38:42.18 00:38:44.04 <text:s/>Duration 00:00:01.11 <text:s/>24</text:span></text:p>
      <text:p text:style-name="P1">Bo<text:span text:style-name="T47">m dia</text:span>.</text:p>
      <text:p text:style-name="P1"/>
      <text:p text:style-name="Texte_20_brut"><text:span text:style-name="T3"><text:s/></text:span><text:span text:style-name="T1">711: 00:38:45.05 00:38:46.09 <text:s/>Duration 00:00:01.04 <text:s/>20</text:span></text:p>
      <text:p text:style-name="P81"><text:span text:style-name="T48">O que é ruim para mim</text:span></text:p>
      <text:p text:style-name="P1"/>
      <text:p text:style-name="Texte_20_brut"><text:span text:style-name="T3"><text:s/></text:span><text:span text:style-name="T1">712: 00:38:46.14 00:38:49.18 <text:s/>Duration 00:00:03.04 <text:s/>54</text:span></text:p>
      <text:p text:style-name="P1">é quand<text:span text:style-name="T48">o</text:span> políticos <text:span text:style-name="T48">de mais</text:span></text:p>
      <text:p text:style-name="P82">têm voz de advogado genebrense</text:p>
      <text:p text:style-name="P1"/>
      <text:p text:style-name="Texte_20_brut"><text:span text:style-name="T3"><text:s/></text:span><text:span text:style-name="T1">713: 00:38:49.22 00:38:53.14 <text:s/>Duration 00:00:03.17 <text:s/>63</text:span></text:p>
      <text:p text:style-name="P1">- <text:span text:style-name="T48">entende o que eu quero dizer</text:span>? -,</text:p>
      <text:p text:style-name="P1"><text:soft-page-break/><text:span text:style-name="T48">estilo</text:span> Lüscher, Maudet,</text:p>
      <text:p text:style-name="P1"/>
      <text:p text:style-name="Texte_20_brut"><text:span text:style-name="T3"><text:s/></text:span><text:span text:style-name="T1">714: 00:38:53.18 00:38:56.13 <text:s/>Duration 00:00:02.20 <text:s/>48</text:span></text:p>
      <text:p text:style-name="P1">qu<text:span text:style-name="T48">e têm vozes sem sotaque,</text:span></text:p>
      <text:p text:style-name="P82">eles têm pouco sotaque,</text:p>
      <text:p text:style-name="P1"/>
      <text:p text:style-name="Texte_20_brut"><text:span text:style-name="T3"><text:s/></text:span><text:span text:style-name="T1">715: 00:38:56.17 00:39:00.07 <text:s/>Duration 00:00:03.15 <text:s/>61</text:span></text:p>
      <text:p text:style-name="P1">e <text:span text:style-name="T48">eles têm vozes bem estruturadas,</text:span></text:p>
      <text:p text:style-name="P1"><text:span text:style-name="T48">têm um bom vocabulário</text:span>...</text:p>
      <text:p text:style-name="P1"/>
      <text:p text:style-name="Texte_20_brut"><text:span text:style-name="T3"><text:s/></text:span><text:span text:style-name="T1">716: 00:39:00.11 00:39:04.00 <text:s/>Duration 00:00:03.14 <text:s/>61</text:span></text:p>
      <text:p text:style-name="P1"><text:span text:style-name="T48">Para mim, o ide</text:span>al</text:p>
      <text:p text:style-name="P1"><text:span text:style-name="T48">e gente</text:span> com<text:span text:style-name="T48">o</text:span> Brélaz.</text:p>
      <text:p text:style-name="P1"/>
      <text:p text:style-name="Texte_20_brut"><text:span text:style-name="T3"><text:s/></text:span><text:span text:style-name="T1">717: 00:39:06.12 00:39:08.12 <text:s/>Duration 00:00:02.00 <text:s/>34</text:span></text:p>
      <text:p text:style-name="P1"><text:span text:style-name="T48">O que você acha</text:span>?</text:p>
      <text:p text:style-name="P1">Com<text:span text:style-name="T48">o o senhor encara</text:span>?</text:p>
      <text:p text:style-name="P1"/>
      <text:p text:style-name="Texte_20_brut"><text:span text:style-name="T3"><text:s/></text:span><text:span text:style-name="T1">718: 00:39:08.17 00:39:09.21 <text:s/>Duration 00:00:01.04 <text:s/>20</text:span></text:p>
      <text:p text:style-name="P82">Muito bem.</text:p>
      <text:p text:style-name="P1"/>
      <text:p text:style-name="Texte_20_brut"><text:span text:style-name="T3"><text:s/></text:span><text:span text:style-name="T1">719: 00:39:10.00 00:39:13.07 <text:s/>Duration 00:00:03.07 <text:s/>56</text:span></text:p>
      <text:p text:style-name="P81"><text:span text:style-name="T48">C</text:span>onsid<text:span text:style-name="T48">ero que nossos destinos</text:span></text:p>
      <text:p text:style-name="P81"><text:span text:style-name="T48">estavam ligados</text:span>.</text:p>
      <text:p text:style-name="P1"/>
      <text:p text:style-name="Texte_20_brut"><text:span text:style-name="T3"><text:s/></text:span><text:span text:style-name="T1">720: 00:39:13.11 00:39:15.13 <text:s/>Duration 00:00:02.02 <text:s/>35</text:span></text:p>
      <text:p text:style-name="P81"><text:span text:style-name="T48">Ele fez</text:span></text:p>
      <text:p text:style-name="P81"><text:span text:style-name="T48">uma parte da carreira assim,</text:span></text:p>
      <text:p text:style-name="P1"/>
      <text:p text:style-name="Texte_20_brut"><text:span text:style-name="T3"><text:s/></text:span><text:span text:style-name="T1">721: 00:39:15.17 00:39:16.19 <text:s/>Duration 00:00:01.02 <text:s/>18</text:span></text:p>
      <text:p text:style-name="P1">e <text:span text:style-name="T48">me divulgou.</text:span></text:p>
      <text:p text:style-name="P1"/>
      <text:p text:style-name="Texte_20_brut"><text:span text:style-name="T3"><text:s/></text:span><text:span text:style-name="T1">722: 00:39:18.15 00:39:20.12 <text:s/>Duration 00:00:01.22 <text:s/>32</text:span></text:p>
      <text:p text:style-name="P1"><text:span text:style-name="T48">Gosta da sua voz ou não</text:span>?</text:p>
      <text:p text:style-name="P1"/>
      <text:p text:style-name="Texte_20_brut"><text:span text:style-name="T3"><text:s/></text:span><text:span text:style-name="T1">723: 00:39:20.16 00:39:22.24 <text:s/>Duration 00:00:02.08 <text:s/>39</text:span></text:p>
      <text:p text:style-name="P81">M<text:span text:style-name="T48">inha voz não tem</text:span></text:p>
      <text:p text:style-name="P81"><text:span text:style-name="T48">que me agradar ou não.</text:span></text:p>
      <text:p text:style-name="P1"/>
      <text:p text:style-name="Texte_20_brut"><text:span text:style-name="T3"><text:s/></text:span><text:span text:style-name="T1">724: 00:39:23.04 00:39:24.11 <text:s/>Duration 00:00:01.07 <text:s/>22</text:span></text:p>
      <text:p text:style-name="P1">É m<text:span text:style-name="T48">inha voz</text:span>.</text:p>
      <text:p text:style-name="P1"/>
      <text:p text:style-name="Texte_20_brut"><text:span text:style-name="T3"><text:s/></text:span><text:span text:style-name="T1">725: 00:39:24.15 00:39:26.03 <text:s/>Duration 00:00:01.13 <text:s/>26</text:span></text:p>
      <text:p text:style-name="P1"><text:span text:style-name="T48">Neste caso</text:span>,</text:p>
      <text:p text:style-name="P1"/>
      <text:p text:style-name="Texte_20_brut"><text:span text:style-name="T3"><text:s/></text:span><text:span text:style-name="T1">726: 00:39:26.22 00:39:30.10 <text:s/>Duration 00:00:03.13 <text:s/>60</text:span></text:p>
      <text:p text:style-name="P81"><text:span text:style-name="T48">faz parte</text:span></text:p>
      <text:p text:style-name="P81"><text:span text:style-name="T48">das minhas competências naturais</text:span>.</text:p>
      <text:p text:style-name="P1"/>
      <text:p text:style-name="Texte_20_brut"><text:span text:style-name="T3"><text:s/></text:span><text:span text:style-name="T1">727: 00:39:30.14 00:39:32.18 <text:s/>Duration 00:00:02.04 <text:s/>37</text:span></text:p>
      <text:p text:style-name="P82">Eu nunca senti necessidade</text:p>
      <text:p text:style-name="P1"/>
      <text:p text:style-name="Texte_20_brut"><text:span text:style-name="T3"><text:s/></text:span><text:span text:style-name="T1">728: 00:39:32.22 00:39:36.21 <text:s/>Duration 00:00:03.24 <text:s/>67</text:span></text:p>
      <text:p text:style-name="P81">de fa<text:span text:style-name="T48">zer humor</text:span></text:p>
      <text:p text:style-name="P81"><text:span text:style-name="T48">com minha própria voz</text:span>,</text:p>
      <text:p text:style-name="P1"/>
      <text:p text:style-name="Texte_20_brut"><text:span text:style-name="T3"><text:s/></text:span><text:span text:style-name="T1">729: 00:39:37.00 00:39:39.01 <text:s/>Duration 00:00:02.01 <text:s/>35</text:span></text:p>
      <text:p text:style-name="P82">apesar de ter feito com meu peso,</text:p>
      <text:p text:style-name="P1"/>
      <text:p text:style-name="Texte_20_brut"><text:span text:style-name="T3"><text:s/></text:span><text:span text:style-name="T1">730: 00:39:39.05 00:39:42.17 <text:s/>Duration 00:00:03.12 <text:s/>59</text:span></text:p>
      <text:p text:style-name="P81"><text:soft-page-break/><text:span text:style-name="T48">o que era uma maneira,</text:span></text:p>
      <text:p text:style-name="P81"><text:span text:style-name="T48">de certa forma, de me proteger</text:span>.</text:p>
      <text:p text:style-name="P1"/>
      <text:p text:style-name="Texte_20_brut"><text:span text:style-name="T3"><text:s/></text:span><text:span text:style-name="T1">731: 00:39:42.21 00:39:45.17 <text:s/>Duration 00:00:02.21 <text:s/>48</text:span></text:p>
      <text:p text:style-name="P1"><text:span text:style-name="T48">Eu nunca </text:span>senti</text:p>
      <text:p text:style-name="P82">essa necessidade com minha voz.</text:p>
      <text:p text:style-name="P1"/>
      <text:p text:style-name="Texte_20_brut"><text:span text:style-name="T3"><text:s/></text:span><text:span text:style-name="T1">732: 00:39:46.16 00:39:49.24 <text:s/>Duration 00:00:03.08 <text:s/>56</text:span></text:p>
      <text:p text:style-name="P1">#<text:span text:style-name="T49">Outra</text:span> polític<text:span text:style-name="T49">a suíça</text:span></text:p>
      <text:p text:style-name="P1"><text:span text:style-name="T49">reconhecível desde que abre a boca</text:span>#</text:p>
      <text:p text:style-name="P1"/>
      <text:p text:style-name="Texte_20_brut"><text:span text:style-name="T3"><text:s/></text:span><text:span text:style-name="T1">733: 00:39:50.03 00:39:51.04 <text:s/>Duration 00:00:01.01 <text:s/>18</text:span></text:p>
      <text:p text:style-name="P1">#é Isabelle Moret.#</text:p>
      <text:p text:style-name="P1"/>
      <text:p text:style-name="Texte_20_brut"><text:span text:style-name="T3"><text:s/></text:span><text:span text:style-name="T1">734: 00:39:51.18 00:39:55.00 <text:s/>Duration 00:00:03.07 <text:s/>56</text:span></text:p>
      <text:p text:style-name="P1">#Ma<text:span text:style-name="T50">s ao contrário de</text:span> Daniel Brélaz,</text:p>
      <text:p text:style-name="P1">de<text:span text:style-name="T50">sde que começou na</text:span> polític<text:span text:style-name="T50">a</text:span>#</text:p>
      <text:p text:style-name="P1"/>
      <text:p text:style-name="Texte_20_brut"><text:span text:style-name="T3"><text:s/></text:span><text:span text:style-name="T1">735: 00:39:55.04 00:39:59.00 <text:s/>Duration 00:00:03.21 <text:s/>65</text:span></text:p>
      <text:p text:style-name="P83">#el<text:span text:style-name="T50">a tratou a voz</text:span></text:p>
      <text:p text:style-name="P83"><text:span text:style-name="T50">como qualquer outro tema</text:span>.#</text:p>
      <text:p text:style-name="P1"/>
      <text:p text:style-name="Texte_20_brut"><text:span text:style-name="T3"><text:s/></text:span><text:span text:style-name="T1">736: 00:39:59.05 00:40:02.05 <text:s/>Duration 00:00:03.00 <text:s/>51</text:span></text:p>
      <text:p text:style-name="P1"><text:span text:style-name="T50">Disseram-me</text:span> que quand<text:span text:style-name="T50">o eu falava</text:span></text:p>
      <text:p text:style-name="P84">em debates em alemão</text:p>
      <text:p text:style-name="P1"/>
      <text:p text:style-name="Texte_20_brut"><text:span text:style-name="T3"><text:s/></text:span><text:span text:style-name="T1">737: 00:40:02.09 00:40:05.16 <text:s/>Duration 00:00:03.07 <text:s/>56</text:span></text:p>
      <text:p text:style-name="P1">ou itali<text:span text:style-name="T50">ano eu era mais eficaz</text:span></text:p>
      <text:p text:style-name="P1"/>
      <text:p text:style-name="Texte_20_brut"><text:span text:style-name="T3"><text:s/></text:span><text:span text:style-name="T1">738: 00:40:05.20 00:40:08.03 <text:s/>Duration 00:00:02.08 <text:s/>39</text:span></text:p>
      <text:p text:style-name="P1">e <text:span text:style-name="T50">que minha voz era agradável</text:span>.</text:p>
      <text:p text:style-name="P1"/>
      <text:p text:style-name="Texte_20_brut"><text:span text:style-name="T3"><text:s/></text:span><text:span text:style-name="T1">739: 00:40:08.07 00:40:11.04 <text:s/>Duration 00:00:02.22 <text:s/>49</text:span></text:p>
      <text:p text:style-name="P1">É <text:span text:style-name="T50">claro</text:span>, <text:span text:style-name="T50">tem o fenômeno</text:span></text:p>
      <text:p text:style-name="P1"><text:span text:style-name="T50">do sotaque francês</text:span>,</text:p>
      <text:p text:style-name="P1"/>
      <text:p text:style-name="Texte_20_brut"><text:span text:style-name="T3"><text:s/></text:span><text:span text:style-name="T1">740: 00:40:11.08 00:40:13.23 <text:s/>Duration 00:00:02.15 <text:s/>44</text:span></text:p>
      <text:p text:style-name="P83">ma<text:span text:style-name="T50">s sobretudo,</text:span></text:p>
      <text:p text:style-name="P83"><text:span text:style-name="T50">numa língua estrangeira,</text:span></text:p>
      <text:p text:style-name="P1"/>
      <text:p text:style-name="Texte_20_brut"><text:span text:style-name="T3"><text:s/></text:span><text:span text:style-name="T1">741: 00:40:14.02 00:40:17.00 <text:s/>Duration 00:00:02.23 <text:s/>50</text:span></text:p>
      <text:p text:style-name="P84">eu preparo bem mais meu debate</text:p>
      <text:p text:style-name="P1"/>
      <text:p text:style-name="Texte_20_brut"><text:span text:style-name="T3"><text:s/></text:span><text:span text:style-name="T1">742: 00:40:17.04 00:40:18.13 <text:s/>Duration 00:00:01.09 <text:s/>23</text:span></text:p>
      <text:p text:style-name="P1">p<text:span text:style-name="T50">ara ser mais eficaz,</text:span></text:p>
      <text:p text:style-name="P1"/>
      <text:p text:style-name="Texte_20_brut"><text:span text:style-name="T3"><text:s/></text:span><text:span text:style-name="T1">743: 00:40:18.17 00:40:21.14 <text:s/>Duration 00:00:02.22 <text:s/>49</text:span></text:p>
      <text:p text:style-name="P84">e como não é a minha língua,</text:p>
      <text:p text:style-name="P1"><text:span text:style-name="T50">eu falo mais</text:span> lent<text:span text:style-name="T50">a</text:span>ment<text:span text:style-name="T50">e</text:span>.</text:p>
      <text:p text:style-name="P1"/>
      <text:p text:style-name="Texte_20_brut"><text:span text:style-name="T3"><text:s/></text:span><text:span text:style-name="T1">744: 00:40:21.18 00:40:24.20 <text:s/>Duration 00:00:03.02 <text:s/>52</text:span></text:p>
      <text:p text:style-name="P83"><text:span text:style-name="T50">Procuro, quando me preparo</text:span></text:p>
      <text:p text:style-name="P83"><text:span text:style-name="T50">para um debate em francês</text:span>,</text:p>
      <text:p text:style-name="P1"/>
      <text:p text:style-name="Texte_20_brut"><text:span text:style-name="T3"><text:s/></text:span><text:span text:style-name="T1">745: 00:40:24.24 00:40:27.08 <text:s/>Duration 00:00:02.09 <text:s/>40</text:span></text:p>
      <text:p text:style-name="P83"><text:span text:style-name="T50">fazê-lo como se fosse</text:span></text:p>
      <text:p text:style-name="P83"><text:span text:style-name="T50">uma língua estrangeira</text:span>.</text:p>
      <text:p text:style-name="P1"/>
      <text:p text:style-name="Texte_20_brut"><text:span text:style-name="T3"><text:s/></text:span><text:span text:style-name="T1">746: 00:40:27.13 00:40:29.14 <text:s/>Duration 00:00:02.01 <text:s/>35</text:span></text:p>
      <text:p text:style-name="P1">Vo<text:span text:style-name="T51">cê tem um#</text:span> coach<text:span text:style-name="T51">#</text:span>?</text:p>
      <text:p text:style-name="P1"><text:soft-page-break/><text:span text:style-name="T51">Isso se aprende</text:span>?</text:p>
      <text:p text:style-name="P1"/>
      <text:p text:style-name="Texte_20_brut"><text:span text:style-name="T3"><text:s/></text:span><text:span text:style-name="T1">747: 00:40:29.18 00:40:32.02 <text:s/>Duration 00:00:02.09 <text:s/>40</text:span></text:p>
      <text:p text:style-name="P86"><text:span text:style-name="T51">Eu trabalho muito com minha equipe</text:span></text:p>
      <text:p text:style-name="P1"/>
      <text:p text:style-name="Texte_20_brut"><text:span text:style-name="T3"><text:s/></text:span><text:span text:style-name="T1">748: 00:40:32.06 00:40:35.09 <text:s/>Duration 00:00:03.03 <text:s/>53</text:span></text:p>
      <text:p text:style-name="P85">na preparação dos debates,</text:p>
      <text:p text:style-name="P85">na forma e no fundo.</text:p>
      <text:p text:style-name="P1"/>
      <text:p text:style-name="Texte_20_brut"><text:span text:style-name="T3"><text:s/></text:span><text:span text:style-name="T1">749: 00:40:36.20 00:40:37.23 <text:s/>Duration 00:00:01.03 <text:s/>19</text:span></text:p>
      <text:p text:style-name="P1">-<text:span text:style-name="T51">Obrigado</text:span>.</text:p>
      <text:p text:style-name="P1">-De <text:span text:style-name="T51">nada</text:span>.</text:p>
      <text:p text:style-name="P1"/>
      <text:p text:style-name="Texte_20_brut"><text:span text:style-name="T3"><text:s/></text:span><text:span text:style-name="T1">750: 00:40:38.02 00:40:40.15 <text:s/>Duration 00:00:02.13 <text:s/>43</text:span></text:p>
      <text:p text:style-name="P1">M<text:span text:style-name="T51">inh</text:span>a vo<text:span text:style-name="T51">z</text:span>, natur<text:span text:style-name="T51">al</text:span>ment<text:span text:style-name="T51">e</text:span>,</text:p>
      <text:p text:style-name="P1"><text:span text:style-name="T51">tem a minha cara</text:span>,</text:p>
      <text:p text:style-name="P1"/>
      <text:p text:style-name="Texte_20_brut"><text:span text:style-name="T3"><text:s/></text:span><text:span text:style-name="T1">751: 00:40:40.19 00:40:42.21 <text:s/>Duration 00:00:02.02 <text:s/>35</text:span></text:p>
      <text:p text:style-name="P1"><text:span text:style-name="T51">isto </text:span>é, <text:span text:style-name="T51">é mais</text:span> <text:span text:style-name="T51">franzina e miúda</text:span>,</text:p>
      <text:p text:style-name="P1"/>
      <text:p text:style-name="Texte_20_brut"><text:span text:style-name="T3"><text:s/></text:span><text:span text:style-name="T1">752: 00:40:43.00 00:40:45.07 <text:s/>Duration 00:00:02.07 <text:s/>39</text:span></text:p>
      <text:p text:style-name="P1"><text:span text:style-name="T51">então, para mim</text:span> é dif<text:span text:style-name="T51">ícil</text:span></text:p>
      <text:p text:style-name="P1"/>
      <text:p text:style-name="Texte_20_brut"><text:span text:style-name="T3"><text:s/></text:span><text:span text:style-name="T1">753: 00:40:45.12 00:40:48.13 <text:s/>Duration 00:00:03.01 <text:s/>52</text:span></text:p>
      <text:p text:style-name="P86"><text:span text:style-name="T51">cortar a palavra de um homem</text:span></text:p>
      <text:p text:style-name="P1"/>
      <text:p text:style-name="Texte_20_brut"><text:span text:style-name="T3"><text:s/></text:span><text:span text:style-name="T1">754: 00:40:48.17 00:40:52.19 <text:s/>Duration 00:00:04.02 <text:s/>69</text:span></text:p>
      <text:p text:style-name="P86">qu<text:span text:style-name="T51">e tem</text:span>, <text:span text:style-name="T51">por exemplo</text:span>,</text:p>
      <text:p text:style-name="P86">u<text:span text:style-name="T51">ma voz </text:span>de s<text:span text:style-name="T51">i</text:span>ndicalist<text:span text:style-name="T51">a</text:span> p<text:span text:style-name="T51">otente</text:span>,</text:p>
      <text:p text:style-name="P1"/>
      <text:p text:style-name="Texte_20_brut"><text:span text:style-name="T3"><text:s/></text:span><text:span text:style-name="T1">755: 00:40:52.23 00:40:54.19 <text:s/>Duration 00:00:01.21 <text:s/>31</text:span></text:p>
      <text:p text:style-name="P85">então devo desenvolver</text:p>
      <text:p text:style-name="P85">outros meios</text:p>
      <text:p text:style-name="P1"/>
      <text:p text:style-name="Texte_20_brut"><text:span text:style-name="T3"><text:s/></text:span><text:span text:style-name="T1">756: 00:40:54.23 00:40:57.10 <text:s/>Duration 00:00:02.12 <text:s/>42</text:span></text:p>
      <text:p text:style-name="P85">para poder me colocar.</text:p>
      <text:p text:style-name="P1"/>
      <text:p text:style-name="Texte_20_brut"><text:span text:style-name="T3"><text:s/></text:span><text:span text:style-name="T1">757: 00:40:57.15 00:41:00.04 <text:s/>Duration 00:00:02.14 <text:s/>44</text:span></text:p>
      <text:p text:style-name="P1">É <text:span text:style-name="T51">isso uma sociedade, Sra.</text:span> Moret.</text:p>
      <text:p text:style-name="P1"/>
      <text:p text:style-name="Texte_20_brut"><text:span text:style-name="T3"><text:s/></text:span><text:span text:style-name="T1">758: 00:41:00.08 00:41:02.11 <text:s/>Duration 00:00:02.03 <text:s/>36</text:span></text:p>
      <text:p text:style-name="P1">N<text:span text:style-name="T51">ós queremos</text:span> compens<text:span text:style-name="T51">a</text:span>r</text:p>
      <text:p text:style-name="P1"><text:span text:style-name="T51">no âmbito do</text:span> 2<text:span text:style-name="T51">º</text:span> pil<text:span text:style-name="T51">a</text:span>r,</text:p>
      <text:p text:style-name="P1"/>
      <text:p text:style-name="Texte_20_brut"><text:span text:style-name="T3"><text:s/></text:span><text:span text:style-name="T1">759: 00:41:02.15 00:41:05.13 <text:s/>Duration 00:00:02.23 <text:s/>50</text:span></text:p>
      <text:p text:style-name="P86"><text:span text:style-name="T51">pois é preciso</text:span> garantir</text:p>
      <text:p text:style-name="P86"><text:span text:style-name="T51">o nível das rendas no</text:span> 2<text:span text:style-name="T51">º</text:span> pil<text:span text:style-name="T51">a</text:span>r.</text:p>
      <text:p text:style-name="P1"/>
      <text:p text:style-name="Texte_20_brut"><text:span text:style-name="T3"><text:s/></text:span><text:span text:style-name="T1">760: 00:41:05.17 00:41:08.12 <text:s/>Duration 00:00:02.20 <text:s/>48</text:span></text:p>
      <text:p text:style-name="P1"><text:span text:style-name="T51">A </text:span>AVS</text:p>
      <text:p text:style-name="P1">e <text:span text:style-name="T51">a</text:span>s <text:span text:style-name="T52">bolsas</text:span> compl<text:span text:style-name="T52">e</text:span>mentares,</text:p>
      <text:p text:style-name="P1"/>
      <text:p text:style-name="P113"><text:span text:style-name="T3"><text:s/></text:span><text:span text:style-name="T1">761: 00:41:08.17 00:41:13.04 <text:s/>Duration 00:00:04.12 <text:s/>76</text:span></text:p>
      <text:p text:style-name="P87">#<text:span text:style-name="T52">pe</text:span>la Constitu<text:span text:style-name="T52">ição</text:span>, vis<text:span text:style-name="T52">am</text:span></text:p>
      <text:p text:style-name="P1"><text:span text:style-name="T52">a</text:span> garantir <text:span text:style-name="T52">as necessidades</text:span> vita<text:span text:style-name="T52">is</text:span>.#</text:p>
      <text:p text:style-name="P1"/>
      <text:p text:style-name="Texte_20_brut"><text:span text:style-name="T3"><text:s/></text:span><text:span text:style-name="T1">762: 00:41:13.09 00:41:14.16 <text:s/>Duration 00:00:01.07 <text:s/>22</text:span></text:p>
      <text:p text:style-name="P1">#E <text:span text:style-name="T52">o</text:span> 2<text:span text:style-name="T52">º</text:span> pil<text:span text:style-name="T52">a</text:span>r...#</text:p>
      <text:p text:style-name="P1"/>
      <text:p text:style-name="Texte_20_brut"><text:span text:style-name="T3"><text:s/></text:span><text:span text:style-name="T1">763: 00:41:14.20 00:41:16.17 <text:s/>Duration 00:00:01.22 <text:s/>32</text:span></text:p>
      <text:p text:style-name="P1"><text:soft-page-break/>#<text:span text:style-name="T52">O</text:span>s políticos <text:span text:style-name="T52">treinam a voz</text:span>,#</text:p>
      <text:p text:style-name="P1"/>
      <text:p text:style-name="Texte_20_brut"><text:span text:style-name="T3"><text:s/></text:span><text:span text:style-name="T1">764: 00:41:16.22 00:41:19.10 <text:s/>Duration 00:00:02.13 <text:s/>43</text:span></text:p>
      <text:p text:style-name="P1">#a manipul<text:span text:style-name="T52">am</text:span> ou <text:span text:style-name="T52">adaptam</text:span>,#</text:p>
      <text:p text:style-name="P1"/>
      <text:p text:style-name="Texte_20_brut"><text:span text:style-name="T3"><text:s/></text:span><text:span text:style-name="T1">765: 00:41:19.14 00:41:23.23 <text:s/>Duration 00:00:04.09 <text:s/>74</text:span></text:p>
      <text:p text:style-name="P1">#e <text:span text:style-name="T52">no</text:span> final, é <text:span text:style-name="T52">sempre</text:span></text:p>
      <text:p text:style-name="P1">p<text:span text:style-name="T52">ara</text:span> obter nos<text:span text:style-name="T52">sos</text:span> vo<text:span text:style-name="T52">tos</text:span>.#</text:p>
      <text:p text:style-name="P1"/>
      <text:p text:style-name="Texte_20_brut"><text:span text:style-name="T3"><text:s/></text:span><text:span text:style-name="T1">766: 00:41:25.12 00:41:28.12 <text:s/>Duration 00:00:03.00 <text:s/>51</text:span></text:p>
      <text:p text:style-name="P1">U<text:span text:style-name="T52">ma</text:span> bo<text:span text:style-name="T52">a</text:span> voz é u<text:span text:style-name="T52">ma</text:span> voz</text:p>
      <text:p text:style-name="P1">produ<text:span text:style-name="T52">zida com eficácia</text:span></text:p>
      <text:p text:style-name="P1"/>
      <text:p text:style-name="Texte_20_brut"><text:span text:style-name="T3"><text:s/></text:span><text:span text:style-name="T1">767: 00:41:28.16 00:41:31.03 <text:s/>Duration 00:00:02.12 <text:s/>42</text:span></text:p>
      <text:p text:style-name="P88">em relação às estruturas</text:p>
      <text:p text:style-name="P1">d<text:span text:style-name="T52">e quem </text:span>a produ<text:span text:style-name="T52">z</text:span>.</text:p>
      <text:p text:style-name="P1"/>
      <text:p text:style-name="Texte_20_brut"><text:span text:style-name="T3"><text:s/></text:span><text:span text:style-name="T1">768: 00:41:31.07 00:41:33.22 <text:s/>Duration 00:00:02.15 <text:s/>44</text:span></text:p>
      <text:p text:style-name="P1"><text:span text:style-name="T52">Significa que devemos</text:span> identifi<text:span text:style-name="T52">ca</text:span>r</text:p>
      <text:p text:style-name="P88">nessa pessoa</text:p>
      <text:p text:style-name="P1"/>
      <text:p text:style-name="Texte_20_brut"><text:span text:style-name="T3"><text:s/></text:span><text:span text:style-name="T1">769: 00:41:34.01 00:41:35.19 <text:s/>Duration 00:00:01.18 <text:s/>29</text:span></text:p>
      <text:p text:style-name="P87"><text:span text:style-name="T52">o que ela não movimenta bem.</text:span></text:p>
      <text:p text:style-name="P1"/>
      <text:p text:style-name="Texte_20_brut"><text:span text:style-name="T3"><text:s/></text:span><text:span text:style-name="T1">770: 00:41:35.23 00:41:38.00 <text:s/>Duration 00:00:02.02 <text:s/>35</text:span></text:p>
      <text:p text:style-name="P87"><text:span text:style-name="T52">Tem gente que contrai a mandíbula</text:span>,</text:p>
      <text:p text:style-name="P1"/>
      <text:p text:style-name="Texte_20_brut"><text:span text:style-name="T3"><text:s/></text:span><text:span text:style-name="T1">771: 00:41:38.04 00:41:41.05 <text:s/>Duration 00:00:03.01 <text:s/>52</text:span></text:p>
      <text:p text:style-name="P1"><text:span text:style-name="T52">a</text:span> nu<text:span text:style-name="T52">ca</text:span>, ou <text:span text:style-name="T52">restringe </text:span></text:p>
      <text:p text:style-name="P88">os movimentos laterais,</text:p>
      <text:p text:style-name="P1"/>
      <text:p text:style-name="Texte_20_brut"><text:span text:style-name="T3"><text:s/></text:span><text:span text:style-name="T1">772: 00:41:41.09 00:41:42.14 <text:s/>Duration 00:00:01.05 <text:s/>20</text:span></text:p>
      <text:p text:style-name="P1">com<text:span text:style-name="T52">o vimos com</text:span> Yann,</text:p>
      <text:p text:style-name="P1"/>
      <text:p text:style-name="Texte_20_brut"><text:span text:style-name="T3"><text:s/></text:span><text:span text:style-name="T1">773: 00:41:42.18 00:41:45.05 <text:s/>Duration 00:00:02.12 <text:s/>42</text:span></text:p>
      <text:p text:style-name="P1"><text:span text:style-name="T52">e devemos </text:span>identifi<text:span text:style-name="T52">ca</text:span>r <text:span text:style-name="T52">isso</text:span>.</text:p>
      <text:p text:style-name="P1"/>
      <text:p text:style-name="Texte_20_brut"><text:span text:style-name="T3"><text:s/></text:span><text:span text:style-name="T1">774: 00:41:45.09 00:41:48.08 <text:s/>Duration 00:00:02.24 <text:s/>50</text:span></text:p>
      <text:p text:style-name="P1"><text:span text:style-name="T52">Então</text:span>... <text:span text:style-name="T52">É claro, agora,</text:span></text:p>
      <text:p text:style-name="P88">podemos ler artigos que dizem</text:p>
      <text:p text:style-name="P1"/>
      <text:p text:style-name="Texte_20_brut"><text:span text:style-name="T3"><text:s/></text:span><text:span text:style-name="T1">775: 00:41:48.12 00:41:49.21 <text:s/>Duration 00:00:01.09 <text:s/>23</text:span></text:p>
      <text:p text:style-name="P1">qu<text:span text:style-name="T52">e devemos baixar </text:span>a voz.</text:p>
      <text:p text:style-name="P1"/>
      <text:p text:style-name="Texte_20_brut"><text:span text:style-name="T3"><text:s/></text:span><text:span text:style-name="T1">776: 00:41:50.00 00:41:52.13 <text:s/>Duration 00:00:02.13 <text:s/>43</text:span></text:p>
      <text:p text:style-name="P1">P<text:span text:style-name="T52">ara mim, isso é esparadrapo.</text:span></text:p>
      <text:p text:style-name="P1"/>
      <text:p text:style-name="Texte_20_brut"><text:span text:style-name="T3"><text:s/></text:span><text:span text:style-name="T1">777: 00:41:52.17 00:41:54.14 <text:s/>Duration 00:00:01.22 <text:s/>32</text:span></text:p>
      <text:p text:style-name="P1">U<text:span text:style-name="T52">ma voz realmente</text:span> r<text:span text:style-name="T52">e</text:span>s<text:span text:style-name="T52">so</text:span>nante</text:p>
      <text:p text:style-name="P1"/>
      <text:p text:style-name="Texte_20_brut"><text:span text:style-name="T3"><text:s/></text:span><text:span text:style-name="T1">778: 00:41:54.18 00:41:56.12 <text:s/>Duration 00:00:01.19 <text:s/>30</text:span></text:p>
      <text:p text:style-name="P1">é u<text:span text:style-name="T52">ma</text:span> voz <text:span text:style-name="T52">equilibrada</text:span></text:p>
      <text:p text:style-name="P88">no seu uso,</text:p>
      <text:p text:style-name="P1"/>
      <text:p text:style-name="Texte_20_brut"><text:span text:style-name="T3"><text:s/></text:span><text:span text:style-name="T1">779: 00:41:56.16 00:41:58.16 <text:s/>Duration 00:00:02.00 <text:s/>34</text:span></text:p>
      <text:p text:style-name="P1">e <text:span text:style-name="T52">ela se põe a ressoar, a soar</text:span>,</text:p>
      <text:p text:style-name="P1"/>
      <text:p text:style-name="Texte_20_brut"><text:span text:style-name="T3"><text:s/></text:span><text:span text:style-name="T1">780: 00:41:58.20 00:42:02.02 <text:s/>Duration 00:00:03.07 <text:s/>56</text:span></text:p>
      <text:p text:style-name="P1">e <text:span text:style-name="T52">temos uma</text:span> intui<text:span text:style-name="T52">ção</text:span></text:p>
      <text:p text:style-name="P1">quand<text:span text:style-name="T52">o ouvimos essa pessoa,</text:span></text:p>
      <text:p text:style-name="P1"><text:soft-page-break/></text:p>
      <text:p text:style-name="Texte_20_brut"><text:span text:style-name="T3"><text:s/></text:span><text:span text:style-name="T1">781: 00:42:02.06 00:42:03.17 <text:s/>Duration 00:00:01.11 <text:s/>24</text:span></text:p>
      <text:p text:style-name="P1">qu<text:span text:style-name="T52">e podemos</text:span> confia<text:span text:style-name="T52">r nela</text:span>.</text:p>
      <text:p text:style-name="P1"/>
      <text:p text:style-name="Texte_20_brut"><text:span text:style-name="T3"><text:s/></text:span><text:span text:style-name="T1">782: 00:42:05.04 00:42:06.22 <text:s/>Duration 00:00:01.18 <text:s/>29</text:span></text:p>
      <text:p text:style-name="P88">O que eu quero</text:p>
      <text:p text:style-name="P1"/>
      <text:p text:style-name="Texte_20_brut"><text:span text:style-name="T3"><text:s/></text:span><text:span text:style-name="T1">783: 00:42:07.01 00:42:08.16 <text:s/>Duration 00:00:01.15 <text:s/>27</text:span></text:p>
      <text:p text:style-name="P1">é que vo<text:span text:style-name="T52">cês</text:span>, <text:span text:style-name="T52">em toda parte</text:span>,</text:p>
      <text:p text:style-name="P1"/>
      <text:p text:style-name="Texte_20_brut"><text:span text:style-name="T3"><text:s/></text:span><text:span text:style-name="T1">784: 00:42:09.19 00:42:12.11 <text:s/>Duration 00:00:02.17 <text:s/>46</text:span></text:p>
      <text:p text:style-name="P1">v<text:span text:style-name="T52">ão fazê-los ganhar</text:span>,</text:p>
      <text:p text:style-name="P1"/>
      <text:p text:style-name="Texte_20_brut"><text:span text:style-name="T3"><text:s/></text:span><text:span text:style-name="T1">785: 00:42:12.15 00:42:14.20 <text:s/>Duration 00:00:02.05 <text:s/>37</text:span></text:p>
      <text:p text:style-name="P1"><text:span text:style-name="T52">por</text:span>que é no<text:span text:style-name="T52">sso</text:span> projet<text:span text:style-name="T52">o</text:span>!</text:p>
      <text:p text:style-name="P1"/>
      <text:p text:style-name="Texte_20_brut"><text:span text:style-name="T3"><text:s/></text:span><text:span text:style-name="T1">786: 00:42:15.15 00:42:18.24 <text:s/>Duration 00:00:03.09 <text:s/>57</text:span></text:p>
      <text:p text:style-name="P1">Viv<text:span text:style-name="T52">a </text:span>a R<text:span text:style-name="T52">epública!</text:span></text:p>
      <text:p text:style-name="P1">Viv<text:span text:style-name="T52">a </text:span>a Fran<text:span text:style-name="T52">ça</text:span>!</text:p>
      <text:p text:style-name="P1"/>
      <text:p text:style-name="Texte_20_brut"><text:span text:style-name="T3"><text:s/></text:span><text:span text:style-name="T1">787: 00:42:19.04 00:42:21.19 <text:s/>Duration 00:00:02.15 <text:s/>44</text:span></text:p>
      <text:p text:style-name="P1">M<text:span text:style-name="T52">áscara</text:span> relaxant<text:span text:style-name="T52">e</text:span>,</text:p>
      <text:p text:style-name="P1">aplica<text:span text:style-name="T52">tivo</text:span>s <text:span text:style-name="T52">variado</text:span>s,</text:p>
      <text:p text:style-name="P1"/>
      <text:p text:style-name="Texte_20_brut"><text:span text:style-name="T3"><text:s/></text:span><text:span text:style-name="T1">788: 00:42:21.23 00:42:23.15 <text:s/>Duration 00:00:01.17 <text:s/>29</text:span></text:p>
      <text:p text:style-name="P87"><text:span text:style-name="T52">as bugigangas</text:span></text:p>
      <text:p text:style-name="P87"><text:span text:style-name="T52">para dormir melhor</text:span></text:p>
      <text:p text:style-name="P1"/>
      <text:p text:style-name="Texte_20_brut"><text:span text:style-name="T3"><text:s/></text:span><text:span text:style-name="T1">789: 00:42:23.19 00:42:24.16 <text:s/>Duration 00:00:00.22 <text:s/>15</text:span></text:p>
      <text:p text:style-name="P1">se multipli<text:span text:style-name="T52">cam</text:span>.</text:p>
      <text:p text:style-name="P1"/>
      <text:p text:style-name="Texte_20_brut"><text:span text:style-name="T3"><text:s/></text:span><text:span text:style-name="T1">790: 00:42:24.20 00:42:27.17 <text:s/>Duration 00:00:02.22 <text:s/>49</text:span></text:p>
      <text:p text:style-name="P1"><text:span text:style-name="T52">O</text:span>s problemas de sono</text:p>
      <text:p text:style-name="P88">afetam cada vez mais gente,</text:p>
      <text:p text:style-name="P1"/>
      <text:p text:style-name="Texte_20_brut"><text:span text:style-name="T3"><text:s/></text:span><text:span text:style-name="T1">791: 00:42:27.21 00:42:29.16 <text:s/>Duration 00:00:01.20 <text:s/>31</text:span></text:p>
      <text:p text:style-name="P88">quase um quarto da população,</text:p>
      <text:p text:style-name="P1"/>
      <text:p text:style-name="Texte_20_brut"><text:span text:style-name="T3"><text:s/></text:span><text:span text:style-name="T1">792: 00:42:29.20 00:42:31.13 <text:s/>Duration 00:00:01.18 <text:s/>29</text:span></text:p>
      <text:p text:style-name="P1">e <text:span text:style-name="T52">são as novas tecnologias</text:span></text:p>
      <text:p text:style-name="P1"/>
      <text:p text:style-name="Texte_20_brut"><text:span text:style-name="T3"><text:s/></text:span><text:span text:style-name="T1">793: 00:42:31.17 00:42:32.22 <text:s/>Duration 00:00:01.05 <text:s/>20</text:span></text:p>
      <text:p text:style-name="P1">qu<text:span text:style-name="T52">e são acusadas</text:span>,</text:p>
      <text:p text:style-name="P1"/>
      <text:p text:style-name="Texte_20_brut"><text:span text:style-name="T3"><text:s/></text:span><text:span text:style-name="T1">794: 00:42:33.01 00:42:34.02 <text:s/>Duration 00:00:01.01 <text:s/>18</text:span></text:p>
      <text:p text:style-name="P1"><text:span text:style-name="T52">os</text:span> smartphones,</text:p>
      <text:p text:style-name="P1"/>
      <text:p text:style-name="Texte_20_brut"><text:span text:style-name="T3"><text:s/></text:span><text:span text:style-name="T1">795: 00:42:34.06 00:42:36.18 <text:s/>Duration 00:00:02.12 <text:s/>42</text:span></text:p>
      <text:p text:style-name="P1">qu<text:span text:style-name="T52">e nos acompanham</text:span></text:p>
      <text:p text:style-name="P88">até o travesseiro.</text:p>
      <text:p text:style-name="P1"/>
      <text:p text:style-name="Texte_20_brut"><text:span text:style-name="T3"><text:s/></text:span><text:span text:style-name="T1">796: 00:42:36.22 00:42:39.03 <text:s/>Duration 00:00:02.06 <text:s/>38</text:span></text:p>
      <text:p text:style-name="P1">Romain Miranda</text:p>
      <text:p text:style-name="P1"><text:span text:style-name="T52">decifra</text:span> nos<text:span text:style-name="T52">sas</text:span> insônias.</text:p>
      <text:p text:style-name="P1"/>
      <text:p text:style-name="Texte_20_brut"><text:span text:style-name="T3"><text:s/></text:span><text:span text:style-name="T1">797: 00:42:39.07 00:42:43.12 <text:s/>Duration 00:00:04.05 <text:s/>71</text:span></text:p>
      <text:p text:style-name="P1">É <text:span text:style-name="T52">o segundo episódio da nossa</text:span> série</text:p>
      <text:p text:style-name="P88">dedicada ao vício em telas.</text:p>
      <text:p text:style-name="P1"/>
      <text:p text:style-name="Texte_20_brut"><text:span text:style-name="T3"><text:s/></text:span><text:span text:style-name="T1">798: 00:42:46.16 00:42:50.00 <text:s/>Duration 00:00:03.09 <text:s/>57</text:span></text:p>
      <text:p text:style-name="P87"><text:soft-page-break/>#<text:span text:style-name="T52">À noite, estamos todos</text:span></text:p>
      <text:p text:style-name="P87"><text:span text:style-name="T52">no mesmo barco no quesito telas</text:span>.#</text:p>
      <text:p text:style-name="P1"/>
      <text:p text:style-name="Texte_20_brut"><text:span text:style-name="T3"><text:s/></text:span><text:span text:style-name="T1">799: 00:42:50.04 00:42:53.16 <text:s/>Duration 00:00:03.12 <text:s/>59</text:span></text:p>
      <text:p text:style-name="P1">#U<text:span text:style-name="T52">ma olhada na TV aqui</text:span>,</text:p>
      <text:p text:style-name="P1">u<text:span text:style-name="T52">ma verificada no computador acolá</text:span>,#</text:p>
      <text:p text:style-name="P1"/>
      <text:p text:style-name="Texte_20_brut"><text:span text:style-name="T3"><text:s/></text:span><text:span text:style-name="T1">800: 00:42:53.21 00:42:56.12 <text:s/>Duration 00:00:02.16 <text:s/>45</text:span></text:p>
      <text:p text:style-name="P1">#<text:span text:style-name="T52">sempre com o celular</text:span></text:p>
      <text:p text:style-name="P1"><text:span text:style-name="T52">ao alcance da mão</text:span>.#</text:p>
      <text:p text:style-name="P1"/>
      <text:p text:style-name="Texte_20_brut"><text:span text:style-name="T3"><text:s/></text:span><text:span text:style-name="T1">801: 00:42:57.21 00:43:00.15 <text:s/>Duration 00:00:02.19 <text:s/>47</text:span></text:p>
      <text:p text:style-name="P1">#<text:span text:style-name="T52">Eu fico ligada nas minhas telas</text:span></text:p>
      <text:p text:style-name="P1">p<text:span text:style-name="T52">o</text:span>r curiosi<text:span text:style-name="T52">dade</text:span>,#</text:p>
      <text:p text:style-name="P1"/>
      <text:p text:style-name="Texte_20_brut"><text:span text:style-name="T3"><text:s/></text:span><text:span text:style-name="T1">802: 00:43:00.19 00:43:03.17 <text:s/>Duration 00:00:02.23 <text:s/>50</text:span></text:p>
      <text:p text:style-name="P87">#<text:span text:style-name="T52">às vezes por tédio</text:span></text:p>
      <text:p text:style-name="P87"><text:span text:style-name="T52">ou por temor de perder algo</text:span>.#</text:p>
      <text:p text:style-name="P1"/>
      <text:p text:style-name="Texte_20_brut"><text:span text:style-name="T3"><text:s/></text:span><text:span text:style-name="T1">803: 00:43:04.20 00:43:07.11 <text:s/>Duration 00:00:02.16 <text:s/>45</text:span></text:p>
      <text:p text:style-name="P1">#<text:span text:style-name="T52">Eu poderia só me dizer</text:span></text:p>
      <text:p text:style-name="P1">qu<text:span text:style-name="T52">e são sinais dos tempos</text:span>,#</text:p>
      <text:p text:style-name="P1"/>
      <text:p text:style-name="Texte_20_brut"><text:span text:style-name="T3"><text:s/></text:span><text:span text:style-name="T1">804: 00:43:07.16 00:43:09.12 <text:s/>Duration 00:00:01.21 <text:s/>31</text:span></text:p>
      <text:p text:style-name="P87">#ma<text:span text:style-name="T52">s os cientistas</text:span></text:p>
      <text:p text:style-name="P87"><text:span text:style-name="T52">estão alarmados</text:span>#</text:p>
      <text:p text:style-name="P1"/>
      <text:p text:style-name="Texte_20_brut"><text:span text:style-name="T3"><text:s/></text:span><text:span text:style-name="T1">805: 00:43:09.16 00:43:12.07 <text:s/>Duration 00:00:02.16 <text:s/>45</text:span></text:p>
      <text:p text:style-name="P1">#p<text:span text:style-name="T52">or essa epidemia potencial</text:span></text:p>
      <text:p text:style-name="P1"><text:span text:style-name="T52">de um novo tipo</text:span>:#</text:p>
      <text:p text:style-name="P1"/>
      <text:p text:style-name="Texte_20_brut"><text:span text:style-name="T3"><text:s/></text:span><text:span text:style-name="T1">806: 00:43:12.24 00:43:16.16 <text:s/>Duration 00:00:03.17 <text:s/>63</text:span></text:p>
      <text:p text:style-name="P1">#<text:span text:style-name="T52">o</text:span> sono <text:span text:style-name="T52">desregulado</text:span>,</text:p>
      <text:p text:style-name="P1"><text:span text:style-name="T52">por causa das telas, principalmente</text:span>.#</text:p>
      <text:p text:style-name="P1"/>
      <text:p text:style-name="Texte_20_brut"><text:span text:style-name="T3"><text:s/></text:span><text:span text:style-name="T1">807: 00:43:18.13 00:43:23.13 <text:s/>Duration 00:00:05.00 <text:s/>85</text:span></text:p>
      <text:p text:style-name="P1">E<text:span text:style-name="T52">m</text:span> mod<text:span text:style-name="T52">o</text:span> <text:span text:style-name="T52">avião</text:span></text:p>
      <text:p text:style-name="P1"/>
      <text:p text:style-name="Texte_20_brut"><text:span text:style-name="T3"><text:s/></text:span><text:span text:style-name="T1">808: 00:43:28.05 00:43:30.10 <text:s/>Duration 00:00:02.05 <text:s/>37</text:span></text:p>
      <text:p text:style-name="P1">#<text:span text:style-name="T52">O</text:span> Dr. Espa fa<text:span text:style-name="T52">z</text:span> parte</text:p>
      <text:p text:style-name="P1"><text:span text:style-name="T52">da direção</text:span> médica#</text:p>
      <text:p text:style-name="P1"/>
      <text:p text:style-name="Texte_20_brut"><text:span text:style-name="T3"><text:s/></text:span><text:span text:style-name="T1">809: 00:43:30.14 00:43:32.13 <text:s/>Duration 00:00:01.24 <text:s/>33</text:span></text:p>
      <text:p text:style-name="P87">#de<text:span text:style-name="T52">ssa</text:span> cl<text:span text:style-name="T52">ínica particular</text:span></text:p>
      <text:p text:style-name="P87"><text:span text:style-name="T52">de Genebra#</text:span></text:p>
      <text:p text:style-name="P1"/>
      <text:p text:style-name="Texte_20_brut"><text:span text:style-name="T3"><text:s/></text:span><text:span text:style-name="T1">810: 00:43:32.18 00:43:35.07 <text:s/>Duration 00:00:02.14 <text:s/>44</text:span></text:p>
      <text:p text:style-name="P1">#<text:span text:style-name="T52">e</text:span>sp<text:span text:style-name="T52">e</text:span>ciali<text:span text:style-name="T52">zada em</text:span> sono,</text:p>
      <text:p text:style-name="P1">qu<text:span text:style-name="T52">e está a toda</text:span>.#</text:p>
      <text:p text:style-name="P1"/>
      <text:p text:style-name="Texte_20_brut"><text:span text:style-name="T3"><text:s/></text:span><text:span text:style-name="T1">811: 00:43:36.01 00:43:38.09 <text:s/>Duration 00:00:02.08 <text:s/>39</text:span></text:p>
      <text:p text:style-name="P1">#<text:span text:style-name="T53">Os distúrbios do</text:span> sono</text:p>
      <text:p text:style-name="P1"><text:span text:style-name="T53">afetam cada vez mais gente</text:span>,#</text:p>
      <text:p text:style-name="P1"/>
      <text:p text:style-name="Texte_20_brut"><text:span text:style-name="T3"><text:s/></text:span><text:span text:style-name="T1">812: 00:43:38.13 00:43:40.20 <text:s/>Duration 00:00:02.07 <text:s/>39</text:span></text:p>
      <text:p text:style-name="P89">#e <text:span text:style-name="T53">até certos funcionários</text:span></text:p>
      <text:p text:style-name="P89"><text:span text:style-name="T53">da clínica</text:span>.#</text:p>
      <text:p text:style-name="P1"/>
      <text:p text:style-name="Texte_20_brut"><text:span text:style-name="T3"><text:s/></text:span><text:span text:style-name="T1">813: 00:43:43.01 00:43:45.13 <text:s/>Duration 00:00:02.12 <text:s/>42</text:span></text:p>
      <text:p text:style-name="P1">#É <text:span text:style-name="T53">o</text:span> cas<text:span text:style-name="T53">o</text:span> de Kevin,</text:p>
      <text:p text:style-name="P1"><text:soft-page-break/>web designer d<text:span text:style-name="T53">e uns 30 ano</text:span>s,#</text:p>
      <text:p text:style-name="P1"/>
      <text:p text:style-name="Texte_20_brut"><text:span text:style-name="T3"><text:s/></text:span><text:span text:style-name="T1">814: 00:43:45.17 00:43:49.02 <text:s/>Duration 00:00:03.10 <text:s/>58</text:span></text:p>
      <text:p text:style-name="P1">#<text:span text:style-name="T53">meio viciado em telas</text:span></text:p>
      <text:p text:style-name="P1">de<text:span text:style-name="T53">sde a</text:span> adolesc<text:span text:style-name="T53">ência</text:span>.#</text:p>
      <text:p text:style-name="P1"/>
      <text:p text:style-name="Texte_20_brut"><text:span text:style-name="T3"><text:s/></text:span><text:span text:style-name="T1">815: 00:43:50.19 00:43:52.22 <text:s/>Duration 00:00:02.03 <text:s/>36</text:span></text:p>
      <text:p text:style-name="P90">No ensino médio,</text:p>
      <text:p text:style-name="P90">comecei a adiar o sono,</text:p>
      <text:p text:style-name="P1"/>
      <text:p text:style-name="Texte_20_brut"><text:span text:style-name="T3"><text:s/></text:span><text:span text:style-name="T1">816: 00:43:53.02 00:43:54.19 <text:s/>Duration 00:00:01.17 <text:s/>29</text:span></text:p>
      <text:p text:style-name="P90">a me deitar mais tarde à noite.</text:p>
      <text:p text:style-name="P1"/>
      <text:p text:style-name="Texte_20_brut"><text:span text:style-name="T3"><text:s/></text:span><text:span text:style-name="T1">817: 00:43:54.23 00:43:57.14 <text:s/>Duration 00:00:02.16 <text:s/>45</text:span></text:p>
      <text:p text:style-name="P1"><text:span text:style-name="T53">Então seu ritmo de</text:span> sono</text:p>
      <text:p text:style-name="P90">começou a mudar,</text:p>
      <text:p text:style-name="P1"/>
      <text:p text:style-name="Texte_20_brut"><text:span text:style-name="T3"><text:s/></text:span><text:span text:style-name="T1">818: 00:43:57.18 00:44:00.15 <text:s/>Duration 00:00:02.22 <text:s/>49</text:span></text:p>
      <text:p text:style-name="P1"><text:span text:style-name="T53">se alterar</text:span>, e <text:span text:style-name="T53">foi se adiando</text:span></text:p>
      <text:p text:style-name="P1">progressiv<text:span text:style-name="T53">a</text:span>ment<text:span text:style-name="T53">e</text:span>. É <text:span text:style-name="T53">isso</text:span>?</text:p>
      <text:p text:style-name="P1"/>
      <text:p text:style-name="Texte_20_brut"><text:span text:style-name="T3"><text:s/></text:span><text:span text:style-name="T1">819: 00:44:00.19 00:44:02.05 <text:s/>Duration 00:00:01.11 <text:s/>24</text:span></text:p>
      <text:p text:style-name="P1">-<text:span text:style-name="T53">Nessa idade, sim.</text:span></text:p>
      <text:p text:style-name="P1">-<text:span text:style-name="T53">Certo</text:span>.</text:p>
      <text:p text:style-name="P1"/>
      <text:p text:style-name="Texte_20_brut"><text:span text:style-name="T3"><text:s/></text:span><text:span text:style-name="T1">820: 00:44:02.10 00:44:03.20 <text:s/>Duration 00:00:01.10 <text:s/>24</text:span></text:p>
      <text:p text:style-name="P90">Muito videogame.</text:p>
      <text:p text:style-name="P1"/>
      <text:p text:style-name="Texte_20_brut"><text:span text:style-name="T3"><text:s/></text:span><text:span text:style-name="T1">821: 00:44:03.24 00:44:06.13 <text:s/>Duration 00:00:02.14 <text:s/>44</text:span></text:p>
      <text:p text:style-name="P1"><text:span text:style-name="T53">Quanto tempo</text:span> dur<text:span text:style-name="T53">a uma sessão</text:span>?</text:p>
      <text:p text:style-name="P1"/>
      <text:p text:style-name="Texte_20_brut"><text:span text:style-name="T3"><text:s/></text:span><text:span text:style-name="T1">822: 00:44:06.17 00:44:08.09 <text:s/>Duration 00:00:01.17 <text:s/>29</text:span></text:p>
      <text:p text:style-name="P1">Entre 2 e 5 h<text:span text:style-name="T53">ora</text:span>s.</text:p>
      <text:p text:style-name="P1"/>
      <text:p text:style-name="Texte_20_brut"><text:span text:style-name="T3"><text:s/></text:span><text:span text:style-name="T1">823: 00:44:08.20 00:44:10.14 <text:s/>Duration 00:00:01.19 <text:s/>30</text:span></text:p>
      <text:p text:style-name="P89">"<text:span text:style-name="T53">Entre </text:span>2 e 5 h<text:span text:style-name="T53">ora</text:span>s."</text:p>
      <text:p text:style-name="P1"/>
      <text:p text:style-name="Texte_20_brut"><text:span text:style-name="T3"><text:s/></text:span><text:span text:style-name="T1">824: 00:44:12.09 00:44:14.14 <text:s/>Duration 00:00:02.05 <text:s/>37</text:span></text:p>
      <text:p text:style-name="P89">#Tard<text:span text:style-name="T53">e da noite,</text:span></text:p>
      <text:p text:style-name="P89"><text:span text:style-name="T53">o trabalho no computador</text:span>#</text:p>
      <text:p text:style-name="P1"/>
      <text:p text:style-name="Texte_20_brut"><text:span text:style-name="T3"><text:s/></text:span><text:span text:style-name="T1">825: 00:44:14.19 00:44:16.05 <text:s/>Duration 00:00:01.11 <text:s/>24</text:span></text:p>
      <text:p text:style-name="P1">#a<text:span text:style-name="T53">gora substituiu os jogos</text:span>,#</text:p>
      <text:p text:style-name="P1"/>
      <text:p text:style-name="Texte_20_brut"><text:span text:style-name="T3"><text:s/></text:span><text:span text:style-name="T1">826: 00:44:16.09 00:44:17.24 <text:s/>Duration 00:00:01.15 <text:s/>27</text:span></text:p>
      <text:p text:style-name="P1">#ma<text:span text:style-name="T53">s para</text:span> Kevin,</text:p>
      <text:p text:style-name="P1"><text:span text:style-name="T53">dá na mesma</text:span>.#</text:p>
      <text:p text:style-name="P1"/>
      <text:p text:style-name="Texte_20_brut"><text:span text:style-name="T3"><text:s/></text:span><text:span text:style-name="T1">827: 00:44:18.04 00:44:20.15 <text:s/>Duration 00:00:02.11 <text:s/>41</text:span></text:p>
      <text:p text:style-name="P1">#<text:span text:style-name="T53">As telas atrasam seu</text:span> sono,#</text:p>
      <text:p text:style-name="P1"/>
      <text:p text:style-name="Texte_20_brut"><text:span text:style-name="T3"><text:s/></text:span><text:span text:style-name="T1">828: 00:44:20.20 00:44:22.08 <text:s/>Duration 00:00:01.13 <text:s/>26</text:span></text:p>
      <text:p text:style-name="P1">#e <text:span text:style-name="T53">isso</text:span> é probl<text:span text:style-name="T53">e</text:span>m<text:span text:style-name="T53">ático</text:span>.#</text:p>
      <text:p text:style-name="P1"/>
      <text:p text:style-name="Texte_20_brut"><text:span text:style-name="T3"><text:s/></text:span><text:span text:style-name="T1">829: 00:44:22.12 00:44:24.02 <text:s/>Duration 00:00:01.15 <text:s/>27</text:span></text:p>
      <text:p text:style-name="P1">Probl<text:span text:style-name="T53">ema</text:span> de sono</text:p>
      <text:p text:style-name="P1">e <text:span text:style-name="T53">de adormecimento.</text:span></text:p>
      <text:p text:style-name="P1"/>
      <text:p text:style-name="Texte_20_brut"><text:span text:style-name="T3"><text:s/></text:span><text:span text:style-name="T1">830: 00:44:24.22 00:44:28.07 <text:s/>Duration 00:00:03.10 <text:s/>58</text:span></text:p>
      <text:p text:style-name="P1">Probl<text:span text:style-name="T53">ema de adormecimento,</text:span></text:p>
      <text:p text:style-name="P1"><text:soft-page-break/>to<text:span text:style-name="T53">do o</text:span> sono <text:span text:style-name="T53">atrasa,</text:span></text:p>
      <text:p text:style-name="P1"/>
      <text:p text:style-name="Texte_20_brut"><text:span text:style-name="T3"><text:s/></text:span><text:span text:style-name="T1">831: 00:44:28.11 00:44:32.01 <text:s/>Duration 00:00:03.15 <text:s/>61</text:span></text:p>
      <text:p text:style-name="P1">e <text:span text:style-name="T53">isso</text:span> provo<text:span text:style-name="T53">ca depois</text:span></text:p>
      <text:p text:style-name="P1"><text:span text:style-name="T53">tudo que conhecemos</text:span>:</text:p>
      <text:p text:style-name="P1"/>
      <text:p text:style-name="Texte_20_brut"><text:span text:style-name="T3"><text:s/></text:span><text:span text:style-name="T1">832: 00:44:32.05 00:44:34.11 <text:s/>Duration 00:00:02.06 <text:s/>38</text:span></text:p>
      <text:p text:style-name="P90">falta de atenção,</text:p>
      <text:p text:style-name="P1">problema de concentra<text:span text:style-name="T53">ção,</text:span></text:p>
      <text:p text:style-name="P1"/>
      <text:p text:style-name="Texte_20_brut"><text:span text:style-name="T3"><text:s/></text:span><text:span text:style-name="T1">833: 00:44:34.15 00:44:35.16 <text:s/>Duration 00:00:01.01 <text:s/>18</text:span></text:p>
      <text:p text:style-name="P1">problema de m<text:span text:style-name="T54">emória</text:span>.</text:p>
      <text:p text:style-name="P1"/>
      <text:p text:style-name="Texte_20_brut"><text:span text:style-name="T3"><text:s/></text:span><text:span text:style-name="T1">834: 00:44:37.03 00:44:40.06 <text:s/>Duration 00:00:03.03 <text:s/>53</text:span></text:p>
      <text:p text:style-name="P91">#<text:span text:style-name="T54">Na origem</text:span> de<text:span text:style-name="T54">ss</text:span>es problemas,</text:p>
      <text:p text:style-name="P91"><text:span text:style-name="T54">a luz azul emitida pelas telas</text:span>,#</text:p>
      <text:p text:style-name="P1"/>
      <text:p text:style-name="Texte_20_brut"><text:span text:style-name="T3"><text:s/></text:span><text:span text:style-name="T1">835: 00:44:40.11 00:44:43.11 <text:s/>Duration 00:00:03.00 <text:s/>51</text:span></text:p>
      <text:p text:style-name="P1">#qu<text:span text:style-name="T54">e inibe a produção</text:span></text:p>
      <text:p text:style-name="P1">de m<text:span text:style-name="T54">e</text:span>latonin<text:span text:style-name="T54">a</text:span> <text:span text:style-name="T54">no nosso cérebro</text:span>.#</text:p>
      <text:p text:style-name="P1"/>
      <text:p text:style-name="Texte_20_brut"><text:span text:style-name="T3"><text:s/></text:span><text:span text:style-name="T1">836: 00:44:43.15 00:44:45.08 <text:s/>Duration 00:00:01.18 <text:s/>29</text:span></text:p>
      <text:p text:style-name="P1">#E a m<text:span text:style-name="T54">e</text:span>latonin<text:span text:style-name="T54">a </text:span>é <text:span text:style-name="T54">o hormônio</text:span>#</text:p>
      <text:p text:style-name="P1"/>
      <text:p text:style-name="Texte_20_brut"><text:span text:style-name="T3"><text:s/></text:span><text:span text:style-name="T1">837: 00:44:45.12 00:44:47.21 <text:s/>Duration 00:00:02.09 <text:s/>40</text:span></text:p>
      <text:p text:style-name="P1">#qu<text:span text:style-name="T54">e regula</text:span> no<text:span text:style-name="T54">sso ciclo</text:span> de sono...#</text:p>
      <text:p text:style-name="P1"/>
      <text:p text:style-name="Texte_20_brut"><text:span text:style-name="T3"><text:s/></text:span><text:span text:style-name="T1">838: 00:44:48.16 00:44:49.21 <text:s/>Duration 00:00:01.05 <text:s/>20</text:span></text:p>
      <text:p text:style-name="P1">#e <text:span text:style-name="T54">de despertar</text:span>.#</text:p>
      <text:p text:style-name="P1"/>
      <text:p text:style-name="Texte_20_brut"><text:span text:style-name="T3"><text:s/></text:span><text:span text:style-name="T1">839: 00:44:50.16 00:44:52.23 <text:s/>Duration 00:00:02.07 <text:s/>39</text:span></text:p>
      <text:p text:style-name="P1">#<text:span text:style-name="T54">Esse</text:span> hormônio <text:span text:style-name="T54">é sintetizado</text:span></text:p>
      <text:p text:style-name="P1"><text:span text:style-name="T54">na glândula</text:span> pin<text:span text:style-name="T54">eal</text:span>,#</text:p>
      <text:p text:style-name="P1"/>
      <text:p text:style-name="Texte_20_brut"><text:span text:style-name="T3"><text:s/></text:span><text:span text:style-name="T1">840: 00:44:53.02 00:44:55.07 <text:s/>Duration 00:00:02.05 <text:s/>37</text:span></text:p>
      <text:p text:style-name="P1">#e <text:span text:style-name="T54">é liberado no sangue</text:span></text:p>
      <text:p text:style-name="P1"><text:span text:style-name="T54">durante a noite</text:span>,#</text:p>
      <text:p text:style-name="P1"/>
      <text:p text:style-name="Texte_20_brut"><text:span text:style-name="T3"><text:s/></text:span><text:span text:style-name="T1">841: 00:44:55.11 00:44:57.03 <text:s/>Duration 00:00:01.17 <text:s/>29</text:span></text:p>
      <text:p text:style-name="P1">#favor<text:span text:style-name="T54">ecendo o adormecimento</text:span>.#</text:p>
      <text:p text:style-name="P1"/>
      <text:p text:style-name="Texte_20_brut"><text:span text:style-name="T3"><text:s/></text:span><text:span text:style-name="T1">842: 00:44:57.20 00:45:00.09 <text:s/>Duration 00:00:02.14 <text:s/>44</text:span></text:p>
      <text:p text:style-name="P1">#<text:span text:style-name="T54">Com uma</text:span> exposi<text:span text:style-name="T54">ção às telas</text:span></text:p>
      <text:p text:style-name="P1"><text:span text:style-name="T54">tarde da noite</text:span>,#</text:p>
      <text:p text:style-name="P1"/>
      <text:p text:style-name="Texte_20_brut"><text:span text:style-name="T3"><text:s/></text:span><text:span text:style-name="T1">843: 00:45:00.13 00:45:02.21 <text:s/>Duration 00:00:02.08 <text:s/>39</text:span></text:p>
      <text:p text:style-name="P1">#<text:span text:style-name="T54">a secreção de melatonina</text:span></text:p>
      <text:p text:style-name="P1"><text:span text:style-name="T54">cai</text:span> drasti<text:span text:style-name="T54">camente</text:span>,#</text:p>
      <text:p text:style-name="P1"/>
      <text:p text:style-name="Texte_20_brut"><text:span text:style-name="T3"><text:s/></text:span><text:span text:style-name="T1">844: 00:45:03.00 00:45:05.15 <text:s/>Duration 00:00:02.15 <text:s/>44</text:span></text:p>
      <text:p text:style-name="P1">#<text:span text:style-name="T55">o estado de vigília</text:span> se prolong<text:span text:style-name="T55">a</text:span>,</text:p>
      <text:p text:style-name="P1"><text:span text:style-name="T55">o</text:span> sono se <text:span text:style-name="T55">adia</text:span>,#</text:p>
      <text:p text:style-name="P1"/>
      <text:p text:style-name="Texte_20_brut"><text:span text:style-name="T3"><text:s/></text:span><text:span text:style-name="T1">845: 00:45:05.19 00:45:07.07 <text:s/>Duration 00:00:01.13 <text:s/>26</text:span></text:p>
      <text:p text:style-name="P1">#e <text:span text:style-name="T55">nossas noites encolhem</text:span>.#</text:p>
      <text:p text:style-name="P1"/>
      <text:p text:style-name="Texte_20_brut"><text:span text:style-name="T3"><text:s/></text:span><text:span text:style-name="T1">846: 00:45:09.14 00:45:10.14 <text:s/>Duration 00:00:01.00 <text:s/>17</text:span></text:p>
      <text:p text:style-name="P1">#<text:span text:style-name="T55">Essa</text:span> probl<text:span text:style-name="T55">emática</text:span>,#</text:p>
      <text:p text:style-name="P1"/>
      <text:p text:style-name="Texte_20_brut"><text:span text:style-name="T3"><text:s/></text:span><text:span text:style-name="T1">847: 00:45:10.18 00:45:12.15 <text:s/>Duration 00:00:01.22 <text:s/>32</text:span></text:p>
      <text:p text:style-name="P1"><text:soft-page-break/>#<text:span text:style-name="T55">os especialistas encontram agora</text:span>#</text:p>
      <text:p text:style-name="P1"/>
      <text:p text:style-name="Texte_20_brut"><text:span text:style-name="T3"><text:s/></text:span><text:span text:style-name="T1">848: 00:45:12.19 00:45:14.16 <text:s/>Duration 00:00:01.22 <text:s/>32</text:span></text:p>
      <text:p text:style-name="P1">#<text:span text:style-name="T55">com frequência cada vez maior</text:span>.#</text:p>
      <text:p text:style-name="P1"/>
      <text:p text:style-name="Texte_20_brut"><text:span text:style-name="T3"><text:s/></text:span><text:span text:style-name="T1">849: 00:45:14.21 00:45:15.16 <text:s/>Duration 00:00:00.20 <text:s/>14</text:span></text:p>
      <text:p text:style-name="P1">S<text:span text:style-name="T55">e falarmos</text:span></text:p>
      <text:p text:style-name="P1"/>
      <text:p text:style-name="Texte_20_brut"><text:span text:style-name="T3"><text:s/></text:span><text:span text:style-name="T1">850: 00:45:15.20 00:45:17.04 <text:s/>Duration 00:00:01.09 <text:s/>23</text:span></text:p>
      <text:p text:style-name="P1">de fa<text:span text:style-name="T55">tor gatilho</text:span></text:p>
      <text:p text:style-name="P1"/>
      <text:p text:style-name="Texte_20_brut"><text:span text:style-name="T3"><text:s/></text:span><text:span text:style-name="T1">851: 00:45:17.08 00:45:19.06 <text:s/>Duration 00:00:01.23 <text:s/>33</text:span></text:p>
      <text:p text:style-name="P1">ou agravant<text:span text:style-name="T55">e</text:span></text:p>
      <text:p text:style-name="P1">de <text:span text:style-name="T55">distúrbios do ritmo,</text:span></text:p>
      <text:p text:style-name="P1"/>
      <text:p text:style-name="Texte_20_brut"><text:span text:style-name="T3"><text:s/></text:span><text:span text:style-name="T1">852: 00:45:19.10 00:45:21.01 <text:s/>Duration 00:00:01.16 <text:s/>28</text:span></text:p>
      <text:p text:style-name="P1"><text:span text:style-name="T55">as tela</text:span>s, <text:span text:style-name="T55">de fato</text:span>,</text:p>
      <text:p text:style-name="P1"/>
      <text:p text:style-name="Texte_20_brut"><text:span text:style-name="T3"><text:s/></text:span><text:span text:style-name="T1">853: 00:45:21.05 00:45:24.12 <text:s/>Duration 00:00:03.07 <text:s/>56</text:span></text:p>
      <text:p text:style-name="P1"><text:span text:style-name="T55">aparecem cada vez mais</text:span>,</text:p>
      <text:p text:style-name="P1">e <text:span text:style-name="T55">vemos isso também</text:span></text:p>
      <text:p text:style-name="P1"/>
      <text:p text:style-name="Texte_20_brut"><text:span text:style-name="T3"><text:s/></text:span><text:span text:style-name="T1">854: 00:45:24.17 00:45:28.06 <text:s/>Duration 00:00:03.14 <text:s/>61</text:span></text:p>
      <text:p text:style-name="P92">nas pessoas mais jovens,</text:p>
      <text:p text:style-name="P92">sobretudo crianças.</text:p>
      <text:p text:style-name="P1"/>
      <text:p text:style-name="Texte_20_brut"><text:span text:style-name="T3"><text:s/></text:span><text:span text:style-name="T1">855: 00:45:29.04 00:45:31.11 <text:s/>Duration 00:00:02.07 <text:s/>39</text:span></text:p>
      <text:p text:style-name="P93">#<text:span text:style-name="T55">O problema</text:span></text:p>
      <text:p text:style-name="P93"><text:span text:style-name="T55">é cada vez mais</text:span> pr<text:span text:style-name="T55">e</text:span>coce#</text:p>
      <text:p text:style-name="P1"/>
      <text:p text:style-name="Texte_20_brut"><text:span text:style-name="T3"><text:s/></text:span><text:span text:style-name="T1">856: 00:45:31.16 00:45:32.22 <text:s/>Duration 00:00:01.06 <text:s/>21</text:span></text:p>
      <text:p text:style-name="P93">#<text:span text:style-name="T55">e afeta qualquer idade</text:span>.#</text:p>
      <text:p text:style-name="P1"/>
      <text:p text:style-name="Texte_20_brut"><text:span text:style-name="T3"><text:s/></text:span><text:span text:style-name="T1">857: 00:45:33.01 00:45:35.18 <text:s/>Duration 00:00:02.17 <text:s/>46</text:span></text:p>
      <text:p text:style-name="P1">#Ma<text:span text:style-name="T55">s ele concerne em 1º lugar</text:span></text:p>
      <text:p text:style-name="P1"><text:span text:style-name="T55">o</text:span>s ado<text:span text:style-name="T55">lescente</text:span>s.#</text:p>
      <text:p text:style-name="P1"/>
      <text:p text:style-name="Texte_20_brut"><text:span text:style-name="T3"><text:s/></text:span><text:span text:style-name="T1">858: 00:45:35.22 00:45:38.06 <text:s/>Duration 00:00:02.09 <text:s/>40</text:span></text:p>
      <text:p text:style-name="P92">A faixa de idade</text:p>
      <text:p text:style-name="P1">o<text:span text:style-name="T55">nde o</text:span> problema ap<text:span text:style-name="T55">arece</text:span></text:p>
      <text:p text:style-name="P1"/>
      <text:p text:style-name="Texte_20_brut"><text:span text:style-name="T3"><text:s/></text:span><text:span text:style-name="T1">859: 00:45:38.11 00:45:39.20 <text:s/>Duration 00:00:01.09 <text:s/>23</text:span></text:p>
      <text:p text:style-name="P1"><text:span text:style-name="T55">é a dos</text:span> adolescent<text:span text:style-name="T55">e</text:span>s,</text:p>
      <text:p text:style-name="P1"/>
      <text:p text:style-name="Texte_20_brut"><text:span text:style-name="T3"><text:s/></text:span><text:span text:style-name="T1">860: 00:45:39.24 00:45:42.13 <text:s/>Duration 00:00:02.14 <text:s/>44</text:span></text:p>
      <text:p text:style-name="P1"><text:span text:style-name="T55">portanto, a</text:span> partir de 12 anos,</text:p>
      <text:p text:style-name="P1"/>
      <text:p text:style-name="Texte_20_brut"><text:span text:style-name="T3"><text:s/></text:span><text:span text:style-name="T1">861: 00:45:42.17 00:45:46.11 <text:s/>Duration 00:00:03.19 <text:s/>64</text:span></text:p>
      <text:p text:style-name="P92">e depois vemos um pico</text:p>
      <text:p text:style-name="P1"/>
      <text:p text:style-name="Texte_20_brut"><text:span text:style-name="T3"><text:s/></text:span><text:span text:style-name="T1">862: 00:45:46.15 00:45:49.16 <text:s/>Duration 00:00:03.01 <text:s/>52</text:span></text:p>
      <text:p text:style-name="P1"><text:span text:style-name="T55">em torno</text:span> de 18 anos,</text:p>
      <text:p text:style-name="P1"/>
      <text:p text:style-name="Texte_20_brut"><text:span text:style-name="T3"><text:s/></text:span><text:span text:style-name="T1">863: 00:45:49.20 00:45:51.07 <text:s/>Duration 00:00:01.12 <text:s/>25</text:span></text:p>
      <text:p text:style-name="P1"><text:span text:style-name="T55">até</text:span> 30 anos,</text:p>
      <text:p text:style-name="P1"/>
      <text:p text:style-name="Texte_20_brut"><text:span text:style-name="T3"><text:s/></text:span><text:span text:style-name="T1">864: 00:45:51.11 00:45:54.02 <text:s/>Duration 00:00:02.16 <text:s/>45</text:span></text:p>
      <text:p text:style-name="P93">e <text:span text:style-name="T55">depoi</text:span>s,</text:p>
      <text:p text:style-name="P93"><text:span text:style-name="T55">o problema decresce de novo</text:span>.</text:p>
      <text:p text:style-name="P1"/>
      <text:p text:style-name="Texte_20_brut"><text:soft-page-break/><text:span text:style-name="T3"><text:s/></text:span><text:span text:style-name="T1">865: 00:45:54.08 00:45:55.21 <text:s/>Duration 00:00:01.13 <text:s/>26</text:span></text:p>
      <text:p text:style-name="P1">B<text:span text:style-name="T55">em-vindos ao</text:span> laborat<text:span text:style-name="T55">ório.</text:span></text:p>
      <text:p text:style-name="P1"/>
      <text:p text:style-name="Texte_20_brut"><text:span text:style-name="T3"><text:s/></text:span><text:span text:style-name="T1">866: 00:45:56.00 00:45:57.11 <text:s/>Duration 00:00:01.11 <text:s/>24</text:span></text:p>
      <text:p text:style-name="P1">#<text:span text:style-name="T55">São justamente</text:span> 3 <text:span text:style-name="T55">rapaze</text:span>s#</text:p>
      <text:p text:style-name="P1"/>
      <text:p text:style-name="Texte_20_brut"><text:span text:style-name="T3"><text:s/></text:span><text:span text:style-name="T1">867: 00:45:57.15 00:46:00.03 <text:s/>Duration 00:00:02.13 <text:s/>43</text:span></text:p>
      <text:p text:style-name="P1">#qu<text:span text:style-name="T55">e</text:span> particip<text:span text:style-name="T55">aram da última</text:span></text:p>
      <text:p text:style-name="P1">exp<text:span text:style-name="T55">eriência</text:span> importante#</text:p>
      <text:p text:style-name="P1"/>
      <text:p text:style-name="Texte_20_brut"><text:span text:style-name="T3"><text:s/></text:span><text:span text:style-name="T1">868: 00:46:00.07 00:46:01.04 <text:s/>Duration 00:00:00.22 <text:s/>15</text:span></text:p>
      <text:p text:style-name="P1">#<text:span text:style-name="T55">feita na Suíça</text:span>#</text:p>
      <text:p text:style-name="P1"/>
      <text:p text:style-name="Texte_20_brut"><text:span text:style-name="T3"><text:s/></text:span><text:span text:style-name="T1">869: 00:46:01.08 00:46:04.09 <text:s/>Duration 00:00:03.01 <text:s/>52</text:span></text:p>
      <text:p text:style-name="P93">#<text:span text:style-name="T55">sobre o impacto das telas</text:span></text:p>
      <text:p text:style-name="P93"><text:span text:style-name="T55">no nosso sono</text:span>.#</text:p>
      <text:p text:style-name="P1"/>
      <text:p text:style-name="Texte_20_brut"><text:span text:style-name="T3"><text:s/></text:span><text:span text:style-name="T1">870: 00:46:06.22 00:46:09.16 <text:s/>Duration 00:00:02.19 <text:s/>47</text:span></text:p>
      <text:p text:style-name="P94">#<text:span text:style-name="T55">Naquela noite,</text:span></text:p>
      <text:p text:style-name="P94"><text:span text:style-name="T55">um recebeu um livro para ir deitar</text:span>.#</text:p>
      <text:p text:style-name="P1"/>
      <text:p text:style-name="Texte_20_brut"><text:span text:style-name="T3"><text:s/></text:span><text:span text:style-name="T1">871: 00:46:10.11 00:46:13.10 <text:s/>Duration 00:00:02.24 <text:s/>50</text:span></text:p>
      <text:p text:style-name="P1">#<text:span text:style-name="T56">Outro recebeu um</text:span> tablet,</text:p>
      <text:p text:style-name="P1"><text:span text:style-name="T56">assim como o último</text:span>,#</text:p>
      <text:p text:style-name="P1"/>
      <text:p text:style-name="Texte_20_brut"><text:span text:style-name="T3"><text:s/></text:span><text:span text:style-name="T1">872: 00:46:13.14 00:46:16.00 <text:s/>Duration 00:00:02.11 <text:s/>41</text:span></text:p>
      <text:p text:style-name="P94">#qu<text:span text:style-name="T56">e também recebeu</text:span></text:p>
      <text:p text:style-name="P94"><text:span text:style-name="T56">óculos estranhos</text:span>.#</text:p>
      <text:p text:style-name="P1"/>
      <text:p text:style-name="Texte_20_brut"><text:span text:style-name="T3"><text:s/></text:span><text:span text:style-name="T1">873: 00:46:16.04 00:46:17.23 <text:s/>Duration 00:00:01.19 <text:s/>30</text:span></text:p>
      <text:p text:style-name="P1">-<text:span text:style-name="T56">Vou trazer o</text:span> tablet.</text:p>
      <text:p text:style-name="P1">-<text:span text:style-name="T56">Obrigado</text:span>.</text:p>
      <text:p text:style-name="P1"/>
      <text:p text:style-name="Texte_20_brut"><text:span text:style-name="T3"><text:s/></text:span><text:span text:style-name="T1">874: 00:46:18.03 00:46:20.18 <text:s/>Duration 00:00:02.15 <text:s/>44</text:span></text:p>
      <text:p text:style-name="P95">Estou lhe propondo</text:p>
      <text:p text:style-name="P95">óculos para você usar</text:p>
      <text:p text:style-name="P1"/>
      <text:p text:style-name="Texte_20_brut"><text:span text:style-name="T3"><text:s/></text:span><text:span text:style-name="T1">875: 00:46:20.22 00:46:23.06 <text:s/>Duration 00:00:02.09 <text:s/>40</text:span></text:p>
      <text:p text:style-name="P94"><text:span text:style-name="T56">enquanto estiver no </text:span><text:span text:style-name="T57">tablet.</text:span></text:p>
      <text:p text:style-name="P1"/>
      <text:p text:style-name="Texte_20_brut"><text:span text:style-name="T3"><text:s/></text:span><text:span text:style-name="T1">876: 00:46:23.10 00:46:26.14 <text:s/>Duration 00:00:03.04 <text:s/>54</text:span></text:p>
      <text:p text:style-name="P94"><text:span text:style-name="T56">Pronto. Você verá meio laranja.</text:span></text:p>
      <text:p text:style-name="P1"/>
      <text:p text:style-name="Texte_20_brut"><text:span text:style-name="T3"><text:s/></text:span><text:span text:style-name="T1">877: 00:46:26.18 00:46:28.09 <text:s/>Duration 00:00:01.16 <text:s/>28</text:span></text:p>
      <text:p text:style-name="P1"><text:span text:style-name="T56">Que óculos são esses</text:span>?</text:p>
      <text:p text:style-name="P1"/>
      <text:p text:style-name="Texte_20_brut"><text:span text:style-name="T3"><text:s/></text:span><text:span text:style-name="T1">878: 00:46:28.14 00:46:31.01 <text:s/>Duration 00:00:02.12 <text:s/>42</text:span></text:p>
      <text:p text:style-name="P94"><text:span text:style-name="T56">São óculos chamados</text:span># blue blocker<text:span text:style-name="T56">s</text:span>#.</text:p>
      <text:p text:style-name="P1"/>
      <text:p text:style-name="Texte_20_brut"><text:span text:style-name="T3"><text:s/></text:span><text:span text:style-name="T1">879: 00:46:31.05 00:46:35.04 <text:s/>Duration 00:00:03.24 <text:s/>67</text:span></text:p>
      <text:p text:style-name="P95">Eles bloqueiam a luz azul</text:p>
      <text:p text:style-name="P1">qu<text:span text:style-name="T56">e vem</text:span></text:p>
      <text:p text:style-name="P1"/>
      <text:p text:style-name="Texte_20_brut"><text:span text:style-name="T3"><text:s/></text:span><text:span text:style-name="T1">880: 00:46:35.08 00:46:37.04 <text:s/>Duration 00:00:01.21 <text:s/>31</text:span></text:p>
      <text:p text:style-name="P1"><text:span text:style-name="T56">da tela do</text:span> tablet.</text:p>
      <text:p text:style-name="P1"/>
      <text:p text:style-name="Texte_20_brut"><text:span text:style-name="T3"><text:s/></text:span><text:span text:style-name="T1">881: 00:46:38.05 00:46:40.07 <text:s/>Duration 00:00:02.02 <text:s/>35</text:span></text:p>
      <text:p text:style-name="P94">#<text:span text:style-name="T56">São justamente</text:span></text:p>
      <text:p text:style-name="P94"><text:span text:style-name="T56">os efeitos da luz azul</text:span>#</text:p>
      <text:p text:style-name="P1"/>
      <text:p text:style-name="Texte_20_brut"><text:soft-page-break/><text:span text:style-name="T3"><text:s/></text:span><text:span text:style-name="T1">882: 00:46:40.11 00:46:42.05 <text:s/>Duration 00:00:01.19 <text:s/>30</text:span></text:p>
      <text:p text:style-name="P1">#qu<text:span text:style-name="T56">e</text:span> int<text:span text:style-name="T56">e</text:span>ress<text:span text:style-name="T56">am</text:span> <text:span text:style-name="T56">os cientistas.#</text:span></text:p>
      <text:p text:style-name="P1"/>
      <text:p text:style-name="Texte_20_brut"><text:span text:style-name="T3"><text:s/></text:span><text:span text:style-name="T1">883: 00:46:42.09 00:46:44.20 <text:s/>Duration 00:00:02.11 <text:s/>41</text:span></text:p>
      <text:p text:style-name="P1">#E <text:span text:style-name="T56">seu</text:span> impact<text:span text:style-name="T56">o no nosso</text:span> sono</text:p>
      <text:p text:style-name="P1">s<text:span text:style-name="T56">urge</text:span> rapid<text:span text:style-name="T56">a</text:span>ment<text:span text:style-name="T56">e</text:span>.#</text:p>
      <text:p text:style-name="P1"/>
      <text:p text:style-name="Texte_20_brut"><text:span text:style-name="T3"><text:s/></text:span><text:span text:style-name="T1">884: 00:46:45.20 00:46:48.03 <text:s/>Duration 00:00:02.08 <text:s/>39</text:span></text:p>
      <text:p text:style-name="P1">#A<text:span text:style-name="T56">pós uns 15 minutos,</text:span></text:p>
      <text:p text:style-name="P1"><text:span text:style-name="T56">o 1º a querer</text:span> dormir#</text:p>
      <text:p text:style-name="P1"/>
      <text:p text:style-name="Texte_20_brut"><text:span text:style-name="T3"><text:s/></text:span><text:span text:style-name="T1">885: 00:46:48.07 00:46:50.09 <text:s/>Duration 00:00:02.02 <text:s/>35</text:span></text:p>
      <text:p text:style-name="P1">#<text:span text:style-name="T56">é o que recebeu o</text:span> livr<text:span text:style-name="T56">o</text:span>.#</text:p>
      <text:p text:style-name="P1"/>
      <text:p text:style-name="Texte_20_brut"><text:span text:style-name="T3"><text:s/></text:span><text:span text:style-name="T1">886: 00:46:52.07 00:46:54.06 <text:s/>Duration 00:00:01.24 <text:s/>33</text:span></text:p>
      <text:p text:style-name="P1">#30 minut<text:span text:style-name="T56">o</text:span>s <text:span text:style-name="T56">depois</text:span>, é <text:span text:style-name="T56">a vez</text:span>#</text:p>
      <text:p text:style-name="P1"/>
      <text:p text:style-name="Texte_20_brut"><text:span text:style-name="T3"><text:s/></text:span><text:span text:style-name="T1">887: 00:46:54.10 00:46:57.10 <text:s/>Duration 00:00:03.00 <text:s/>51</text:span></text:p>
      <text:p text:style-name="P1">#d<text:span text:style-name="T56">o que olha o</text:span> tablet</text:p>
      <text:p text:style-name="P1"><text:span text:style-name="T56">com óculos</text:span> filtrantes.#</text:p>
      <text:p text:style-name="P1"/>
      <text:p text:style-name="Texte_20_brut"><text:span text:style-name="T3"><text:s/></text:span><text:span text:style-name="T1">888: 00:46:59.10 00:47:01.12 <text:s/>Duration 00:00:02.02 <text:s/>35</text:span></text:p>
      <text:p text:style-name="P1">#Rest<text:span text:style-name="T56">a o que deitou com o</text:span> tablet,#</text:p>
      <text:p text:style-name="P1"/>
      <text:p text:style-name="Texte_20_brut"><text:span text:style-name="T3"><text:s/></text:span><text:span text:style-name="T1">889: 00:47:01.16 00:47:03.04 <text:s/>Duration 00:00:01.13 <text:s/>26</text:span></text:p>
      <text:p text:style-name="P1">#mas s<text:span text:style-name="T56">m óculos</text:span> filtrantes.#</text:p>
      <text:p text:style-name="P1"/>
      <text:p text:style-name="Texte_20_brut"><text:span text:style-name="T3"><text:s/></text:span><text:span text:style-name="T1">890: 00:47:03.23 00:47:06.23 <text:s/>Duration 00:00:03.00 <text:s/>51</text:span></text:p>
      <text:p text:style-name="P94">#Visi<text:span text:style-name="T56">velmente, ele não tem</text:span></text:p>
      <text:p text:style-name="P94"><text:span text:style-name="T56">nenhuma vontade de dormir.</text:span>#</text:p>
      <text:p text:style-name="P1"/>
      <text:p text:style-name="Texte_20_brut"><text:span text:style-name="T3"><text:s/></text:span><text:span text:style-name="T1">891: 00:47:10.04 00:47:13.02 <text:s/>Duration 00:00:02.23 <text:s/>50</text:span></text:p>
      <text:p text:style-name="P94">#É <text:span text:style-name="T56">o</text:span> Dr. Viola, u<text:span text:style-name="T56">m dos maiores</text:span></text:p>
      <text:p text:style-name="P94">experts m<text:span text:style-name="T56">undiais em</text:span> sono,#</text:p>
      <text:p text:style-name="P1"/>
      <text:p text:style-name="Texte_20_brut"><text:span text:style-name="T3"><text:s/></text:span><text:span text:style-name="T1">892: 00:47:13.06 00:47:15.00 <text:s/>Duration 00:00:01.19 <text:s/>30</text:span></text:p>
      <text:p text:style-name="P1">#qu<text:span text:style-name="T56">em fez a experiência</text:span>.#</text:p>
      <text:p text:style-name="P1"/>
      <text:p text:style-name="Texte_20_brut"><text:span text:style-name="T3"><text:s/></text:span><text:span text:style-name="T1">893: 00:47:17.06 00:47:19.05 <text:s/>Duration 00:00:01.24 <text:s/>33</text:span></text:p>
      <text:p text:style-name="P94">#N<text:span text:style-name="T56">ós o encontramos</text:span></text:p>
      <text:p text:style-name="P94"><text:span text:style-name="T56">há algumas semanas</text:span>#</text:p>
      <text:p text:style-name="P1"/>
      <text:p text:style-name="Texte_20_brut"><text:span text:style-name="T3"><text:s/></text:span><text:span text:style-name="T1">894: 00:47:19.09 00:47:21.03 <text:s/>Duration 00:00:01.19 <text:s/>30</text:span></text:p>
      <text:p text:style-name="P1">#<text:span text:style-name="T56">no</text:span> <text:span text:style-name="T56">C</text:span>entr<text:span text:style-name="T56">o</text:span> de <text:span text:style-name="T56">Distúrbios do</text:span> <text:span text:style-name="T56">S</text:span>ono</text:p>
      <text:p text:style-name="P1">de <text:span text:style-name="T56">Es</text:span>trasburg<text:span text:style-name="T56">o</text:span>#</text:p>
      <text:p text:style-name="P1"/>
      <text:p text:style-name="Texte_20_brut"><text:span text:style-name="T3"><text:s/></text:span><text:span text:style-name="T1">895: 00:47:21.07 00:47:22.16 <text:s/>Duration 00:00:01.09 <text:s/>23</text:span></text:p>
      <text:p text:style-name="P1">#<text:span text:style-name="T56">com que ele</text:span> colabor<text:span text:style-name="T56">a</text:span>.#</text:p>
      <text:p text:style-name="P1"/>
      <text:p text:style-name="Texte_20_brut"><text:span text:style-name="T3"><text:s/></text:span><text:span text:style-name="T1">896: 00:47:23.11 00:47:25.07 <text:s/>Duration 00:00:01.21 <text:s/>31</text:span></text:p>
      <text:p text:style-name="P94">#<text:span text:style-name="T56">O centro</text:span></text:p>
      <text:p text:style-name="P94"><text:span text:style-name="T56">está na ponta da pesquisa</text:span>#</text:p>
      <text:p text:style-name="P1"/>
      <text:p text:style-name="Texte_20_brut"><text:span text:style-name="T3"><text:s/></text:span><text:span text:style-name="T1">897: 00:47:25.11 00:47:27.23 <text:s/>Duration 00:00:02.12 <text:s/>42</text:span></text:p>
      <text:p text:style-name="P1">#<text:span text:style-name="T56">sobre luz</text:span> e sono.#</text:p>
      <text:p text:style-name="P1"/>
      <text:p text:style-name="Texte_20_brut"><text:span text:style-name="T3"><text:s/></text:span><text:span text:style-name="T1">898: 00:47:28.02 00:47:30.18 <text:s/>Duration 00:00:02.16 <text:s/>45</text:span></text:p>
      <text:p text:style-name="P1">#E <text:span text:style-name="T56">em matéria de luz azul,</text:span></text:p>
      <text:p text:style-name="P1">just<text:span text:style-name="T56">a</text:span>ment<text:span text:style-name="T56">e</text:span>,#</text:p>
      <text:p text:style-name="P1"/>
      <text:p text:style-name="Texte_20_brut"><text:soft-page-break/><text:span text:style-name="T3"><text:s/></text:span><text:span text:style-name="T1">899: 00:47:30.22 00:47:32.00 <text:s/>Duration 00:00:01.03 <text:s/>19</text:span></text:p>
      <text:p text:style-name="P1">#<text:span text:style-name="T56">o que há de novo</text:span>?#</text:p>
      <text:p text:style-name="P1"/>
      <text:p text:style-name="Texte_20_brut"><text:span text:style-name="T3"><text:s/></text:span><text:span text:style-name="T1">900: 00:47:32.24 00:47:34.17 <text:s/>Duration 00:00:01.18 <text:s/>29</text:span></text:p>
      <text:p text:style-name="P1"><text:span text:style-name="T56">Há uma leve</text:span> conscien<text:span text:style-name="T56">tização</text:span></text:p>
      <text:p text:style-name="P1"/>
      <text:p text:style-name="Texte_20_brut"><text:span text:style-name="T3"><text:s/></text:span><text:span text:style-name="T1">901: 00:47:34.22 00:47:38.07 <text:s/>Duration 00:00:03.10 <text:s/>58</text:span></text:p>
      <text:p text:style-name="P1">d<text:span text:style-name="T56">a</text:span>s dif<text:span text:style-name="T56">e</text:span>rentes mar<text:span text:style-name="T56">ca</text:span>s</text:p>
      <text:p text:style-name="P1"/>
      <text:p text:style-name="Texte_20_brut"><text:span text:style-name="T3"><text:s/></text:span><text:span text:style-name="T1">902: 00:47:38.11 00:47:42.05 <text:s/>Duration 00:00:03.19 <text:s/>64</text:span></text:p>
      <text:p text:style-name="P1">qu<text:span text:style-name="T56">e produzem televisores,</text:span></text:p>
      <text:p text:style-name="P1">smartphones etc.</text:p>
      <text:p text:style-name="P1"/>
      <text:p text:style-name="Texte_20_brut"><text:span text:style-name="T3"><text:s/></text:span><text:span text:style-name="T1">903: 00:47:42.09 00:47:45.17 <text:s/>Duration 00:00:03.08 <text:s/>56</text:span></text:p>
      <text:p text:style-name="P95">Infelizmente, hoje em dia,</text:p>
      <text:p text:style-name="P95">com o consumo excessivo,</text:p>
      <text:p text:style-name="P1"/>
      <text:p text:style-name="Texte_20_brut"><text:span text:style-name="T3"><text:s/></text:span><text:span text:style-name="T1">904: 00:47:45.21 00:47:48.22 <text:s/>Duration 00:00:03.01 <text:s/>52</text:span></text:p>
      <text:p text:style-name="P1">e <text:span text:style-name="T56">podemos dizer, a</text:span> su<text:span text:style-name="T56">pe</text:span>rexposi<text:span text:style-name="T56">ção</text:span></text:p>
      <text:p text:style-name="P1"><text:span text:style-name="T56">a todas as</text:span> multim<text:span text:style-name="T56">í</text:span>dias</text:p>
      <text:p text:style-name="P1"/>
      <text:p text:style-name="Texte_20_brut"><text:span text:style-name="T3"><text:s/></text:span><text:span text:style-name="T1">905: 00:47:49.01 00:47:52.04 <text:s/>Duration 00:00:03.03 <text:s/>53</text:span></text:p>
      <text:p text:style-name="P1">qu<text:span text:style-name="T56">e são utilizadas</text:span></text:p>
      <text:p text:style-name="P1">d<text:span text:style-name="T56">esde a mais tenra idade,</text:span></text:p>
      <text:p text:style-name="P1"/>
      <text:p text:style-name="Texte_20_brut"><text:span text:style-name="T3"><text:s/></text:span><text:span text:style-name="T1">906: 00:47:52.08 00:47:54.06 <text:s/>Duration 00:00:01.23 <text:s/>33</text:span></text:p>
      <text:p text:style-name="P95">isso ainda é muito insuficiente.</text:p>
      <text:p text:style-name="P1"/>
      <text:p text:style-name="Texte_20_brut"><text:span text:style-name="T3"><text:s/></text:span><text:span text:style-name="T1">907: 00:47:54.10 00:47:58.05 <text:s/>Duration 00:00:03.20 <text:s/>65</text:span></text:p>
      <text:p text:style-name="P94"><text:span text:style-name="T56">Vemos</text:span> que <text:span text:style-name="T56">a</text:span>s perturba<text:span text:style-name="T56">ções </text:span>d<text:span text:style-name="T56">o</text:span> sono</text:p>
      <text:p text:style-name="P94">são<text:span text:style-name="T56"> realmente</text:span></text:p>
      <text:p text:style-name="P1"/>
      <text:p text:style-name="Texte_20_brut"><text:span text:style-name="T3"><text:s/></text:span><text:span text:style-name="T1">908: 00:47:58.09 00:48:00.04 <text:s/>Duration 00:00:01.20 <text:s/>31</text:span></text:p>
      <text:p text:style-name="P95">uma questão crucial</text:p>
      <text:p text:style-name="P1"/>
      <text:p text:style-name="Texte_20_brut"><text:span text:style-name="T3"><text:s/></text:span><text:span text:style-name="T1">909: 00:48:00.08 00:48:02.22 <text:s/>Duration 00:00:02.14 <text:s/>44</text:span></text:p>
      <text:p text:style-name="P94">e que <text:span text:style-name="T56">as pessoas</text:span></text:p>
      <text:p text:style-name="P94"><text:span text:style-name="T56">se queixam cada vez mais</text:span></text:p>
      <text:p text:style-name="P1"/>
      <text:p text:style-name="Texte_20_brut"><text:span text:style-name="T3"><text:s/></text:span><text:span text:style-name="T1">910: 00:48:03.01 00:48:04.04 <text:s/>Duration 00:00:01.03 <text:s/>19</text:span></text:p>
      <text:p text:style-name="P1"><text:span text:style-name="T56">do seu</text:span> sono.</text:p>
      <text:p text:style-name="P1"/>
      <text:p text:style-name="Texte_20_brut"><text:span text:style-name="T3"><text:s/></text:span><text:span text:style-name="T1">911: 00:48:05.16 00:48:06.17 <text:s/>Duration 00:00:01.01 <text:s/>18</text:span></text:p>
      <text:p text:style-name="P94">#"<text:span text:style-name="T56">Questão crucial</text:span>",#</text:p>
      <text:p text:style-name="P1"/>
      <text:p text:style-name="Texte_20_brut"><text:span text:style-name="T3"><text:s/></text:span><text:span text:style-name="T1">912: 00:48:06.21 00:48:10.14 <text:s/>Duration 00:00:03.18 <text:s/>63</text:span></text:p>
      <text:p text:style-name="P1">#<text:span text:style-name="T56">pois a deterioração da duração</text:span></text:p>
      <text:p text:style-name="P1">e da quali<text:span text:style-name="T56">dade</text:span> d<text:span text:style-name="T56">o nosso</text:span> sono#</text:p>
      <text:p text:style-name="P1"/>
      <text:p text:style-name="Texte_20_brut"><text:span text:style-name="T3"><text:s/></text:span><text:span text:style-name="T1">913: 00:48:10.18 00:48:13.07 <text:s/>Duration 00:00:02.14 <text:s/>44</text:span></text:p>
      <text:p text:style-name="P1">#p<text:span text:style-name="T56">ode ter consequências dramáticas.</text:span>#</text:p>
      <text:p text:style-name="P1"/>
      <text:p text:style-name="Texte_20_brut"><text:span text:style-name="T3"><text:s/></text:span><text:span text:style-name="T1">914: 00:48:13.11 00:48:15.14 <text:s/>Duration 00:00:02.03 <text:s/>36</text:span></text:p>
      <text:p text:style-name="P1"><text:span text:style-name="T56">Vamos ter</text:span> problemas</text:p>
      <text:p text:style-name="P1">li<text:span text:style-name="T56">gado</text:span>s <text:span text:style-name="T56">à</text:span> diab<text:span text:style-name="T56">e</text:span>te,</text:p>
      <text:p text:style-name="P1"/>
      <text:p text:style-name="Texte_20_brut"><text:span text:style-name="T3"><text:s/></text:span><text:span text:style-name="T1">915: 00:48:15.18 00:48:18.23 <text:s/>Duration 00:00:03.05 <text:s/>54</text:span></text:p>
      <text:p text:style-name="P1"><text:span text:style-name="T56">e também</text:span> problemas alimenta<text:span text:style-name="T56">res</text:span></text:p>
      <text:p text:style-name="P1"/>
      <text:p text:style-name="Texte_20_brut"><text:span text:style-name="T3"><text:s/></text:span><text:span text:style-name="T1">916: 00:48:19.02 00:48:19.23 <text:s/>Duration 00:00:00.21 <text:s/>14</text:span></text:p>
      <text:p text:style-name="P1"><text:soft-page-break/><text:span text:style-name="T56">ligados a isso</text:span>.</text:p>
      <text:p text:style-name="P1"/>
      <text:p text:style-name="Texte_20_brut"><text:span text:style-name="T3"><text:s/></text:span><text:span text:style-name="T1">917: 00:48:20.02 00:48:23.07 <text:s/>Duration 00:00:03.05 <text:s/>54</text:span></text:p>
      <text:p text:style-name="P94"><text:span text:style-name="T56">Vamos ter</text:span> problemas</text:p>
      <text:p text:style-name="P94">cardiovascula<text:span text:style-name="T56">res</text:span>,</text:p>
      <text:p text:style-name="P1"/>
      <text:p text:style-name="Texte_20_brut"><text:span text:style-name="T3"><text:s/></text:span><text:span text:style-name="T1">918: 00:48:23.11 00:48:25.14 <text:s/>Duration 00:00:02.03 <text:s/>36</text:span></text:p>
      <text:p text:style-name="P96"><text:span text:style-name="T58">com hipertensão associada,</text:span></text:p>
      <text:p text:style-name="P1"/>
      <text:p text:style-name="Texte_20_brut"><text:span text:style-name="T3"><text:s/></text:span><text:span text:style-name="T1">919: 00:48:25.18 00:48:28.04 <text:s/>Duration 00:00:02.11 <text:s/>41</text:span></text:p>
      <text:p text:style-name="P1"><text:span text:style-name="T58">e também teremos</text:span> perturba<text:span text:style-name="T58">çõe</text:span>s</text:p>
      <text:p text:style-name="P1"/>
      <text:p text:style-name="Texte_20_brut"><text:span text:style-name="T3"><text:s/></text:span><text:span text:style-name="T1">920: 00:48:28.08 00:48:30.20 <text:s/>Duration 00:00:02.12 <text:s/>42</text:span></text:p>
      <text:p text:style-name="P1">qu<text:span text:style-name="T58">e podem resultar em</text:span> c<text:span text:style-name="T58">â</text:span>ncer<text:span text:style-name="T58">e</text:span>s</text:p>
      <text:p text:style-name="P1">e <text:span text:style-name="T58">coisas assim.</text:span></text:p>
      <text:p text:style-name="P1"/>
      <text:p text:style-name="Texte_20_brut"><text:span text:style-name="T3"><text:s/></text:span><text:span text:style-name="T1">921: 00:48:32.19 00:48:35.15 <text:s/>Duration 00:00:02.21 <text:s/>48</text:span></text:p>
      <text:p text:style-name="P1">#<text:span text:style-name="T59">O distúrbio do</text:span> sono ser<text:span text:style-name="T59">ia</text:span></text:p>
      <text:p text:style-name="P1"><text:span text:style-name="T59">a nova patologia do século</text:span>.#</text:p>
      <text:p text:style-name="P1"/>
      <text:p text:style-name="Texte_20_brut"><text:span text:style-name="T3"><text:s/></text:span><text:span text:style-name="T1">922: 00:48:35.20 00:48:36.16 <text:s/>Duration 00:00:00.21 <text:s/>14</text:span></text:p>
      <text:p text:style-name="P1">#<text:span text:style-name="T59">O que é certo</text:span>#</text:p>
      <text:p text:style-name="P1"/>
      <text:p text:style-name="Texte_20_brut"><text:span text:style-name="T3"><text:s/></text:span><text:span text:style-name="T1">923: 00:48:36.21 00:48:38.20 <text:s/>Duration 00:00:01.24 <text:s/>33</text:span></text:p>
      <text:p text:style-name="P97">#é qu<text:span text:style-name="T59">e também</text:span></text:p>
      <text:p text:style-name="P97"><text:span text:style-name="T59">é um negócio próspero</text:span>.#</text:p>
      <text:p text:style-name="P1"/>
      <text:p text:style-name="Texte_20_brut"><text:span text:style-name="T3"><text:s/></text:span><text:span text:style-name="T1">924: 00:48:39.11 00:48:40.10 <text:s/>Duration 00:00:00.24 <text:s/>16</text:span></text:p>
      <text:p text:style-name="P1">#<text:span text:style-name="T59">Travesseiro</text:span> inteligent<text:span text:style-name="T59">e</text:span>,#</text:p>
      <text:p text:style-name="P1"/>
      <text:p text:style-name="Texte_20_brut"><text:span text:style-name="T3"><text:s/></text:span><text:span text:style-name="T1">925: 00:48:41.22 00:48:43.16 <text:s/>Duration 00:00:01.19 <text:s/>30</text:span></text:p>
      <text:p text:style-name="P1">#gui<text:span text:style-name="T59">a</text:span> de respira<text:span text:style-name="T59">ção</text:span>,#</text:p>
      <text:p text:style-name="P1"/>
      <text:p text:style-name="Texte_20_brut"><text:span text:style-name="T3"><text:s/></text:span><text:span text:style-name="T1">926: 00:48:44.18 00:48:48.05 <text:s/>Duration 00:00:03.12 <text:s/>59</text:span></text:p>
      <text:p text:style-name="P97">#ou <text:span text:style-name="T59">ainda máscara</text:span> indu<text:span text:style-name="T59">tora de</text:span> sono</text:p>
      <text:p text:style-name="P97">p<text:span text:style-name="T59">o</text:span>r h<text:span text:style-name="T59">i</text:span>pnose.#</text:p>
      <text:p text:style-name="P1"/>
      <text:p text:style-name="Texte_20_brut"><text:span text:style-name="T3"><text:s/></text:span><text:span text:style-name="T1">927: 00:48:48.10 00:48:51.03 <text:s/>Duration 00:00:02.18 <text:s/>46</text:span></text:p>
      <text:p text:style-name="P1">#É <text:span text:style-name="T59">o que oferece há pouco tempo</text:span></text:p>
      <text:p text:style-name="P1"><text:span text:style-name="T59">essa</text:span> startup bas<text:span text:style-name="T59">eada em</text:span> Avignon,#</text:p>
      <text:p text:style-name="P1"/>
      <text:p text:style-name="Texte_20_brut"><text:span text:style-name="T3"><text:s/></text:span><text:span text:style-name="T1">928: 00:48:51.07 00:48:53.10 <text:s/>Duration 00:00:02.03 <text:s/>36</text:span></text:p>
      <text:p text:style-name="P1">#<text:span text:style-name="T59">no sul</text:span> da Fran<text:span text:style-name="T59">ça</text:span>.#</text:p>
      <text:p text:style-name="P1"/>
      <text:p text:style-name="Texte_20_brut"><text:span text:style-name="T3"><text:s/></text:span><text:span text:style-name="T1">929: 00:48:53.15 00:48:55.21 <text:s/>Duration 00:00:02.06 <text:s/>38</text:span></text:p>
      <text:p text:style-name="P1">É <text:span text:style-name="T59">a etapa</text:span> de fabrica<text:span text:style-name="T59">ção</text:span></text:p>
      <text:p text:style-name="P1">d<text:span text:style-name="T59">a embalagem</text:span>,</text:p>
      <text:p text:style-name="P1"/>
      <text:p text:style-name="Texte_20_brut"><text:span text:style-name="T3"><text:s/></text:span><text:span text:style-name="T1">930: 00:48:56.00 00:48:58.13 <text:s/>Duration 00:00:02.13 <text:s/>43</text:span></text:p>
      <text:p text:style-name="P98">depois trabalharemos</text:p>
      <text:p text:style-name="P1"><text:span text:style-name="T59">na instalação dos cabos</text:span> USB</text:p>
      <text:p text:style-name="P1"/>
      <text:p text:style-name="P114"><text:span text:style-name="T3"><text:s/></text:span><text:span text:style-name="T1">931: 00:48:58.17 00:49:01.10 <text:s/>Duration 00:00:02.18 <text:s/>46</text:span></text:p>
      <text:p text:style-name="P97">e <text:span text:style-name="T59">do manual</text:span></text:p>
      <text:p text:style-name="P97"><text:span text:style-name="T59">que será colocado dentro.</text:span></text:p>
      <text:p text:style-name="P1"/>
      <text:p text:style-name="Texte_20_brut"><text:span text:style-name="T3"><text:s/></text:span><text:span text:style-name="T1">932: 00:49:01.14 00:49:03.09 <text:s/>Duration 00:00:01.20 <text:s/>31</text:span></text:p>
      <text:p text:style-name="P1">E <text:span text:style-name="T60">aqui, toda a 1ª </text:span>base</text:p>
      <text:p text:style-name="P99">estará pronta</text:p>
      <text:p text:style-name="P1"/>
      <text:p text:style-name="Texte_20_brut"><text:soft-page-break/><text:span text:style-name="T3"><text:s/></text:span><text:span text:style-name="T1">933: 00:49:03.13 00:49:05.16 <text:s/>Duration 00:00:02.03 <text:s/>36</text:span></text:p>
      <text:p text:style-name="P1">p<text:span text:style-name="T60">ara colocar a máscara</text:span> Hypnos.</text:p>
      <text:p text:style-name="P1"/>
      <text:p text:style-name="Texte_20_brut"><text:span text:style-name="T3"><text:s/></text:span><text:span text:style-name="T1">934: 00:49:07.08 00:49:10.00 <text:s/>Duration 00:00:02.17 <text:s/>46</text:span></text:p>
      <text:p text:style-name="P1">#<text:span text:style-name="T60">A máscara é</text:span> distribu<text:span text:style-name="T60">ída</text:span></text:p>
      <text:p text:style-name="P1"><text:span text:style-name="T60">em vários países</text:span> europ<text:span text:style-name="T60">eu</text:span>s,#</text:p>
      <text:p text:style-name="P1"/>
      <text:p text:style-name="Texte_20_brut"><text:span text:style-name="T3"><text:s/></text:span><text:span text:style-name="T1">935: 00:49:10.04 00:49:11.00 <text:s/>Duration 00:00:00.21 <text:s/>14</text:span></text:p>
      <text:p text:style-name="P1">#<text:span text:style-name="T60">Suíça inclusive</text:span>,#</text:p>
      <text:p text:style-name="P1"/>
      <text:p text:style-name="Texte_20_brut"><text:span text:style-name="T3"><text:s/></text:span><text:span text:style-name="T1">936: 00:49:11.04 00:49:13.18 <text:s/>Duration 00:00:02.14 <text:s/>44</text:span></text:p>
      <text:p text:style-name="P100">#e <text:span text:style-name="T60">por enquanto,</text:span></text:p>
      <text:p text:style-name="P100"><text:span text:style-name="T60">os negócios vão bem.</text:span>#</text:p>
      <text:p text:style-name="P1"/>
      <text:p text:style-name="Texte_20_brut"><text:span text:style-name="T3"><text:s/></text:span><text:span text:style-name="T1">937: 00:49:14.11 00:49:18.13 <text:s/>Duration 00:00:04.02 <text:s/>69</text:span></text:p>
      <text:p text:style-name="P100"><text:span text:style-name="T60">Começamos a vender</text:span></text:p>
      <text:p text:style-name="P100"><text:span text:style-name="T60">por volta de maio do ano passado.</text:span></text:p>
      <text:p text:style-name="P1"/>
      <text:p text:style-name="Texte_20_brut"><text:span text:style-name="T3"><text:s/></text:span><text:span text:style-name="T1">938: 00:49:18.17 00:49:21.01 <text:s/>Duration 00:00:02.09 <text:s/>40</text:span></text:p>
      <text:p text:style-name="P1"><text:span text:style-name="T60">No começo,</text:span> fabri<text:span text:style-name="T60">cávamos</text:span></text:p>
      <text:p text:style-name="P1"><text:span text:style-name="T60">na nossa</text:span> garage<text:span text:style-name="T60">m</text:span>.</text:p>
      <text:p text:style-name="P1"/>
      <text:p text:style-name="Texte_20_brut"><text:span text:style-name="T3"><text:s/></text:span><text:span text:style-name="T1">939: 00:49:21.05 00:49:22.23 <text:s/>Duration 00:00:01.18 <text:s/>29</text:span></text:p>
      <text:p text:style-name="P100"><text:span text:style-name="T60">Tínhamos dezenas de máscaras</text:span>,</text:p>
      <text:p text:style-name="P1"/>
      <text:p text:style-name="Texte_20_brut"><text:span text:style-name="T3"><text:s/></text:span><text:span text:style-name="T1">940: 00:49:23.02 00:49:25.14 <text:s/>Duration 00:00:02.12 <text:s/>42</text:span></text:p>
      <text:p text:style-name="P100">E <text:span text:style-name="T60">de repente passamos</text:span></text:p>
      <text:p text:style-name="P100"><text:span text:style-name="T60">a grandes distribuidores</text:span></text:p>
      <text:p text:style-name="P1"/>
      <text:p text:style-name="Texte_20_brut"><text:span text:style-name="T3"><text:s/></text:span><text:span text:style-name="T1">941: 00:49:25.19 00:49:27.09 <text:s/>Duration 00:00:01.15 <text:s/>27</text:span></text:p>
      <text:p text:style-name="P100"><text:span text:style-name="T60">que compraram</text:span></text:p>
      <text:p text:style-name="P100"><text:span text:style-name="T60">milhares delas</text:span>.</text:p>
      <text:p text:style-name="P1"/>
      <text:p text:style-name="Texte_20_brut"><text:span text:style-name="T3"><text:s/></text:span><text:span text:style-name="T1">942: 00:49:27.13 00:49:29.14 <text:s/>Duration 00:00:02.01 <text:s/>35</text:span></text:p>
      <text:p text:style-name="P100"><text:span text:style-name="T60">Tivemos um belo crescimento</text:span></text:p>
      <text:p text:style-name="P100"><text:span text:style-name="T60">ano passado,</text:span></text:p>
      <text:p text:style-name="P1"/>
      <text:p text:style-name="Texte_20_brut"><text:span text:style-name="T3"><text:s/></text:span><text:span text:style-name="T1">943: 00:49:29.18 00:49:31.13 <text:s/>Duration 00:00:01.20 <text:s/>31</text:span></text:p>
      <text:p text:style-name="P99">que vai continuar este ano</text:p>
      <text:p text:style-name="P1"/>
      <text:p text:style-name="Texte_20_brut"><text:span text:style-name="T3"><text:s/></text:span><text:span text:style-name="T1">944: 00:49:31.17 00:49:34.06 <text:s/>Duration 00:00:02.14 <text:s/>44</text:span></text:p>
      <text:p text:style-name="P1">multipli<text:span text:style-name="T60">c</text:span>an<text:span text:style-name="T60">do po</text:span>r 3 ou 4</text:p>
      <text:p text:style-name="P99">nosso faturamento.</text:p>
      <text:p text:style-name="P1"/>
      <text:p text:style-name="Texte_20_brut"><text:span text:style-name="T3"><text:s/></text:span><text:span text:style-name="T1">945: 00:49:34.18 00:49:36.07 <text:s/>Duration 00:00:01.14 <text:s/>27</text:span></text:p>
      <text:p text:style-name="P1">E <text:span text:style-name="T60">aí</text:span>, <text:span text:style-name="T61">selecionamos..</text:span>.</text:p>
      <text:p text:style-name="P1"/>
      <text:p text:style-name="Texte_20_brut"><text:span text:style-name="T3"><text:s/></text:span><text:span text:style-name="T1">946: 00:49:36.11 00:49:39.01 <text:s/>Duration 00:00:02.15 <text:s/>44</text:span></text:p>
      <text:p text:style-name="P1">#<text:span text:style-name="T61">Cada máscara custa</text:span></text:p>
      <text:p text:style-name="P1"><text:span text:style-name="T61">em torno </text:span>de 200 CHF.#</text:p>
      <text:p text:style-name="P1"/>
      <text:p text:style-name="Texte_20_brut"><text:span text:style-name="T3"><text:s/></text:span><text:span text:style-name="T1">947: 00:49:39.05 00:49:40.22 <text:s/>Duration 00:00:01.17 <text:s/>29</text:span></text:p>
      <text:p text:style-name="P1">#Ma<text:span text:style-name="T61">s nosso teste foi</text:span> gratuit<text:span text:style-name="T61">o</text:span>,#</text:p>
      <text:p text:style-name="P1"/>
      <text:p text:style-name="Texte_20_brut"><text:span text:style-name="T3"><text:s/></text:span><text:span text:style-name="T1">948: 00:49:41.01 00:49:43.12 <text:s/>Duration 00:00:02.11 <text:s/>41</text:span></text:p>
      <text:p text:style-name="P1">#<text:span text:style-name="T61">então me dei esse pequeno prazer</text:span>.#</text:p>
      <text:p text:style-name="P1"/>
      <text:p text:style-name="Texte_20_brut"><text:span text:style-name="T3"><text:s/></text:span><text:span text:style-name="T1">949: 00:49:43.16 00:49:46.13 <text:s/>Duration 00:00:02.22 <text:s/>49</text:span></text:p>
      <text:p text:style-name="P1">#U<text:span text:style-name="T61">m</text:span> program<text:span text:style-name="T61">a</text:span> de 10 minut<text:span text:style-name="T61">o</text:span>s</text:p>
      <text:p text:style-name="P1">de pr<text:span text:style-name="T61">eparação para o</text:span> sono,#</text:p>
      <text:p text:style-name="P1"><text:soft-page-break/></text:p>
      <text:p text:style-name="Texte_20_brut"><text:span text:style-name="T3"><text:s/></text:span><text:span text:style-name="T1">950: 00:49:46.17 00:49:49.17 <text:s/>Duration 00:00:03.00 <text:s/>51</text:span></text:p>
      <text:p text:style-name="P1">#<text:span text:style-name="T61">com</text:span> voz, vibra<text:span text:style-name="T61">çõe</text:span>s, so<text:span text:style-name="T61">m</text:span> e lu<text:span text:style-name="T61">z</text:span>.#</text:p>
      <text:p text:style-name="P1"/>
      <text:p text:style-name="Texte_20_brut"><text:span text:style-name="T3"><text:s/></text:span><text:span text:style-name="T1">951: 00:49:51.12 00:49:54.17 <text:s/>Duration 00:00:03.05 <text:s/>54</text:span></text:p>
      <text:p text:style-name="P1">#Vo<text:span text:style-name="T61">cê vai se</text:span> concentr<text:span text:style-name="T61">a</text:span>r</text:p>
      <text:p text:style-name="P1"><text:span text:style-name="T61">na sua</text:span> respira<text:span text:style-name="T61">ção</text:span>.#</text:p>
      <text:p text:style-name="P1"/>
      <text:p text:style-name="Texte_20_brut"><text:span text:style-name="T3"><text:s/></text:span><text:span text:style-name="T1">952: 00:49:54.21 00:49:57.12 <text:s/>Duration 00:00:02.16 <text:s/>45</text:span></text:p>
      <text:p text:style-name="P1">#<text:span text:style-name="T61">Respirando segundo um ritmo</text:span></text:p>
      <text:p text:style-name="P1">b<text:span text:style-name="T61">em</text:span> <text:span text:style-name="T61">específico</text:span>,#</text:p>
      <text:p text:style-name="P1"/>
      <text:p text:style-name="Texte_20_brut"><text:span text:style-name="T3"><text:s/></text:span><text:span text:style-name="T1">953: 00:49:57.16 00:50:00.20 <text:s/>Duration 00:00:03.04 <text:s/>54</text:span></text:p>
      <text:p text:style-name="P1">#vo<text:span text:style-name="T61">cê chega</text:span> progressiv<text:span text:style-name="T61">a</text:span>ment<text:span text:style-name="T61">e</text:span></text:p>
      <text:p text:style-name="P1"><text:span text:style-name="T61">a um profundo </text:span>relaxa<text:span text:style-name="T61">mento</text:span>#</text:p>
      <text:p text:style-name="P1"/>
      <text:p text:style-name="Texte_20_brut"><text:span text:style-name="T3"><text:s/></text:span><text:span text:style-name="T1">954: 00:50:01.10 00:50:04.14 <text:s/>Duration 00:00:03.04 <text:s/>54</text:span></text:p>
      <text:p text:style-name="P1">#<text:span text:style-name="T61">em que seu</text:span> organism<text:span text:style-name="T61">o</text:span></text:p>
      <text:p text:style-name="P1">va<text:span text:style-name="T61">i poder aprender</text:span>#</text:p>
      <text:p text:style-name="P1"/>
      <text:p text:style-name="Texte_20_brut"><text:span text:style-name="T3"><text:s/></text:span><text:span text:style-name="T1">955: 00:50:04.18 00:50:08.03 <text:s/>Duration 00:00:03.10 <text:s/>58</text:span></text:p>
      <text:p text:style-name="P1">#ou r<text:span text:style-name="T61">eaprender a repousa</text:span>r.#</text:p>
      <text:p text:style-name="P1"/>
      <text:p text:style-name="Texte_20_brut"><text:span text:style-name="T3"><text:s/></text:span><text:span text:style-name="T1">956: 00:50:12.01 00:50:13.15 <text:s/>Duration 00:00:01.14 <text:s/>27</text:span></text:p>
      <text:p text:style-name="P1">#R<text:span text:style-name="T61">esultado comprovado</text:span>.#</text:p>
      <text:p text:style-name="P1"/>
      <text:p text:style-name="Texte_20_brut"><text:span text:style-name="T3"><text:s/></text:span><text:span text:style-name="T1">957: 00:50:13.19 00:50:14.21 <text:s/>Duration 00:00:01.02 <text:s/>18</text:span></text:p>
      <text:p text:style-name="P1">#Ma<text:span text:style-name="T61">s é bom saber</text:span>#</text:p>
      <text:p text:style-name="P1"/>
      <text:p text:style-name="Texte_20_brut"><text:span text:style-name="T3"><text:s/></text:span><text:span text:style-name="T1">958: 00:50:15.00 00:50:17.02 <text:s/>Duration 00:00:02.02 <text:s/>35</text:span></text:p>
      <text:p text:style-name="P1">#que <text:span text:style-name="T61">eu tinha passado</text:span></text:p>
      <text:p text:style-name="P1">4 h<text:span text:style-name="T61">oras dirigindo</text:span>.#</text:p>
      <text:p text:style-name="P1"/>
      <text:p text:style-name="Texte_20_brut"><text:span text:style-name="T3"><text:s/></text:span><text:span text:style-name="T1">959: 00:50:17.06 00:50:18.14 <text:s/>Duration 00:00:01.08 <text:s/>22</text:span></text:p>
      <text:p text:style-name="P1"><text:span text:style-name="T61">Mesmo assim</text:span>.</text:p>
      <text:p text:style-name="P1"/>
      <text:p text:style-name="Texte_20_brut"><text:span text:style-name="T3"><text:s/></text:span><text:span text:style-name="T1">960: 00:50:18.18 00:50:20.19 <text:s/>Duration 00:00:02.01 <text:s/>35</text:span></text:p>
      <text:p text:style-name="P1">-E<text:span text:style-name="T61">m</text:span> g<text:span text:style-name="T61">e</text:span>ral, é <text:span text:style-name="T61">muito</text:span> relaxant<text:span text:style-name="T61">e</text:span>.</text:p>
      <text:p text:style-name="P1">-<text:span text:style-name="T61">Sim</text:span>.</text:p>
      <text:p text:style-name="P1"/>
      <text:p text:style-name="Texte_20_brut"><text:span text:style-name="T3"><text:s/></text:span><text:span text:style-name="T1">961: 00:50:21.13 00:50:23.01 <text:s/>Duration 00:00:01.13 <text:s/>26</text:span></text:p>
      <text:p text:style-name="P1">#<text:span text:style-name="T61">O</text:span> paradox<text:span text:style-name="T61">o desses aparelho</text:span>s#</text:p>
      <text:p text:style-name="P1"/>
      <text:p text:style-name="Texte_20_brut"><text:span text:style-name="T3"><text:s/></text:span><text:span text:style-name="T1">962: 00:50:23.05 00:50:25.16 <text:s/>Duration 00:00:02.11 <text:s/>41</text:span></text:p>
      <text:p text:style-name="P1">#é qu<text:span text:style-name="T61">e são todos conectados,</text:span></text:p>
      <text:p text:style-name="P1">ou <text:span text:style-name="T61">quase todos</text:span>.#</text:p>
      <text:p text:style-name="P1"/>
      <text:p text:style-name="Texte_20_brut"><text:span text:style-name="T3"><text:s/></text:span><text:span text:style-name="T1">963: 00:50:25.20 00:50:28.24 <text:s/>Duration 00:00:03.04 <text:s/>54</text:span></text:p>
      <text:p text:style-name="P1">#<text:span text:style-name="T61">Podemos preparar nosso</text:span> sono,</text:p>
      <text:p text:style-name="P1">mas <text:span text:style-name="T61">também </text:span>auscult<text:span text:style-name="T61">á-lo</text:span>#</text:p>
      <text:p text:style-name="P1"/>
      <text:p text:style-name="Texte_20_brut"><text:span text:style-name="T3"><text:s/></text:span><text:span text:style-name="T1">964: 00:50:29.04 00:50:32.22 <text:s/>Duration 00:00:03.18 <text:s/>63</text:span></text:p>
      <text:p text:style-name="P101">#e <text:span text:style-name="T61">medi-lo como faríamos</text:span></text:p>
      <text:p text:style-name="P101"><text:span text:style-name="T61">nas sessões de corrida</text:span>.#</text:p>
      <text:p text:style-name="P1"/>
      <text:p text:style-name="Texte_20_brut"><text:span text:style-name="T3"><text:s/></text:span><text:span text:style-name="T1">965: 00:50:33.02 00:50:36.00 <text:s/>Duration 00:00:02.23 <text:s/>50</text:span></text:p>
      <text:p text:style-name="P1">#<text:span text:style-name="T61">Tratar nossas noites</text:span></text:p>
      <text:p text:style-name="P1">d<text:span text:style-name="T61">esreguladas pelas tela</text:span>s#</text:p>
      <text:p text:style-name="P1"/>
      <text:p text:style-name="Texte_20_brut"><text:span text:style-name="T3"><text:s/></text:span><text:span text:style-name="T1">966: 00:50:36.05 00:50:37.19 <text:s/>Duration 00:00:01.14 <text:s/>27</text:span></text:p>
      <text:p text:style-name="P1"><text:soft-page-break/>#<text:span text:style-name="T61">passando tempo nas tela</text:span>s#</text:p>
      <text:p text:style-name="P1"/>
      <text:p text:style-name="Texte_20_brut"><text:span text:style-name="T3"><text:s/></text:span><text:span text:style-name="T1">967: 00:50:37.24 00:50:41.01 <text:s/>Duration 00:00:03.02 <text:s/>52</text:span></text:p>
      <text:p text:style-name="P1">#é <text:span text:style-name="T61">meio que curar o mal pelo mal</text:span>.#</text:p>
      <text:p text:style-name="P1"/>
      <text:p text:style-name="Texte_20_brut"><text:span text:style-name="T3"><text:s/></text:span><text:span text:style-name="T1">968: 00:50:41.05 00:50:43.17 <text:s/>Duration 00:00:02.12 <text:s/>42</text:span></text:p>
      <text:p text:style-name="P103"><text:span text:style-name="T62">Isso fixa a atenção,</text:span></text:p>
      <text:p text:style-name="P103"><text:span text:style-name="T62">olhar toda manhã</text:span></text:p>
      <text:p text:style-name="P1"/>
      <text:p text:style-name="Texte_20_brut"><text:span text:style-name="T3"><text:s/></text:span><text:span text:style-name="T1">969: 00:50:43.22 00:50:44.18 <text:s/>Duration 00:00:00.21 <text:s/>14</text:span></text:p>
      <text:p text:style-name="P102">quanto tivemos</text:p>
      <text:p text:style-name="P1"/>
      <text:p text:style-name="Texte_20_brut"><text:span text:style-name="T3"><text:s/></text:span><text:span text:style-name="T1">970: 00:50:44.22 00:50:47.19 <text:s/>Duration 00:00:02.22 <text:s/>49</text:span></text:p>
      <text:p text:style-name="P1">d<text:span text:style-name="T62">e horas</text:span> de sono,</text:p>
      <text:p text:style-name="P1"><text:span text:style-name="T62">de</text:span> sono prof<text:span text:style-name="T62">undo ou leve,</text:span></text:p>
      <text:p text:style-name="P1"/>
      <text:p text:style-name="Texte_20_brut"><text:span text:style-name="T3"><text:s/></text:span><text:span text:style-name="T1">971: 00:50:47.23 00:50:50.04 <text:s/>Duration 00:00:02.06 <text:s/>38</text:span></text:p>
      <text:p text:style-name="P103"><text:span text:style-name="T62">por um lado</text:span></text:p>
      <text:p text:style-name="P103"><text:span text:style-name="T62">porque vai focalizar no sono</text:span>,</text:p>
      <text:p text:style-name="P1"/>
      <text:p text:style-name="Texte_20_brut"><text:span text:style-name="T3"><text:s/></text:span><text:span text:style-name="T1">972: 00:50:50.08 00:50:52.18 <text:s/>Duration 00:00:02.10 <text:s/>41</text:span></text:p>
      <text:p text:style-name="P103">e <text:span text:style-name="T62">algo que não era</text:span></text:p>
      <text:p text:style-name="P103"><text:span text:style-name="T62">problemático antes</text:span></text:p>
      <text:p text:style-name="P1"/>
      <text:p text:style-name="Texte_20_brut"><text:span text:style-name="T3"><text:s/></text:span><text:span text:style-name="T1">973: 00:50:52.22 00:50:54.08 <text:s/>Duration 00:00:01.11 <text:s/>24</text:span></text:p>
      <text:p text:style-name="P103"><text:span text:style-name="T62">vai se tornar um</text:span> problema,</text:p>
      <text:p text:style-name="P1"/>
      <text:p text:style-name="Texte_20_brut"><text:span text:style-name="T3"><text:s/></text:span><text:span text:style-name="T1">974: 00:50:54.12 00:50:56.03 <text:s/>Duration 00:00:01.16 <text:s/>28</text:span></text:p>
      <text:p text:style-name="P104">p<text:span text:style-name="T63">ois você começa</text:span></text:p>
      <text:p text:style-name="P104"><text:span text:style-name="T63">a se preocupar</text:span>,</text:p>
      <text:p text:style-name="P1"/>
      <text:p text:style-name="Texte_20_brut"><text:span text:style-name="T3"><text:s/></text:span><text:span text:style-name="T1">975: 00:50:56.07 00:50:58.21 <text:s/>Duration 00:00:02.14 <text:s/>44</text:span></text:p>
      <text:p text:style-name="P104"><text:span text:style-name="T63">porque houve</text:span></text:p>
      <text:p text:style-name="P104"><text:span text:style-name="T63">muito pouco sono profundo</text:span>,</text:p>
      <text:p text:style-name="P1"/>
      <text:p text:style-name="Texte_20_brut"><text:span text:style-name="T3"><text:s/></text:span><text:span text:style-name="T1">976: 00:50:59.00 00:50:59.23 <text:s/>Duration 00:00:00.23 <text:s/>16</text:span></text:p>
      <text:p text:style-name="P1">e <text:span text:style-name="T63">você vai</text:span> pens<text:span text:style-name="T63">a</text:span>r</text:p>
      <text:p text:style-name="P1"/>
      <text:p text:style-name="Texte_20_brut"><text:span text:style-name="T3"><text:s/></text:span><text:span text:style-name="T1">977: 00:51:00.03 00:51:02.16 <text:s/>Duration 00:00:02.13 <text:s/>43</text:span></text:p>
      <text:p text:style-name="P104">que <text:span text:style-name="T63">o dia será</text:span></text:p>
      <text:p text:style-name="P104"><text:span text:style-name="T63">muito difícil de aguentar</text:span>.</text:p>
      <text:p text:style-name="P1"/>
      <text:p text:style-name="Texte_20_brut"><text:span text:style-name="T3"><text:s/></text:span><text:span text:style-name="T1">978: 00:51:03.06 00:51:04.13 <text:s/>Duration 00:00:01.07 <text:s/>22</text:span></text:p>
      <text:p text:style-name="P1">#<text:span text:style-name="T63">Então</text:span>, <text:span text:style-name="T63">o </text:span>que no<text:span text:style-name="T63">s resta</text:span>?#</text:p>
      <text:p text:style-name="P1"/>
      <text:p text:style-name="Texte_20_brut"><text:span text:style-name="T3"><text:s/></text:span><text:span text:style-name="T1">979: 00:51:05.07 00:51:07.04 <text:s/>Duration 00:00:01.22 <text:s/>32</text:span></text:p>
      <text:p text:style-name="P104">#<text:span text:style-name="T63">Voltar ao simples bom senso,</text:span></text:p>
      <text:p text:style-name="P104"><text:span text:style-name="T63">talvez.</text:span>#</text:p>
      <text:p text:style-name="P1"/>
      <text:p text:style-name="Texte_20_brut"><text:span text:style-name="T3"><text:s/></text:span><text:span text:style-name="T1">980: 00:51:07.18 00:51:10.16 <text:s/>Duration 00:00:02.23 <text:s/>50</text:span></text:p>
      <text:p text:style-name="P105">A solução seria</text:p>
      <text:p text:style-name="P1"><text:span text:style-name="T63">seguir o</text:span> c<text:span text:style-name="T63">i</text:span>cl<text:span text:style-name="T63">o</text:span> natur<text:span text:style-name="T63">a</text:span>l,</text:p>
      <text:p text:style-name="P1"/>
      <text:p text:style-name="Texte_20_brut"><text:span text:style-name="T3"><text:s/></text:span><text:span text:style-name="T1">981: 00:51:10.20 00:51:12.14 <text:s/>Duration 00:00:01.19 <text:s/>30</text:span></text:p>
      <text:p text:style-name="P1">adapt<text:span text:style-name="T63">a</text:span>r-<text:span text:style-name="T63">se</text:span> à <text:span text:style-name="T63">luz natural.</text:span></text:p>
      <text:p text:style-name="P1"/>
      <text:p text:style-name="Texte_20_brut"><text:span text:style-name="T3"><text:s/></text:span><text:span text:style-name="T1">982: 00:51:12.19 00:51:15.02 <text:s/>Duration 00:00:02.08 <text:s/>39</text:span></text:p>
      <text:p text:style-name="P1">A<text:span text:style-name="T63">o longo do dia </text:span>você<text:span text:style-name="T63"> tem luz,</text:span></text:p>
      <text:p text:style-name="P1"/>
      <text:p text:style-name="Texte_20_brut"><text:span text:style-name="T3"><text:s/></text:span><text:span text:style-name="T1">983: 00:51:15.06 00:51:16.19 <text:s/>Duration 00:00:01.13 <text:s/>26</text:span></text:p>
      <text:p text:style-name="P105"><text:soft-page-break/>e é preciso ter luz</text:p>
      <text:p text:style-name="P1"/>
      <text:p text:style-name="Texte_20_brut"><text:span text:style-name="T3"><text:s/></text:span><text:span text:style-name="T1">984: 00:51:16.24 00:51:18.14 <text:s/>Duration 00:00:01.15 <text:s/>27</text:span></text:p>
      <text:p text:style-name="P1">p<text:span text:style-name="T63">ara</text:span> <text:span text:style-name="T63">e</text:span>stimul<text:span text:style-name="T63">a</text:span>r <text:span text:style-name="T63">a pessoa.</text:span></text:p>
      <text:p text:style-name="P1"/>
      <text:p text:style-name="Texte_20_brut"><text:span text:style-name="T3"><text:s/></text:span><text:span text:style-name="T1">985: 00:51:18.18 00:51:22.15 <text:s/>Duration 00:00:03.22 <text:s/>66</text:span></text:p>
      <text:p text:style-name="P1"><text:span text:style-name="T63">Então a luz é</text:span> positiv<text:span text:style-name="T63">a</text:span></text:p>
      <text:p text:style-name="P1">p<text:span text:style-name="T63">ara ficar desperto.</text:span></text:p>
      <text:p text:style-name="P1"/>
      <text:p text:style-name="Texte_20_brut"><text:span text:style-name="T3"><text:s/></text:span><text:span text:style-name="T1">986: 00:51:22.19 00:51:25.01 <text:s/>Duration 00:00:02.07 <text:s/>39</text:span></text:p>
      <text:p text:style-name="P1">A<text:span text:style-name="T63">o longo da noite,</text:span></text:p>
      <text:p text:style-name="P1">v<text:span text:style-name="T63">ai ter uma diminuição</text:span></text:p>
      <text:p text:style-name="P1"/>
      <text:p text:style-name="Texte_20_brut"><text:span text:style-name="T3"><text:s/></text:span><text:span text:style-name="T1">987: 00:51:25.05 00:51:26.08 <text:s/>Duration 00:00:01.03 <text:s/>19</text:span></text:p>
      <text:p text:style-name="P1">d<text:span text:style-name="T63">a luz do dia,</text:span></text:p>
      <text:p text:style-name="P1"/>
      <text:p text:style-name="Texte_20_brut"><text:span text:style-name="T3"><text:s/></text:span><text:span text:style-name="T1">988: 00:51:26.13 00:51:28.21 <text:s/>Duration 00:00:02.08 <text:s/>39</text:span></text:p>
      <text:p text:style-name="P1">u<text:span text:style-name="T63">ma</text:span> diminu<text:span text:style-name="T63">ição com noite</text:span> total,</text:p>
      <text:p text:style-name="P1"/>
      <text:p text:style-name="Texte_20_brut"><text:span text:style-name="T3"><text:s/></text:span><text:span text:style-name="T1">989: 00:51:29.00 00:51:31.00 <text:s/>Duration 00:00:02.00 <text:s/>34</text:span></text:p>
      <text:p text:style-name="P1">e é a<text:span text:style-name="T63">o longo da noite</text:span>,</text:p>
      <text:p text:style-name="P1"/>
      <text:p text:style-name="Texte_20_brut"><text:span text:style-name="T3"><text:s/></text:span><text:span text:style-name="T1">990: 00:51:31.05 00:51:33.17 <text:s/>Duration 00:00:02.12 <text:s/>42</text:span></text:p>
      <text:p text:style-name="P105">portanto sem luz,</text:p>
      <text:p text:style-name="P1">que você<text:span text:style-name="T63"> poderá</text:span> dormir.</text:p>
      <text:p text:style-name="P1"/>
      <text:p text:style-name="Texte_20_brut"><text:span text:style-name="T3"><text:s/></text:span><text:span text:style-name="T1">991: 00:51:34.16 00:51:38.03 <text:s/>Duration 00:00:03.12 <text:s/>59</text:span></text:p>
      <text:p text:style-name="P1">#<text:span text:style-name="T63">Voltar ao ritmo</text:span> natur<text:span text:style-name="T63">a</text:span>l</text:p>
      <text:p text:style-name="P1"><text:span text:style-name="T63">foi</text:span> <text:span text:style-name="T63">o que</text:span> f<text:span text:style-name="T63">ez</text:span> Isabelle.#</text:p>
      <text:p text:style-name="P1"/>
      <text:p text:style-name="Texte_20_brut"><text:span text:style-name="T3"><text:s/></text:span><text:span text:style-name="T1">992: 00:51:38.07 00:51:41.13 <text:s/>Duration 00:00:03.06 <text:s/>55</text:span></text:p>
      <text:p text:style-name="P1">#El<text:span text:style-name="T63">a</text:span> <text:span text:style-name="T63">finalmente recuperou</text:span></text:p>
      <text:p text:style-name="P1">u<text:span text:style-name="T63">m</text:span> sono r<text:span text:style-name="T63">eparado</text:span>r,#</text:p>
      <text:p text:style-name="P1"/>
      <text:p text:style-name="Texte_20_brut"><text:span text:style-name="T3"><text:s/></text:span><text:span text:style-name="T1">993: 00:51:41.17 00:51:43.17 <text:s/>Duration 00:00:02.00 <text:s/>34</text:span></text:p>
      <text:p text:style-name="P1">#ma<text:span text:style-name="T63">s isso não veio sozinho</text:span>.#</text:p>
      <text:p text:style-name="P1"/>
      <text:p text:style-name="Texte_20_brut"><text:span text:style-name="T3"><text:s/></text:span><text:span text:style-name="T1">994: 00:51:44.09 00:51:46.23 <text:s/>Duration 00:00:02.14 <text:s/>44</text:span></text:p>
      <text:p text:style-name="P107"><text:span text:style-name="T64">Eu assistia ao jornal do dia,</text:span></text:p>
      <text:p text:style-name="P1"/>
      <text:p text:style-name="Texte_20_brut"><text:span text:style-name="T3"><text:s/></text:span><text:span text:style-name="T1">995: 00:51:47.02 00:51:49.24 <text:s/>Duration 00:00:02.22 <text:s/>49</text:span></text:p>
      <text:p text:style-name="P1"><text:span text:style-name="T64">entrava no</text:span> Facebook,</text:p>
      <text:p text:style-name="P1">p<text:span text:style-name="T64">orque tenho uma associação</text:span></text:p>
      <text:p text:style-name="P1"/>
      <text:p text:style-name="Texte_20_brut"><text:span text:style-name="T3"><text:s/></text:span><text:span text:style-name="T1">996: 00:51:50.03 00:51:52.15 <text:s/>Duration 00:00:02.12 <text:s/>42</text:span></text:p>
      <text:p text:style-name="P1">e <text:span text:style-name="T64">tem muita gente no</text:span> Messenger.</text:p>
      <text:p text:style-name="P1"/>
      <text:p text:style-name="Texte_20_brut"><text:span text:style-name="T3"><text:s/></text:span><text:span text:style-name="T1">997: 00:51:52.19 00:51:54.15 <text:s/>Duration 00:00:01.21 <text:s/>31</text:span></text:p>
      <text:p text:style-name="P106">Às vezes, respondo à noite.</text:p>
      <text:p text:style-name="P1"/>
      <text:p text:style-name="Texte_20_brut"><text:span text:style-name="T3"><text:s/></text:span><text:span text:style-name="T1">998: 00:51:54.19 00:51:57.03 <text:s/>Duration 00:00:02.09 <text:s/>40</text:span></text:p>
      <text:p text:style-name="P1">E <text:span text:style-name="T64">aí, era realmente</text:span>...</text:p>
      <text:p text:style-name="P1"/>
      <text:p text:style-name="Texte_20_brut"><text:span text:style-name="T3"><text:s/></text:span><text:span text:style-name="T1">999: 00:51:57.07 00:51:59.17 <text:s/>Duration 00:00:02.10 <text:s/>41</text:span></text:p>
      <text:p text:style-name="P106">Eu tinha a impressão</text:p>
      <text:p text:style-name="P1">que <text:span text:style-name="T64">isso me relaxava,</text:span></text:p>
      <text:p text:style-name="P1"/>
      <text:p text:style-name="P1">1000: 00:51:59.21 00:52:02.13 <text:s/>Duration 00:00:02.17 <text:s/>46</text:p>
      <text:p text:style-name="P107">e <text:span text:style-name="T64">na verdade,</text:span></text:p>
      <text:p text:style-name="P107"><text:span text:style-name="T64">depois de um tempo, eu percebi</text:span></text:p>
      <text:p text:style-name="P1"><text:soft-page-break/></text:p>
      <text:p text:style-name="P1">1001: 00:52:02.17 00:52:04.11 <text:s/>Duration 00:00:01.19 <text:s/>30</text:p>
      <text:p text:style-name="P106">que não era bem assim.</text:p>
      <text:p text:style-name="P1"/>
      <text:p text:style-name="P1">1002: 00:52:04.15 00:52:07.07 <text:s/>Duration 00:00:02.17 <text:s/>46</text:p>
      <text:p text:style-name="P107"><text:span text:style-name="T64">Na verdade,</text:span></text:p>
      <text:p text:style-name="P107"><text:span text:style-name="T64">meu cérebro não parava nunca.</text:span></text:p>
      <text:p text:style-name="P1"/>
      <text:p text:style-name="P1">1003: 00:52:07.21 00:52:10.00 <text:s/>Duration 00:00:02.04 <text:s/>37</text:p>
      <text:p text:style-name="P1"><text:span text:style-name="T64">A certa altura, eu concluí</text:span>...</text:p>
      <text:p text:style-name="P1"/>
      <text:p text:style-name="P1">1004: 00:52:10.04 00:52:12.06 <text:s/>Duration 00:00:02.02 <text:s/>35</text:p>
      <text:p text:style-name="P107"><text:span text:style-name="T64">Não gosto</text:span></text:p>
      <text:p text:style-name="P107"><text:span text:style-name="T64">de ser dependente das coisas</text:span>,</text:p>
      <text:p text:style-name="P1"/>
      <text:p text:style-name="P1">1005: 00:52:12.10 00:52:15.09 <text:s/>Duration 00:00:02.24 <text:s/>50</text:p>
      <text:p text:style-name="P106">então cheguei à conclusão</text:p>
      <text:p text:style-name="P106">que precisava de mais higiene.</text:p>
      <text:p text:style-name="P1"/>
      <text:p text:style-name="P1">1006: 00:52:15.13 00:52:18.04 <text:s/>Duration 00:00:02.16 <text:s/>45</text:p>
      <text:p text:style-name="P107"><text:span text:style-name="T64">Portanto,</text:span></text:p>
      <text:p text:style-name="P107"><text:span text:style-name="T64">nunca mais celular na cama,</text:span></text:p>
      <text:p text:style-name="P1"/>
      <text:p text:style-name="P1">1007: 00:52:18.08 00:52:21.06 <text:s/>Duration 00:00:02.23 <text:s/>50</text:p>
      <text:p text:style-name="P107">e <text:span text:style-name="T64">nunca mais horas</text:span></text:p>
      <text:p text:style-name="P107"><text:span text:style-name="T64">antes de dormi</text:span>r.</text:p>
      <text:p text:style-name="P1"/>
      <text:p text:style-name="P1">1008: 00:52:21.10 00:52:22.13 <text:s/>Duration 00:00:01.03 <text:s/>19</text:p>
      <text:p text:style-name="P106">Temos de largá-lo.</text:p>
      <text:p text:style-name="P1"/>
      <text:p text:style-name="P1">1009: 00:52:23.14 00:52:26.08 <text:s/>Duration 00:00:02.19 <text:s/>47</text:p>
      <text:p text:style-name="P1">#<text:span text:style-name="T64">Ela</text:span> <text:span text:style-name="T64">desliga as telas</text:span></text:p>
      <text:p text:style-name="P1"><text:span text:style-name="T64">1 hora antes de ir para a cama</text:span>.#</text:p>
      <text:p text:style-name="P1"/>
      <text:p text:style-name="P1">1010: 00:52:26.12 00:52:28.12 <text:s/>Duration 00:00:02.00 <text:s/>34</text:p>
      <text:p text:style-name="P1">#El<text:span text:style-name="T64">a</text:span> dor<text:span text:style-name="T64">me no escuro</text:span> total#</text:p>
      <text:p text:style-name="P1"/>
      <text:p text:style-name="P1">1011: 00:52:28.17 00:52:31.17 <text:s/>Duration 00:00:03.00 <text:s/>51</text:p>
      <text:p text:style-name="P1">#e <text:span text:style-name="T64">desperta suavemente</text:span></text:p>
      <text:p text:style-name="P1"><text:span text:style-name="T64">com um</text:span> simula<text:span text:style-name="T64">dor de aurora</text:span>.#</text:p>
      <text:p text:style-name="P1"/>
      <text:p text:style-name="P1">1012: 00:52:32.17 00:52:34.18 <text:s/>Duration 00:00:02.01 <text:s/>35</text:p>
      <text:p text:style-name="P1">Vo<text:span text:style-name="T64">cê nem nota que tem despertador.</text:span></text:p>
      <text:p text:style-name="P1"/>
      <text:p text:style-name="P1">1013: 00:52:34.22 00:52:36.18 <text:s/>Duration 00:00:01.21 <text:s/>31</text:p>
      <text:p text:style-name="P1">É <text:span text:style-name="T64">isso que é formidável.</text:span></text:p>
      <text:p text:style-name="P1"/>
      <text:p text:style-name="P1">1014: 00:52:36.22 00:52:40.04 <text:s/>Duration 00:00:03.07 <text:s/>56</text:p>
      <text:p text:style-name="P1">#É <text:span text:style-name="T64">o preço a pagar</text:span></text:p>
      <text:p text:style-name="P1"><text:span text:style-name="T64">para recuperar um bom</text:span> sono.#</text:p>
      <text:p text:style-name="P1"/>
      <text:p text:style-name="P1">1015: 00:52:40.08 00:52:43.04 <text:s/>Duration 00:00:02.21 <text:s/>48</text:p>
      <text:p text:style-name="P107">#<text:span text:style-name="T64">Outras pessoas</text:span></text:p>
      <text:p text:style-name="P107"><text:span text:style-name="T64">também seguem </text:span>tra<text:span text:style-name="T64">tamentos</text:span>#</text:p>
      <text:p text:style-name="P1"/>
      <text:p text:style-name="P1">1016: 00:52:43.09 00:52:44.17 <text:s/>Duration 00:00:01.08 <text:s/>22</text:p>
      <text:p text:style-name="P1">#à base de m<text:span text:style-name="T64">e</text:span>latonin<text:span text:style-name="T64">a</text:span>#</text:p>
      <text:p text:style-name="P1"/>
      <text:p text:style-name="P1">1017: 00:52:44.21 00:52:47.14 <text:s/>Duration 00:00:02.18 <text:s/>46</text:p>
      <text:p text:style-name="P1">#ou <text:span text:style-name="T64">também fazem sessões</text:span></text:p>
      <text:p text:style-name="P1"><text:soft-page-break/>de luminot<text:span text:style-name="T64">erapia</text:span>.#</text:p>
      <text:p text:style-name="P1"/>
      <text:p text:style-name="P1">1018: 00:52:47.18 00:52:48.24 <text:s/>Duration 00:00:01.06 <text:s/>21</text:p>
      <text:p text:style-name="P1">#Ma<text:span text:style-name="T64">s resta uma dúvida</text:span>:#</text:p>
      <text:p text:style-name="P1"/>
      <text:p text:style-name="P1">1019: 00:52:49.04 00:52:51.11 <text:s/>Duration 00:00:02.07 <text:s/>39</text:p>
      <text:p text:style-name="P107">#s<text:span text:style-name="T64">erá que vamos recuperar</text:span></text:p>
      <text:p text:style-name="P107"><text:span text:style-name="T64">o sono de outrora</text:span>?#</text:p>
      <text:p text:style-name="P1"/>
      <text:p text:style-name="P1">1020: 00:52:51.15 00:52:54.04 <text:s/>Duration 00:00:02.14 <text:s/>44</text:p>
      <text:p text:style-name="P1">#<text:span text:style-name="T64">Pois bem, nada é mais incerto</text:span>.#</text:p>
      <text:p text:style-name="P1"/>
      <text:p text:style-name="P1">1021: 00:52:54.09 00:52:55.20 <text:s/>Duration 00:00:01.11 <text:s/>24</text:p>
      <text:p text:style-name="P1"><text:span text:style-name="T64">O</text:span> problema <text:span text:style-name="T64">de hoje</text:span></text:p>
      <text:p text:style-name="P1"/>
      <text:p text:style-name="P1">1022: 00:52:55.24 00:52:59.17 <text:s/>Duration 00:00:03.18 <text:s/>63</text:p>
      <text:p text:style-name="P1">é que <text:span text:style-name="T64">estamo</text:span>s totalment<text:span text:style-name="T64">e fora</text:span></text:p>
      <text:p text:style-name="P1"/>
      <text:p text:style-name="P1">1023: 00:52:59.21 00:53:02.22 <text:s/>Duration 00:00:03.01 <text:s/>52</text:p>
      <text:p text:style-name="P1"><text:span text:style-name="T64">do nosso ritmo</text:span> natur<text:span text:style-name="T64">a</text:span>l.</text:p>
      <text:p text:style-name="P1"/>
      <text:p text:style-name="P1">1024: 00:53:03.02 00:53:06.19 <text:s/>Duration 00:00:03.17 <text:s/>63</text:p>
      <text:p text:style-name="P106">Hoje em dia, somos submetidos</text:p>
      <text:p text:style-name="P106">a diversos fatores,</text:p>
      <text:p text:style-name="P1"/>
      <text:p text:style-name="P1">1025: 00:53:06.24 00:53:11.09 <text:s/>Duration 00:00:04.10 <text:s/>75</text:p>
      <text:p text:style-name="P108"><text:span text:style-name="T64">então está claro</text:span></text:p>
      <text:p text:style-name="P108"><text:span text:style-name="T64">que sem se isolar no meio do mato</text:span>,</text:p>
      <text:p text:style-name="P1"/>
      <text:p text:style-name="P1">1026: 00:53:11.13 00:53:14.10 <text:s/>Duration 00:00:02.22 <text:s/>49</text:p>
      <text:p text:style-name="P108"><text:span text:style-name="T65">sempre estaremos</text:span></text:p>
      <text:p text:style-name="P108"><text:span text:style-name="T65">numa atividade</text:span> social</text:p>
      <text:p text:style-name="P1"/>
      <text:p text:style-name="P1">1027: 00:53:14.14 00:53:16.17 <text:s/>Duration 00:00:02.03 <text:s/>36</text:p>
      <text:p text:style-name="P1">qu<text:span text:style-name="T65">e certamente vai</text:span> perturb<text:span text:style-name="T65">a</text:span>r</text:p>
      <text:p text:style-name="P1">no<text:span text:style-name="T65">sso</text:span> sono,</text:p>
      <text:p text:style-name="P1"/>
      <text:p text:style-name="P1">1028: 00:53:16.21 00:53:19.01 <text:s/>Duration 00:00:02.05 <text:s/>37</text:p>
      <text:p text:style-name="P1">e <text:span text:style-name="T65">a duração do nosso</text:span> sono,</text:p>
      <text:p text:style-name="P1"/>
      <text:p text:style-name="P1">1029: 00:53:19.05 00:53:23.19 <text:s/>Duration 00:00:04.14 <text:s/>78</text:p>
      <text:p text:style-name="P1">quand<text:span text:style-name="T65">o vemos a evolução</text:span></text:p>
      <text:p text:style-name="P1"><text:span text:style-name="T65">do</text:span>s <text:span text:style-name="T65">últimos</text:span> 50 <text:span text:style-name="T65">ano</text:span>s,</text:p>
      <text:p text:style-name="P1"/>
      <text:p text:style-name="P1">1030: 00:53:23.23 00:53:27.18 <text:s/>Duration 00:00:03.20 <text:s/>65</text:p>
      <text:p text:style-name="P109">vemos que hoje</text:p>
      <text:p text:style-name="P1"><text:span text:style-name="T65">a duração do</text:span> sono d<text:span text:style-name="T65">e uma pessoa</text:span></text:p>
      <text:p text:style-name="P1"/>
      <text:p text:style-name="P1">1031: 00:53:27.22 00:53:29.09 <text:s/>Duration 00:00:01.12 <text:s/>25</text:p>
      <text:p text:style-name="P1"><text:span text:style-name="T65">foi claramente reduzida.</text:span></text:p>
      <text:p text:style-name="P1"/>
      <text:p text:style-name="P1">1032: 00:53:30.15 00:53:34.05 <text:s/>Duration 00:00:03.15 <text:s/>61</text:p>
      <text:p text:style-name="P1">E <text:span text:style-name="T65">ela está</text:span> destin<text:span text:style-name="T65">ada</text:span>, <text:span text:style-name="T65">talvez</text:span>,</text:p>
      <text:p text:style-name="P1"><text:span text:style-name="T65">a diminuir ainda mais</text:span>.</text:p>
      <text:p text:style-name="P1"/>
      <text:p text:style-name="P1">1033: 00:53:35.10 00:53:38.11 <text:s/>Duration 00:00:03.01 <text:s/>52</text:p>
      <text:p text:style-name="P1">#E<text:span text:style-name="T65">m um século, nós já perdemos</text:span></text:p>
      <text:p text:style-name="P1">1 h<text:span text:style-name="T65">ora e meia</text:span> de sono.#</text:p>
      <text:p text:style-name="P1"/>
      <text:p text:style-name="P1">1034: 00:53:38.15 00:53:41.06 <text:s/>Duration 00:00:02.16 <text:s/>45</text:p>
      <text:p text:style-name="P108"><text:soft-page-break/>#E <text:span text:style-name="T65">hoje,</text:span></text:p>
      <text:p text:style-name="P108"><text:span text:style-name="T65">com a onipresença das telas,</text:span>#</text:p>
      <text:p text:style-name="P1"/>
      <text:p text:style-name="P1">1035: 00:53:41.10 00:53:43.22 <text:s/>Duration 00:00:02.12 <text:s/>42</text:p>
      <text:p text:style-name="P108">#<text:span text:style-name="T65">esse fenômeno</text:span></text:p>
      <text:p text:style-name="P108"><text:span text:style-name="T65">pode acelerar ainda mais</text:span>.#</text:p>
      <text:p text:style-name="P1"/>
      <text:p text:style-name="P1">1036: 00:53:52.21 00:53:54.01 <text:s/>Duration 00:00:01.05 <text:s/>20</text:p>
      <text:p text:style-name="P1">É <text:span text:style-name="T65">o fim deste programa</text:span>.</text:p>
      <text:p text:style-name="P1"/>
      <text:p text:style-name="P1">1037: 00:53:54.05 00:53:56.20 <text:s/>Duration 00:00:02.15 <text:s/>44</text:p>
      <text:p text:style-name="P108">Vo<text:span text:style-name="T65">cê pode nos encontrar</text:span></text:p>
      <text:p text:style-name="P108"><text:span text:style-name="T65">em outras telas</text:span>,</text:p>
      <text:p text:style-name="P1"/>
      <text:p text:style-name="P1">1038: 00:53:56.24 00:53:57.24 <text:s/>Duration 00:00:01.00 <text:s/>17</text:p>
      <text:p text:style-name="P1"><text:span text:style-name="T65">nas redes sociais</text:span>.</text:p>
      <text:p text:style-name="P1"/>
      <text:p text:style-name="P1">1039: 00:53:58.04 00:54:00.18 <text:s/>Duration 00:00:02.14 <text:s/>44</text:p>
      <text:p text:style-name="P108">N<text:span text:style-name="T65">ão hesitem em nos comunicar</text:span></text:p>
      <text:p text:style-name="P108"><text:span text:style-name="T65">suas críticas,</text:span></text:p>
      <text:p text:style-name="P1"/>
      <text:p text:style-name="P1">1040: 00:54:00.22 00:54:02.05 <text:s/>Duration 00:00:01.08 <text:s/>22</text:p>
      <text:p text:style-name="P109">comentários,</text:p>
      <text:p text:style-name="P1"/>
      <text:p text:style-name="P1">1041: 00:54:02.09 00:54:05.20 <text:s/>Duration 00:00:03.11 <text:s/>58</text:p>
      <text:p text:style-name="P1">ou no<text:span text:style-name="T65">s enviar um</text:span> e-mail</text:p>
      <text:p text:style-name="P1"><text:span text:style-name="T65">a</text:span> miseaupoint@rts.ch</text:p>
      <text:p text:style-name="P1"/>
      <text:p text:style-name="P1">1042: 00:54:05.24 00:54:08.19 <text:s/>Duration 00:00:02.20 <text:s/>48</text:p>
      <text:p text:style-name="P1">ou no<text:span text:style-name="T65">s deixar uma mensagem de voz</text:span></text:p>
      <text:p text:style-name="P109">no número na tela.</text:p>
      <text:p text:style-name="P1"/>
      <text:p text:style-name="P1">1043: 00:54:08.23 00:54:12.20 <text:s/>Duration 00:00:03.22 <text:s/>66</text:p>
      <text:p text:style-name="P1">N<text:span text:style-name="T66">ós falaremos dos melhores</text:span></text:p>
      <text:p text:style-name="P110">no começo do próximo programa,</text:p>
      <text:p text:style-name="P1"/>
      <text:p text:style-name="P1">1044: 00:54:13.00 00:54:15.23 <text:s/>Duration 00:00:02.23 <text:s/>50</text:p>
      <text:p text:style-name="P110">que será apresentado</text:p>
      <text:p text:style-name="P1">p<text:span text:style-name="T66">o</text:span>r Sébastien Faure.</text:p>
      <text:p text:style-name="P1"/>
      <text:p text:style-name="P1">1045: 00:54:16.02 00:54:19.23 <text:s/>Duration 00:00:03.21 <text:s/>65</text:p>
      <text:p text:style-name="P110">Desejo a vocês uma boa noite</text:p>
      <text:p text:style-name="P1">e <text:span text:style-name="T66">uma ótima</text:span> sema<text:span text:style-name="T66">na</text:span>. A<text:span text:style-name="T66">té logo</text:span>.</text:p>
      <text:p text:style-name="P1"/>
      <text:p text:style-name="P1">1046: 00:54:29.11 00:54:32.11 <text:s/>Duration 00:00:03.00 <text:s/>51</text:p>
      <text:p text:style-name="P111"><text:span text:style-name="T66">Adaptação</text:span>: <text:span text:style-name="T66">Adriana Gasparoni</text:span></text:p>
      <text:p text:style-name="P111"><text:span text:style-name="T66">Legendagem: </text:span>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MAN Laura</meta:initial-creator>
    <meta:creation-date>2018-06-10T11:46:00</meta:creation-date>
    <dc:date>2018-06-14T18:59:10.447000000</dc:date>
    <meta:editing-cycles>40</meta:editing-cycles>
    <meta:editing-duration>PT7H49M40S</meta:editing-duration>
    <meta:generator>LibreOffice/5.4.6.2$Windows_X86_64 LibreOffice_project/4014ce260a04f1026ba855d3b8d91541c224eab8</meta:generator>
    <meta:document-statistic meta:table-count="0" meta:image-count="0" meta:object-count="0" meta:page-count="62" meta:paragraph-count="2661" meta:word-count="12743" meta:character-count="94537" meta:non-whitespace-character-count="81255"/>
  </office:meta>
</office:document-meta>
</file>